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144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42.01pt"/>
    </style:style>
    <style:style style:name="co10" style:family="table-column">
      <style:table-column-properties fo:break-before="auto" style:column-width="43.6pt"/>
    </style:style>
    <style:style style:name="co11" style:family="table-column">
      <style:table-column-properties fo:break-before="auto" style:column-width="45.21pt"/>
    </style:style>
    <style:style style:name="co12" style:family="table-column">
      <style:table-column-properties fo:break-before="auto" style:column-width="44.39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7.54pt"/>
    </style:style>
    <style:style style:name="co15" style:family="table-column">
      <style:table-column-properties fo:break-before="auto" style:column-width="45.35pt"/>
    </style:style>
    <style:style style:name="co16" style:family="table-column">
      <style:table-column-properties fo:break-before="auto" style:column-width="14.4pt"/>
    </style:style>
    <style:style style:name="co17" style:family="table-column">
      <style:table-column-properties fo:break-before="auto" style:column-width="57.6pt"/>
    </style:style>
    <style:style style:name="co18" style:family="table-column">
      <style:table-column-properties fo:break-before="auto" style:column-width="50.74pt"/>
    </style:style>
    <style:style style:name="co19" style:family="table-column">
      <style:table-column-properties fo:break-before="auto" style:column-width="47.34pt"/>
    </style:style>
    <style:style style:name="co20" style:family="table-column">
      <style:table-column-properties fo:break-before="auto" style:column-width="25.2pt"/>
    </style:style>
    <style:style style:name="co21" style:family="table-column">
      <style:table-column-properties fo:break-before="auto" style:column-width="65.54pt"/>
    </style:style>
    <style:style style:name="co22" style:family="table-column">
      <style:table-column-properties fo:break-before="auto" style:column-width="25.4pt"/>
    </style:style>
    <style:style style:name="co23" style:family="table-column">
      <style:table-column-properties fo:break-before="auto" style:column-width="90pt"/>
    </style:style>
    <style:style style:name="ro1" style:family="table-row">
      <style:table-row-properties style:row-height="19.36pt" fo:break-before="auto" style:use-optimal-row-height="true"/>
    </style:style>
    <style:style style:name="ro2" style:family="table-row">
      <style:table-row-properties style:row-height="33.96pt" fo:break-before="auto" style:use-optimal-row-height="true"/>
    </style:style>
    <style:style style:name="ro3" style:family="table-row">
      <style:table-row-properties style:row-height="47.76pt" fo:break-before="auto" style:use-optimal-row-height="true"/>
    </style:style>
    <style:style style:name="ro4" style:family="table-row">
      <style:table-row-properties style:row-height="17.29pt" fo:break-before="auto" style:use-optimal-row-height="false"/>
    </style:style>
    <style:style style:name="ro5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Overall">
      <style:table-properties table:display="true" style:writing-mode="lr-tb" tableooo:tab-color="#ffffff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 fo:hyphenate="tru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fo:border="none"/>
      <style:text-properties fo:font-size="14pt" style:font-size-asian="14pt" style:font-size-complex="14pt"/>
    </style:style>
    <style:style style:name="ce10" style:family="table-cell" style:parent-style-name="Default" style:data-style-name="N43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 fo:hyphenate="tru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0000"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37" style:family="table-cell" style:parent-style-name="Default" style:data-style-name="N100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99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ackground-color="transparent" fo:border="none" fo:padding="2.01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style:font-size-asian="14pt" style:font-size-complex="14pt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99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none" fo:padding="2.01pt"/>
      <style:paragraph-properties fo:text-align="center" fo:margin-left="0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fo:background-color="#e6e6ff" style:text-align-source="fix" style:repeat-content="false" fo:padding="2.01pt"/>
      <style:paragraph-properties fo:text-align="center" fo:margin-left="0pt"/>
      <style:text-properties fo:font-size="14pt" style:font-size-asian="14pt" style:font-size-complex="14pt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padding="2.01pt"/>
      <style:paragraph-properties fo:text-align="center" fo:margin-left="0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06pt solid #000000" fo:background-color="#e6e6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fo:border="none" fo:padding="2.01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order-bottom="none" fo:border-left="none" fo:padding="2.01pt" fo:border-right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bfbfb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 style:data-style-name="N99">
      <style:table-cell-properties fo:border-bottom="none" style:text-align-source="fix" style:repeat-content="false" fo:border-left="none" fo:padding="2.01pt" fo:border-right="none" fo:border-top="0.06pt solid #000000"/>
      <style:paragraph-properties fo:text-align="end" fo:margin-left="0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fo:border-bottom="none" fo:border-left="0.06pt solid #000000" fo:padding="2.01pt" fo:border-right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e6e6e6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8pt" style:font-size-asian="18pt" style:font-size-complex="18pt"/>
    </style:style>
    <style:style style:name="ce8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ext-properties fo:font-size="18pt" style:font-size-asian="18pt" style:font-size-complex="18pt"/>
    </style:style>
    <style:style style:name="ce83" style:family="table-cell" style:parent-style-name="Default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85" style:family="table-cell" style:parent-style-name="Default" style:data-style-name="N1">
      <style:text-properties fo:font-size="14pt" style:font-size-asian="14pt" style:font-size-complex="14pt"/>
    </style:style>
    <style:style style:name="ce8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 fo:hyphenate="true"/>
    </style:style>
    <style:style style:name="ce8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iring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number-columns-repeated="2" table:default-cell-style-name="ce2"/>
        <table:table-column table:style-name="co1" table:default-cell-style-name="ce2"/>
        <table:table-column table:style-name="co1" table:default-cell-style-name="ce8"/>
        <table:table-column table:style-name="co2" table:default-cell-style-name="ce6"/>
        <table:table-column table:style-name="co4" table:number-columns-repeated="3" table:default-cell-style-name="ce6"/>
        <table:table-column table:style-name="co5" table:default-cell-style-name="ce2"/>
        <table:table-column table:style-name="co1" table:default-cell-style-name="ce2"/>
        <table:table-column table:style-name="co4" table:default-cell-style-name="ce6"/>
        <table:table-column table:style-name="co2" table:default-cell-style-name="ce2"/>
        <table:table-column table:style-name="co4" table:default-cell-style-name="ce6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NOVA 2016 40k Narrative: The Virtue of Freedom</text:p>
          </table:table-cell>
          <table:table-cell table:number-columns-repeated="8"/>
          <table:table-cell table:style-name="ce21" office:value-type="string" calcext:value-type="string">
            <text:p>Campaign Status Upda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ound 1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7" office:value-type="string" calcext:value-type="string">
            <text:p>Mission</text:p>
          </table:table-cell>
          <table:table-cell table:style-name="ce7" office:value-type="string" calcext:value-type="string">
            <text:p>Zone</text:p>
          </table:table-cell>
          <table:table-cell table:style-name="ce11"/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17" office:value-type="string" calcext:value-type="string">
            <text:p>Winner</text:p>
          </table:table-cell>
          <table:table-cell/>
          <table:table-cell table:style-name="ce17" office:value-type="string" calcext:value-type="string">
            <text:p>Missions</text:p>
          </table:table-cell>
          <table:table-cell table:style-name="ce17" office:value-type="string" calcext:value-type="string">
            <text:p>Claimed?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 table:style-name="ce1" office:value-type="string" calcext:value-type="string">
            <text:p>Warlord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arvel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Comms Facility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IF([.H6]=[.I6];&quot;---&quot;;IF([.H6]&gt;[.I6];&quot;Human&quot;;&quot;Virtue&quot;))" office:value-type="string" office:string-value="Human" calcext:value-type="string">
            <text:p>Human</text:p>
          </table:table-cell>
          <table:table-cell/>
          <table:table-cell office:value-type="string" calcext:value-type="string">
            <text:p>Comms Facility</text:p>
          </table:table-cell>
          <table:table-cell office:value-type="string" calcext:value-type="string">
            <text:p>x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Slaughter Zone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IF([.H7]=[.I7];&quot;---&quot;;IF([.H7]&gt;[.I7];&quot;Human&quot;;&quot;Virtue&quot;))" office:value-type="string" office:string-value="Virtue" calcext:value-type="string">
            <text:p>Virtue</text:p>
          </table:table-cell>
          <table:table-cell/>
          <table:table-cell office:value-type="string" calcext:value-type="string">
            <text:p>Convoy</text:p>
          </table:table-cell>
          <table:table-cell office:value-type="string" calcext:value-type="string">
            <text:p>x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[.H8]=[.I8];&quot;---&quot;;IF([.H8]&gt;[.I8];&quot;Human&quot;;&quot;Virtue&quot;))" office:value-type="string" office:string-value="Virtue" calcext:value-type="string">
            <text:p>Virtue</text:p>
          </table:table-cell>
          <table:table-cell/>
          <table:table-cell office:value-type="string" calcext:value-type="string">
            <text:p>Shuttlecraft</text:p>
          </table:table-cell>
          <table:table-cell office:value-type="string" calcext:value-type="string">
            <text:p>x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Oty</text:p>
          </table:table-cell>
          <table:table-cell office:value-type="string" calcext:value-type="string">
            <text:p>Shuttlecraft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IF([.H9]=[.I9];&quot;---&quot;;IF([.H9]&gt;[.I9];&quot;Human&quot;;&quot;Virtue&quot;))" office:value-type="string" office:string-value="Human" calcext:value-type="string">
            <text:p>Human</text:p>
          </table:table-cell>
          <table:table-cell/>
          <table:table-cell office:value-type="string" calcext:value-type="string">
            <text:p>Supply Depot</text:p>
          </table:table-cell>
          <table:table-cell office:value-type="string" calcext:value-type="string">
            <text:p>x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upply Depot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H10]=[.I10];&quot;---&quot;;IF([.H10]&gt;[.I10];&quot;Human&quot;;&quot;Virtue&quot;))" office:value-type="string" office:string-value="Human" calcext:value-type="string">
            <text:p>Human</text:p>
          </table:table-cell>
          <table:table-cell/>
          <table:table-cell office:value-type="string" calcext:value-type="string">
            <text:p>VIP</text:p>
          </table:table-cell>
          <table:table-cell office:value-type="string" calcext:value-type="string">
            <text:p>x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IF([.H11]=[.I11];&quot;---&quot;;IF([.H11]&gt;[.I11];&quot;Human&quot;;&quot;Virtue&quot;))" office:value-type="string" office:string-value="Human" calcext:value-type="string">
            <text:p>Human</text:p>
          </table:table-cell>
          <table:table-cell/>
          <table:table-cell table:style-name="ce22" office:value-type="string" calcext:value-type="string">
            <text:p>Open Ground</text:p>
          </table:table-cell>
          <table:table-cell office:value-type="string" calcext:value-type="string">
            <text:p>x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elstrom</text:p>
          </table:table-cell>
          <table:table-cell office:value-type="string" calcext:value-type="string">
            <text:p>Urban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formula="of:=IF([.H12]=[.I12];&quot;---&quot;;IF([.H12]&gt;[.I12];&quot;Human&quot;;&quot;Virtue&quot;))" office:value-type="string" office:string-value="---" calcext:value-type="string">
            <text:p>---</text:p>
          </table:table-cell>
          <table:table-cell/>
          <table:table-cell table:style-name="ce22" office:value-type="string" calcext:value-type="string">
            <text:p>Slaughter Zone</text:p>
          </table:table-cell>
          <table:table-cell office:value-type="string" calcext:value-type="string">
            <text:p>x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Open Ground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IF([.I13]=[.H13];&quot;---&quot;;IF([.I13]&gt;[.H13];&quot;Human&quot;;&quot;Virtue&quot;))" office:value-type="string" office:string-value="Virtue" calcext:value-type="string">
            <text:p>Virtue</text:p>
          </table:table-cell>
          <table:table-cell/>
          <table:table-cell table:style-name="ce22" office:value-type="string" calcext:value-type="string">
            <text:p>Maelstrom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Nightfighter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ramer Doyle</text:p>
          </table:table-cell>
          <table:table-cell office:value-type="string" calcext:value-type="string">
            <text:p>Andrew Bednara</text:p>
          </table:table-cell>
          <table:table-cell office:value-type="string" calcext:value-type="string">
            <text:p>Comms Facility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IF([.H15]=[.I15];&quot;---&quot;;IF([.H15]&gt;[.I15];&quot;Human&quot;;&quot;Virtue&quot;))" office:value-type="string" office:string-value="Human" calcext:value-type="string">
            <text:p>Human</text:p>
          </table:table-cell>
          <table:table-cell/>
          <table:table-cell office:value-type="string" calcext:value-type="string">
            <text:p>Comms Facility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Travis </text:p>
          </table:table-cell>
          <table:table-cell office:value-type="string" calcext:value-type="string">
            <text:p>Slaughter Zone</text:p>
          </table:table-cell>
          <table:table-cell office:value-type="string" calcext:value-type="string">
            <text:p>Urban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IF([.H16]=[.I16];&quot;---&quot;;IF([.H16]&gt;[.I16];&quot;Human&quot;;&quot;Virtue&quot;))" office:value-type="string" office:string-value="Virtue" calcext:value-type="string">
            <text:p>Virtue</text:p>
          </table:table-cell>
          <table:table-cell/>
          <table:table-cell office:value-type="string" calcext:value-type="string">
            <text:p>Convoy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Military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[.H17]=[.I17];&quot;---&quot;;IF([.H17]&gt;[.I17];&quot;Human&quot;;&quot;Virtue&quot;))" office:value-type="string" office:string-value="Virtue" calcext:value-type="string">
            <text:p>Virtue</text:p>
          </table:table-cell>
          <table:table-cell/>
          <table:table-cell office:value-type="string" calcext:value-type="string">
            <text:p>Shuttlecraft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Wasteland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H18]=[.I18];&quot;---&quot;;IF([.H18]&gt;[.I18];&quot;Human&quot;;&quot;Virtue&quot;))" office:value-type="string" office:string-value="Virtue" calcext:value-type="string">
            <text:p>Virtue</text:p>
          </table:table-cell>
          <table:table-cell/>
          <table:table-cell office:value-type="string" calcext:value-type="string">
            <text:p>Supply Depot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Shuttlecraft</text:p>
          </table:table-cell>
          <table:table-cell office:value-type="string" calcext:value-type="string">
            <text:p>Military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H19]=[.I19];&quot;---&quot;;IF([.H19]&gt;[.I19];&quot;Human&quot;;&quot;Virtue&quot;))" office:value-type="string" office:string-value="Virtue" calcext:value-type="string">
            <text:p>Virtue</text:p>
          </table:table-cell>
          <table:table-cell/>
          <table:table-cell office:value-type="string" calcext:value-type="string">
            <text:p>VI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Supply Depot</text:p>
          </table:table-cell>
          <table:table-cell office:value-type="string" calcext:value-type="string">
            <text:p>Wasteland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IF([.H20]=[.I20];&quot;---&quot;;IF([.H20]&gt;[.I20];&quot;Human&quot;;&quot;Virtue&quot;))" office:value-type="string" office:string-value="Human" calcext:value-type="string">
            <text:p>Human</text:p>
          </table:table-cell>
          <table:table-cell/>
          <table:table-cell table:style-name="ce22" office:value-type="string" calcext:value-type="string">
            <text:p>Open Groun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2"/>
          <table:table-cell table:style-name="ce16" table:formula="of:=SUM([.H6:.H20])" office:value-type="float" office:value="170" calcext:value-type="float">
            <text:p>170</text:p>
          </table:table-cell>
          <table:table-cell table:style-name="ce16" table:formula="of:=SUM([.I6:.I20])" office:value-type="float" office:value="145" calcext:value-type="float">
            <text:p>145</text:p>
          </table:table-cell>
          <table:table-cell table:style-name="ce16" table:formula="of:=IF([.H21]=[.I21];&quot;---&quot;;IF([.H21]&gt;[.I21];&quot;Human&quot;;&quot;Virtue&quot;))" office:value-type="string" office:string-value="Human" calcext:value-type="string">
            <text:p>Human</text:p>
          </table:table-cell>
          <table:table-cell table:style-name="ce6"/>
          <table:table-cell table:style-name="ce22" office:value-type="string" calcext:value-type="string">
            <text:p>Slaughter Zon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2" office:value-type="string" calcext:value-type="string">
            <text:p>Maelstro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ngoing State</text:p>
          </table:table-cell>
          <table:table-cell table:number-columns-repeated="5"/>
          <table:table-cell table:style-name="ce2"/>
          <table:table-cell table:number-columns-repeated="4"/>
          <table:table-cell table:style-name="ce22"/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Zone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14"/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Virtue</text:p>
          </table:table-cell>
          <table:table-cell table:style-name="ce17" office:value-type="string" calcext:value-type="string">
            <text:p>Control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Military</text:p>
          </table:table-cell>
          <table:table-cell table:formula="of:=[.H11]+[.H15]+[.H17]+[.H19]" office:value-type="float" office:value="40" calcext:value-type="float">
            <text:p>40</text:p>
          </table:table-cell>
          <table:table-cell table:formula="of:=[.I11]+[.I15]+[.I17]+[.I19]" office:value-type="float" office:value="42" calcext:value-type="float">
            <text:p>42</text:p>
          </table:table-cell>
          <table:table-cell table:formula="of:=IF([.H27]=[.I27];&quot;---&quot;;IF([.H27]&gt;[.I27];&quot;Human&quot;;&quot;Virtue&quot;))" office:value-type="string" office:string-value="Virtue" calcext:value-type="string">
            <text:p>Virtu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Wasteland</text:p>
          </table:table-cell>
          <table:table-cell table:formula="of:=[.H7]+[.H10]+[.H18]+[.H20]" office:value-type="float" office:value="53" calcext:value-type="float">
            <text:p>53</text:p>
          </table:table-cell>
          <table:table-cell table:formula="of:=[.I7]+[.I10]+[.I18]+[.I20]" office:value-type="float" office:value="46" calcext:value-type="float">
            <text:p>46</text:p>
          </table:table-cell>
          <table:table-cell table:formula="of:=IF([.H28]=[.I28];&quot;---&quot;;IF([.H28]&gt;[.I28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Urban</text:p>
          </table:table-cell>
          <table:table-cell table:formula="of:=[.H6]+[.H8]+[.H9]+[.H12]+[.H13]+[.H16]" office:value-type="float" office:value="77" calcext:value-type="float">
            <text:p>77</text:p>
          </table:table-cell>
          <table:table-cell table:formula="of:=[.I6]+[.I8]+[.I9]+[.I12]+[.I13]+[.I16]" office:value-type="float" office:value="57" calcext:value-type="float">
            <text:p>57</text:p>
          </table:table-cell>
          <table:table-cell table:formula="of:=IF([.H29]=[.I29];&quot;---&quot;;IF([.H29]&gt;[.I29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/>
          <table:table-cell table:style-name="ce16" table:formula="of:=SUM([.H27:.H29])" office:value-type="float" office:value="170" calcext:value-type="float">
            <text:p>170</text:p>
          </table:table-cell>
          <table:table-cell table:style-name="ce16" table:formula="of:=SUM([.I27:.I29])" office:value-type="float" office:value="145" calcext:value-type="float">
            <text:p>145</text:p>
          </table:table-cell>
          <table:table-cell table:style-name="ce16" table:formula="of:=IF([.H30]=[.I30];&quot;---&quot;;IF([.H30]&gt;[.I30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8" table:formula="of:=IF([.H21]&lt;&gt;[.H30];&quot;MISMATCH&quot;; &quot;&quot;)">
            <text:p/>
          </table:table-cell>
          <table:table-cell table:style-name="ce18" table:formula="of:=IF([.I21]&lt;&gt;[.I30];&quot;MISMATCH&quot;; &quot;&quot;)">
            <text:p/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2"/>
          <table:table-cell table:style-name="ce18" table:formula="of:=IF([.J21]&lt;&gt;[.J30];&quot;MISMATCH&quot;; &quot;&quot;)">
            <text:p/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5" office:value-type="string" calcext:value-type="string">
            <text:p>Overall</text:p>
          </table:table-cell>
          <table:table-cell table:formula="of:=[.H21]" office:value-type="float" office:value="170" calcext:value-type="float">
            <text:p>170</text:p>
          </table:table-cell>
          <table:table-cell table:formula="of:=[.I21]" office:value-type="float" office:value="145" calcext:value-type="float">
            <text:p>145</text:p>
          </table:table-cell>
          <table:table-cell table:style-name="ce8" table:formula="of:=IF([.H33]=[.I33];&quot;---&quot;;IF([.H33]&gt;[.I33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NOVA 2016 40k Narrative: The Virtue of Freedom</text:p>
          </table:table-cell>
          <table:table-cell table:number-columns-repeated="8"/>
          <table:table-cell table:style-name="ce21" office:value-type="string" calcext:value-type="string">
            <text:p>Campaign Status Upda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ound 2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7" office:value-type="string" calcext:value-type="string">
            <text:p>Mission</text:p>
          </table:table-cell>
          <table:table-cell table:style-name="ce7" office:value-type="string" calcext:value-type="string">
            <text:p>Zone</text:p>
          </table:table-cell>
          <table:table-cell table:style-name="ce11"/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17" office:value-type="string" calcext:value-type="string">
            <text:p>Winner</text:p>
          </table:table-cell>
          <table:table-cell/>
          <table:table-cell table:style-name="ce17" office:value-type="string" calcext:value-type="string">
            <text:p>Missions</text:p>
          </table:table-cell>
          <table:table-cell table:style-name="ce17" office:value-type="string" calcext:value-type="string">
            <text:p>Claimed?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arlord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vel</text:p>
          </table:table-cell>
          <table:table-cell office:value-type="string" calcext:value-type="string">
            <text:p>Oty</text:p>
          </table:table-cell>
          <table:table-cell office:value-type="string" calcext:value-type="string">
            <text:p>Comms Facility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0" table:formula="of:=IF([.H42]=[.I42];&quot;---&quot;;IF([.H42]&gt;[.I42];&quot;Human&quot;;&quot;Virtue&quot;))" office:value-type="string" office:string-value="Human" calcext:value-type="string">
            <text:p>Human</text:p>
          </table:table-cell>
          <table:table-cell/>
          <table:table-cell office:value-type="string" calcext:value-type="string">
            <text:p>Comms Facility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Slaughter Zone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20" table:formula="of:=IF([.H43]=[.I43];&quot;---&quot;;IF([.H43]&gt;[.I43];&quot;Human&quot;;&quot;Virtue&quot;))" office:value-type="string" office:string-value="Human" calcext:value-type="string">
            <text:p>Human</text:p>
          </table:table-cell>
          <table:table-cell/>
          <table:table-cell office:value-type="string" calcext:value-type="string">
            <text:p>Convoy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0" table:formula="of:=IF([.H44]=[.I44];&quot;---&quot;;IF([.H44]&gt;[.I44];&quot;Human&quot;;&quot;Virtue&quot;))" office:value-type="string" office:string-value="Human" calcext:value-type="string">
            <text:p>Human</text:p>
          </table:table-cell>
          <table:table-cell/>
          <table:table-cell office:value-type="string" calcext:value-type="string">
            <text:p>Shuttlecraf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Maelstrom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0" table:formula="of:=IF([.H45]=[.I45];&quot;---&quot;;IF([.H45]&gt;[.I45];&quot;Human&quot;;&quot;Virtue&quot;))" office:value-type="string" office:string-value="Virtue" calcext:value-type="string">
            <text:p>Virtue</text:p>
          </table:table-cell>
          <table:table-cell/>
          <table:table-cell office:value-type="string" calcext:value-type="string">
            <text:p>Supply Depot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upply Depot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0" table:formula="of:=IF([.H46]=[.I46];&quot;---&quot;;IF([.H46]&gt;[.I46];&quot;Human&quot;;&quot;Virtue&quot;))" office:value-type="string" office:string-value="Human" calcext:value-type="string">
            <text:p>Human</text:p>
          </table:table-cell>
          <table:table-cell/>
          <table:table-cell office:value-type="string" calcext:value-type="string">
            <text:p>VI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0" table:formula="of:=IF([.H47]=[.I47];&quot;---&quot;;IF([.H47]&gt;[.I47];&quot;Human&quot;;&quot;Virtue&quot;))" office:value-type="string" office:string-value="Virtue" calcext:value-type="string">
            <text:p>Virtue</text:p>
          </table:table-cell>
          <table:table-cell/>
          <table:table-cell table:style-name="ce22" office:value-type="string" calcext:value-type="string">
            <text:p>Open Groun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Slaughter Zone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0" table:formula="of:=IF([.H48]=[.I48];&quot;---&quot;;IF([.H48]&gt;[.I48];&quot;Human&quot;;&quot;Virtue&quot;))" office:value-type="string" office:string-value="Virtue" calcext:value-type="string">
            <text:p>Virtue</text:p>
          </table:table-cell>
          <table:table-cell/>
          <table:table-cell table:style-name="ce22" office:value-type="string" calcext:value-type="string">
            <text:p>Slaughter Zon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huttlecraft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20" table:formula="of:=IF([.H49]=[.I49];&quot;---&quot;;IF([.H49]&gt;[.I49];&quot;Human&quot;;&quot;Virtue&quot;))" office:value-type="string" office:string-value="Human" calcext:value-type="string">
            <text:p>Human</text:p>
          </table:table-cell>
          <table:table-cell/>
          <table:table-cell table:style-name="ce22" office:value-type="string" calcext:value-type="string">
            <text:p>Maelstrom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0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ce20" table:formula="of:=IF([.H51]=[.I51];&quot;---&quot;;IF([.H51]&gt;[.I51];&quot;Human&quot;;&quot;Virtue&quot;))" office:value-type="string" office:string-value="---" calcext:value-type="string">
            <text:p>---</text:p>
          </table:table-cell>
          <table:table-cell/>
          <table:table-cell office:value-type="string" calcext:value-type="string">
            <text:p>Comms Facility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52]=[.I52];&quot;---&quot;;IF([.H52]&gt;[.I52];&quot;Human&quot;;&quot;Virtue&quot;))" office:value-type="string" office:string-value="---" calcext:value-type="string">
            <text:p>---</text:p>
          </table:table-cell>
          <table:table-cell/>
          <table:table-cell office:value-type="string" calcext:value-type="string">
            <text:p>Convoy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53]=[.I53];&quot;---&quot;;IF([.H53]&gt;[.I53];&quot;Human&quot;;&quot;Virtue&quot;))" office:value-type="string" office:string-value="---" calcext:value-type="string">
            <text:p>---</text:p>
          </table:table-cell>
          <table:table-cell/>
          <table:table-cell office:value-type="string" calcext:value-type="string">
            <text:p>Shuttlecraft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54]=[.I54];&quot;---&quot;;IF([.H54]&gt;[.I54];&quot;Human&quot;;&quot;Virtue&quot;))" office:value-type="string" office:string-value="---" calcext:value-type="string">
            <text:p>---</text:p>
          </table:table-cell>
          <table:table-cell/>
          <table:table-cell office:value-type="string" calcext:value-type="string">
            <text:p>Supply Depot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55]=[.I55];&quot;---&quot;;IF([.H55]&gt;[.I55];&quot;Human&quot;;&quot;Virtue&quot;))" office:value-type="string" office:string-value="---" calcext:value-type="string">
            <text:p>---</text:p>
          </table:table-cell>
          <table:table-cell/>
          <table:table-cell office:value-type="string" calcext:value-type="string">
            <text:p>VIP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56]=[.I56];&quot;---&quot;;IF([.H56]&gt;[.I56];&quot;Human&quot;;&quot;Virtue&quot;))" office:value-type="string" office:string-value="---" calcext:value-type="string">
            <text:p>---</text:p>
          </table:table-cell>
          <table:table-cell/>
          <table:table-cell table:style-name="ce22" office:value-type="string" calcext:value-type="string">
            <text:p>Open Groun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2"/>
          <table:table-cell table:style-name="ce19" table:formula="of:=SUM([.H42:.H56])" office:value-type="float" office:value="109" calcext:value-type="float">
            <text:p>109</text:p>
          </table:table-cell>
          <table:table-cell table:style-name="ce19" table:formula="of:=SUM([.I42:.I56])" office:value-type="float" office:value="78" calcext:value-type="float">
            <text:p>78</text:p>
          </table:table-cell>
          <table:table-cell table:style-name="ce19" table:formula="of:=IF([.H57]=[.I57];&quot;---&quot;;IF([.H57]&gt;[.I57];&quot;Human&quot;;&quot;Virtue&quot;))" office:value-type="string" office:string-value="Human" calcext:value-type="string">
            <text:p>Human</text:p>
          </table:table-cell>
          <table:table-cell table:style-name="ce6"/>
          <table:table-cell table:style-name="ce22" office:value-type="string" calcext:value-type="string">
            <text:p>Slaughter Zone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2" office:value-type="string" calcext:value-type="string">
            <text:p>Maelstro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ngoing State</text:p>
          </table:table-cell>
          <table:table-cell table:number-columns-repeated="5"/>
          <table:table-cell table:style-name="ce2"/>
          <table:table-cell table:number-columns-repeated="4"/>
          <table:table-cell table:style-name="ce22"/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Zone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14"/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Virtue</text:p>
          </table:table-cell>
          <table:table-cell table:style-name="ce17" office:value-type="string" calcext:value-type="string">
            <text:p>Control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Military</text:p>
          </table:table-cell>
          <table:table-cell table:style-name="ce20" table:formula="of:=[.H42]+[.H47]+[.H49]+[.H27]" office:value-type="float" office:value="78" calcext:value-type="float">
            <text:p>78</text:p>
          </table:table-cell>
          <table:table-cell table:style-name="ce20" table:formula="of:=[.I42]+[.I47]+[.I49]+[.I27]" office:value-type="float" office:value="68" calcext:value-type="float">
            <text:p>68</text:p>
          </table:table-cell>
          <table:table-cell table:style-name="ce20" table:formula="of:=IF([.H63]=[.I63];&quot;---&quot;;IF([.H63]&gt;[.I63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Wasteland</text:p>
          </table:table-cell>
          <table:table-cell table:style-name="ce20" table:formula="of:=[.H45]+[.H46]+[.H28]" office:value-type="float" office:value="84" calcext:value-type="float">
            <text:p>84</text:p>
          </table:table-cell>
          <table:table-cell table:style-name="ce20" table:formula="of:=[.I45]+[.I46]+[.I28]" office:value-type="float" office:value="71" calcext:value-type="float">
            <text:p>71</text:p>
          </table:table-cell>
          <table:table-cell table:style-name="ce20" table:formula="of:=IF([.H64]=[.I64];&quot;---&quot;;IF([.H64]&gt;[.I64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Urban</text:p>
          </table:table-cell>
          <table:table-cell table:style-name="ce20" table:formula="of:=[.H43]+[.H44]+[.H48]+[.H29]" office:value-type="float" office:value="117" calcext:value-type="float">
            <text:p>117</text:p>
          </table:table-cell>
          <table:table-cell table:style-name="ce20" table:formula="of:=[.I43]+[.I44]+[.I48]+[.I29]" office:value-type="float" office:value="84" calcext:value-type="float">
            <text:p>84</text:p>
          </table:table-cell>
          <table:table-cell table:style-name="ce20" table:formula="of:=IF([.H65]=[.I65];&quot;---&quot;;IF([.H65]&gt;[.I65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4" office:value-type="string" calcext:value-type="string">
            <text:p>Overall</text:p>
          </table:table-cell>
          <table:table-cell table:style-name="ce19" table:formula="of:=SUM([.H63:.H65])" office:value-type="float" office:value="279" calcext:value-type="float">
            <text:p>279</text:p>
          </table:table-cell>
          <table:table-cell table:style-name="ce19" table:formula="of:=SUM([.I63:.I65])" office:value-type="float" office:value="223" calcext:value-type="float">
            <text:p>223</text:p>
          </table:table-cell>
          <table:table-cell table:style-name="ce19" table:formula="of:=IF([.H66]=[.I66];&quot;---&quot;;IF([.H66]&gt;[.I66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 table:number-rows-repeated="4">
          <table:table-cell table:number-columns-repeated="7"/>
          <table:table-cell table:style-name="ce8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18" table:formula="of:=IF([.H57]+[.H30]&lt;&gt;[.H66];&quot;MISMATCH&quot;; &quot;&quot;)">
            <text:p/>
          </table:table-cell>
          <table:table-cell table:style-name="ce18" table:formula="of:=IF([.I57]+[.I30]&lt;&gt;[.I66];&quot;MISMATCH&quot;; &quot;&quot;)">
            <text:p/>
          </table:table-cell>
          <table:table-cell table:style-name="ce18" table:formula="of:=IF([.J57]&lt;&gt;[.J66];&quot;MISMATCH&quot;; &quot;&quot;)">
            <text:p/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5"/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NOVA 2016 40k Narrative: The Virtue of Freedom</text:p>
          </table:table-cell>
          <table:table-cell table:number-columns-repeated="8"/>
          <table:table-cell table:style-name="ce21" office:value-type="string" calcext:value-type="string">
            <text:p>Campaign Status Upda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ound 3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7" office:value-type="string" calcext:value-type="string">
            <text:p>Mission</text:p>
          </table:table-cell>
          <table:table-cell table:style-name="ce7" office:value-type="string" calcext:value-type="string">
            <text:p>Zone</text:p>
          </table:table-cell>
          <table:table-cell table:style-name="ce11"/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17" office:value-type="string" calcext:value-type="string">
            <text:p>Winner</text:p>
          </table:table-cell>
          <table:table-cell table:style-name="ce15" office:value-type="string" calcext:value-type="string">
            <text:p>Covert</text:p>
          </table:table-cell>
          <table:table-cell table:style-name="ce17" office:value-type="string" calcext:value-type="string">
            <text:p>Missions</text:p>
          </table:table-cell>
          <table:table-cell table:style-name="ce17" office:value-type="string" calcext:value-type="string">
            <text:p>Claimed?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roup 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Jason C</text:p>
          </table:table-cell>
          <table:table-cell office:value-type="string" calcext:value-type="string">
            <text:p>Open Ground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20" table:formula="of:=IF([.H78]=[.I78];&quot;---&quot;;IF([.H78]&gt;[.I78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Comms Facilit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0" table:formula="of:=IF([.H79]=[.I79];&quot;---&quot;;IF([.H79]&gt;[.I79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Convo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Scott H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20" table:formula="of:=IF([.H80]=[.I80];&quot;---&quot;;IF([.H80]&gt;[.I80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Shuttlecraf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Jason S</text:p>
          </table:table-cell>
          <table:table-cell office:value-type="string" calcext:value-type="string">
            <text:p>Travis </text:p>
          </table:table-cell>
          <table:table-cell office:value-type="string" calcext:value-type="string">
            <text:p>Supply Depot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0" table:formula="of:=IF([.H81]=[.I81];&quot;---&quot;;IF([.H81]&gt;[.I81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Supply Depo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David R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uttlecraft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0" table:formula="of:=IF([.H82]=[.I82];&quot;---&quot;;IF([.H82]&gt;[.I82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VIP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harvel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pen Ground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0" table:formula="of:=IF([.H83]=[.I83];&quot;---&quot;;IF([.H83]&gt;[.I83];&quot;Human&quot;;&quot;Virtue&quot;))" office:value-type="string" office:string-value="Human" calcext:value-type="string">
            <text:p>Human</text:p>
          </table:table-cell>
          <table:table-cell table:style-name="ce6"/>
          <table:table-cell table:style-name="ce22" office:value-type="string" calcext:value-type="string">
            <text:p>Battlefiel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Slaughter Zone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0" table:formula="of:=IF([.H84]=[.I84];&quot;---&quot;;IF([.H84]&gt;[.I84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table:style-name="ce22" office:value-type="string" calcext:value-type="string">
            <text:p>Open Ground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0" table:formula="of:=IF([.H85]=[.I85];&quot;---&quot;;IF([.H85]&gt;[.I85];&quot;Human&quot;;&quot;Virtue&quot;))" office:value-type="string" office:string-value="---" calcext:value-type="string">
            <text:p>---</text:p>
          </table:table-cell>
          <table:table-cell table:style-name="ce6"/>
          <table:table-cell table:style-name="ce22" office:value-type="string" calcext:value-type="string">
            <text:p>Slaughter Zon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oup 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Shuttlecraft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0" table:formula="of:=IF([.H86]=[.I86];&quot;---&quot;;IF([.H86]&gt;[.I86];&quot;Human&quot;;&quot;Virtue&quot;))" office:value-type="string" office:string-value="Human" calcext:value-type="string">
            <text:p>Human</text:p>
          </table:table-cell>
          <table:table-cell table:style-name="ce6"/>
          <table:table-cell table:style-name="ce22" office:value-type="string" calcext:value-type="string">
            <text:p>Maelstro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raig A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0" table:formula="of:=IF([.H87]=[.I87];&quot;---&quot;;IF([.H87]&gt;[.I87];&quot;Human&quot;;&quot;Virtue&quot;))" office:value-type="string" office:string-value="Human" calcext:value-type="string">
            <text:p>Human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upply Depot</text:p>
          </table:table-cell>
          <table:table-cell office:value-type="string" calcext:value-type="string">
            <text:p>Wasteland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20" table:formula="of:=IF([.H88]=[.I88];&quot;---&quot;;IF([.H88]&gt;[.I88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Oty</text:p>
          </table:table-cell>
          <table:table-cell office:value-type="string" calcext:value-type="string">
            <text:p>Comms Facility</text:p>
          </table:table-cell>
          <table:table-cell office:value-type="string" calcext:value-type="string">
            <text:p>Urban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20" table:formula="of:=IF([.H89]=[.I89];&quot;---&quot;;IF([.H89]&gt;[.I89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Military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20" table:formula="of:=IF([.H90]=[.I90];&quot;---&quot;;IF([.H90]&gt;[.I90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raig 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Wasteland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20" table:formula="of:=IF([.H91]=[.I91];&quot;---&quot;;IF([.H91]&gt;[.I91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Wasteland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20" table:formula="of:=IF([.H92]=[.I92];&quot;---&quot;;IF([.H92]&gt;[.I92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2"/>
          <table:table-cell table:style-name="ce19" table:formula="of:=SUM([.H78:.H92])" office:value-type="float" office:value="174" calcext:value-type="float">
            <text:p>174</text:p>
          </table:table-cell>
          <table:table-cell table:style-name="ce19" table:formula="of:=SUM([.I78:.I92])" office:value-type="float" office:value="201" calcext:value-type="float">
            <text:p>201</text:p>
          </table:table-cell>
          <table:table-cell table:style-name="ce19" table:formula="of:=IF([.H93]=[.I93];&quot;---&quot;;IF([.H93]&gt;[.I93];&quot;Human&quot;;&quot;Virtue&quot;))" office:value-type="string" office:string-value="Virtue" calcext:value-type="string">
            <text:p>Virtue</text:p>
          </table:table-cell>
          <table:table-cell table:style-name="ce6"/>
          <table:table-cell table:style-name="ce22"/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2"/>
          <table:table-cell table:number-columns-repeated="1012"/>
        </table:table-row>
        <table:table-row table:style-name="ro1">
          <table:table-cell table:style-name="ce1" office:value-type="string" calcext:value-type="string">
            <text:p>Ongoing State</text:p>
          </table:table-cell>
          <table:table-cell table:number-columns-repeated="5"/>
          <table:table-cell table:style-name="ce2"/>
          <table:table-cell table:number-columns-repeated="4"/>
          <table:table-cell table:style-name="ce22"/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Zone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14"/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Virtue</text:p>
          </table:table-cell>
          <table:table-cell table:style-name="ce17" office:value-type="string" calcext:value-type="string">
            <text:p>Control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Military</text:p>
          </table:table-cell>
          <table:table-cell table:style-name="ce20" table:formula="of:=[.H80]+[.H83]+[.H86]+[.H90]+[.H63]" office:value-type="float" office:value="135" calcext:value-type="float">
            <text:p>135</text:p>
          </table:table-cell>
          <table:table-cell table:style-name="ce20" table:formula="of:=[.I80]+[.I83]+[.I86]+[.I90]+[.I63]" office:value-type="float" office:value="113" calcext:value-type="float">
            <text:p>113</text:p>
          </table:table-cell>
          <table:table-cell table:style-name="ce20" table:formula="of:=IF([.H99]=[.I99];&quot;---&quot;;IF([.H99]&gt;[.I99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Wasteland</text:p>
          </table:table-cell>
          <table:table-cell table:style-name="ce20" table:formula="of:=[.H79]+[.H88]+[.H91]+[.H92]+[.H64]" office:value-type="float" office:value="131" calcext:value-type="float">
            <text:p>131</text:p>
          </table:table-cell>
          <table:table-cell table:style-name="ce20" table:formula="of:=[.I79]+[.I88]+[.I91]+[.I92]+[.I64]" office:value-type="float" office:value="151" calcext:value-type="float">
            <text:p>151</text:p>
          </table:table-cell>
          <table:table-cell table:style-name="ce20" table:formula="of:=IF([.H100]=[.I100];&quot;---&quot;;IF([.H100]&gt;[.I100];&quot;Human&quot;;&quot;Virtue&quot;))" office:value-type="string" office:string-value="Virtue" calcext:value-type="string">
            <text:p>Virtu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Urban</text:p>
          </table:table-cell>
          <table:table-cell table:style-name="ce20" table:formula="of:=[.H78]+[.H81]+[.H82]+[.H84]+[.H87]+[.H89]+[.H65]" office:value-type="float" office:value="187" calcext:value-type="float">
            <text:p>187</text:p>
          </table:table-cell>
          <table:table-cell table:style-name="ce20" table:formula="of:=[.I78]+[.I81]+[.I82]+[.I84]+[.I87]+[.I89]+[.I65]" office:value-type="float" office:value="160" calcext:value-type="float">
            <text:p>160</text:p>
          </table:table-cell>
          <table:table-cell table:style-name="ce20" table:formula="of:=IF([.H101]=[.I101];&quot;---&quot;;IF([.H101]&gt;[.I101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4" office:value-type="string" calcext:value-type="string">
            <text:p>Overall</text:p>
          </table:table-cell>
          <table:table-cell table:style-name="ce19" table:formula="of:=SUM([.H99:.H101])" office:value-type="float" office:value="453" calcext:value-type="float">
            <text:p>453</text:p>
          </table:table-cell>
          <table:table-cell table:style-name="ce19" table:formula="of:=SUM([.I99:.I101])" office:value-type="float" office:value="424" calcext:value-type="float">
            <text:p>424</text:p>
          </table:table-cell>
          <table:table-cell table:style-name="ce19" table:formula="of:=IF([.H102]=[.I102];&quot;---&quot;;IF([.H102]&gt;[.I102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NOVA 2016 40k Narrative: The Virtue of Freedom</text:p>
          </table:table-cell>
          <table:table-cell table:number-columns-repeated="8"/>
          <table:table-cell table:style-name="ce21" office:value-type="string" calcext:value-type="string">
            <text:p>Campaign Status Upda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ound 4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3"/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7" office:value-type="string" calcext:value-type="string">
            <text:p>Mission</text:p>
          </table:table-cell>
          <table:table-cell table:style-name="ce7" office:value-type="string" calcext:value-type="string">
            <text:p>Zone</text:p>
          </table:table-cell>
          <table:table-cell table:style-name="ce11"/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17" office:value-type="string" calcext:value-type="string">
            <text:p>Winner</text:p>
          </table:table-cell>
          <table:table-cell table:style-name="ce15" office:value-type="string" calcext:value-type="string">
            <text:p>Covert</text:p>
          </table:table-cell>
          <table:table-cell table:style-name="ce17" office:value-type="string" calcext:value-type="string">
            <text:p>Missions</text:p>
          </table:table-cell>
          <table:table-cell table:style-name="ce17" office:value-type="string" calcext:value-type="string">
            <text:p>Claimed?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arlord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cott H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Comms Facility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0" table:formula="of:=IF([.H111]=[.I111];&quot;---&quot;;IF([.H111]&gt;[.I111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Comms Facilit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style-name="ce20" table:formula="of:=IF([.H112]=[.I112];&quot;---&quot;;IF([.H112]&gt;[.I112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Convo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huttlecraft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0" table:formula="of:=IF([.H113]=[.I113];&quot;---&quot;;IF([.H113]&gt;[.I113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Shuttlecraf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raig 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20" table:formula="of:=IF([.H114]=[.I114];&quot;---&quot;;IF([.H114]&gt;[.I114];&quot;Human&quot;;&quot;Virtue&quot;))" office:value-type="string" office:string-value="Human" calcext:value-type="string">
            <text:p>Human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Supply Depo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Jason 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20" table:formula="of:=IF([.H115]=[.I115];&quot;---&quot;;IF([.H115]&gt;[.I115];&quot;Human&quot;;&quot;Virtue&quot;))" office:value-type="string" office:string-value="Virtue" calcext:value-type="string">
            <text:p>Virtue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VIP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David 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upply Depot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0" table:formula="of:=IF([.H116]=[.I116];&quot;---&quot;;IF([.H116]&gt;[.I116];&quot;Human&quot;;&quot;Virtue&quot;))" office:value-type="string" office:string-value="Human" calcext:value-type="string">
            <text:p>Human</text:p>
          </table:table-cell>
          <table:table-cell table:style-name="ce6" office:value-type="string" calcext:value-type="string">
            <text:p>*</text:p>
          </table:table-cell>
          <table:table-cell table:style-name="ce22" office:value-type="string" calcext:value-type="string">
            <text:p>Battlefiel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Oty</text:p>
          </table:table-cell>
          <table:table-cell office:value-type="string" calcext:value-type="string">
            <text:p>Slaughter Zone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0" table:formula="of:=IF([.H117]=[.I117];&quot;---&quot;;IF([.H117]&gt;[.I117];&quot;Human&quot;;&quot;Virtue&quot;))" office:value-type="string" office:string-value="Human" calcext:value-type="string">
            <text:p>Human</text:p>
          </table:table-cell>
          <table:table-cell table:style-name="ce6" office:value-type="string" calcext:value-type="string">
            <text:p>*</text:p>
          </table:table-cell>
          <table:table-cell table:style-name="ce22" office:value-type="string" calcext:value-type="string">
            <text:p>Open Groun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7"/>
          <table:table-cell table:style-name="ce20" table:formula="of:=IF([.H118]=[.I118];&quot;---&quot;;IF([.H118]&gt;[.I118];&quot;Human&quot;;&quot;Virtue&quot;))" office:value-type="string" office:string-value="---" calcext:value-type="string">
            <text:p>---</text:p>
          </table:table-cell>
          <table:table-cell table:style-name="ce6"/>
          <table:table-cell table:style-name="ce22" office:value-type="string" calcext:value-type="string">
            <text:p>Slaughter Zone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8"/>
          <table:table-cell table:style-name="ce20" table:formula="of:=IF([.H119]=[.I119];&quot;---&quot;;IF([.H119]&gt;[.I119];&quot;Human&quot;;&quot;Virtue&quot;))" office:value-type="string" office:string-value="---" calcext:value-type="string">
            <text:p>---</text:p>
          </table:table-cell>
          <table:table-cell table:style-name="ce6"/>
          <table:table-cell table:style-name="ce22" office:value-type="string" calcext:value-type="string">
            <text:p>Maelstrom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0" table:formula="of:=IF([.H120]=[.I120];&quot;---&quot;;IF([.H120]&gt;[.I120];&quot;Human&quot;;&quot;Virtue&quot;))" office:value-type="string" office:string-value="---" calcext:value-type="string">
            <text:p>---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121]=[.I121];&quot;---&quot;;IF([.H121]&gt;[.I121];&quot;Human&quot;;&quot;Virtue&quot;))" office:value-type="string" office:string-value="---" calcext:value-type="string">
            <text:p>---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122]=[.I122];&quot;---&quot;;IF([.H122]&gt;[.I122];&quot;Human&quot;;&quot;Virtue&quot;))" office:value-type="string" office:string-value="---" calcext:value-type="string">
            <text:p>---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123]=[.I123];&quot;---&quot;;IF([.H123]&gt;[.I123];&quot;Human&quot;;&quot;Virtue&quot;))" office:value-type="string" office:string-value="---" calcext:value-type="string">
            <text:p>---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124]=[.I124];&quot;---&quot;;IF([.H124]&gt;[.I124];&quot;Human&quot;;&quot;Virtue&quot;))" office:value-type="string" office:string-value="---" calcext:value-type="string">
            <text:p>---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20" table:formula="of:=IF([.H125]=[.I125];&quot;---&quot;;IF([.H125]&gt;[.I125];&quot;Human&quot;;&quot;Virtue&quot;))" office:value-type="string" office:string-value="---" calcext:value-type="string">
            <text:p>---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6"/>
          <table:table-cell table:style-name="ce12"/>
          <table:table-cell table:style-name="ce19" table:formula="of:=SUM([.H111:.H125])" office:value-type="float" office:value="102" calcext:value-type="float">
            <text:p>102</text:p>
          </table:table-cell>
          <table:table-cell table:style-name="ce19" table:formula="of:=SUM([.I111:.I125])" office:value-type="float" office:value="119" calcext:value-type="float">
            <text:p>119</text:p>
          </table:table-cell>
          <table:table-cell table:style-name="ce19" table:formula="of:=IF([.H126]=[.I126];&quot;---&quot;;IF([.H126]&gt;[.I126];&quot;Human&quot;;&quot;Virtue&quot;))" office:value-type="string" office:string-value="Virtue" calcext:value-type="string">
            <text:p>Virtue</text:p>
          </table:table-cell>
          <table:table-cell table:style-name="ce6"/>
          <table:table-cell table:style-name="ce22"/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2"/>
          <table:table-cell table:number-columns-repeated="1012"/>
        </table:table-row>
        <table:table-row table:style-name="ro1">
          <table:table-cell table:style-name="ce1" office:value-type="string" calcext:value-type="string">
            <text:p>Ongoing State</text:p>
          </table:table-cell>
          <table:table-cell table:number-columns-repeated="5"/>
          <table:table-cell table:style-name="ce2"/>
          <table:table-cell table:number-columns-repeated="4"/>
          <table:table-cell table:style-name="ce22"/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Zone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14"/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Virtue</text:p>
          </table:table-cell>
          <table:table-cell table:style-name="ce17" office:value-type="string" calcext:value-type="string">
            <text:p>Control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Military</text:p>
          </table:table-cell>
          <table:table-cell table:style-name="ce20" table:formula="of:=[.H111]+[.H114]+[.H99]" office:value-type="float" office:value="166" calcext:value-type="float">
            <text:p>166</text:p>
          </table:table-cell>
          <table:table-cell table:style-name="ce20" table:formula="of:=[.I111]+[.I114]+[.I99]" office:value-type="float" office:value="138" calcext:value-type="float">
            <text:p>138</text:p>
          </table:table-cell>
          <table:table-cell table:style-name="ce20" table:formula="of:=IF([.H132]=[.I132];&quot;---&quot;;IF([.H132]&gt;[.I132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Wasteland</text:p>
          </table:table-cell>
          <table:table-cell table:style-name="ce20" table:formula="of:=[.H116]+[.H117]+[.H100]" office:value-type="float" office:value="160" calcext:value-type="float">
            <text:p>160</text:p>
          </table:table-cell>
          <table:table-cell table:style-name="ce20" table:formula="of:=[.I116]+[.I117]+[.I100]" office:value-type="float" office:value="173" calcext:value-type="float">
            <text:p>173</text:p>
          </table:table-cell>
          <table:table-cell table:style-name="ce20" table:formula="of:=IF([.H133]=[.I133];&quot;---&quot;;IF([.H133]&gt;[.I133];&quot;Human&quot;;&quot;Virtue&quot;))" office:value-type="string" office:string-value="Virtue" calcext:value-type="string">
            <text:p>Virtu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2" office:value-type="string" calcext:value-type="string">
            <text:p>Urban</text:p>
          </table:table-cell>
          <table:table-cell table:style-name="ce20" table:formula="of:=[.H101]+[.H112]+[.H113]+[.H115]" office:value-type="float" office:value="229" calcext:value-type="float">
            <text:p>229</text:p>
          </table:table-cell>
          <table:table-cell table:style-name="ce20" table:formula="of:=[.I101]+[.I112]+[.I113]+[.I115]" office:value-type="float" office:value="232" calcext:value-type="float">
            <text:p>232</text:p>
          </table:table-cell>
          <table:table-cell table:style-name="ce20" table:formula="of:=IF([.H134]=[.I134];&quot;---&quot;;IF([.H134]&gt;[.I134];&quot;Human&quot;;&quot;Virtue&quot;))" office:value-type="string" office:string-value="Virtue" calcext:value-type="string">
            <text:p>Virtu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4" office:value-type="string" calcext:value-type="string">
            <text:p>Overall</text:p>
          </table:table-cell>
          <table:table-cell table:style-name="ce19" table:formula="of:=SUM([.H132:.H134])" office:value-type="float" office:value="555" calcext:value-type="float">
            <text:p>555</text:p>
          </table:table-cell>
          <table:table-cell table:style-name="ce19" table:formula="of:=SUM([.I132:.I134])" office:value-type="float" office:value="543" calcext:value-type="float">
            <text:p>543</text:p>
          </table:table-cell>
          <table:table-cell table:style-name="ce19" table:formula="of:=IF([.H135]=[.I135];&quot;---&quot;;IF([.H135]&gt;[.I135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OVA 2016 40k Narrative: The Virtue of Freedom</text:p>
          </table:table-cell>
          <table:table-cell table:number-columns-repeated="8"/>
          <table:table-cell table:style-name="ce21" office:value-type="string" calcext:value-type="string">
            <text:p>Campaign Status Update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ound 5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0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3"/>
          <table:table-cell table:style-name="ce7" office:value-type="string" calcext:value-type="string">
            <text:p>Pick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7" office:value-type="string" calcext:value-type="string">
            <text:p>Mission</text:p>
          </table:table-cell>
          <table:table-cell table:style-name="ce7" office:value-type="string" calcext:value-type="string">
            <text:p>Zone</text:p>
          </table:table-cell>
          <table:table-cell table:style-name="ce11"/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17" office:value-type="string" calcext:value-type="string">
            <text:p>Winner</text:p>
          </table:table-cell>
          <table:table-cell table:style-name="ce15" office:value-type="string" calcext:value-type="string">
            <text:p>Covert</text:p>
          </table:table-cell>
          <table:table-cell table:style-name="ce17" office:value-type="string" calcext:value-type="string">
            <text:p>Mission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Doubles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Scott H + Mark (IG + Mechanicus)</text:p>
          </table:table-cell>
          <table:table-cell office:value-type="string" calcext:value-type="string">
            <text:p>Ashley + Todd (Wolves + REVENANT)</text:p>
          </table:table-cell>
          <table:table-cell office:value-type="string" calcext:value-type="string">
            <text:p>Supply Depot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20" table:formula="of:=IF([.H143]=[.I143];&quot;---&quot;;IF([.H143]&gt;[.I143];&quot;Human&quot;;&quot;Virtue&quot;))" office:value-type="string" office:string-value="Virtue" calcext:value-type="string">
            <text:p>Virtue</text:p>
          </table:table-cell>
          <table:table-cell table:style-name="ce6"/>
          <table:table-cell office:value-type="string" calcext:value-type="string">
            <text:p>Comms Facility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5" office:value-type="string" calcext:value-type="string">
            <text:p>Sniffens (Necrons + Daemonkin)</text:p>
          </table:table-cell>
          <table:table-cell office:value-type="string" calcext:value-type="string">
            <text:p>Ron + Andy (Marines + Necrons)</text:p>
          </table:table-cell>
          <table:table-cell office:value-type="string" calcext:value-type="string">
            <text:p>Slaughter Zone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20" table:formula="of:=IF([.H144]=[.I144];&quot;---&quot;;IF([.H144]&gt;[.I144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Convo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ce5" office:value-type="string" calcext:value-type="string">
            <text:p>Kramer + Dan (Marines + Guard)</text:p>
          </table:table-cell>
          <table:table-cell office:value-type="string" calcext:value-type="string">
            <text:p>Nate + Pete (Knights + Mechanicus)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0" table:formula="of:=IF([.H145]=[.I145];&quot;---&quot;;IF([.H145]&gt;[.I145];&quot;Human&quot;;&quot;Virtue&quot;))" office:value-type="string" office:string-value="Virtue" calcext:value-type="string">
            <text:p>Virtue</text:p>
          </table:table-cell>
          <table:table-cell table:style-name="ce6"/>
          <table:table-cell office:value-type="string" calcext:value-type="string">
            <text:p>Shuttlecraf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5" office:value-type="string" calcext:value-type="string">
            <text:p>Rad + Phil (Sisters + Grey Knights)</text:p>
          </table:table-cell>
          <table:table-cell office:value-type="string" calcext:value-type="string">
            <text:p>TJ + Travis (Tyranids + Tau)</text:p>
          </table:table-cell>
          <table:table-cell office:value-type="string" calcext:value-type="string">
            <text:p>Slaughter Zone</text:p>
          </table:table-cell>
          <table:table-cell office:value-type="string" calcext:value-type="string">
            <text:p>Milit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20" table:formula="of:=IF([.H146]=[.I146];&quot;---&quot;;IF([.H146]&gt;[.I146];&quot;Human&quot;;&quot;Virtue&quot;))" office:value-type="string" office:string-value="Virtue" calcext:value-type="string">
            <text:p>Virtue</text:p>
          </table:table-cell>
          <table:table-cell table:style-name="ce6"/>
          <table:table-cell office:value-type="string" calcext:value-type="string">
            <text:p>Supply Depo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ce5" office:value-type="string" calcext:value-type="string">
            <text:p>Charvel + Heather (Marines)</text:p>
          </table:table-cell>
          <table:table-cell office:value-type="string" calcext:value-type="string">
            <text:p>Jason C + Ian (Dark Eldar + Daemonkin)</text:p>
          </table:table-cell>
          <table:table-cell office:value-type="string" calcext:value-type="string">
            <text:p>Open Ground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20" table:formula="of:=IF([.H147]=[.I147];&quot;---&quot;;IF([.H147]&gt;[.I147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VIP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5" office:value-type="string" calcext:value-type="string">
            <text:p>Sean + Craig (Wolves + Dark Angels)</text:p>
          </table:table-cell>
          <table:table-cell office:value-type="string" calcext:value-type="string">
            <text:p>Jon + Oty (Dark Angels + Elysian)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astelan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0" table:formula="of:=IF([.H148]=[.I148];&quot;---&quot;;IF([.H148]&gt;[.I148];&quot;Human&quot;;&quot;Virtue&quot;))" office:value-type="string" office:string-value="Virtue" calcext:value-type="string">
            <text:p>Virtue</text:p>
          </table:table-cell>
          <table:table-cell table:style-name="ce6"/>
          <table:table-cell table:style-name="ce22" office:value-type="string" calcext:value-type="string">
            <text:p>Battlefiel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ce5" office:value-type="string" calcext:value-type="string">
            <text:p>Campbell + Dave (Marines + Tau)</text:p>
          </table:table-cell>
          <table:table-cell office:value-type="string" calcext:value-type="string">
            <text:p>JJASON + COLIN</text:p>
          </table:table-cell>
          <table:table-cell office:value-type="string" calcext:value-type="string">
            <text:p>Shuttlecraft</text:p>
          </table:table-cell>
          <table:table-cell office:value-type="string" calcext:value-type="string">
            <text:p>Urba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20" table:formula="of:=IF([.H149]=[.I149];&quot;---&quot;;IF([.H149]&gt;[.I149];&quot;Human&quot;;&quot;Virtue&quot;))" office:value-type="string" office:string-value="Human" calcext:value-type="string">
            <text:p>Human</text:p>
          </table:table-cell>
          <table:table-cell table:style-name="ce6"/>
          <table:table-cell table:style-name="ce22" office:value-type="string" calcext:value-type="string">
            <text:p>Open Ground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0" table:formula="of:=IF([.H150]=[.I150];&quot;---&quot;;IF([.H150]&gt;[.I150];&quot;Human&quot;;&quot;Virtue&quot;))" office:value-type="string" office:string-value="---" calcext:value-type="string">
            <text:p>---</text:p>
          </table:table-cell>
          <table:table-cell table:style-name="ce6"/>
          <table:table-cell table:style-name="ce22" office:value-type="string" calcext:value-type="string">
            <text:p>Slaughter Zone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8"/>
          <table:table-cell table:style-name="ce20" table:formula="of:=IF([.H151]=[.I151];&quot;---&quot;;IF([.H151]&gt;[.I151];&quot;Human&quot;;&quot;Virtue&quot;))" office:value-type="string" office:string-value="---" calcext:value-type="string">
            <text:p>---</text:p>
          </table:table-cell>
          <table:table-cell table:style-name="ce6"/>
          <table:table-cell table:style-name="ce22" office:value-type="string" calcext:value-type="string">
            <text:p>Maelstrom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0" table:formula="of:=IF([.H152]=[.I152];&quot;---&quot;;IF([.H152]&gt;[.I152];&quot;Human&quot;;&quot;Virtue&quot;))" office:value-type="string" office:string-value="---" calcext:value-type="string">
            <text:p>---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6"/>
          <table:table-cell table:style-name="ce12"/>
          <table:table-cell table:style-name="ce19" table:formula="of:=SUM([.H143:.H152])" office:value-type="float" office:value="82" calcext:value-type="float">
            <text:p>82</text:p>
          </table:table-cell>
          <table:table-cell table:style-name="ce19" table:formula="of:=SUM([.I143:.I152])" office:value-type="float" office:value="96" calcext:value-type="float">
            <text:p>96</text:p>
          </table:table-cell>
          <table:table-cell table:style-name="ce19" table:formula="of:=IF([.H153]=[.I153];&quot;---&quot;;IF([.H153]&gt;[.I153];&quot;Human&quot;;&quot;Virtue&quot;))" office:value-type="string" office:string-value="Virtue" calcext:value-type="string">
            <text:p>Virtue</text:p>
          </table:table-cell>
          <table:table-cell table:style-name="ce6"/>
          <table:table-cell table:style-name="ce22"/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2"/>
          <table:table-cell table:number-columns-repeated="1012"/>
        </table:table-row>
        <table:table-row table:style-name="ro1">
          <table:table-cell table:style-name="ce4"/>
          <table:table-cell table:style-name="ce8"/>
          <table:table-cell table:style-name="ce9"/>
          <table:table-cell table:style-name="ce4"/>
          <table:table-cell table:style-name="ce9"/>
          <table:table-cell/>
          <table:table-cell table:style-name="ce2" table:number-columns-repeated="4"/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2" table:number-columns-repeated="4"/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3" office:value-type="string" calcext:value-type="string" table:number-columns-spanned="4" table:number-rows-spanned="1">
            <text:p>Zone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5" table:number-columns-repeated="2"/>
          <table:table-cell table:number-columns-repeated="4"/>
          <table:table-cell table:style-name="ce14"/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Virtue</text:p>
          </table:table-cell>
          <table:table-cell table:style-name="ce17" office:value-type="string" calcext:value-type="string">
            <text:p>Control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2" office:value-type="string" calcext:value-type="string">
            <text:p>Military</text:p>
          </table:table-cell>
          <table:table-cell table:style-name="ce20" table:formula="of:=[.H132]+[.H146]" office:value-type="float" office:value="171" calcext:value-type="float">
            <text:p>171</text:p>
          </table:table-cell>
          <table:table-cell table:style-name="ce20" table:formula="of:=[.I132]+[.I146]" office:value-type="float" office:value="157" calcext:value-type="float">
            <text:p>157</text:p>
          </table:table-cell>
          <table:table-cell table:style-name="ce20" table:formula="of:=IF([.H159]=[.I159];&quot;---&quot;;IF([.H159]&gt;[.I159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2" office:value-type="string" calcext:value-type="string">
            <text:p>Wasteland</text:p>
          </table:table-cell>
          <table:table-cell table:style-name="ce20" table:formula="of:=[.H133]+[.H144]+[.H147]+[.H148]" office:value-type="float" office:value="202" calcext:value-type="float">
            <text:p>202</text:p>
          </table:table-cell>
          <table:table-cell table:style-name="ce20" table:formula="of:=[.I133]+[.I144]+[.I147]+[.I148]" office:value-type="float" office:value="209" calcext:value-type="float">
            <text:p>209</text:p>
          </table:table-cell>
          <table:table-cell table:style-name="ce20" table:formula="of:=IF([.H160]=[.I160];&quot;---&quot;;IF([.H160]&gt;[.I160];&quot;Human&quot;;&quot;Virtue&quot;))" office:value-type="string" office:string-value="Virtue" calcext:value-type="string">
            <text:p>Virtu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2" office:value-type="string" calcext:value-type="string">
            <text:p>Urban</text:p>
          </table:table-cell>
          <table:table-cell table:style-name="ce20" table:formula="of:=[.H134]+[.H143]+[.H145]+[.H149]" office:value-type="float" office:value="264" calcext:value-type="float">
            <text:p>264</text:p>
          </table:table-cell>
          <table:table-cell table:style-name="ce20" table:formula="of:=[.I134]+[.I143]+[.I145]+[.I149]" office:value-type="float" office:value="273" calcext:value-type="float">
            <text:p>273</text:p>
          </table:table-cell>
          <table:table-cell table:style-name="ce20" table:formula="of:=IF([.H161]=[.I161];&quot;---&quot;;IF([.H161]&gt;[.I161];&quot;Human&quot;;&quot;Virtue&quot;))" office:value-type="string" office:string-value="Virtue" calcext:value-type="string">
            <text:p>Virtu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4" office:value-type="string" calcext:value-type="string">
            <text:p>Overall</text:p>
          </table:table-cell>
          <table:table-cell table:style-name="ce19" table:formula="of:=SUM([.H159:.H161])" office:value-type="float" office:value="637" calcext:value-type="float">
            <text:p>637</text:p>
          </table:table-cell>
          <table:table-cell table:style-name="ce19" table:formula="of:=SUM([.I159:.I161])" office:value-type="float" office:value="639" calcext:value-type="float">
            <text:p>639</text:p>
          </table:table-cell>
          <table:table-cell table:style-name="ce19" table:formula="of:=IF([.H162]=[.I162];&quot;---&quot;;IF([.H162]&gt;[.I162];&quot;Human&quot;;&quot;Virtue&quot;))" office:value-type="string" office:string-value="Virtue" calcext:value-type="string">
            <text:p>Virt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OVA 2016 40k Narrative: The Virtue of Freedom</text:p>
          </table:table-cell>
          <table:table-cell table:number-columns-repeated="8"/>
          <table:table-cell table:style-name="ce21" office:value-type="string" calcext:value-type="string">
            <text:p>Campaign Status Update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ound 6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Pick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7" office:value-type="string" calcext:value-type="string">
            <text:p>Mission</text:p>
          </table:table-cell>
          <table:table-cell table:style-name="ce7" office:value-type="string" calcext:value-type="string">
            <text:p>Zone</text:p>
          </table:table-cell>
          <table:table-cell table:style-name="ce11"/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Virtue</text:p>
          </table:table-cell>
          <table:table-cell table:style-name="ce17" office:value-type="string" calcext:value-type="string">
            <text:p>Winner</text:p>
          </table:table-cell>
          <table:table-cell table:style-name="ce15" office:value-type="string" calcext:value-type="string">
            <text:p>Covert</text:p>
          </table:table-cell>
          <table:table-cell table:style-name="ce17" office:value-type="string" calcext:value-type="string">
            <text:p>Mission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arlord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ason S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Battlefield</text:p>
          </table:table-cell>
          <table:table-cell table:style-name="ce2" office:value-type="string" calcext:value-type="string">
            <text:p>Milit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0" table:formula="of:=IF([.H170]=[.I170];&quot;---&quot;;IF([.H170]&gt;[.I170];&quot;Human&quot;;&quot;Virtue&quot;))" office:value-type="string" office:string-value="Virtue" calcext:value-type="string">
            <text:p>Virtue</text:p>
          </table:table-cell>
          <table:table-cell table:style-name="ce6"/>
          <table:table-cell office:value-type="string" calcext:value-type="string">
            <text:p>Comms Facilit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mms Facility</text:p>
          </table:table-cell>
          <table:table-cell table:style-name="ce2" office:value-type="string" calcext:value-type="string">
            <text:p>Urba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0" table:formula="of:=IF([.H171]=[.I171];&quot;---&quot;;IF([.H171]&gt;[.I171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Convo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raig S</text:p>
          </table:table-cell>
          <table:table-cell office:value-type="string" calcext:value-type="string">
            <text:p>Oty</text:p>
          </table:table-cell>
          <table:table-cell office:value-type="string" calcext:value-type="string">
            <text:p>Supply Depot</text:p>
          </table:table-cell>
          <table:table-cell table:style-name="ce2" office:value-type="string" calcext:value-type="string">
            <text:p>Wastelan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20" table:formula="of:=IF([.H172]=[.I172];&quot;---&quot;;IF([.H172]&gt;[.I172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Shuttlecraf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Convoy</text:p>
          </table:table-cell>
          <table:table-cell table:style-name="ce2" office:value-type="string" calcext:value-type="string">
            <text:p>Urba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20" table:formula="of:=IF([.H173]=[.I173];&quot;---&quot;;IF([.H173]&gt;[.I173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Supply Depo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VIP</text:p>
          </table:table-cell>
          <table:table-cell table:style-name="ce2" office:value-type="string" calcext:value-type="string">
            <text:p>Wastelan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20" table:formula="of:=IF([.H174]=[.I174];&quot;---&quot;;IF([.H174]&gt;[.I174];&quot;Human&quot;;&quot;Virtue&quot;))" office:value-type="string" office:string-value="Human" calcext:value-type="string">
            <text:p>Human</text:p>
          </table:table-cell>
          <table:table-cell table:style-name="ce6"/>
          <table:table-cell office:value-type="string" calcext:value-type="string">
            <text:p>VIP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Slaughter Zone</text:p>
          </table:table-cell>
          <table:table-cell table:style-name="ce2" office:value-type="string" calcext:value-type="string">
            <text:p>Wast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0" table:formula="of:=IF([.H175]=[.I175];&quot;---&quot;;IF([.H175]&gt;[.I175];&quot;Human&quot;;&quot;Virtue&quot;))" office:value-type="string" office:string-value="Virtue" calcext:value-type="string">
            <text:p>Virtue</text:p>
          </table:table-cell>
          <table:table-cell table:style-name="ce6"/>
          <table:table-cell table:style-name="ce22" office:value-type="string" calcext:value-type="string">
            <text:p>Battlefiel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harvel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Open Ground</text:p>
          </table:table-cell>
          <table:table-cell table:style-name="ce2" office:value-type="string" calcext:value-type="string">
            <text:p>Wastelan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0" table:formula="of:=IF([.H176]=[.I176];&quot;---&quot;;IF([.H176]&gt;[.I176];&quot;Human&quot;;&quot;Virtue&quot;))" office:value-type="string" office:string-value="Human" calcext:value-type="string">
            <text:p>Human</text:p>
          </table:table-cell>
          <table:table-cell table:style-name="ce6"/>
          <table:table-cell table:style-name="ce22" office:value-type="string" calcext:value-type="string">
            <text:p>Open Groun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Open Ground</text:p>
          </table:table-cell>
          <table:table-cell table:style-name="ce2" office:value-type="string" calcext:value-type="string">
            <text:p>Urba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20" table:formula="of:=IF([.H177]=[.I177];&quot;---&quot;;IF([.H177]&gt;[.I177];&quot;Human&quot;;&quot;Virtue&quot;))" office:value-type="string" office:string-value="Human" calcext:value-type="string">
            <text:p>Human</text:p>
          </table:table-cell>
          <table:table-cell table:style-name="ce6"/>
          <table:table-cell table:style-name="ce22" office:value-type="string" calcext:value-type="string">
            <text:p>Slaughter Zone</text:p>
          </table:table-cell>
          <table:table-cell table:number-columns-repeated="1012"/>
        </table:table-row>
        <table:table-row table:style-name="ro1">
          <table:table-cell table:style-name="ce1"/>
          <table:table-cell/>
          <table:table-cell table:style-name="ce5"/>
          <table:table-cell table:number-columns-repeated="6"/>
          <table:table-cell table:style-name="ce20" table:formula="of:=IF([.H178]=[.I178];&quot;---&quot;;IF([.H178]&gt;[.I178];&quot;Human&quot;;&quot;Virtue&quot;))" office:value-type="string" office:string-value="---" calcext:value-type="string">
            <text:p>---</text:p>
          </table:table-cell>
          <table:table-cell table:style-name="ce6"/>
          <table:table-cell table:style-name="ce22" office:value-type="string" calcext:value-type="string">
            <text:p>Maelstrom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0" table:formula="of:=IF([.H179]=[.I179];&quot;---&quot;;IF([.H179]&gt;[.I179];&quot;Human&quot;;&quot;Virtue&quot;))" office:value-type="string" office:string-value="---" calcext:value-type="string">
            <text:p>---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6"/>
          <table:table-cell table:style-name="ce12"/>
          <table:table-cell table:style-name="ce19" table:formula="of:=SUM([.H170:.H179])" office:value-type="float" office:value="110" calcext:value-type="float">
            <text:p>110</text:p>
          </table:table-cell>
          <table:table-cell table:style-name="ce19" table:formula="of:=SUM([.I170:.I179])" office:value-type="float" office:value="78" calcext:value-type="float">
            <text:p>78</text:p>
          </table:table-cell>
          <table:table-cell table:style-name="ce19" table:formula="of:=IF([.H180]=[.I180];&quot;---&quot;;IF([.H180]&gt;[.I180];&quot;Human&quot;;&quot;Virtue&quot;))" office:value-type="string" office:string-value="Human" calcext:value-type="string">
            <text:p>Human</text:p>
          </table:table-cell>
          <table:table-cell table:style-name="ce6"/>
          <table:table-cell table:style-name="ce22"/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2"/>
          <table:table-cell table:number-columns-repeated="1012"/>
        </table:table-row>
        <table:table-row table:style-name="ro1">
          <table:table-cell table:style-name="ce4"/>
          <table:table-cell table:style-name="ce8"/>
          <table:table-cell table:style-name="ce9"/>
          <table:table-cell table:style-name="ce4"/>
          <table:table-cell table:style-name="ce9"/>
          <table:table-cell/>
          <table:table-cell table:style-name="ce2" table:number-columns-repeated="4"/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2" table:number-columns-repeated="4"/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3" office:value-type="string" calcext:value-type="string" table:number-columns-spanned="4" table:number-rows-spanned="1">
            <text:p>Zone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5" table:number-columns-repeated="2"/>
          <table:table-cell table:number-columns-repeated="4"/>
          <table:table-cell table:style-name="ce14"/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Virtue</text:p>
          </table:table-cell>
          <table:table-cell table:style-name="ce17" office:value-type="string" calcext:value-type="string">
            <text:p>Control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2" office:value-type="string" calcext:value-type="string">
            <text:p>Military</text:p>
          </table:table-cell>
          <table:table-cell table:style-name="ce20" table:formula="of:=[.H170]+[.H159]" office:value-type="float" office:value="172" calcext:value-type="float">
            <text:p>172</text:p>
          </table:table-cell>
          <table:table-cell table:style-name="ce20" table:formula="of:=[.I170]+[.I159]" office:value-type="float" office:value="177" calcext:value-type="float">
            <text:p>177</text:p>
          </table:table-cell>
          <table:table-cell table:style-name="ce20" table:formula="of:=IF([.H186]=[.I186];&quot;---&quot;;IF([.H186]&gt;[.I186];&quot;Human&quot;;&quot;Virtue&quot;))" office:value-type="string" office:string-value="Virtue" calcext:value-type="string">
            <text:p>Virtu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2" office:value-type="string" calcext:value-type="string">
            <text:p>Wasteland</text:p>
          </table:table-cell>
          <table:table-cell table:style-name="ce20" table:formula="of:=[.H172]+[.H174]+[.H175]+[.H176]+[.H160]" office:value-type="float" office:value="259" calcext:value-type="float">
            <text:p>259</text:p>
          </table:table-cell>
          <table:table-cell table:style-name="ce20" table:formula="of:=[.I172]+[.I174]+[.I175]+[.I176]+[.I160]" office:value-type="float" office:value="250" calcext:value-type="float">
            <text:p>250</text:p>
          </table:table-cell>
          <table:table-cell table:style-name="ce20" table:formula="of:=IF([.H187]=[.I187];&quot;---&quot;;IF([.H187]&gt;[.I187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2" office:value-type="string" calcext:value-type="string">
            <text:p>Urban</text:p>
          </table:table-cell>
          <table:table-cell table:style-name="ce20" table:formula="of:=[.H171]+[.H173]+[.H177]+[.H161]" office:value-type="float" office:value="316" calcext:value-type="float">
            <text:p>316</text:p>
          </table:table-cell>
          <table:table-cell table:style-name="ce20" table:formula="of:=[.I171]+[.I173]+[.I177]+[.I161]" office:value-type="float" office:value="290" calcext:value-type="float">
            <text:p>290</text:p>
          </table:table-cell>
          <table:table-cell table:style-name="ce20" table:formula="of:=IF([.H188]=[.I188];&quot;---&quot;;IF([.H188]&gt;[.I188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4"/>
          <table:table-cell table:style-name="ce14" office:value-type="string" calcext:value-type="string">
            <text:p>Overall</text:p>
          </table:table-cell>
          <table:table-cell table:style-name="ce19" table:formula="of:=SUM([.H186:.H188])" office:value-type="float" office:value="747" calcext:value-type="float">
            <text:p>747</text:p>
          </table:table-cell>
          <table:table-cell table:style-name="ce19" table:formula="of:=SUM([.I186:.I188])" office:value-type="float" office:value="717" calcext:value-type="float">
            <text:p>717</text:p>
          </table:table-cell>
          <table:table-cell table:style-name="ce19" table:formula="of:=IF([.H189]=[.I189];&quot;---&quot;;IF([.H189]&gt;[.I189];&quot;Human&quot;;&quot;Virtue&quot;))" office:value-type="string" office:string-value="Human" calcext:value-type="string">
            <text:p>Human</text:p>
          </table:table-cell>
          <table:table-cell table:number-columns-repeated="1014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verall" table:style-name="ta2">
        <office:forms form:automatic-focus="false" form:apply-design-mode="false"/>
        <table:table-column table:style-name="co6" table:default-cell-style-name="ce30"/>
        <table:table-column table:style-name="co1" table:number-columns-repeated="2" table:default-cell-style-name="ce35"/>
        <table:table-column table:style-name="co6" table:default-cell-style-name="ce30"/>
        <table:table-column table:style-name="co7" table:default-cell-style-name="ce40"/>
        <table:table-column table:style-name="co8" table:default-cell-style-name="ce40"/>
        <table:table-column table:style-name="co9" table:default-cell-style-name="ce44"/>
        <table:table-column table:style-name="co10" table:default-cell-style-name="ce44"/>
        <table:table-column table:style-name="co11" table:default-cell-style-name="ce49"/>
        <table:table-column table:style-name="co12" table:default-cell-style-name="ce53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44"/>
        <table:table-column table:style-name="co17" table:default-cell-style-name="ce62"/>
        <table:table-column table:style-name="co17" table:number-columns-repeated="3" table:default-cell-style-name="ce30"/>
        <table:table-column table:style-name="co1" table:default-cell-style-name="ce30"/>
        <table:table-column table:style-name="co18" table:number-columns-repeated="4" table:default-cell-style-name="ce30"/>
        <table:table-column table:style-name="co17" table:default-cell-style-name="ce62"/>
        <table:table-column table:style-name="co17" table:number-columns-repeated="3" table:default-cell-style-name="ce30"/>
        <table:table-column table:style-name="co1" table:default-cell-style-name="ce30"/>
        <table:table-column table:style-name="co18" table:number-columns-repeated="4" table:default-cell-style-name="ce30"/>
        <table:table-column table:style-name="co17" table:default-cell-style-name="ce62"/>
        <table:table-column table:style-name="co17" table:number-columns-repeated="3" table:default-cell-style-name="ce30"/>
        <table:table-column table:style-name="co1" table:default-cell-style-name="ce30"/>
        <table:table-column table:style-name="co18" table:number-columns-repeated="4" table:default-cell-style-name="ce30"/>
        <table:table-column table:style-name="co17" table:default-cell-style-name="ce62"/>
        <table:table-column table:style-name="co17" table:number-columns-repeated="3" table:default-cell-style-name="ce30"/>
        <table:table-column table:style-name="co1" table:default-cell-style-name="ce30"/>
        <table:table-column table:style-name="co18" table:number-columns-repeated="4" table:default-cell-style-name="ce30"/>
        <table:table-column table:style-name="co17" table:default-cell-style-name="ce62"/>
        <table:table-column table:style-name="co17" table:number-columns-repeated="3" table:default-cell-style-name="ce30"/>
        <table:table-column table:style-name="co1" table:default-cell-style-name="ce30"/>
        <table:table-column table:style-name="co18" table:number-columns-repeated="4" table:default-cell-style-name="ce30"/>
        <table:table-column table:style-name="co17" table:default-cell-style-name="ce62"/>
        <table:table-column table:style-name="co17" table:number-columns-repeated="3" table:default-cell-style-name="ce30"/>
        <table:table-column table:style-name="co1" table:default-cell-style-name="ce30"/>
        <table:table-column table:style-name="co18" table:number-columns-repeated="4" table:default-cell-style-name="ce30"/>
        <table:table-column table:style-name="co19" table:number-columns-repeated="142" table:default-cell-style-name="ce30"/>
        <table:table-column table:style-name="co19" table:number-columns-repeated="814" table:default-cell-style-name="ce2"/>
        <table:table-row table:style-name="ro1">
          <table:table-cell table:style-name="ce23" table:number-columns-repeated="4"/>
          <table:table-cell table:style-name="ce37" office:value-type="string" calcext:value-type="string" table:number-columns-spanned="4" table:number-rows-spanned="1">
            <text:p>RESULTS</text:p>
          </table:table-cell>
          <table:covered-table-cell table:style-name="ce37"/>
          <table:covered-table-cell table:number-columns-repeated="2" table:style-name="ce41"/>
          <table:table-cell table:style-name="ce46" office:value-type="string" calcext:value-type="string" table:number-columns-spanned="4" table:number-rows-spanned="1">
            <text:p>TOTAL</text:p>
          </table:table-cell>
          <table:covered-table-cell table:number-columns-repeated="3" table:style-name="ce50"/>
          <table:table-cell table:style-name="ce41"/>
          <table:table-cell table:style-name="ce58" office:value-type="string" calcext:value-type="string" table:number-columns-spanned="1" table:number-rows-spanned="2">
            <text:p>E R R</text:p>
          </table:table-cell>
          <table:table-cell table:style-name="ce59" office:value-type="string" calcext:value-type="string" table:number-columns-spanned="9" table:number-rows-spanned="1">
            <text:p>ROUND 1</text:p>
          </table:table-cell>
          <table:covered-table-cell table:number-columns-repeated="5" table:style-name="ce23"/>
          <table:covered-table-cell table:style-name="ce66"/>
          <table:covered-table-cell table:style-name="ce23"/>
          <table:covered-table-cell table:style-name="ce66"/>
          <table:table-cell table:style-name="ce59" office:value-type="string" calcext:value-type="string" table:number-columns-spanned="9" table:number-rows-spanned="1">
            <text:p>ROUND 2</text:p>
          </table:table-cell>
          <table:covered-table-cell table:number-columns-repeated="5" table:style-name="ce23"/>
          <table:covered-table-cell table:style-name="ce66"/>
          <table:covered-table-cell table:style-name="ce23"/>
          <table:covered-table-cell table:style-name="ce66"/>
          <table:table-cell table:style-name="ce59" office:value-type="string" calcext:value-type="string" table:number-columns-spanned="9" table:number-rows-spanned="1">
            <text:p>ROUND 3</text:p>
          </table:table-cell>
          <table:covered-table-cell table:number-columns-repeated="5" table:style-name="ce23"/>
          <table:covered-table-cell table:style-name="ce66"/>
          <table:covered-table-cell table:style-name="ce23"/>
          <table:covered-table-cell table:style-name="ce66"/>
          <table:table-cell table:style-name="ce59" office:value-type="string" calcext:value-type="string" table:number-columns-spanned="9" table:number-rows-spanned="1">
            <text:p>ROUND 4</text:p>
          </table:table-cell>
          <table:covered-table-cell table:number-columns-repeated="5" table:style-name="ce23"/>
          <table:covered-table-cell table:style-name="ce66"/>
          <table:covered-table-cell table:style-name="ce23"/>
          <table:covered-table-cell table:style-name="ce66"/>
          <table:table-cell table:style-name="ce59" office:value-type="string" calcext:value-type="string" table:number-columns-spanned="9" table:number-rows-spanned="1">
            <text:p>ROUND 5</text:p>
          </table:table-cell>
          <table:covered-table-cell table:number-columns-repeated="5" table:style-name="ce23"/>
          <table:covered-table-cell table:style-name="ce66"/>
          <table:covered-table-cell table:style-name="ce23"/>
          <table:covered-table-cell table:style-name="ce66"/>
          <table:table-cell table:style-name="ce59" office:value-type="string" calcext:value-type="string" table:number-columns-spanned="9" table:number-rows-spanned="1">
            <text:p>ROUND 6</text:p>
          </table:table-cell>
          <table:covered-table-cell table:number-columns-repeated="5" table:style-name="ce23"/>
          <table:covered-table-cell table:style-name="ce66"/>
          <table:covered-table-cell table:style-name="ce23"/>
          <table:covered-table-cell table:style-name="ce66"/>
          <table:table-cell table:style-name="ce69"/>
          <table:table-cell table:number-columns-repeated="955"/>
        </table:table-row>
        <table:table-row table:style-name="ro3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TRACK</text:p>
          </table:table-cell>
          <table:table-cell table:style-name="ce24" office:value-type="string" calcext:value-type="string">
            <text:p>ALLIANCE</text:p>
          </table:table-cell>
          <table:table-cell table:style-name="ce24" office:value-type="string" calcext:value-type="string">
            <text:p>FACTION</text:p>
          </table:table-cell>
          <table:table-cell table:style-name="ce38" office:value-type="string" calcext:value-type="string">
            <text:p>NIGHT WINS</text:p>
          </table:table-cell>
          <table:table-cell table:style-name="ce38" office:value-type="string" calcext:value-type="string">
            <text:p>WIN</text:p>
          </table:table-cell>
          <table:table-cell table:style-name="ce42" office:value-type="string" calcext:value-type="string">
            <text:p>DRAW</text:p>
          </table:table-cell>
          <table:table-cell table:style-name="ce42" office:value-type="string" calcext:value-type="string">
            <text:p>LOSS</text:p>
          </table:table-cell>
          <table:table-cell table:style-name="ce47" office:value-type="string" calcext:value-type="string">
            <text:p>BP</text:p>
          </table:table-cell>
          <table:table-cell table:style-name="ce51" office:value-type="string" calcext:value-type="string">
            <text:p>SPORT</text:p>
          </table:table-cell>
          <table:table-cell table:style-name="ce54" office:value-type="string" calcext:value-type="string">
            <text:p>PAINT</text:p>
          </table:table-cell>
          <table:table-cell table:style-name="ce51" office:value-type="string" calcext:value-type="string">
            <text:p>SUM ALL</text:p>
          </table:table-cell>
          <table:table-cell table:style-name="ce51" office:value-type="string" calcext:value-type="string">
            <text:p>FINAL ALL</text:p>
          </table:table-cell>
          <table:covered-table-cell table:style-name="ce51" office:value-type="string" calcext:value-type="string">
            <text:p>CHE</text:p>
          </table:covered-table-cell>
          <table:table-cell table:style-name="ce60" office:value-type="string" calcext:value-type="string">
            <text:p>PRIMARY</text:p>
          </table:table-cell>
          <table:table-cell table:style-name="ce24" office:value-type="string" calcext:value-type="string">
            <text:p>SECON-DARY</text:p>
          </table:table-cell>
          <table:table-cell table:style-name="ce24" office:value-type="string" calcext:value-type="string">
            <text:p>TER-TIARY</text:p>
          </table:table-cell>
          <table:table-cell table:style-name="ce42" office:value-type="string" calcext:value-type="string">
            <text:p>TOTAL BP</text:p>
          </table:table-cell>
          <table:table-cell table:style-name="ce54" office:value-type="string" calcext:value-type="string">
            <text:p>OPPONENT</text:p>
          </table:table-cell>
          <table:table-cell table:style-name="ce54" office:value-type="string" calcext:value-type="string">
            <text:p>OPPO TOTAL</text:p>
          </table:table-cell>
          <table:table-cell table:style-name="ce42" office:value-type="string" calcext:value-type="string">
            <text:p>RESULT W/L/D</text:p>
          </table:table-cell>
          <table:table-cell table:style-name="ce24" office:value-type="string" calcext:value-type="string">
            <text:p>SPORTS</text:p>
          </table:table-cell>
          <table:table-cell table:style-name="ce51" office:value-type="string" calcext:value-type="string">
            <text:p>TOTAL</text:p>
          </table:table-cell>
          <table:table-cell table:style-name="ce60" office:value-type="string" calcext:value-type="string">
            <text:p>PRIMARY</text:p>
          </table:table-cell>
          <table:table-cell table:style-name="ce24" office:value-type="string" calcext:value-type="string">
            <text:p>SECON-DARY</text:p>
          </table:table-cell>
          <table:table-cell table:style-name="ce24" office:value-type="string" calcext:value-type="string">
            <text:p>TER-TIARY</text:p>
          </table:table-cell>
          <table:table-cell table:style-name="ce42" office:value-type="string" calcext:value-type="string">
            <text:p>TOTAL BP</text:p>
          </table:table-cell>
          <table:table-cell table:style-name="ce54" office:value-type="string" calcext:value-type="string">
            <text:p>OPPONENT</text:p>
          </table:table-cell>
          <table:table-cell table:style-name="ce54" office:value-type="string" calcext:value-type="string">
            <text:p>OPPO TOTAL</text:p>
          </table:table-cell>
          <table:table-cell table:style-name="ce42" office:value-type="string" calcext:value-type="string">
            <text:p>RESULT W/L/D</text:p>
          </table:table-cell>
          <table:table-cell table:style-name="ce24" office:value-type="string" calcext:value-type="string">
            <text:p>SPORTS</text:p>
          </table:table-cell>
          <table:table-cell table:style-name="ce51" office:value-type="string" calcext:value-type="string">
            <text:p>TOTAL</text:p>
          </table:table-cell>
          <table:table-cell table:style-name="ce60" office:value-type="string" calcext:value-type="string">
            <text:p>PRIMARY</text:p>
          </table:table-cell>
          <table:table-cell table:style-name="ce24" office:value-type="string" calcext:value-type="string">
            <text:p>SECON-DARY</text:p>
          </table:table-cell>
          <table:table-cell table:style-name="ce24" office:value-type="string" calcext:value-type="string">
            <text:p>TER-TIARY</text:p>
          </table:table-cell>
          <table:table-cell table:style-name="ce42" office:value-type="string" calcext:value-type="string">
            <text:p>TOTAL BP</text:p>
          </table:table-cell>
          <table:table-cell table:style-name="ce54" office:value-type="string" calcext:value-type="string">
            <text:p>OPPONENT</text:p>
          </table:table-cell>
          <table:table-cell table:style-name="ce54" office:value-type="string" calcext:value-type="string">
            <text:p>OPPO TOTAL</text:p>
          </table:table-cell>
          <table:table-cell table:style-name="ce42" office:value-type="string" calcext:value-type="string">
            <text:p>RESULT W/L/D</text:p>
          </table:table-cell>
          <table:table-cell table:style-name="ce24" office:value-type="string" calcext:value-type="string">
            <text:p>SPORTS</text:p>
          </table:table-cell>
          <table:table-cell table:style-name="ce51" office:value-type="string" calcext:value-type="string">
            <text:p>TOTAL</text:p>
          </table:table-cell>
          <table:table-cell table:style-name="ce60" office:value-type="string" calcext:value-type="string">
            <text:p>PRIMARY</text:p>
          </table:table-cell>
          <table:table-cell table:style-name="ce24" office:value-type="string" calcext:value-type="string">
            <text:p>SECON-DARY</text:p>
          </table:table-cell>
          <table:table-cell table:style-name="ce24" office:value-type="string" calcext:value-type="string">
            <text:p>TER-TIARY</text:p>
          </table:table-cell>
          <table:table-cell table:style-name="ce42" office:value-type="string" calcext:value-type="string">
            <text:p>TOTAL BP</text:p>
          </table:table-cell>
          <table:table-cell table:style-name="ce54" office:value-type="string" calcext:value-type="string">
            <text:p>OPPONENT</text:p>
          </table:table-cell>
          <table:table-cell table:style-name="ce54" office:value-type="string" calcext:value-type="string">
            <text:p>OPPO TOTAL</text:p>
          </table:table-cell>
          <table:table-cell table:style-name="ce42" office:value-type="string" calcext:value-type="string">
            <text:p>RESULT W/L/D</text:p>
          </table:table-cell>
          <table:table-cell table:style-name="ce24" office:value-type="string" calcext:value-type="string">
            <text:p>SPORTS</text:p>
          </table:table-cell>
          <table:table-cell table:style-name="ce51" office:value-type="string" calcext:value-type="string">
            <text:p>TOTAL</text:p>
          </table:table-cell>
          <table:table-cell table:style-name="ce60" office:value-type="string" calcext:value-type="string">
            <text:p>PRIMARY</text:p>
          </table:table-cell>
          <table:table-cell table:style-name="ce24" office:value-type="string" calcext:value-type="string">
            <text:p>SECON-DARY</text:p>
          </table:table-cell>
          <table:table-cell table:style-name="ce24" office:value-type="string" calcext:value-type="string">
            <text:p>TER-TIARY</text:p>
          </table:table-cell>
          <table:table-cell table:style-name="ce42" office:value-type="string" calcext:value-type="string">
            <text:p>TOTAL BP</text:p>
          </table:table-cell>
          <table:table-cell table:style-name="ce54" office:value-type="string" calcext:value-type="string">
            <text:p>OPPONENT</text:p>
          </table:table-cell>
          <table:table-cell table:style-name="ce54" office:value-type="string" calcext:value-type="string">
            <text:p>OPPO TOTAL</text:p>
          </table:table-cell>
          <table:table-cell table:style-name="ce42" office:value-type="string" calcext:value-type="string">
            <text:p>RESULT W/L/D</text:p>
          </table:table-cell>
          <table:table-cell table:style-name="ce24" office:value-type="string" calcext:value-type="string">
            <text:p>SPORTS</text:p>
          </table:table-cell>
          <table:table-cell table:style-name="ce51" office:value-type="string" calcext:value-type="string">
            <text:p>TOTAL</text:p>
          </table:table-cell>
          <table:table-cell table:style-name="ce60" office:value-type="string" calcext:value-type="string">
            <text:p>PRIMARY</text:p>
          </table:table-cell>
          <table:table-cell table:style-name="ce24" office:value-type="string" calcext:value-type="string">
            <text:p>SECON-DARY</text:p>
          </table:table-cell>
          <table:table-cell table:style-name="ce24" office:value-type="string" calcext:value-type="string">
            <text:p>TER-TIARY</text:p>
          </table:table-cell>
          <table:table-cell table:style-name="ce42" office:value-type="string" calcext:value-type="string">
            <text:p>TOTAL BP</text:p>
          </table:table-cell>
          <table:table-cell table:style-name="ce54" office:value-type="string" calcext:value-type="string">
            <text:p>OPPONENT</text:p>
          </table:table-cell>
          <table:table-cell table:style-name="ce54" office:value-type="string" calcext:value-type="string">
            <text:p>OPPO TOTAL</text:p>
          </table:table-cell>
          <table:table-cell table:style-name="ce42" office:value-type="string" calcext:value-type="string">
            <text:p>RESULT W/L/D</text:p>
          </table:table-cell>
          <table:table-cell table:style-name="ce24" office:value-type="string" calcext:value-type="string">
            <text:p>SPORTS</text:p>
          </table:table-cell>
          <table:table-cell table:style-name="ce51" office:value-type="string" calcext:value-type="string">
            <text:p>TOTAL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5" office:value-type="string" calcext:value-type="string">
            <text:p>TJ Lanigan</text:p>
          </table:table-cell>
          <table:table-cell table:style-name="ce31" office:value-type="string" calcext:value-type="string">
            <text:p>Nightfighter</text:p>
          </table:table-cell>
          <table:table-cell table:style-name="ce31" office:value-type="string" calcext:value-type="string">
            <text:p>Virtue</text:p>
          </table:table-cell>
          <table:table-cell table:style-name="ce25" office:value-type="string" calcext:value-type="string">
            <text:p>Tyranids</text:p>
          </table:table-cell>
          <table:table-cell table:style-name="ce39" table:formula="of:=(IF([.$U3]=&quot;W&quot;;1;0))+(IF([.$AM3]=&quot;W&quot;;1;0))+(IF([.$BE3]=&quot;W&quot;;1;0))" office:value-type="float" office:value="3" calcext:value-type="float">
            <text:p>3</text:p>
          </table:table-cell>
          <table:table-cell table:style-name="ce39" table:formula="of:=(IF([.$U3]=&quot;W&quot;;1;0))+(IF([.$AD3]=&quot;W&quot;;1;0))+(IF([.$AM3]=&quot;W&quot;;1;0))+(IF([.$AV3]=&quot;W&quot;;1;0))+(IF([.$BE3]=&quot;W&quot;;1;0))+(IF([.$BN3]=&quot;W&quot;;1;0))" office:value-type="float" office:value="3" calcext:value-type="float">
            <text:p>3</text:p>
          </table:table-cell>
          <table:table-cell table:style-name="ce43" table:formula="of:=(IF([.$U3]=&quot;D&quot;;1;0))+(IF([.$AD3]=&quot;D&quot;;1;0))+(IF([.$AM3]=&quot;D&quot;;1;0))+(IF([.$AV3]=&quot;D&quot;;1;0))+(IF([.$BE3]=&quot;D&quot;;1;0))+(IF([.$BN3]=&quot;D&quot;;1;0))" office:value-type="float" office:value="0" calcext:value-type="float">
            <text:p>0</text:p>
          </table:table-cell>
          <table:table-cell table:style-name="ce43" table:formula="of:=(IF([.$U3]=&quot;L&quot;;1;0))+(IF([.$AD3]=&quot;L&quot;;1;0))+(IF([.$AM3]=&quot;L&quot;;1;0))+(IF([.$AV3]=&quot;L&quot;;1;0))+(IF([.$BE3]=&quot;L&quot;;1;0))+(IF([.$BN3]=&quot;L&quot;;1;0))" office:value-type="float" office:value="0" calcext:value-type="float">
            <text:p>0</text:p>
          </table:table-cell>
          <table:table-cell table:style-name="ce48" table:formula="of:=[.R3]+[.AA3]+[.AJ3]+[.AS3]+[.BB3]+[.BK3]" office:value-type="float" office:value="57" calcext:value-type="float">
            <text:p>57</text:p>
          </table:table-cell>
          <table:table-cell table:style-name="ce52" table:formula="of:=[.V3]+[.AE3]+[.AN3]+[.AW3]+[.BF3]+[.BO3]" office:value-type="float" office:value="15" calcext:value-type="float">
            <text:p>15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3:.K3])" office:value-type="float" office:value="89" calcext:value-type="float">
            <text:p>89</text:p>
          </table:table-cell>
          <table:table-cell table:style-name="ce57" table:formula="of:=IF([.B3]=&quot;Warlord&quot;;CEILING([.L3]/2);[.L3])" office:value-type="float" office:value="89" calcext:value-type="float">
            <text:p>89</text:p>
          </table:table-cell>
          <table:table-cell table:style-name="ce57"/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O3:.Q3])" office:value-type="float" office:value="20" calcext:value-type="float">
            <text:p>20</text:p>
          </table:table-cell>
          <table:table-cell table:style-name="ce55" office:value-type="string" calcext:value-type="string">
            <text:p>Robert</text:p>
          </table:table-cell>
          <table:table-cell table:style-name="ce55" office:value-type="float" office:value="0" calcext:value-type="float">
            <text:p>0</text:p>
          </table:table-cell>
          <table:table-cell table:style-name="ce64" table:formula="of:=IF(ISBLANK([.T3]);&quot;&quot;;IF([.T3]=[.R3];&quot;D&quot;;IF([.R3]&gt;[.T3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3]+[.V3]" office:value-type="float" office:value="25" calcext:value-type="float">
            <text:p>25</text:p>
          </table:table-cell>
          <table:table-cell table:style-name="ce61"/>
          <table:table-cell table:style-name="ce63" table:number-columns-repeated="2"/>
          <table:table-cell table:style-name="ce64" table:formula="of:=SUM([.X3:.Z3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3]);&quot;&quot;;IF([.AC3]=[.AA3];&quot;D&quot;;IF([.AA3]&gt;[.AC3];&quot;W&quot;;&quot;L&quot;)))">
            <text:p/>
          </table:table-cell>
          <table:table-cell table:style-name="ce63"/>
          <table:table-cell table:style-name="ce57" table:formula="of:=[.AA3]+[.AE3]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G3:.AI3])" office:value-type="float" office:value="18" calcext:value-type="float">
            <text:p>18</text:p>
          </table:table-cell>
          <table:table-cell table:style-name="ce55" office:value-type="string" calcext:value-type="string">
            <text:p>Kramer</text:p>
          </table:table-cell>
          <table:table-cell table:style-name="ce55" office:value-type="float" office:value="8" calcext:value-type="float">
            <text:p>8</text:p>
          </table:table-cell>
          <table:table-cell table:style-name="ce64" table:formula="of:=IF(ISBLANK([.AL3]);&quot;&quot;;IF([.AL3]=[.AJ3];&quot;D&quot;;IF([.AJ3]&gt;[.AL3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3]+[.AN3]" office:value-type="float" office:value="23" calcext:value-type="float">
            <text:p>23</text:p>
          </table:table-cell>
          <table:table-cell table:style-name="ce61"/>
          <table:table-cell table:style-name="ce63" table:number-columns-repeated="2"/>
          <table:table-cell table:style-name="ce64" table:formula="of:=SUM([.AP3:.AR3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3]);&quot;&quot;;IF([.AU3]=[.AS3];&quot;D&quot;;IF([.AS3]&gt;[.AU3];&quot;W&quot;;&quot;L&quot;)))">
            <text:p/>
          </table:table-cell>
          <table:table-cell table:style-name="ce63"/>
          <table:table-cell table:style-name="ce57" table:formula="of:=[.AS3]+[.AW3]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Y3:.BA3])" office:value-type="float" office:value="19" calcext:value-type="float">
            <text:p>19</text:p>
          </table:table-cell>
          <table:table-cell table:style-name="ce55" office:value-type="string" calcext:value-type="string">
            <text:p>Phil + Rad</text:p>
          </table:table-cell>
          <table:table-cell table:style-name="ce55" office:value-type="float" office:value="5" calcext:value-type="float">
            <text:p>5</text:p>
          </table:table-cell>
          <table:table-cell table:style-name="ce64" table:formula="of:=IF(ISBLANK([.BD3]);&quot;&quot;;IF([.BD3]=[.BB3];&quot;D&quot;;IF([.BB3]&gt;[.BD3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3]+[.BF3]" office:value-type="float" office:value="24" calcext:value-type="float">
            <text:p>24</text:p>
          </table:table-cell>
          <table:table-cell table:style-name="ce61"/>
          <table:table-cell table:style-name="ce63" table:number-columns-repeated="2"/>
          <table:table-cell table:style-name="ce64" table:formula="of:=SUM([.BH3:.BJ3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3]);&quot;&quot;;IF([.BM3]=[.BK3];&quot;D&quot;;IF([.BK3]&gt;[.BM3];&quot;W&quot;;&quot;L&quot;)))">
            <text:p/>
          </table:table-cell>
          <table:table-cell table:style-name="ce63"/>
          <table:table-cell table:style-name="ce57" table:formula="of:=[.BK3]+[.BO3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Todd Sherman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 table:style-name="ce29" office:value-type="string" calcext:value-type="string">
            <text:p>Eldar</text:p>
          </table:table-cell>
          <table:table-cell table:style-name="ce39" table:formula="of:=(IF([.$U4]=&quot;W&quot;;1;0))+(IF([.$AM4]=&quot;W&quot;;1;0))+(IF([.$BE4]=&quot;W&quot;;1;0))" office:value-type="float" office:value="2" calcext:value-type="float">
            <text:p>2</text:p>
          </table:table-cell>
          <table:table-cell table:style-name="ce39" table:formula="of:=(IF([.$U4]=&quot;W&quot;;1;0))+(IF([.$AD4]=&quot;W&quot;;1;0))+(IF([.$AM4]=&quot;W&quot;;1;0))+(IF([.$AV4]=&quot;W&quot;;1;0))+(IF([.$BE4]=&quot;W&quot;;1;0))+(IF([.$BN4]=&quot;W&quot;;1;0))" office:value-type="float" office:value="4" calcext:value-type="float">
            <text:p>4</text:p>
          </table:table-cell>
          <table:table-cell table:style-name="ce43" table:formula="of:=(IF([.$U4]=&quot;D&quot;;1;0))+(IF([.$AD4]=&quot;D&quot;;1;0))+(IF([.$AM4]=&quot;D&quot;;1;0))+(IF([.$AV4]=&quot;D&quot;;1;0))+(IF([.$BE4]=&quot;D&quot;;1;0))+(IF([.$BN4]=&quot;D&quot;;1;0))" office:value-type="float" office:value="0" calcext:value-type="float">
            <text:p>0</text:p>
          </table:table-cell>
          <table:table-cell table:style-name="ce43" table:formula="of:=(IF([.$U4]=&quot;L&quot;;1;0))+(IF([.$AD4]=&quot;L&quot;;1;0))+(IF([.$AM4]=&quot;L&quot;;1;0))+(IF([.$AV4]=&quot;L&quot;;1;0))+(IF([.$BE4]=&quot;L&quot;;1;0))+(IF([.$BN4]=&quot;L&quot;;1;0))" office:value-type="float" office:value="1" calcext:value-type="float">
            <text:p>1</text:p>
          </table:table-cell>
          <table:table-cell table:style-name="ce48" table:formula="of:=[.R4]+[.AA4]+[.AJ4]+[.AS4]+[.BB4]+[.BK4]" office:value-type="float" office:value="77" calcext:value-type="float">
            <text:p>77</text:p>
          </table:table-cell>
          <table:table-cell table:style-name="ce52" table:formula="of:=[.V4]+[.AE4]+[.AN4]+[.AW4]+[.BF4]+[.BO4]" office:value-type="float" office:value="25" calcext:value-type="float">
            <text:p>25</text:p>
          </table:table-cell>
          <table:table-cell table:style-name="ce55" office:value-type="float" office:value="29" calcext:value-type="float">
            <text:p>29</text:p>
          </table:table-cell>
          <table:table-cell table:style-name="ce57" table:formula="of:=SUM([.I4:.K4])" office:value-type="float" office:value="131" calcext:value-type="float">
            <text:p>131</text:p>
          </table:table-cell>
          <table:table-cell table:style-name="ce57" table:formula="of:=IF([.B4]=&quot;Warlord&quot;;CEILING([.L4]/2);[.L4])" office:value-type="float" office:value="66" calcext:value-type="float">
            <text:p>66</text:p>
          </table:table-cell>
          <table:table-cell table:style-name="ce57"/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O4:.Q4])" office:value-type="float" office:value="20" calcext:value-type="float">
            <text:p>20</text:p>
          </table:table-cell>
          <table:table-cell table:style-name="ce55" office:value-type="string" calcext:value-type="string">
            <text:p>Mark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T4]);&quot;&quot;;IF([.T4]=[.R4];&quot;D&quot;;IF([.R4]&gt;[.T4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4]+[.V4]" office:value-type="float" office:value="25" calcext:value-type="float">
            <text:p>25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X4:.Z4])" office:value-type="float" office:value="14" calcext:value-type="float">
            <text:p>14</text:p>
          </table:table-cell>
          <table:table-cell table:style-name="ce55" office:value-type="string" calcext:value-type="string">
            <text:p>Phil</text:p>
          </table:table-cell>
          <table:table-cell table:style-name="ce55" office:value-type="float" office:value="4" calcext:value-type="float">
            <text:p>4</text:p>
          </table:table-cell>
          <table:table-cell table:style-name="ce64" table:formula="of:=IF(ISBLANK([.AC4]);&quot;&quot;;IF([.AC4]=[.AA4];&quot;D&quot;;IF([.AA4]&gt;[.AC4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4]+[.AE4]" office:value-type="float" office:value="19" calcext:value-type="float">
            <text:p>19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G4:.AI4])" office:value-type="float" office:value="7" calcext:value-type="float">
            <text:p>7</text:p>
          </table:table-cell>
          <table:table-cell table:style-name="ce55" office:value-type="string" calcext:value-type="string">
            <text:p>Scott H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AL4]);&quot;&quot;;IF([.AL4]=[.AJ4];&quot;D&quot;;IF([.AJ4]&gt;[.AL4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4]+[.AN4]" office:value-type="float" office:value="12" calcext:value-type="float">
            <text:p>12</text:p>
          </table:table-cell>
          <table:table-cell table:style-name="ce61"/>
          <table:table-cell table:style-name="ce63" table:number-columns-repeated="2"/>
          <table:table-cell table:style-name="ce64" table:formula="of:=SUM([.AP4:.AR4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4]);&quot;&quot;;IF([.AU4]=[.AS4];&quot;D&quot;;IF([.AS4]&gt;[.AU4];&quot;W&quot;;&quot;L&quot;)))">
            <text:p/>
          </table:table-cell>
          <table:table-cell table:style-name="ce63"/>
          <table:table-cell table:style-name="ce57" table:formula="of:=[.AS4]+[.AW4]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Y4:.BA4])" office:value-type="float" office:value="18" calcext:value-type="float">
            <text:p>18</text:p>
          </table:table-cell>
          <table:table-cell table:style-name="ce55" office:value-type="string" calcext:value-type="string">
            <text:p>Scott + Mark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BD4]);&quot;&quot;;IF([.BD4]=[.BB4];&quot;D&quot;;IF([.BB4]&gt;[.BD4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4]+[.BF4]" office:value-type="float" office:value="23" calcext:value-type="float">
            <text:p>23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BH4:.BJ4])" office:value-type="float" office:value="18" calcext:value-type="float">
            <text:p>18</text:p>
          </table:table-cell>
          <table:table-cell table:style-name="ce55" office:value-type="string" calcext:value-type="string">
            <text:p>Dan</text:p>
          </table:table-cell>
          <table:table-cell table:style-name="ce55" office:value-type="float" office:value="1" calcext:value-type="float">
            <text:p>1</text:p>
          </table:table-cell>
          <table:table-cell table:style-name="ce64" table:formula="of:=IF(ISBLANK([.BM4]);&quot;&quot;;IF([.BM4]=[.BK4];&quot;D&quot;;IF([.BK4]&gt;[.BM4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4]+[.BO4]" office:value-type="float" office:value="23" calcext:value-type="float">
            <text:p>23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Andy Bednara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 table:style-name="ce26" office:value-type="string" calcext:value-type="string">
            <text:p>Necrons</text:p>
          </table:table-cell>
          <table:table-cell table:style-name="ce39" table:formula="of:=(IF([.$U5]=&quot;W&quot;;1;0))+(IF([.$AM5]=&quot;W&quot;;1;0))+(IF([.$BE5]=&quot;W&quot;;1;0))" office:value-type="float" office:value="1" calcext:value-type="float">
            <text:p>1</text:p>
          </table:table-cell>
          <table:table-cell table:style-name="ce39" table:formula="of:=(IF([.$U5]=&quot;W&quot;;1;0))+(IF([.$AD5]=&quot;W&quot;;1;0))+(IF([.$AM5]=&quot;W&quot;;1;0))+(IF([.$AV5]=&quot;W&quot;;1;0))+(IF([.$BE5]=&quot;W&quot;;1;0))+(IF([.$BN5]=&quot;W&quot;;1;0))" office:value-type="float" office:value="1" calcext:value-type="float">
            <text:p>1</text:p>
          </table:table-cell>
          <table:table-cell table:style-name="ce43" table:formula="of:=(IF([.$U5]=&quot;D&quot;;1;0))+(IF([.$AD5]=&quot;D&quot;;1;0))+(IF([.$AM5]=&quot;D&quot;;1;0))+(IF([.$AV5]=&quot;D&quot;;1;0))+(IF([.$BE5]=&quot;D&quot;;1;0))+(IF([.$BN5]=&quot;D&quot;;1;0))" office:value-type="float" office:value="0" calcext:value-type="float">
            <text:p>0</text:p>
          </table:table-cell>
          <table:table-cell table:style-name="ce43" table:formula="of:=(IF([.$U5]=&quot;L&quot;;1;0))+(IF([.$AD5]=&quot;L&quot;;1;0))+(IF([.$AM5]=&quot;L&quot;;1;0))+(IF([.$AV5]=&quot;L&quot;;1;0))+(IF([.$BE5]=&quot;L&quot;;1;0))+(IF([.$BN5]=&quot;L&quot;;1;0))" office:value-type="float" office:value="2" calcext:value-type="float">
            <text:p>2</text:p>
          </table:table-cell>
          <table:table-cell table:style-name="ce48" table:formula="of:=[.R5]+[.AA5]+[.AJ5]+[.AS5]+[.BB5]+[.BK5]" office:value-type="float" office:value="30" calcext:value-type="float">
            <text:p>30</text:p>
          </table:table-cell>
          <table:table-cell table:style-name="ce52" table:formula="of:=[.V5]+[.AE5]+[.AN5]+[.AW5]+[.BF5]+[.BO5]" office:value-type="float" office:value="15" calcext:value-type="float">
            <text:p>15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5:.K5])" office:value-type="float" office:value="62" calcext:value-type="float">
            <text:p>62</text:p>
          </table:table-cell>
          <table:table-cell table:style-name="ce57" table:formula="of:=IF([.B5]=&quot;Warlord&quot;;CEILING([.L5]/2);[.L5])" office:value-type="float" office:value="62" calcext:value-type="float">
            <text:p>62</text:p>
          </table:table-cell>
          <table:table-cell table:style-name="ce57"/>
          <table:table-cell table:style-name="ce61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O5:.Q5])" office:value-type="float" office:value="5" calcext:value-type="float">
            <text:p>5</text:p>
          </table:table-cell>
          <table:table-cell table:style-name="ce55" office:value-type="string" calcext:value-type="string">
            <text:p>Kramer</text:p>
          </table:table-cell>
          <table:table-cell table:style-name="ce55" office:value-type="float" office:value="14" calcext:value-type="float">
            <text:p>14</text:p>
          </table:table-cell>
          <table:table-cell table:style-name="ce64" table:formula="of:=IF(ISBLANK([.T5]);&quot;&quot;;IF([.T5]=[.R5];&quot;D&quot;;IF([.R5]&gt;[.T5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5]+[.V5]" office:value-type="float" office:value="10" calcext:value-type="float">
            <text:p>10</text:p>
          </table:table-cell>
          <table:table-cell table:style-name="ce61"/>
          <table:table-cell table:style-name="ce63" table:number-columns-repeated="2"/>
          <table:table-cell table:style-name="ce64" table:formula="of:=SUM([.X5:.Z5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5]);&quot;&quot;;IF([.AC5]=[.AA5];&quot;D&quot;;IF([.AA5]&gt;[.AC5];&quot;W&quot;;&quot;L&quot;)))">
            <text:p/>
          </table:table-cell>
          <table:table-cell table:style-name="ce63"/>
          <table:table-cell table:style-name="ce57" table:formula="of:=[.AA5]+[.AE5]" office:value-type="float" office:value="0" calcext:value-type="float">
            <text:p>0</text:p>
          </table:table-cell>
          <table:table-cell table:style-name="ce61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AG5:.AI5])" office:value-type="float" office:value="16" calcext:value-type="float">
            <text:p>16</text:p>
          </table:table-cell>
          <table:table-cell table:style-name="ce55" office:value-type="string" calcext:value-type="string">
            <text:p>Craig</text:p>
          </table:table-cell>
          <table:table-cell table:style-name="ce55" office:value-type="float" office:value="12" calcext:value-type="float">
            <text:p>12</text:p>
          </table:table-cell>
          <table:table-cell table:style-name="ce64" table:formula="of:=IF(ISBLANK([.AL5]);&quot;&quot;;IF([.AL5]=[.AJ5];&quot;D&quot;;IF([.AJ5]&gt;[.AL5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5]+[.AN5]" office:value-type="float" office:value="21" calcext:value-type="float">
            <text:p>21</text:p>
          </table:table-cell>
          <table:table-cell table:style-name="ce61"/>
          <table:table-cell table:style-name="ce63" table:number-columns-repeated="2"/>
          <table:table-cell table:style-name="ce64" table:formula="of:=SUM([.AP5:.AR5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5]);&quot;&quot;;IF([.AU5]=[.AS5];&quot;D&quot;;IF([.AS5]&gt;[.AU5];&quot;W&quot;;&quot;L&quot;)))">
            <text:p/>
          </table:table-cell>
          <table:table-cell table:style-name="ce63"/>
          <table:table-cell table:style-name="ce57" table:formula="of:=[.AS5]+[.AW5]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4" table:formula="of:=SUM([.AY5:.BA5])" office:value-type="float" office:value="9" calcext:value-type="float">
            <text:p>9</text:p>
          </table:table-cell>
          <table:table-cell table:style-name="ce55" office:value-type="string" calcext:value-type="string">
            <text:p>Jason + Craig</text:p>
          </table:table-cell>
          <table:table-cell table:style-name="ce55" office:value-type="float" office:value="13" calcext:value-type="float">
            <text:p>13</text:p>
          </table:table-cell>
          <table:table-cell table:style-name="ce64" table:formula="of:=IF(ISBLANK([.BD5]);&quot;&quot;;IF([.BD5]=[.BB5];&quot;D&quot;;IF([.BB5]&gt;[.BD5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5]+[.BF5]" office:value-type="float" office:value="14" calcext:value-type="float">
            <text:p>14</text:p>
          </table:table-cell>
          <table:table-cell table:style-name="ce61"/>
          <table:table-cell table:style-name="ce63" table:number-columns-repeated="2"/>
          <table:table-cell table:style-name="ce64" table:formula="of:=SUM([.BH5:.BJ5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5]);&quot;&quot;;IF([.BM5]=[.BK5];&quot;D&quot;;IF([.BK5]&gt;[.BM5];&quot;W&quot;;&quot;L&quot;)))">
            <text:p/>
          </table:table-cell>
          <table:table-cell table:style-name="ce63"/>
          <table:table-cell table:style-name="ce57" table:formula="of:=[.BK5]+[.BO5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Peter Gibfried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 table:style-name="ce29" office:value-type="string" calcext:value-type="string">
            <text:p>Mechanicus</text:p>
          </table:table-cell>
          <table:table-cell table:style-name="ce39" table:formula="of:=(IF([.$U6]=&quot;W&quot;;1;0))+(IF([.$AM6]=&quot;W&quot;;1;0))+(IF([.$BE6]=&quot;W&quot;;1;0))" office:value-type="float" office:value="2" calcext:value-type="float">
            <text:p>2</text:p>
          </table:table-cell>
          <table:table-cell table:style-name="ce39" table:formula="of:=(IF([.$U6]=&quot;W&quot;;1;0))+(IF([.$AD6]=&quot;W&quot;;1;0))+(IF([.$AM6]=&quot;W&quot;;1;0))+(IF([.$AV6]=&quot;W&quot;;1;0))+(IF([.$BE6]=&quot;W&quot;;1;0))+(IF([.$BN6]=&quot;W&quot;;1;0))" office:value-type="float" office:value="2" calcext:value-type="float">
            <text:p>2</text:p>
          </table:table-cell>
          <table:table-cell table:style-name="ce43" table:formula="of:=(IF([.$U6]=&quot;D&quot;;1;0))+(IF([.$AD6]=&quot;D&quot;;1;0))+(IF([.$AM6]=&quot;D&quot;;1;0))+(IF([.$AV6]=&quot;D&quot;;1;0))+(IF([.$BE6]=&quot;D&quot;;1;0))+(IF([.$BN6]=&quot;D&quot;;1;0))" office:value-type="float" office:value="0" calcext:value-type="float">
            <text:p>0</text:p>
          </table:table-cell>
          <table:table-cell table:style-name="ce43" table:formula="of:=(IF([.$U6]=&quot;L&quot;;1;0))+(IF([.$AD6]=&quot;L&quot;;1;0))+(IF([.$AM6]=&quot;L&quot;;1;0))+(IF([.$AV6]=&quot;L&quot;;1;0))+(IF([.$BE6]=&quot;L&quot;;1;0))+(IF([.$BN6]=&quot;L&quot;;1;0))" office:value-type="float" office:value="4" calcext:value-type="float">
            <text:p>4</text:p>
          </table:table-cell>
          <table:table-cell table:style-name="ce48" table:formula="of:=[.R6]+[.AA6]+[.AJ6]+[.AS6]+[.BB6]+[.BK6]" office:value-type="float" office:value="63" calcext:value-type="float">
            <text:p>63</text:p>
          </table:table-cell>
          <table:table-cell table:style-name="ce52" table:formula="of:=[.V6]+[.AE6]+[.AN6]+[.AW6]+[.BF6]+[.BO6]" office:value-type="float" office:value="30" calcext:value-type="float">
            <text:p>30</text:p>
          </table:table-cell>
          <table:table-cell table:style-name="ce55" office:value-type="float" office:value="27" calcext:value-type="float">
            <text:p>27</text:p>
          </table:table-cell>
          <table:table-cell table:style-name="ce57" table:formula="of:=SUM([.I6:.K6])" office:value-type="float" office:value="120" calcext:value-type="float">
            <text:p>120</text:p>
          </table:table-cell>
          <table:table-cell table:style-name="ce57" table:formula="of:=IF([.B6]=&quot;Warlord&quot;;CEILING([.L6]/2);[.L6])" office:value-type="float" office:value="60" calcext:value-type="float">
            <text:p>60</text:p>
          </table:table-cell>
          <table:table-cell table:style-name="ce57"/>
          <table:table-cell table:style-name="ce61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O6:.Q6])" office:value-type="float" office:value="6" calcext:value-type="float">
            <text:p>6</text:p>
          </table:table-cell>
          <table:table-cell table:style-name="ce55" office:value-type="string" calcext:value-type="string">
            <text:p>Phil</text:p>
          </table:table-cell>
          <table:table-cell table:style-name="ce55" office:value-type="float" office:value="17" calcext:value-type="float">
            <text:p>17</text:p>
          </table:table-cell>
          <table:table-cell table:style-name="ce64" table:formula="of:=IF(ISBLANK([.T6]);&quot;&quot;;IF([.T6]=[.R6];&quot;D&quot;;IF([.R6]&gt;[.T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6]+[.V6]" office:value-type="float" office:value="11" calcext:value-type="float">
            <text:p>1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X6:.Z6])" office:value-type="float" office:value="7" calcext:value-type="float">
            <text:p>7</text:p>
          </table:table-cell>
          <table:table-cell table:style-name="ce55" office:value-type="string" calcext:value-type="string">
            <text:p>Scott H</text:p>
          </table:table-cell>
          <table:table-cell table:style-name="ce55" office:value-type="float" office:value="16" calcext:value-type="float">
            <text:p>16</text:p>
          </table:table-cell>
          <table:table-cell table:style-name="ce64" table:formula="of:=IF(ISBLANK([.AC6]);&quot;&quot;;IF([.AC6]=[.AA6];&quot;D&quot;;IF([.AA6]&gt;[.AC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6]+[.AE6]" office:value-type="float" office:value="12" calcext:value-type="float">
            <text:p>12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G6:.AI6])" office:value-type="float" office:value="20" calcext:value-type="float">
            <text:p>20</text:p>
          </table:table-cell>
          <table:table-cell table:style-name="ce55" office:value-type="string" calcext:value-type="string">
            <text:p>Rad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AL6]);&quot;&quot;;IF([.AL6]=[.AJ6];&quot;D&quot;;IF([.AJ6]&gt;[.AL6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6]+[.AN6]" office:value-type="float" office:value="25" calcext:value-type="float">
            <text:p>25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AP6:.AR6])" office:value-type="float" office:value="8" calcext:value-type="float">
            <text:p>8</text:p>
          </table:table-cell>
          <table:table-cell table:style-name="ce55" office:value-type="string" calcext:value-type="string">
            <text:p>Dave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AU6]);&quot;&quot;;IF([.AU6]=[.AS6];&quot;D&quot;;IF([.AS6]&gt;[.AU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6]+[.AW6]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Y6:.BA6])" office:value-type="float" office:value="14" calcext:value-type="float">
            <text:p>14</text:p>
          </table:table-cell>
          <table:table-cell table:style-name="ce55" office:value-type="string" calcext:value-type="string">
            <text:p>Dan + Kramer</text:p>
          </table:table-cell>
          <table:table-cell table:style-name="ce55" office:value-type="float" office:value="7" calcext:value-type="float">
            <text:p>7</text:p>
          </table:table-cell>
          <table:table-cell table:style-name="ce64" table:formula="of:=IF(ISBLANK([.BD6]);&quot;&quot;;IF([.BD6]=[.BB6];&quot;D&quot;;IF([.BB6]&gt;[.BD6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6]+[.BF6]" office:value-type="float" office:value="19" calcext:value-type="float">
            <text:p>19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BH6:.BJ6])" office:value-type="float" office:value="8" calcext:value-type="float">
            <text:p>8</text:p>
          </table:table-cell>
          <table:table-cell table:style-name="ce55" office:value-type="string" calcext:value-type="string">
            <text:p>Phil</text:p>
          </table:table-cell>
          <table:table-cell table:style-name="ce55" office:value-type="float" office:value="17" calcext:value-type="float">
            <text:p>17</text:p>
          </table:table-cell>
          <table:table-cell table:style-name="ce64" table:formula="of:=IF(ISBLANK([.BM6]);&quot;&quot;;IF([.BM6]=[.BK6];&quot;D&quot;;IF([.BK6]&gt;[.BM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6]+[.BO6]" office:value-type="float" office:value="13" calcext:value-type="float">
            <text:p>13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Jason Chang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 table:style-name="ce26" office:value-type="string" calcext:value-type="string">
            <text:p>Dark Eldar</text:p>
          </table:table-cell>
          <table:table-cell table:style-name="ce39" table:formula="of:=(IF([.$U7]=&quot;W&quot;;1;0))+(IF([.$AM7]=&quot;W&quot;;1;0))+(IF([.$BE7]=&quot;W&quot;;1;0))" office:value-type="float" office:value="1" calcext:value-type="float">
            <text:p>1</text:p>
          </table:table-cell>
          <table:table-cell table:style-name="ce39" table:formula="of:=(IF([.$U7]=&quot;W&quot;;1;0))+(IF([.$AD7]=&quot;W&quot;;1;0))+(IF([.$AM7]=&quot;W&quot;;1;0))+(IF([.$AV7]=&quot;W&quot;;1;0))+(IF([.$BE7]=&quot;W&quot;;1;0))+(IF([.$BN7]=&quot;W&quot;;1;0))" office:value-type="float" office:value="1" calcext:value-type="float">
            <text:p>1</text:p>
          </table:table-cell>
          <table:table-cell table:style-name="ce43" table:formula="of:=(IF([.$U7]=&quot;D&quot;;1;0))+(IF([.$AD7]=&quot;D&quot;;1;0))+(IF([.$AM7]=&quot;D&quot;;1;0))+(IF([.$AV7]=&quot;D&quot;;1;0))+(IF([.$BE7]=&quot;D&quot;;1;0))+(IF([.$BN7]=&quot;D&quot;;1;0))" office:value-type="float" office:value="0" calcext:value-type="float">
            <text:p>0</text:p>
          </table:table-cell>
          <table:table-cell table:style-name="ce43" table:formula="of:=(IF([.$U7]=&quot;L&quot;;1;0))+(IF([.$AD7]=&quot;L&quot;;1;0))+(IF([.$AM7]=&quot;L&quot;;1;0))+(IF([.$AV7]=&quot;L&quot;;1;0))+(IF([.$BE7]=&quot;L&quot;;1;0))+(IF([.$BN7]=&quot;L&quot;;1;0))" office:value-type="float" office:value="2" calcext:value-type="float">
            <text:p>2</text:p>
          </table:table-cell>
          <table:table-cell table:style-name="ce48" table:formula="of:=[.R7]+[.AA7]+[.AJ7]+[.AS7]+[.BB7]+[.BK7]" office:value-type="float" office:value="43" calcext:value-type="float">
            <text:p>43</text:p>
          </table:table-cell>
          <table:table-cell table:style-name="ce52" table:formula="of:=[.V7]+[.AE7]+[.AN7]+[.AW7]+[.BF7]+[.BO7]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7" table:formula="of:=SUM([.I7:.K7])" office:value-type="float" office:value="58" calcext:value-type="float">
            <text:p>58</text:p>
          </table:table-cell>
          <table:table-cell table:style-name="ce57" table:formula="of:=IF([.B7]=&quot;Warlord&quot;;CEILING([.L7]/2);[.L7])" office:value-type="float" office:value="58" calcext:value-type="float">
            <text:p>58</text:p>
          </table:table-cell>
          <table:table-cell table:style-name="ce57"/>
          <table:table-cell table:style-name="ce61" office:value-type="float" office:value="5" calcext:value-type="float">
            <text:p>5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4" table:formula="of:=SUM([.O7:.Q7])" office:value-type="float" office:value="11" calcext:value-type="float">
            <text:p>11</text:p>
          </table:table-cell>
          <table:table-cell table:style-name="ce55" office:value-type="string" calcext:value-type="string">
            <text:p>Rad</text:p>
          </table:table-cell>
          <table:table-cell table:style-name="ce55" office:value-type="float" office:value="10" calcext:value-type="float">
            <text:p>10</text:p>
          </table:table-cell>
          <table:table-cell table:style-name="ce64" table:formula="of:=IF(ISBLANK([.T7]);&quot;&quot;;IF([.T7]=[.R7];&quot;D&quot;;IF([.R7]&gt;[.T7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7]+[.V7]" office:value-type="float" office:value="16" calcext:value-type="float">
            <text:p>16</text:p>
          </table:table-cell>
          <table:table-cell table:style-name="ce61"/>
          <table:table-cell table:style-name="ce63" table:number-columns-repeated="2"/>
          <table:table-cell table:style-name="ce64" table:formula="of:=SUM([.X7:.Z7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7]);&quot;&quot;;IF([.AC7]=[.AA7];&quot;D&quot;;IF([.AA7]&gt;[.AC7];&quot;W&quot;;&quot;L&quot;)))">
            <text:p/>
          </table:table-cell>
          <table:table-cell table:style-name="ce63"/>
          <table:table-cell table:style-name="ce57" table:formula="of:=[.AA7]+[.AE7]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4" table:formula="of:=SUM([.AG7:.AI7])" office:value-type="float" office:value="15" calcext:value-type="float">
            <text:p>15</text:p>
          </table:table-cell>
          <table:table-cell table:style-name="ce55" office:value-type="string" calcext:value-type="string">
            <text:p>Phil</text:p>
          </table:table-cell>
          <table:table-cell table:style-name="ce55" office:value-type="float" office:value="19" calcext:value-type="float">
            <text:p>19</text:p>
          </table:table-cell>
          <table:table-cell table:style-name="ce64" table:formula="of:=IF(ISBLANK([.AL7]);&quot;&quot;;IF([.AL7]=[.AJ7];&quot;D&quot;;IF([.AJ7]&gt;[.AL7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7]+[.AN7]" office:value-type="float" office:value="20" calcext:value-type="float">
            <text:p>20</text:p>
          </table:table-cell>
          <table:table-cell table:style-name="ce61"/>
          <table:table-cell table:style-name="ce63" table:number-columns-repeated="2"/>
          <table:table-cell table:style-name="ce64" table:formula="of:=SUM([.AP7:.AR7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7]);&quot;&quot;;IF([.AU7]=[.AS7];&quot;D&quot;;IF([.AS7]&gt;[.AU7];&quot;W&quot;;&quot;L&quot;)))">
            <text:p/>
          </table:table-cell>
          <table:table-cell table:style-name="ce63"/>
          <table:table-cell table:style-name="ce57" table:formula="of:=[.AS7]+[.AW7]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AY7:.BA7])" office:value-type="float" office:value="17" calcext:value-type="float">
            <text:p>17</text:p>
          </table:table-cell>
          <table:table-cell table:style-name="ce55" office:value-type="string" calcext:value-type="string">
            <text:p>Charvel + Heather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BD7]);&quot;&quot;;IF([.BD7]=[.BB7];&quot;D&quot;;IF([.BB7]&gt;[.BD7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7]+[.BF7]" office:value-type="float" office:value="22" calcext:value-type="float">
            <text:p>22</text:p>
          </table:table-cell>
          <table:table-cell table:style-name="ce61"/>
          <table:table-cell table:style-name="ce63" table:number-columns-repeated="2"/>
          <table:table-cell table:style-name="ce64" table:formula="of:=SUM([.BH7:.BJ7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7]);&quot;&quot;;IF([.BM7]=[.BK7];&quot;D&quot;;IF([.BK7]&gt;[.BM7];&quot;W&quot;;&quot;L&quot;)))">
            <text:p/>
          </table:table-cell>
          <table:table-cell table:style-name="ce63"/>
          <table:table-cell table:style-name="ce57" table:formula="of:=[.BK7]+[.BO7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7" office:value-type="string" calcext:value-type="string">
            <text:p>Ian Logsdon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Virtue</text:p>
          </table:table-cell>
          <table:table-cell table:style-name="ce29" office:value-type="string" calcext:value-type="string">
            <text:p>Daemonkin</text:p>
          </table:table-cell>
          <table:table-cell table:style-name="ce39" table:formula="of:=(IF([.$U8]=&quot;W&quot;;1;0))+(IF([.$AM8]=&quot;W&quot;;1;0))+(IF([.$BE8]=&quot;W&quot;;1;0))" office:value-type="float" office:value="1" calcext:value-type="float">
            <text:p>1</text:p>
          </table:table-cell>
          <table:table-cell table:style-name="ce39" table:formula="of:=(IF([.$U8]=&quot;W&quot;;1;0))+(IF([.$AD8]=&quot;W&quot;;1;0))+(IF([.$AM8]=&quot;W&quot;;1;0))+(IF([.$AV8]=&quot;W&quot;;1;0))+(IF([.$BE8]=&quot;W&quot;;1;0))+(IF([.$BN8]=&quot;W&quot;;1;0))" office:value-type="float" office:value="2" calcext:value-type="float">
            <text:p>2</text:p>
          </table:table-cell>
          <table:table-cell table:style-name="ce43" table:formula="of:=(IF([.$U8]=&quot;D&quot;;1;0))+(IF([.$AD8]=&quot;D&quot;;1;0))+(IF([.$AM8]=&quot;D&quot;;1;0))+(IF([.$AV8]=&quot;D&quot;;1;0))+(IF([.$BE8]=&quot;D&quot;;1;0))+(IF([.$BN8]=&quot;D&quot;;1;0))" office:value-type="float" office:value="0" calcext:value-type="float">
            <text:p>0</text:p>
          </table:table-cell>
          <table:table-cell table:style-name="ce43" table:formula="of:=(IF([.$U8]=&quot;L&quot;;1;0))+(IF([.$AD8]=&quot;L&quot;;1;0))+(IF([.$AM8]=&quot;L&quot;;1;0))+(IF([.$AV8]=&quot;L&quot;;1;0))+(IF([.$BE8]=&quot;L&quot;;1;0))+(IF([.$BN8]=&quot;L&quot;;1;0))" office:value-type="float" office:value="4" calcext:value-type="float">
            <text:p>4</text:p>
          </table:table-cell>
          <table:table-cell table:style-name="ce48" table:formula="of:=[.R8]+[.AA8]+[.AJ8]+[.AS8]+[.BB8]+[.BK8]" office:value-type="float" office:value="67" calcext:value-type="float">
            <text:p>67</text:p>
          </table:table-cell>
          <table:table-cell table:style-name="ce52" table:formula="of:=[.V8]+[.AE8]+[.AN8]+[.AW8]+[.BF8]+[.BO8]" office:value-type="float" office:value="30" calcext:value-type="float">
            <text:p>30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8:.K8])" office:value-type="float" office:value="114" calcext:value-type="float">
            <text:p>114</text:p>
          </table:table-cell>
          <table:table-cell table:style-name="ce57" table:formula="of:=IF([.B8]=&quot;Warlord&quot;;CEILING([.L8]/2);[.L8])" office:value-type="float" office:value="57" calcext:value-type="float">
            <text:p>57</text:p>
          </table:table-cell>
          <table:table-cell table:style-name="ce57"/>
          <table:table-cell table:style-name="ce61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O8:.Q8])" office:value-type="float" office:value="10" calcext:value-type="float">
            <text:p>10</text:p>
          </table:table-cell>
          <table:table-cell table:style-name="ce55" office:value-type="string" calcext:value-type="string">
            <text:p>Scott</text:p>
          </table:table-cell>
          <table:table-cell table:style-name="ce55" office:value-type="float" office:value="19" calcext:value-type="float">
            <text:p>19</text:p>
          </table:table-cell>
          <table:table-cell table:style-name="ce64" table:formula="of:=IF(ISBLANK([.T8]);&quot;&quot;;IF([.T8]=[.R8];&quot;D&quot;;IF([.R8]&gt;[.T8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8]+[.V8]" office:value-type="float" office:value="15" calcext:value-type="float">
            <text:p>15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X8:.Z8])" office:value-type="float" office:value="12" calcext:value-type="float">
            <text:p>12</text:p>
          </table:table-cell>
          <table:table-cell table:style-name="ce55" office:value-type="string" calcext:value-type="string">
            <text:p>Jason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AC8]);&quot;&quot;;IF([.AC8]=[.AA8];&quot;D&quot;;IF([.AA8]&gt;[.AC8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8]+[.AE8]" office:value-type="float" office:value="17" calcext:value-type="float">
            <text:p>17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G8:.AI8])" office:value-type="float" office:value="16" calcext:value-type="float">
            <text:p>16</text:p>
          </table:table-cell>
          <table:table-cell table:style-name="ce55" office:value-type="string" calcext:value-type="string">
            <text:p>Sean</text:p>
          </table:table-cell>
          <table:table-cell table:style-name="ce55" office:value-type="float" office:value="4" calcext:value-type="float">
            <text:p>4</text:p>
          </table:table-cell>
          <table:table-cell table:style-name="ce64" table:formula="of:=IF(ISBLANK([.AL8]);&quot;&quot;;IF([.AL8]=[.AJ8];&quot;D&quot;;IF([.AJ8]&gt;[.AL8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8]+[.AN8]" office:value-type="float" office:value="21" calcext:value-type="float">
            <text:p>21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P8:.AR8])" office:value-type="float" office:value="9" calcext:value-type="float">
            <text:p>9</text:p>
          </table:table-cell>
          <table:table-cell table:style-name="ce55" office:value-type="string" calcext:value-type="string">
            <text:p>Phil</text:p>
          </table:table-cell>
          <table:table-cell table:style-name="ce55" office:value-type="float" office:value="13" calcext:value-type="float">
            <text:p>13</text:p>
          </table:table-cell>
          <table:table-cell table:style-name="ce64" table:formula="of:=IF(ISBLANK([.AU8]);&quot;&quot;;IF([.AU8]=[.AS8];&quot;D&quot;;IF([.AS8]&gt;[.AU8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8]+[.AW8]" office:value-type="float" office:value="14" calcext:value-type="float">
            <text:p>14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AY8:.BA8])" office:value-type="float" office:value="17" calcext:value-type="float">
            <text:p>17</text:p>
          </table:table-cell>
          <table:table-cell table:style-name="ce55" office:value-type="string" calcext:value-type="string">
            <text:p>Charvel + Heather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BD8]);&quot;&quot;;IF([.BD8]=[.BB8];&quot;D&quot;;IF([.BB8]&gt;[.BD8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8]+[.BF8]" office:value-type="float" office:value="22" calcext:value-type="float">
            <text:p>2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4" table:formula="of:=SUM([.BH8:.BJ8])" office:value-type="float" office:value="3" calcext:value-type="float">
            <text:p>3</text:p>
          </table:table-cell>
          <table:table-cell table:style-name="ce55" office:value-type="string" calcext:value-type="string">
            <text:p>Mark</text:p>
          </table:table-cell>
          <table:table-cell table:style-name="ce55" office:value-type="float" office:value="19" calcext:value-type="float">
            <text:p>19</text:p>
          </table:table-cell>
          <table:table-cell table:style-name="ce64" table:formula="of:=IF(ISBLANK([.BM8]);&quot;&quot;;IF([.BM8]=[.BK8];&quot;D&quot;;IF([.BK8]&gt;[.BM8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8]+[.BO8]" office:value-type="float" office:value="8" calcext:value-type="float">
            <text:p>8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Ashley Eaton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 table:style-name="ce26" office:value-type="string" calcext:value-type="string">
            <text:p>Space Wolves</text:p>
          </table:table-cell>
          <table:table-cell table:style-name="ce39" table:formula="of:=(IF([.$U9]=&quot;W&quot;;1;0))+(IF([.$AM9]=&quot;W&quot;;1;0))+(IF([.$BE9]=&quot;W&quot;;1;0))" office:value-type="float" office:value="1" calcext:value-type="float">
            <text:p>1</text:p>
          </table:table-cell>
          <table:table-cell table:style-name="ce39" table:formula="of:=(IF([.$U9]=&quot;W&quot;;1;0))+(IF([.$AD9]=&quot;W&quot;;1;0))+(IF([.$AM9]=&quot;W&quot;;1;0))+(IF([.$AV9]=&quot;W&quot;;1;0))+(IF([.$BE9]=&quot;W&quot;;1;0))+(IF([.$BN9]=&quot;W&quot;;1;0))" office:value-type="float" office:value="1" calcext:value-type="float">
            <text:p>1</text:p>
          </table:table-cell>
          <table:table-cell table:style-name="ce43" table:formula="of:=(IF([.$U9]=&quot;D&quot;;1;0))+(IF([.$AD9]=&quot;D&quot;;1;0))+(IF([.$AM9]=&quot;D&quot;;1;0))+(IF([.$AV9]=&quot;D&quot;;1;0))+(IF([.$BE9]=&quot;D&quot;;1;0))+(IF([.$BN9]=&quot;D&quot;;1;0))" office:value-type="float" office:value="0" calcext:value-type="float">
            <text:p>0</text:p>
          </table:table-cell>
          <table:table-cell table:style-name="ce43" table:formula="of:=(IF([.$U9]=&quot;L&quot;;1;0))+(IF([.$AD9]=&quot;L&quot;;1;0))+(IF([.$AM9]=&quot;L&quot;;1;0))+(IF([.$AV9]=&quot;L&quot;;1;0))+(IF([.$BE9]=&quot;L&quot;;1;0))+(IF([.$BN9]=&quot;L&quot;;1;0))" office:value-type="float" office:value="2" calcext:value-type="float">
            <text:p>2</text:p>
          </table:table-cell>
          <table:table-cell table:style-name="ce48" table:formula="of:=[.R9]+[.AA9]+[.AJ9]+[.AS9]+[.BB9]+[.BK9]" office:value-type="float" office:value="25" calcext:value-type="float">
            <text:p>25</text:p>
          </table:table-cell>
          <table:table-cell table:style-name="ce52" table:formula="of:=[.V9]+[.AE9]+[.AN9]+[.AW9]+[.BF9]+[.BO9]" office:value-type="float" office:value="15" calcext:value-type="float">
            <text:p>15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9:.K9])" office:value-type="float" office:value="57" calcext:value-type="float">
            <text:p>57</text:p>
          </table:table-cell>
          <table:table-cell table:style-name="ce57" table:formula="of:=IF([.B9]=&quot;Warlord&quot;;CEILING([.L9]/2);[.L9])" office:value-type="float" office:value="57" calcext:value-type="float">
            <text:p>57</text:p>
          </table:table-cell>
          <table:table-cell table:style-name="ce57"/>
          <table:table-cell table:style-name="ce61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O9:.Q9])" office:value-type="float" office:value="5" calcext:value-type="float">
            <text:p>5</text:p>
          </table:table-cell>
          <table:table-cell table:style-name="ce55" office:value-type="string" calcext:value-type="string">
            <text:p>Campbell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T9]);&quot;&quot;;IF([.T9]=[.R9];&quot;D&quot;;IF([.R9]&gt;[.T9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9]+[.V9]" office:value-type="float" office:value="10" calcext:value-type="float">
            <text:p>10</text:p>
          </table:table-cell>
          <table:table-cell table:style-name="ce61"/>
          <table:table-cell table:style-name="ce63" table:number-columns-repeated="2"/>
          <table:table-cell table:style-name="ce64" table:formula="of:=SUM([.X9:.Z9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9]);&quot;&quot;;IF([.AC9]=[.AA9];&quot;D&quot;;IF([.AA9]&gt;[.AC9];&quot;W&quot;;&quot;L&quot;)))">
            <text:p/>
          </table:table-cell>
          <table:table-cell table:style-name="ce63"/>
          <table:table-cell table:style-name="ce57" table:formula="of:=[.AA9]+[.AE9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AG9:.AI9])" office:value-type="float" office:value="2" calcext:value-type="float">
            <text:p>2</text:p>
          </table:table-cell>
          <table:table-cell table:style-name="ce55" office:value-type="string" calcext:value-type="string">
            <text:p>Robert</text:p>
          </table:table-cell>
          <table:table-cell table:style-name="ce55" office:value-type="float" office:value="15" calcext:value-type="float">
            <text:p>15</text:p>
          </table:table-cell>
          <table:table-cell table:style-name="ce64" table:formula="of:=IF(ISBLANK([.AL9]);&quot;&quot;;IF([.AL9]=[.AJ9];&quot;D&quot;;IF([.AJ9]&gt;[.AL9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9]+[.AN9]" office:value-type="float" office:value="7" calcext:value-type="float">
            <text:p>7</text:p>
          </table:table-cell>
          <table:table-cell table:style-name="ce61"/>
          <table:table-cell table:style-name="ce63" table:number-columns-repeated="2"/>
          <table:table-cell table:style-name="ce64" table:formula="of:=SUM([.AP9:.AR9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9]);&quot;&quot;;IF([.AU9]=[.AS9];&quot;D&quot;;IF([.AS9]&gt;[.AU9];&quot;W&quot;;&quot;L&quot;)))">
            <text:p/>
          </table:table-cell>
          <table:table-cell table:style-name="ce63"/>
          <table:table-cell table:style-name="ce57" table:formula="of:=[.AS9]+[.AW9]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Y9:.BA9])" office:value-type="float" office:value="18" calcext:value-type="float">
            <text:p>18</text:p>
          </table:table-cell>
          <table:table-cell table:style-name="ce55" office:value-type="string" calcext:value-type="string">
            <text:p>Scott + Mark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BD9]);&quot;&quot;;IF([.BD9]=[.BB9];&quot;D&quot;;IF([.BB9]&gt;[.BD9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9]+[.BF9]" office:value-type="float" office:value="23" calcext:value-type="float">
            <text:p>23</text:p>
          </table:table-cell>
          <table:table-cell table:style-name="ce61"/>
          <table:table-cell table:style-name="ce63" table:number-columns-repeated="2"/>
          <table:table-cell table:style-name="ce64" table:formula="of:=SUM([.BH9:.BJ9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9]);&quot;&quot;;IF([.BM9]=[.BK9];&quot;D&quot;;IF([.BK9]&gt;[.BM9];&quot;W&quot;;&quot;L&quot;)))">
            <text:p/>
          </table:table-cell>
          <table:table-cell table:style-name="ce63"/>
          <table:table-cell table:style-name="ce57" table:formula="of:=[.BK9]+[.BO9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Ron Jorgensen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 table:style-name="ce26" office:value-type="string" calcext:value-type="string">
            <text:p>Space Marines</text:p>
          </table:table-cell>
          <table:table-cell table:style-name="ce39" table:formula="of:=(IF([.$U10]=&quot;W&quot;;1;0))+(IF([.$AM10]=&quot;W&quot;;1;0))+(IF([.$BE10]=&quot;W&quot;;1;0))" office:value-type="float" office:value="1" calcext:value-type="float">
            <text:p>1</text:p>
          </table:table-cell>
          <table:table-cell table:style-name="ce39" table:formula="of:=(IF([.$U10]=&quot;W&quot;;1;0))+(IF([.$AD10]=&quot;W&quot;;1;0))+(IF([.$AM10]=&quot;W&quot;;1;0))+(IF([.$AV10]=&quot;W&quot;;1;0))+(IF([.$BE10]=&quot;W&quot;;1;0))+(IF([.$BN10]=&quot;W&quot;;1;0))" office:value-type="float" office:value="1" calcext:value-type="float">
            <text:p>1</text:p>
          </table:table-cell>
          <table:table-cell table:style-name="ce43" table:formula="of:=(IF([.$U10]=&quot;D&quot;;1;0))+(IF([.$AD10]=&quot;D&quot;;1;0))+(IF([.$AM10]=&quot;D&quot;;1;0))+(IF([.$AV10]=&quot;D&quot;;1;0))+(IF([.$BE10]=&quot;D&quot;;1;0))+(IF([.$BN10]=&quot;D&quot;;1;0))" office:value-type="float" office:value="0" calcext:value-type="float">
            <text:p>0</text:p>
          </table:table-cell>
          <table:table-cell table:style-name="ce43" table:formula="of:=(IF([.$U10]=&quot;L&quot;;1;0))+(IF([.$AD10]=&quot;L&quot;;1;0))+(IF([.$AM10]=&quot;L&quot;;1;0))+(IF([.$AV10]=&quot;L&quot;;1;0))+(IF([.$BE10]=&quot;L&quot;;1;0))+(IF([.$BN10]=&quot;L&quot;;1;0))" office:value-type="float" office:value="2" calcext:value-type="float">
            <text:p>2</text:p>
          </table:table-cell>
          <table:table-cell table:style-name="ce48" table:formula="of:=[.R10]+[.AA10]+[.AJ10]+[.AS10]+[.BB10]+[.BK10]" office:value-type="float" office:value="23" calcext:value-type="float">
            <text:p>23</text:p>
          </table:table-cell>
          <table:table-cell table:style-name="ce52" table:formula="of:=[.V10]+[.AE10]+[.AN10]+[.AW10]+[.BF10]+[.BO10]" office:value-type="float" office:value="14" calcext:value-type="float">
            <text:p>14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10:.K10])" office:value-type="float" office:value="54" calcext:value-type="float">
            <text:p>54</text:p>
          </table:table-cell>
          <table:table-cell table:style-name="ce57" table:formula="of:=IF([.B10]=&quot;Warlord&quot;;CEILING([.L10]/2);[.L10])" office:value-type="float" office:value="54" calcext:value-type="float">
            <text:p>54</text:p>
          </table:table-cell>
          <table:table-cell table:style-name="ce57"/>
          <table:table-cell table:style-name="ce61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O10:.Q10])" office:value-type="float" office:value="11" calcext:value-type="float">
            <text:p>11</text:p>
          </table:table-cell>
          <table:table-cell table:style-name="ce55" office:value-type="string" calcext:value-type="string">
            <text:p>Heather H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T10]);&quot;&quot;;IF([.T10]=[.R10];&quot;D&quot;;IF([.R10]&gt;[.T10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0]+[.V10]" office:value-type="float" office:value="16" calcext:value-type="float">
            <text:p>16</text:p>
          </table:table-cell>
          <table:table-cell table:style-name="ce61"/>
          <table:table-cell table:style-name="ce63" table:number-columns-repeated="2"/>
          <table:table-cell table:style-name="ce64" table:formula="of:=SUM([.X10:.Z10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10]);&quot;&quot;;IF([.AC10]=[.AA10];&quot;D&quot;;IF([.AA10]&gt;[.AC10];&quot;W&quot;;&quot;L&quot;)))">
            <text:p/>
          </table:table-cell>
          <table:table-cell table:style-name="ce63"/>
          <table:table-cell table:style-name="ce57" table:formula="of:=[.AA10]+[.AE10]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4" table:formula="of:=SUM([.AG10:.AI10])" office:value-type="float" office:value="3" calcext:value-type="float">
            <text:p>3</text:p>
          </table:table-cell>
          <table:table-cell table:style-name="ce55" office:value-type="string" calcext:value-type="string">
            <text:p>Campbell</text:p>
          </table:table-cell>
          <table:table-cell table:style-name="ce55" office:value-type="float" office:value="10" calcext:value-type="float">
            <text:p>10</text:p>
          </table:table-cell>
          <table:table-cell table:style-name="ce64" table:formula="of:=IF(ISBLANK([.AL10]);&quot;&quot;;IF([.AL10]=[.AJ10];&quot;D&quot;;IF([.AJ10]&gt;[.AL10];&quot;W&quot;;&quot;L&quot;)))" office:value-type="string" office:string-value="L" calcext:value-type="string">
            <text:p>L</text:p>
          </table:table-cell>
          <table:table-cell table:style-name="ce63" office:value-type="float" office:value="4" calcext:value-type="float">
            <text:p>4</text:p>
          </table:table-cell>
          <table:table-cell table:style-name="ce57" table:formula="of:=[.AJ10]+[.AN10]" office:value-type="float" office:value="7" calcext:value-type="float">
            <text:p>7</text:p>
          </table:table-cell>
          <table:table-cell table:style-name="ce61"/>
          <table:table-cell table:style-name="ce63" table:number-columns-repeated="2"/>
          <table:table-cell table:style-name="ce64" table:formula="of:=SUM([.AP10:.AR10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10]);&quot;&quot;;IF([.AU10]=[.AS10];&quot;D&quot;;IF([.AS10]&gt;[.AU10];&quot;W&quot;;&quot;L&quot;)))">
            <text:p/>
          </table:table-cell>
          <table:table-cell table:style-name="ce63"/>
          <table:table-cell table:style-name="ce57" table:formula="of:=[.AS10]+[.AW10]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4" table:formula="of:=SUM([.AY10:.BA10])" office:value-type="float" office:value="9" calcext:value-type="float">
            <text:p>9</text:p>
          </table:table-cell>
          <table:table-cell table:style-name="ce55" office:value-type="string" calcext:value-type="string">
            <text:p>Jason + Craig</text:p>
          </table:table-cell>
          <table:table-cell table:style-name="ce55" office:value-type="float" office:value="13" calcext:value-type="float">
            <text:p>13</text:p>
          </table:table-cell>
          <table:table-cell table:style-name="ce64" table:formula="of:=IF(ISBLANK([.BD10]);&quot;&quot;;IF([.BD10]=[.BB10];&quot;D&quot;;IF([.BB10]&gt;[.BD10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10]+[.BF10]" office:value-type="float" office:value="14" calcext:value-type="float">
            <text:p>14</text:p>
          </table:table-cell>
          <table:table-cell table:style-name="ce61"/>
          <table:table-cell table:style-name="ce63" table:number-columns-repeated="2"/>
          <table:table-cell table:style-name="ce64" table:formula="of:=SUM([.BH10:.BJ10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10]);&quot;&quot;;IF([.BM10]=[.BK10];&quot;D&quot;;IF([.BK10]&gt;[.BM10];&quot;W&quot;;&quot;L&quot;)))">
            <text:p/>
          </table:table-cell>
          <table:table-cell table:style-name="ce63"/>
          <table:table-cell table:style-name="ce57" table:formula="of:=[.BK10]+[.BO10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Jonathan Schoenheir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 table:style-name="ce29" office:value-type="string" calcext:value-type="string">
            <text:p>Dark Angels</text:p>
          </table:table-cell>
          <table:table-cell table:style-name="ce39" table:formula="of:=(IF([.$U11]=&quot;W&quot;;1;0))+(IF([.$AM11]=&quot;W&quot;;1;0))+(IF([.$BE11]=&quot;W&quot;;1;0))" office:value-type="float" office:value="1" calcext:value-type="float">
            <text:p>1</text:p>
          </table:table-cell>
          <table:table-cell table:style-name="ce39" table:formula="of:=(IF([.$U11]=&quot;W&quot;;1;0))+(IF([.$AD11]=&quot;W&quot;;1;0))+(IF([.$AM11]=&quot;W&quot;;1;0))+(IF([.$AV11]=&quot;W&quot;;1;0))+(IF([.$BE11]=&quot;W&quot;;1;0))+(IF([.$BN11]=&quot;W&quot;;1;0))" office:value-type="float" office:value="3" calcext:value-type="float">
            <text:p>3</text:p>
          </table:table-cell>
          <table:table-cell table:style-name="ce43" table:formula="of:=(IF([.$U11]=&quot;D&quot;;1;0))+(IF([.$AD11]=&quot;D&quot;;1;0))+(IF([.$AM11]=&quot;D&quot;;1;0))+(IF([.$AV11]=&quot;D&quot;;1;0))+(IF([.$BE11]=&quot;D&quot;;1;0))+(IF([.$BN11]=&quot;D&quot;;1;0))" office:value-type="float" office:value="0" calcext:value-type="float">
            <text:p>0</text:p>
          </table:table-cell>
          <table:table-cell table:style-name="ce43" table:formula="of:=(IF([.$U11]=&quot;L&quot;;1;0))+(IF([.$AD11]=&quot;L&quot;;1;0))+(IF([.$AM11]=&quot;L&quot;;1;0))+(IF([.$AV11]=&quot;L&quot;;1;0))+(IF([.$BE11]=&quot;L&quot;;1;0))+(IF([.$BN11]=&quot;L&quot;;1;0))" office:value-type="float" office:value="3" calcext:value-type="float">
            <text:p>3</text:p>
          </table:table-cell>
          <table:table-cell table:style-name="ce48" table:formula="of:=[.R11]+[.AA11]+[.AJ11]+[.AS11]+[.BB11]+[.BK11]" office:value-type="float" office:value="67" calcext:value-type="float">
            <text:p>67</text:p>
          </table:table-cell>
          <table:table-cell table:style-name="ce52" table:formula="of:=[.V11]+[.AE11]+[.AN11]+[.AW11]+[.BF11]+[.BO11]" office:value-type="float" office:value="30" calcext:value-type="float">
            <text:p>30</text:p>
          </table:table-cell>
          <table:table-cell table:style-name="ce55" office:value-type="float" office:value="9" calcext:value-type="float">
            <text:p>9</text:p>
          </table:table-cell>
          <table:table-cell table:style-name="ce57" table:formula="of:=SUM([.I11:.K11])" office:value-type="float" office:value="106" calcext:value-type="float">
            <text:p>106</text:p>
          </table:table-cell>
          <table:table-cell table:style-name="ce57" table:formula="of:=IF([.B11]=&quot;Warlord&quot;;CEILING([.L11]/2);[.L11])" office:value-type="float" office:value="53" calcext:value-type="float">
            <text:p>53</text:p>
          </table:table-cell>
          <table:table-cell table:style-name="ce57"/>
          <table:table-cell table:style-name="ce61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O11:.Q11])" office:value-type="float" office:value="6" calcext:value-type="float">
            <text:p>6</text:p>
          </table:table-cell>
          <table:table-cell table:style-name="ce55" office:value-type="string" calcext:value-type="string">
            <text:p>David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T11]);&quot;&quot;;IF([.T11]=[.R11];&quot;D&quot;;IF([.R11]&gt;[.T11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1]+[.V11]" office:value-type="float" office:value="11" calcext:value-type="float">
            <text:p>11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X11:.Z11])" office:value-type="float" office:value="11" calcext:value-type="float">
            <text:p>11</text:p>
          </table:table-cell>
          <table:table-cell table:style-name="ce55" office:value-type="string" calcext:value-type="string">
            <text:p>Craig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AC11]);&quot;&quot;;IF([.AC11]=[.AA11];&quot;D&quot;;IF([.AA11]&gt;[.AC11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11]+[.AE11]" office:value-type="float" office:value="16" calcext:value-type="float">
            <text:p>16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AG11:.AI11])" office:value-type="float" office:value="13" calcext:value-type="float">
            <text:p>13</text:p>
          </table:table-cell>
          <table:table-cell table:style-name="ce55" office:value-type="string" calcext:value-type="string">
            <text:p>Mark</text:p>
          </table:table-cell>
          <table:table-cell table:style-name="ce55" office:value-type="float" office:value="19" calcext:value-type="float">
            <text:p>19</text:p>
          </table:table-cell>
          <table:table-cell table:style-name="ce64" table:formula="of:=IF(ISBLANK([.AL11]);&quot;&quot;;IF([.AL11]=[.AJ11];&quot;D&quot;;IF([.AJ11]&gt;[.AL11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11]+[.AN11]" office:value-type="float" office:value="18" calcext:value-type="float">
            <text:p>1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P11:.AR11])" office:value-type="float" office:value="20" calcext:value-type="float">
            <text:p>20</text:p>
          </table:table-cell>
          <table:table-cell table:style-name="ce55" office:value-type="string" calcext:value-type="string">
            <text:p>Jason S</text:p>
          </table:table-cell>
          <table:table-cell table:style-name="ce55" office:value-type="float" office:value="10" calcext:value-type="float">
            <text:p>10</text:p>
          </table:table-cell>
          <table:table-cell table:style-name="ce64" table:formula="of:=IF(ISBLANK([.AU11]);&quot;&quot;;IF([.AU11]=[.AS11];&quot;D&quot;;IF([.AS11]&gt;[.AU11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11]+[.AW11]" office:value-type="float" office:value="25" calcext:value-type="float">
            <text:p>25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AY11:.BA11])" office:value-type="float" office:value="11" calcext:value-type="float">
            <text:p>11</text:p>
          </table:table-cell>
          <table:table-cell table:style-name="ce55" office:value-type="string" calcext:value-type="string">
            <text:p>Sean + Craig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BD11]);&quot;&quot;;IF([.BD11]=[.BB11];&quot;D&quot;;IF([.BB11]&gt;[.BD11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11]+[.BF11]" office:value-type="float" office:value="16" calcext:value-type="float">
            <text:p>16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4" table:formula="of:=SUM([.BH11:.BJ11])" office:value-type="float" office:value="6" calcext:value-type="float">
            <text:p>6</text:p>
          </table:table-cell>
          <table:table-cell table:style-name="ce55" office:value-type="string" calcext:value-type="string">
            <text:p>Scott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BM11]);&quot;&quot;;IF([.BM11]=[.BK11];&quot;D&quot;;IF([.BK11]&gt;[.BM11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11]+[.BO11]" office:value-type="float" office:value="11" calcext:value-type="float">
            <text:p>11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7" office:value-type="string" calcext:value-type="string">
            <text:p>Nathan Volpi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Virtue</text:p>
          </table:table-cell>
          <table:table-cell table:style-name="ce29" office:value-type="string" calcext:value-type="string">
            <text:p>Imperial Knights</text:p>
          </table:table-cell>
          <table:table-cell table:style-name="ce39" table:formula="of:=(IF([.$U12]=&quot;W&quot;;1;0))+(IF([.$AM12]=&quot;W&quot;;1;0))+(IF([.$BE12]=&quot;W&quot;;1;0))" office:value-type="float" office:value="1" calcext:value-type="float">
            <text:p>1</text:p>
          </table:table-cell>
          <table:table-cell table:style-name="ce39" table:formula="of:=(IF([.$U12]=&quot;W&quot;;1;0))+(IF([.$AD12]=&quot;W&quot;;1;0))+(IF([.$AM12]=&quot;W&quot;;1;0))+(IF([.$AV12]=&quot;W&quot;;1;0))+(IF([.$BE12]=&quot;W&quot;;1;0))+(IF([.$BN12]=&quot;W&quot;;1;0))" office:value-type="float" office:value="2" calcext:value-type="float">
            <text:p>2</text:p>
          </table:table-cell>
          <table:table-cell table:style-name="ce43" table:formula="of:=(IF([.$U12]=&quot;D&quot;;1;0))+(IF([.$AD12]=&quot;D&quot;;1;0))+(IF([.$AM12]=&quot;D&quot;;1;0))+(IF([.$AV12]=&quot;D&quot;;1;0))+(IF([.$BE12]=&quot;D&quot;;1;0))+(IF([.$BN12]=&quot;D&quot;;1;0))" office:value-type="float" office:value="1" calcext:value-type="float">
            <text:p>1</text:p>
          </table:table-cell>
          <table:table-cell table:style-name="ce43" table:formula="of:=(IF([.$U12]=&quot;L&quot;;1;0))+(IF([.$AD12]=&quot;L&quot;;1;0))+(IF([.$AM12]=&quot;L&quot;;1;0))+(IF([.$AV12]=&quot;L&quot;;1;0))+(IF([.$BE12]=&quot;L&quot;;1;0))+(IF([.$BN12]=&quot;L&quot;;1;0))" office:value-type="float" office:value="3" calcext:value-type="float">
            <text:p>3</text:p>
          </table:table-cell>
          <table:table-cell table:style-name="ce48" table:formula="of:=[.R12]+[.AA12]+[.AJ12]+[.AS12]+[.BB12]+[.BK12]" office:value-type="float" office:value="73" calcext:value-type="float">
            <text:p>73</text:p>
          </table:table-cell>
          <table:table-cell table:style-name="ce52" table:formula="of:=[.V12]+[.AE12]+[.AN12]+[.AW12]+[.BF12]+[.BO12]" office:value-type="float" office:value="30" calcext:value-type="float">
            <text:p>30</text:p>
          </table:table-cell>
          <table:table-cell table:style-name="ce55" office:value-type="float" office:value="0" calcext:value-type="float">
            <text:p>0</text:p>
          </table:table-cell>
          <table:table-cell table:style-name="ce57" table:formula="of:=SUM([.I12:.K12])" office:value-type="float" office:value="103" calcext:value-type="float">
            <text:p>103</text:p>
          </table:table-cell>
          <table:table-cell table:style-name="ce57" table:formula="of:=IF([.B12]=&quot;Warlord&quot;;CEILING([.L12]/2);[.L12])" office:value-type="float" office:value="52" calcext:value-type="float">
            <text:p>52</text:p>
          </table:table-cell>
          <table:table-cell table:style-name="ce57"/>
          <table:table-cell table:style-name="ce61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O12:.Q12])" office:value-type="float" office:value="14" calcext:value-type="float">
            <text:p>14</text:p>
          </table:table-cell>
          <table:table-cell table:style-name="ce55" office:value-type="string" calcext:value-type="string">
            <text:p>Craig</text:p>
          </table:table-cell>
          <table:table-cell table:style-name="ce55" office:value-type="float" office:value="14" calcext:value-type="float">
            <text:p>14</text:p>
          </table:table-cell>
          <table:table-cell table:style-name="ce64" table:formula="of:=IF(ISBLANK([.T12]);&quot;&quot;;IF([.T12]=[.R12];&quot;D&quot;;IF([.R12]&gt;[.T12];&quot;W&quot;;&quot;L&quot;)))" office:value-type="string" office:string-value="D" calcext:value-type="string">
            <text:p>D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2]+[.V12]" office:value-type="float" office:value="19" calcext:value-type="float">
            <text:p>19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X12:.Z12])" office:value-type="float" office:value="13" calcext:value-type="float">
            <text:p>13</text:p>
          </table:table-cell>
          <table:table-cell table:style-name="ce55" office:value-type="string" calcext:value-type="string">
            <text:p>Dan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AC12]);&quot;&quot;;IF([.AC12]=[.AA12];&quot;D&quot;;IF([.AA12]&gt;[.AC12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12]+[.AE12]" office:value-type="float" office:value="18" calcext:value-type="float">
            <text:p>18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G12:.AI12])" office:value-type="float" office:value="7" calcext:value-type="float">
            <text:p>7</text:p>
          </table:table-cell>
          <table:table-cell table:style-name="ce55" office:value-type="string" calcext:value-type="string">
            <text:p>David</text:p>
          </table:table-cell>
          <table:table-cell table:style-name="ce55" office:value-type="float" office:value="8" calcext:value-type="float">
            <text:p>8</text:p>
          </table:table-cell>
          <table:table-cell table:style-name="ce64" table:formula="of:=IF(ISBLANK([.AL12]);&quot;&quot;;IF([.AL12]=[.AJ12];&quot;D&quot;;IF([.AJ12]&gt;[.AL12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12]+[.AN12]" office:value-type="float" office:value="12" calcext:value-type="float">
            <text:p>12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AP12:.AR12])" office:value-type="float" office:value="5" calcext:value-type="float">
            <text:p>5</text:p>
          </table:table-cell>
          <table:table-cell table:style-name="ce55" office:value-type="string" calcext:value-type="string">
            <text:p>Scott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AU12]);&quot;&quot;;IF([.AU12]=[.AS12];&quot;D&quot;;IF([.AS12]&gt;[.AU12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12]+[.AW12]" office:value-type="float" office:value="10" calcext:value-type="float">
            <text:p>10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Y12:.BA12])" office:value-type="float" office:value="14" calcext:value-type="float">
            <text:p>14</text:p>
          </table:table-cell>
          <table:table-cell table:style-name="ce55" office:value-type="string" calcext:value-type="string">
            <text:p>Dan + Kramer</text:p>
          </table:table-cell>
          <table:table-cell table:style-name="ce55" office:value-type="float" office:value="7" calcext:value-type="float">
            <text:p>7</text:p>
          </table:table-cell>
          <table:table-cell table:style-name="ce64" table:formula="of:=IF(ISBLANK([.BD12]);&quot;&quot;;IF([.BD12]=[.BB12];&quot;D&quot;;IF([.BB12]&gt;[.BD12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12]+[.BF12]" office:value-type="float" office:value="19" calcext:value-type="float">
            <text:p>19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BH12:.BJ12])" office:value-type="float" office:value="20" calcext:value-type="float">
            <text:p>20</text:p>
          </table:table-cell>
          <table:table-cell table:style-name="ce55" office:value-type="string" calcext:value-type="string">
            <text:p>Jason C</text:p>
          </table:table-cell>
          <table:table-cell table:style-name="ce55" office:value-type="float" office:value="1" calcext:value-type="float">
            <text:p>1</text:p>
          </table:table-cell>
          <table:table-cell table:style-name="ce64" table:formula="of:=IF(ISBLANK([.BM12]);&quot;&quot;;IF([.BM12]=[.BK12];&quot;D&quot;;IF([.BK12]&gt;[.BM12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12]+[.BO12]" office:value-type="float" office:value="25" calcext:value-type="float">
            <text:p>25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Travis Hallmark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 table:style-name="ce26" office:value-type="string" calcext:value-type="string">
            <text:p>Tau</text:p>
          </table:table-cell>
          <table:table-cell table:style-name="ce39" table:formula="of:=(IF([.$U13]=&quot;W&quot;;1;0))+(IF([.$AM13]=&quot;W&quot;;1;0))+(IF([.$BE13]=&quot;W&quot;;1;0))" office:value-type="float" office:value="2" calcext:value-type="float">
            <text:p>2</text:p>
          </table:table-cell>
          <table:table-cell table:style-name="ce39" table:formula="of:=(IF([.$U13]=&quot;W&quot;;1;0))+(IF([.$AD13]=&quot;W&quot;;1;0))+(IF([.$AM13]=&quot;W&quot;;1;0))+(IF([.$AV13]=&quot;W&quot;;1;0))+(IF([.$BE13]=&quot;W&quot;;1;0))+(IF([.$BN13]=&quot;W&quot;;1;0))" office:value-type="float" office:value="2" calcext:value-type="float">
            <text:p>2</text:p>
          </table:table-cell>
          <table:table-cell table:style-name="ce43" table:formula="of:=(IF([.$U13]=&quot;D&quot;;1;0))+(IF([.$AD13]=&quot;D&quot;;1;0))+(IF([.$AM13]=&quot;D&quot;;1;0))+(IF([.$AV13]=&quot;D&quot;;1;0))+(IF([.$BE13]=&quot;D&quot;;1;0))+(IF([.$BN13]=&quot;D&quot;;1;0))" office:value-type="float" office:value="0" calcext:value-type="float">
            <text:p>0</text:p>
          </table:table-cell>
          <table:table-cell table:style-name="ce43" table:formula="of:=(IF([.$U13]=&quot;L&quot;;1;0))+(IF([.$AD13]=&quot;L&quot;;1;0))+(IF([.$AM13]=&quot;L&quot;;1;0))+(IF([.$AV13]=&quot;L&quot;;1;0))+(IF([.$BE13]=&quot;L&quot;;1;0))+(IF([.$BN13]=&quot;L&quot;;1;0))" office:value-type="float" office:value="1" calcext:value-type="float">
            <text:p>1</text:p>
          </table:table-cell>
          <table:table-cell table:style-name="ce48" table:formula="of:=[.R13]+[.AA13]+[.AJ13]+[.AS13]+[.BB13]+[.BK13]" office:value-type="float" office:value="37" calcext:value-type="float">
            <text:p>37</text:p>
          </table:table-cell>
          <table:table-cell table:style-name="ce52" table:formula="of:=[.V13]+[.AE13]+[.AN13]+[.AW13]+[.BF13]+[.BO13]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7" table:formula="of:=SUM([.I13:.K13])" office:value-type="float" office:value="52" calcext:value-type="float">
            <text:p>52</text:p>
          </table:table-cell>
          <table:table-cell table:style-name="ce57" table:formula="of:=IF([.B13]=&quot;Warlord&quot;;CEILING([.L13]/2);[.L13])" office:value-type="float" office:value="52" calcext:value-type="float">
            <text:p>52</text:p>
          </table:table-cell>
          <table:table-cell table:style-name="ce57"/>
          <table:table-cell table:style-name="ce61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O13:.Q13])" office:value-type="float" office:value="13" calcext:value-type="float">
            <text:p>13</text:p>
          </table:table-cell>
          <table:table-cell table:style-name="ce55" office:value-type="string" calcext:value-type="string">
            <text:p>Sean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T13]);&quot;&quot;;IF([.T13]=[.R13];&quot;D&quot;;IF([.R13]&gt;[.T13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3]+[.V13]" office:value-type="float" office:value="18" calcext:value-type="float">
            <text:p>18</text:p>
          </table:table-cell>
          <table:table-cell table:style-name="ce61"/>
          <table:table-cell table:style-name="ce63" table:number-columns-repeated="2"/>
          <table:table-cell table:style-name="ce64" table:formula="of:=SUM([.X13:.Z13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13]);&quot;&quot;;IF([.AC13]=[.AA13];&quot;D&quot;;IF([.AA13]&gt;[.AC13];&quot;W&quot;;&quot;L&quot;)))">
            <text:p/>
          </table:table-cell>
          <table:table-cell table:style-name="ce63"/>
          <table:table-cell table:style-name="ce57" table:formula="of:=[.AA13]+[.AE13]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AG13:.AI13])" office:value-type="float" office:value="5" calcext:value-type="float">
            <text:p>5</text:p>
          </table:table-cell>
          <table:table-cell table:style-name="ce55" office:value-type="string" calcext:value-type="string">
            <text:p>Jason</text:p>
          </table:table-cell>
          <table:table-cell table:style-name="ce55" office:value-type="float" office:value="12" calcext:value-type="float">
            <text:p>12</text:p>
          </table:table-cell>
          <table:table-cell table:style-name="ce64" table:formula="of:=IF(ISBLANK([.AL13]);&quot;&quot;;IF([.AL13]=[.AJ13];&quot;D&quot;;IF([.AJ13]&gt;[.AL13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13]+[.AN13]" office:value-type="float" office:value="10" calcext:value-type="float">
            <text:p>10</text:p>
          </table:table-cell>
          <table:table-cell table:style-name="ce61"/>
          <table:table-cell table:style-name="ce63" table:number-columns-repeated="2"/>
          <table:table-cell table:style-name="ce64" table:formula="of:=SUM([.AP13:.AR13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13]);&quot;&quot;;IF([.AU13]=[.AS13];&quot;D&quot;;IF([.AS13]&gt;[.AU13];&quot;W&quot;;&quot;L&quot;)))">
            <text:p/>
          </table:table-cell>
          <table:table-cell table:style-name="ce63"/>
          <table:table-cell table:style-name="ce57" table:formula="of:=[.AS13]+[.AW13]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Y13:.BA13])" office:value-type="float" office:value="19" calcext:value-type="float">
            <text:p>19</text:p>
          </table:table-cell>
          <table:table-cell table:style-name="ce55" office:value-type="string" calcext:value-type="string">
            <text:p>Phil + Rad</text:p>
          </table:table-cell>
          <table:table-cell table:style-name="ce55" office:value-type="float" office:value="5" calcext:value-type="float">
            <text:p>5</text:p>
          </table:table-cell>
          <table:table-cell table:style-name="ce64" table:formula="of:=IF(ISBLANK([.BD13]);&quot;&quot;;IF([.BD13]=[.BB13];&quot;D&quot;;IF([.BB13]&gt;[.BD13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13]+[.BF13]" office:value-type="float" office:value="24" calcext:value-type="float">
            <text:p>24</text:p>
          </table:table-cell>
          <table:table-cell table:style-name="ce61"/>
          <table:table-cell table:style-name="ce63" table:number-columns-repeated="2"/>
          <table:table-cell table:style-name="ce64" table:formula="of:=SUM([.BH13:.BJ13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13]);&quot;&quot;;IF([.BM13]=[.BK13];&quot;D&quot;;IF([.BK13]&gt;[.BM13];&quot;W&quot;;&quot;L&quot;)))">
            <text:p/>
          </table:table-cell>
          <table:table-cell table:style-name="ce63"/>
          <table:table-cell table:style-name="ce57" table:formula="of:=[.BK13]+[.BO13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Greg Hess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 table:style-name="ce29" office:value-type="string" calcext:value-type="string">
            <text:p>Orks</text:p>
          </table:table-cell>
          <table:table-cell table:style-name="ce39" table:formula="of:=(IF([.$U14]=&quot;W&quot;;1;0))+(IF([.$AM14]=&quot;W&quot;;1;0))+(IF([.$BE14]=&quot;W&quot;;1;0))" office:value-type="float" office:value="1" calcext:value-type="float">
            <text:p>1</text:p>
          </table:table-cell>
          <table:table-cell table:style-name="ce39" table:formula="of:=(IF([.$U14]=&quot;W&quot;;1;0))+(IF([.$AD14]=&quot;W&quot;;1;0))+(IF([.$AM14]=&quot;W&quot;;1;0))+(IF([.$AV14]=&quot;W&quot;;1;0))+(IF([.$BE14]=&quot;W&quot;;1;0))+(IF([.$BN14]=&quot;W&quot;;1;0))" office:value-type="float" office:value="1" calcext:value-type="float">
            <text:p>1</text:p>
          </table:table-cell>
          <table:table-cell table:style-name="ce43" table:formula="of:=(IF([.$U14]=&quot;D&quot;;1;0))+(IF([.$AD14]=&quot;D&quot;;1;0))+(IF([.$AM14]=&quot;D&quot;;1;0))+(IF([.$AV14]=&quot;D&quot;;1;0))+(IF([.$BE14]=&quot;D&quot;;1;0))+(IF([.$BN14]=&quot;D&quot;;1;0))" office:value-type="float" office:value="0" calcext:value-type="float">
            <text:p>0</text:p>
          </table:table-cell>
          <table:table-cell table:style-name="ce43" table:formula="of:=(IF([.$U14]=&quot;L&quot;;1;0))+(IF([.$AD14]=&quot;L&quot;;1;0))+(IF([.$AM14]=&quot;L&quot;;1;0))+(IF([.$AV14]=&quot;L&quot;;1;0))+(IF([.$BE14]=&quot;L&quot;;1;0))+(IF([.$BN14]=&quot;L&quot;;1;0))" office:value-type="float" office:value="4" calcext:value-type="float">
            <text:p>4</text:p>
          </table:table-cell>
          <table:table-cell table:style-name="ce48" table:formula="of:=[.R14]+[.AA14]+[.AJ14]+[.AS14]+[.BB14]+[.BK14]" office:value-type="float" office:value="52" calcext:value-type="float">
            <text:p>52</text:p>
          </table:table-cell>
          <table:table-cell table:style-name="ce52" table:formula="of:=[.V14]+[.AE14]+[.AN14]+[.AW14]+[.BF14]+[.BO14]" office:value-type="float" office:value="25" calcext:value-type="float">
            <text:p>25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14:.K14])" office:value-type="float" office:value="94" calcext:value-type="float">
            <text:p>94</text:p>
          </table:table-cell>
          <table:table-cell table:style-name="ce57" table:formula="of:=IF([.B14]=&quot;Warlord&quot;;CEILING([.L14]/2);[.L14])" office:value-type="float" office:value="47" calcext:value-type="float">
            <text:p>47</text:p>
          </table:table-cell>
          <table:table-cell table:style-name="ce57"/>
          <table:table-cell table:style-name="ce61" office:value-type="float" office:value="0" calcext:value-type="float">
            <text:p>0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O14:.Q14])" office:value-type="float" office:value="11" calcext:value-type="float">
            <text:p>11</text:p>
          </table:table-cell>
          <table:table-cell table:style-name="ce55" office:value-type="string" calcext:value-type="string">
            <text:p>Dan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T14]);&quot;&quot;;IF([.T14]=[.R14];&quot;D&quot;;IF([.R14]&gt;[.T14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4]+[.V14]" office:value-type="float" office:value="16" calcext:value-type="float">
            <text:p>16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X14:.Z14])" office:value-type="float" office:value="10" calcext:value-type="float">
            <text:p>10</text:p>
          </table:table-cell>
          <table:table-cell table:style-name="ce55" office:value-type="string" calcext:value-type="string">
            <text:p>Dave R</text:p>
          </table:table-cell>
          <table:table-cell table:style-name="ce55" office:value-type="float" office:value="14" calcext:value-type="float">
            <text:p>14</text:p>
          </table:table-cell>
          <table:table-cell table:style-name="ce64" table:formula="of:=IF(ISBLANK([.AC14]);&quot;&quot;;IF([.AC14]=[.AA14];&quot;D&quot;;IF([.AA14]&gt;[.AC14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14]+[.AE14]" office:value-type="float" office:value="15" calcext:value-type="float">
            <text:p>15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AG14:.AI14])" office:value-type="float" office:value="7" calcext:value-type="float">
            <text:p>7</text:p>
          </table:table-cell>
          <table:table-cell table:style-name="ce55" office:value-type="string" calcext:value-type="string">
            <text:p>Charvel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AL14]);&quot;&quot;;IF([.AL14]=[.AJ14];&quot;D&quot;;IF([.AJ14]&gt;[.AL14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14]+[.AN14]" office:value-type="float" office:value="12" calcext:value-type="float">
            <text:p>12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P14:.AR14])" office:value-type="float" office:value="16" calcext:value-type="float">
            <text:p>16</text:p>
          </table:table-cell>
          <table:table-cell table:style-name="ce55" office:value-type="string" calcext:value-type="string">
            <text:p>Mark</text:p>
          </table:table-cell>
          <table:table-cell table:style-name="ce55" office:value-type="float" office:value="19" calcext:value-type="float">
            <text:p>19</text:p>
          </table:table-cell>
          <table:table-cell table:style-name="ce64" table:formula="of:=IF(ISBLANK([.AU14]);&quot;&quot;;IF([.AU14]=[.AS14];&quot;D&quot;;IF([.AS14]&gt;[.AU14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14]+[.AW14]" office:value-type="float" office:value="21" calcext:value-type="float">
            <text:p>21</text:p>
          </table:table-cell>
          <table:table-cell table:style-name="ce61"/>
          <table:table-cell table:style-name="ce63" table:number-columns-repeated="2"/>
          <table:table-cell table:style-name="ce64" table:formula="of:=SUM([.AY14:.BA14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D14]);&quot;&quot;;IF([.BD14]=[.BB14];&quot;D&quot;;IF([.BB14]&gt;[.BD14];&quot;W&quot;;&quot;L&quot;)))">
            <text:p/>
          </table:table-cell>
          <table:table-cell table:style-name="ce63"/>
          <table:table-cell table:style-name="ce57" table:formula="of:=[.BB14]+[.BF14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BH14:.BJ14])" office:value-type="float" office:value="8" calcext:value-type="float">
            <text:p>8</text:p>
          </table:table-cell>
          <table:table-cell table:style-name="ce55" office:value-type="string" calcext:value-type="string">
            <text:p>David</text:p>
          </table:table-cell>
          <table:table-cell table:style-name="ce55" office:value-type="float" office:value="16" calcext:value-type="float">
            <text:p>16</text:p>
          </table:table-cell>
          <table:table-cell table:style-name="ce64" table:formula="of:=IF(ISBLANK([.BM14]);&quot;&quot;;IF([.BM14]=[.BK14];&quot;D&quot;;IF([.BK14]&gt;[.BM14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14]+[.BO14]" office:value-type="float" office:value="13" calcext:value-type="float">
            <text:p>13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7" office:value-type="string" calcext:value-type="string">
            <text:p>Matt Oty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Virtue</text:p>
          </table:table-cell>
          <table:table-cell table:style-name="ce29" office:value-type="string" calcext:value-type="string">
            <text:p>Elysian</text:p>
          </table:table-cell>
          <table:table-cell table:style-name="ce39" table:formula="of:=(IF([.$U15]=&quot;W&quot;;1;0))+(IF([.$AM15]=&quot;W&quot;;1;0))+(IF([.$BE15]=&quot;W&quot;;1;0))" office:value-type="float" office:value="2" calcext:value-type="float">
            <text:p>2</text:p>
          </table:table-cell>
          <table:table-cell table:style-name="ce39" table:formula="of:=(IF([.$U15]=&quot;W&quot;;1;0))+(IF([.$AD15]=&quot;W&quot;;1;0))+(IF([.$AM15]=&quot;W&quot;;1;0))+(IF([.$AV15]=&quot;W&quot;;1;0))+(IF([.$BE15]=&quot;W&quot;;1;0))+(IF([.$BN15]=&quot;W&quot;;1;0))" office:value-type="float" office:value="2" calcext:value-type="float">
            <text:p>2</text:p>
          </table:table-cell>
          <table:table-cell table:style-name="ce43" table:formula="of:=(IF([.$U15]=&quot;D&quot;;1;0))+(IF([.$AD15]=&quot;D&quot;;1;0))+(IF([.$AM15]=&quot;D&quot;;1;0))+(IF([.$AV15]=&quot;D&quot;;1;0))+(IF([.$BE15]=&quot;D&quot;;1;0))+(IF([.$BN15]=&quot;D&quot;;1;0))" office:value-type="float" office:value="0" calcext:value-type="float">
            <text:p>0</text:p>
          </table:table-cell>
          <table:table-cell table:style-name="ce43" table:formula="of:=(IF([.$U15]=&quot;L&quot;;1;0))+(IF([.$AD15]=&quot;L&quot;;1;0))+(IF([.$AM15]=&quot;L&quot;;1;0))+(IF([.$AV15]=&quot;L&quot;;1;0))+(IF([.$BE15]=&quot;L&quot;;1;0))+(IF([.$BN15]=&quot;L&quot;;1;0))" office:value-type="float" office:value="4" calcext:value-type="float">
            <text:p>4</text:p>
          </table:table-cell>
          <table:table-cell table:style-name="ce48" table:formula="of:=[.R15]+[.AA15]+[.AJ15]+[.AS15]+[.BB15]+[.BK15]" office:value-type="float" office:value="47" calcext:value-type="float">
            <text:p>47</text:p>
          </table:table-cell>
          <table:table-cell table:style-name="ce52" table:formula="of:=[.V15]+[.AE15]+[.AN15]+[.AW15]+[.BF15]+[.BO15]" office:value-type="float" office:value="30" calcext:value-type="float">
            <text:p>30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15:.K15])" office:value-type="float" office:value="94" calcext:value-type="float">
            <text:p>94</text:p>
          </table:table-cell>
          <table:table-cell table:style-name="ce57" table:formula="of:=IF([.B15]=&quot;Warlord&quot;;CEILING([.L15]/2);[.L15])" office:value-type="float" office:value="47" calcext:value-type="float">
            <text:p>47</text:p>
          </table:table-cell>
          <table:table-cell table:style-name="ce57"/>
          <table:table-cell table:style-name="ce61" office:value-type="float" office:value="1" calcext:value-type="float">
            <text:p>1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4" table:formula="of:=SUM([.O15:.Q15])" office:value-type="float" office:value="7" calcext:value-type="float">
            <text:p>7</text:p>
          </table:table-cell>
          <table:table-cell table:style-name="ce55" office:value-type="string" calcext:value-type="string">
            <text:p>Jason</text:p>
          </table:table-cell>
          <table:table-cell table:style-name="ce55" office:value-type="float" office:value="17" calcext:value-type="float">
            <text:p>17</text:p>
          </table:table-cell>
          <table:table-cell table:style-name="ce64" table:formula="of:=IF(ISBLANK([.T15]);&quot;&quot;;IF([.T15]=[.R15];&quot;D&quot;;IF([.R15]&gt;[.T15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5]+[.V15]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4" table:formula="of:=SUM([.X15:.Z15])" office:value-type="float" office:value="5" calcext:value-type="float">
            <text:p>5</text:p>
          </table:table-cell>
          <table:table-cell table:style-name="ce55" office:value-type="string" calcext:value-type="string">
            <text:p>Charvel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AC15]);&quot;&quot;;IF([.AC15]=[.AA15];&quot;D&quot;;IF([.AA15]&gt;[.AC15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15]+[.AE15]" office:value-type="float" office:value="10" calcext:value-type="float">
            <text:p>10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G15:.AI15])" office:value-type="float" office:value="11" calcext:value-type="float">
            <text:p>11</text:p>
          </table:table-cell>
          <table:table-cell table:style-name="ce55" office:value-type="string" calcext:value-type="string">
            <text:p>Heather</text:p>
          </table:table-cell>
          <table:table-cell table:style-name="ce55" office:value-type="float" office:value="8" calcext:value-type="float">
            <text:p>8</text:p>
          </table:table-cell>
          <table:table-cell table:style-name="ce64" table:formula="of:=IF(ISBLANK([.AL15]);&quot;&quot;;IF([.AL15]=[.AJ15];&quot;D&quot;;IF([.AJ15]&gt;[.AL15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15]+[.AN15]" office:value-type="float" office:value="16" calcext:value-type="float">
            <text:p>16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4" table:formula="of:=SUM([.AP15:.AR15])" office:value-type="float" office:value="6" calcext:value-type="float">
            <text:p>6</text:p>
          </table:table-cell>
          <table:table-cell table:style-name="ce55" office:value-type="string" calcext:value-type="string">
            <text:p>Dan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AU15]);&quot;&quot;;IF([.AU15]=[.AS15];&quot;D&quot;;IF([.AS15]&gt;[.AU15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15]+[.AW15]" office:value-type="float" office:value="11" calcext:value-type="float">
            <text:p>11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AY15:.BA15])" office:value-type="float" office:value="11" calcext:value-type="float">
            <text:p>11</text:p>
          </table:table-cell>
          <table:table-cell table:style-name="ce55" office:value-type="string" calcext:value-type="string">
            <text:p>Sean + Craig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BD15]);&quot;&quot;;IF([.BD15]=[.BB15];&quot;D&quot;;IF([.BB15]&gt;[.BD15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15]+[.BF15]" office:value-type="float" office:value="16" calcext:value-type="float">
            <text:p>16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4" table:formula="of:=SUM([.BH15:.BJ15])" office:value-type="float" office:value="7" calcext:value-type="float">
            <text:p>7</text:p>
          </table:table-cell>
          <table:table-cell table:style-name="ce55" office:value-type="string" calcext:value-type="string">
            <text:p>Craig</text:p>
          </table:table-cell>
          <table:table-cell table:style-name="ce55" office:value-type="float" office:value="19" calcext:value-type="float">
            <text:p>19</text:p>
          </table:table-cell>
          <table:table-cell table:style-name="ce64" table:formula="of:=IF(ISBLANK([.BM15]);&quot;&quot;;IF([.BM15]=[.BK15];&quot;D&quot;;IF([.BK15]&gt;[.BM15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15]+[.BO15]" office:value-type="float" office:value="12" calcext:value-type="float">
            <text:p>12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8" office:value-type="string" calcext:value-type="string">
            <text:p>Timothy Day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 table:style-name="ce29" office:value-type="string" calcext:value-type="string">
            <text:p>Mechanicus</text:p>
          </table:table-cell>
          <table:table-cell table:style-name="ce39" table:formula="of:=(IF([.$U16]=&quot;W&quot;;1;0))+(IF([.$AM16]=&quot;W&quot;;1;0))+(IF([.$BE16]=&quot;W&quot;;1;0))" office:value-type="float" office:value="0" calcext:value-type="float">
            <text:p>0</text:p>
          </table:table-cell>
          <table:table-cell table:style-name="ce39" table:formula="of:=(IF([.$U16]=&quot;W&quot;;1;0))+(IF([.$AD16]=&quot;W&quot;;1;0))+(IF([.$AM16]=&quot;W&quot;;1;0))+(IF([.$AV16]=&quot;W&quot;;1;0))+(IF([.$BE16]=&quot;W&quot;;1;0))+(IF([.$BN16]=&quot;W&quot;;1;0))" office:value-type="float" office:value="0" calcext:value-type="float">
            <text:p>0</text:p>
          </table:table-cell>
          <table:table-cell table:style-name="ce43" table:formula="of:=(IF([.$U16]=&quot;D&quot;;1;0))+(IF([.$AD16]=&quot;D&quot;;1;0))+(IF([.$AM16]=&quot;D&quot;;1;0))+(IF([.$AV16]=&quot;D&quot;;1;0))+(IF([.$BE16]=&quot;D&quot;;1;0))+(IF([.$BN16]=&quot;D&quot;;1;0))" office:value-type="float" office:value="0" calcext:value-type="float">
            <text:p>0</text:p>
          </table:table-cell>
          <table:table-cell table:style-name="ce43" table:formula="of:=(IF([.$U16]=&quot;L&quot;;1;0))+(IF([.$AD16]=&quot;L&quot;;1;0))+(IF([.$AM16]=&quot;L&quot;;1;0))+(IF([.$AV16]=&quot;L&quot;;1;0))+(IF([.$BE16]=&quot;L&quot;;1;0))+(IF([.$BN16]=&quot;L&quot;;1;0))" office:value-type="float" office:value="4" calcext:value-type="float">
            <text:p>4</text:p>
          </table:table-cell>
          <table:table-cell table:style-name="ce48" table:formula="of:=[.R16]+[.AA16]+[.AJ16]+[.AS16]+[.BB16]+[.BK16]" office:value-type="float" office:value="20" calcext:value-type="float">
            <text:p>20</text:p>
          </table:table-cell>
          <table:table-cell table:style-name="ce52" table:formula="of:=[.V16]+[.AE16]+[.AN16]+[.AW16]+[.BF16]+[.BO16]" office:value-type="float" office:value="20" calcext:value-type="float">
            <text:p>20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16:.K16])" office:value-type="float" office:value="57" calcext:value-type="float">
            <text:p>57</text:p>
          </table:table-cell>
          <table:table-cell table:style-name="ce57" table:formula="of:=IF([.B16]=&quot;Warlord&quot;;CEILING([.L16]/2);[.L16])" office:value-type="float" office:value="29" calcext:value-type="float">
            <text:p>29</text:p>
          </table:table-cell>
          <table:table-cell table:style-name="ce57"/>
          <table:table-cell table:style-name="ce61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O16:.Q16])" office:value-type="float" office:value="6" calcext:value-type="float">
            <text:p>6</text:p>
          </table:table-cell>
          <table:table-cell table:style-name="ce55" office:value-type="string" calcext:value-type="string">
            <text:p>Charvel</text:p>
          </table:table-cell>
          <table:table-cell table:style-name="ce55" office:value-type="float" office:value="16" calcext:value-type="float">
            <text:p>16</text:p>
          </table:table-cell>
          <table:table-cell table:style-name="ce64" table:formula="of:=IF(ISBLANK([.T16]);&quot;&quot;;IF([.T16]=[.R16];&quot;D&quot;;IF([.R16]&gt;[.T1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6]+[.V16]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X16:.Z16])" office:value-type="float" office:value="6" calcext:value-type="float">
            <text:p>6</text:p>
          </table:table-cell>
          <table:table-cell table:style-name="ce55" office:value-type="string" calcext:value-type="string">
            <text:p>Mark</text:p>
          </table:table-cell>
          <table:table-cell table:style-name="ce55" office:value-type="float" office:value="17" calcext:value-type="float">
            <text:p>17</text:p>
          </table:table-cell>
          <table:table-cell table:style-name="ce64" table:formula="of:=IF(ISBLANK([.AC16]);&quot;&quot;;IF([.AC16]=[.AA16];&quot;D&quot;;IF([.AA16]&gt;[.AC1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16]+[.AE16]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AG16:.AI16])" office:value-type="float" office:value="6" calcext:value-type="float">
            <text:p>6</text:p>
          </table:table-cell>
          <table:table-cell table:style-name="ce55" office:value-type="string" calcext:value-type="string">
            <text:p>Dan</text:p>
          </table:table-cell>
          <table:table-cell table:style-name="ce55" office:value-type="float" office:value="15" calcext:value-type="float">
            <text:p>15</text:p>
          </table:table-cell>
          <table:table-cell table:style-name="ce64" table:formula="of:=IF(ISBLANK([.AL16]);&quot;&quot;;IF([.AL16]=[.AJ16];&quot;D&quot;;IF([.AJ16]&gt;[.AL1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16]+[.AN16]" office:value-type="float" office:value="11" calcext:value-type="float">
            <text:p>1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AP16:.AR16])" office:value-type="float" office:value="2" calcext:value-type="float">
            <text:p>2</text:p>
          </table:table-cell>
          <table:table-cell table:style-name="ce55" office:value-type="string" calcext:value-type="string">
            <text:p>Craig S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AU16]);&quot;&quot;;IF([.AU16]=[.AS16];&quot;D&quot;;IF([.AS16]&gt;[.AU1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16]+[.AW16]" office:value-type="float" office:value="7" calcext:value-type="float">
            <text:p>7</text:p>
          </table:table-cell>
          <table:table-cell table:style-name="ce61"/>
          <table:table-cell table:style-name="ce63" table:number-columns-repeated="2"/>
          <table:table-cell table:style-name="ce64" table:formula="of:=SUM([.AY16:.BA16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D16]);&quot;&quot;;IF([.BD16]=[.BB16];&quot;D&quot;;IF([.BB16]&gt;[.BD16];&quot;W&quot;;&quot;L&quot;)))">
            <text:p/>
          </table:table-cell>
          <table:table-cell table:style-name="ce63"/>
          <table:table-cell table:style-name="ce57" table:formula="of:=[.BB16]+[.BF16]" office:value-type="float" office:value="0" calcext:value-type="float">
            <text:p>0</text:p>
          </table:table-cell>
          <table:table-cell table:style-name="ce61"/>
          <table:table-cell table:style-name="ce63" table:number-columns-repeated="2"/>
          <table:table-cell table:style-name="ce64" table:formula="of:=SUM([.BH16:.BJ16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16]);&quot;&quot;;IF([.BM16]=[.BK16];&quot;D&quot;;IF([.BK16]&gt;[.BM16];&quot;W&quot;;&quot;L&quot;)))">
            <text:p/>
          </table:table-cell>
          <table:table-cell table:style-name="ce63"/>
          <table:table-cell table:style-name="ce57" table:formula="of:=[.BK16]+[.BO16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5" office:value-type="string" calcext:value-type="string">
            <text:p>Campbell McLaughlin</text:p>
          </table:table-cell>
          <table:table-cell table:style-name="ce31" office:value-type="string" calcext:value-type="string">
            <text:p>Nightfighter</text:p>
          </table:table-cell>
          <table:table-cell table:style-name="ce31" office:value-type="string" calcext:value-type="string">
            <text:p>Humanity</text:p>
          </table:table-cell>
          <table:table-cell table:style-name="ce25" office:value-type="string" calcext:value-type="string">
            <text:p>Space Marines</text:p>
          </table:table-cell>
          <table:table-cell table:style-name="ce39" table:formula="of:=(IF([.$U17]=&quot;W&quot;;1;0))+(IF([.$AM17]=&quot;W&quot;;1;0))+(IF([.$BE17]=&quot;W&quot;;1;0))" office:value-type="float" office:value="3" calcext:value-type="float">
            <text:p>3</text:p>
          </table:table-cell>
          <table:table-cell table:style-name="ce39" table:formula="of:=(IF([.$U17]=&quot;W&quot;;1;0))+(IF([.$AD17]=&quot;W&quot;;1;0))+(IF([.$AM17]=&quot;W&quot;;1;0))+(IF([.$AV17]=&quot;W&quot;;1;0))+(IF([.$BE17]=&quot;W&quot;;1;0))+(IF([.$BN17]=&quot;W&quot;;1;0))" office:value-type="float" office:value="3" calcext:value-type="float">
            <text:p>3</text:p>
          </table:table-cell>
          <table:table-cell table:style-name="ce43" table:formula="of:=(IF([.$U17]=&quot;D&quot;;1;0))+(IF([.$AD17]=&quot;D&quot;;1;0))+(IF([.$AM17]=&quot;D&quot;;1;0))+(IF([.$AV17]=&quot;D&quot;;1;0))+(IF([.$BE17]=&quot;D&quot;;1;0))+(IF([.$BN17]=&quot;D&quot;;1;0))" office:value-type="float" office:value="0" calcext:value-type="float">
            <text:p>0</text:p>
          </table:table-cell>
          <table:table-cell table:style-name="ce43" table:formula="of:=(IF([.$U17]=&quot;L&quot;;1;0))+(IF([.$AD17]=&quot;L&quot;;1;0))+(IF([.$AM17]=&quot;L&quot;;1;0))+(IF([.$AV17]=&quot;L&quot;;1;0))+(IF([.$BE17]=&quot;L&quot;;1;0))+(IF([.$BN17]=&quot;L&quot;;1;0))" office:value-type="float" office:value="0" calcext:value-type="float">
            <text:p>0</text:p>
          </table:table-cell>
          <table:table-cell table:style-name="ce48" table:formula="of:=[.R17]+[.AA17]+[.AJ17]+[.AS17]+[.BB17]+[.BK17]" office:value-type="float" office:value="47" calcext:value-type="float">
            <text:p>47</text:p>
          </table:table-cell>
          <table:table-cell table:style-name="ce52" table:formula="of:=[.V17]+[.AE17]+[.AN17]+[.AW17]+[.BF17]+[.BO17]" office:value-type="float" office:value="15" calcext:value-type="float">
            <text:p>15</text:p>
          </table:table-cell>
          <table:table-cell table:style-name="ce55" office:value-type="float" office:value="28" calcext:value-type="float">
            <text:p>28</text:p>
          </table:table-cell>
          <table:table-cell table:style-name="ce57" table:formula="of:=SUM([.I17:.K17])" office:value-type="float" office:value="90" calcext:value-type="float">
            <text:p>90</text:p>
          </table:table-cell>
          <table:table-cell table:style-name="ce57" table:formula="of:=IF([.B17]=&quot;Warlord&quot;;CEILING([.L17]/2);[.L17])" office:value-type="float" office:value="90" calcext:value-type="float">
            <text:p>90</text:p>
          </table:table-cell>
          <table:table-cell table:style-name="ce57"/>
          <table:table-cell table:style-name="ce61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O17:.Q17])" office:value-type="float" office:value="18" calcext:value-type="float">
            <text:p>18</text:p>
          </table:table-cell>
          <table:table-cell table:style-name="ce55" office:value-type="string" calcext:value-type="string">
            <text:p>Ashley</text:p>
          </table:table-cell>
          <table:table-cell table:style-name="ce55" office:value-type="float" office:value="5" calcext:value-type="float">
            <text:p>5</text:p>
          </table:table-cell>
          <table:table-cell table:style-name="ce64" table:formula="of:=IF(ISBLANK([.T17]);&quot;&quot;;IF([.T17]=[.R17];&quot;D&quot;;IF([.R17]&gt;[.T17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7]+[.V17]" office:value-type="float" office:value="23" calcext:value-type="float">
            <text:p>23</text:p>
          </table:table-cell>
          <table:table-cell table:style-name="ce61"/>
          <table:table-cell table:style-name="ce63" table:number-columns-repeated="2"/>
          <table:table-cell table:style-name="ce64" table:formula="of:=SUM([.X17:.Z17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17]);&quot;&quot;;IF([.AC17]=[.AA17];&quot;D&quot;;IF([.AA17]&gt;[.AC17];&quot;W&quot;;&quot;L&quot;)))">
            <text:p/>
          </table:table-cell>
          <table:table-cell table:style-name="ce63"/>
          <table:table-cell table:style-name="ce57" table:formula="of:=[.AA17]+[.AE17]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AG17:.AI17])" office:value-type="float" office:value="10" calcext:value-type="float">
            <text:p>10</text:p>
          </table:table-cell>
          <table:table-cell table:style-name="ce55" office:value-type="string" calcext:value-type="string">
            <text:p>Ron</text:p>
          </table:table-cell>
          <table:table-cell table:style-name="ce55" office:value-type="float" office:value="3" calcext:value-type="float">
            <text:p>3</text:p>
          </table:table-cell>
          <table:table-cell table:style-name="ce64" table:formula="of:=IF(ISBLANK([.AL17]);&quot;&quot;;IF([.AL17]=[.AJ17];&quot;D&quot;;IF([.AJ17]&gt;[.AL17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17]+[.AN17]" office:value-type="float" office:value="15" calcext:value-type="float">
            <text:p>15</text:p>
          </table:table-cell>
          <table:table-cell table:style-name="ce61"/>
          <table:table-cell table:style-name="ce63" table:number-columns-repeated="2"/>
          <table:table-cell table:style-name="ce64" table:formula="of:=SUM([.AP17:.AR17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17]);&quot;&quot;;IF([.AU17]=[.AS17];&quot;D&quot;;IF([.AS17]&gt;[.AU17];&quot;W&quot;;&quot;L&quot;)))">
            <text:p/>
          </table:table-cell>
          <table:table-cell table:style-name="ce63"/>
          <table:table-cell table:style-name="ce57" table:formula="of:=[.AS17]+[.AW17]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Y17:.BA17])" office:value-type="float" office:value="19" calcext:value-type="float">
            <text:p>19</text:p>
          </table:table-cell>
          <table:table-cell table:style-name="ce55" office:value-type="string" calcext:value-type="string">
            <text:p>Colin + Jason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BD17]);&quot;&quot;;IF([.BD17]=[.BB17];&quot;D&quot;;IF([.BB17]&gt;[.BD17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17]+[.BF17]" office:value-type="float" office:value="24" calcext:value-type="float">
            <text:p>24</text:p>
          </table:table-cell>
          <table:table-cell table:style-name="ce61"/>
          <table:table-cell table:style-name="ce63" table:number-columns-repeated="2"/>
          <table:table-cell table:style-name="ce64" table:formula="of:=SUM([.BH17:.BJ17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17]);&quot;&quot;;IF([.BM17]=[.BK17];&quot;D&quot;;IF([.BK17]&gt;[.BM17];&quot;W&quot;;&quot;L&quot;)))">
            <text:p/>
          </table:table-cell>
          <table:table-cell table:style-name="ce63"/>
          <table:table-cell table:style-name="ce57" table:formula="of:=[.BK17]+[.BO17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David Robertson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 table:style-name="ce29" office:value-type="string" calcext:value-type="string">
            <text:p>Tau</text:p>
          </table:table-cell>
          <table:table-cell table:style-name="ce39" table:formula="of:=(IF([.$U18]=&quot;W&quot;;1;0))+(IF([.$AM18]=&quot;W&quot;;1;0))+(IF([.$BE18]=&quot;W&quot;;1;0))" office:value-type="float" office:value="3" calcext:value-type="float">
            <text:p>3</text:p>
          </table:table-cell>
          <table:table-cell table:style-name="ce39" table:formula="of:=(IF([.$U18]=&quot;W&quot;;1;0))+(IF([.$AD18]=&quot;W&quot;;1;0))+(IF([.$AM18]=&quot;W&quot;;1;0))+(IF([.$AV18]=&quot;W&quot;;1;0))+(IF([.$BE18]=&quot;W&quot;;1;0))+(IF([.$BN18]=&quot;W&quot;;1;0))" office:value-type="float" office:value="6" calcext:value-type="float">
            <text:p>6</text:p>
          </table:table-cell>
          <table:table-cell table:style-name="ce43" table:formula="of:=(IF([.$U18]=&quot;D&quot;;1;0))+(IF([.$AD18]=&quot;D&quot;;1;0))+(IF([.$AM18]=&quot;D&quot;;1;0))+(IF([.$AV18]=&quot;D&quot;;1;0))+(IF([.$BE18]=&quot;D&quot;;1;0))+(IF([.$BN18]=&quot;D&quot;;1;0))" office:value-type="float" office:value="0" calcext:value-type="float">
            <text:p>0</text:p>
          </table:table-cell>
          <table:table-cell table:style-name="ce43" table:formula="of:=(IF([.$U18]=&quot;L&quot;;1;0))+(IF([.$AD18]=&quot;L&quot;;1;0))+(IF([.$AM18]=&quot;L&quot;;1;0))+(IF([.$AV18]=&quot;L&quot;;1;0))+(IF([.$BE18]=&quot;L&quot;;1;0))+(IF([.$BN18]=&quot;L&quot;;1;0))" office:value-type="float" office:value="0" calcext:value-type="float">
            <text:p>0</text:p>
          </table:table-cell>
          <table:table-cell table:style-name="ce48" table:formula="of:=[.R18]+[.AA18]+[.AJ18]+[.AS18]+[.BB18]+[.BK18]" office:value-type="float" office:value="93" calcext:value-type="float">
            <text:p>93</text:p>
          </table:table-cell>
          <table:table-cell table:style-name="ce52" table:formula="of:=[.V18]+[.AE18]+[.AN18]+[.AW18]+[.BF18]+[.BO18]" office:value-type="float" office:value="30" calcext:value-type="float">
            <text:p>30</text:p>
          </table:table-cell>
          <table:table-cell table:style-name="ce55" office:value-type="float" office:value="28" calcext:value-type="float">
            <text:p>28</text:p>
          </table:table-cell>
          <table:table-cell table:style-name="ce57" table:formula="of:=SUM([.I18:.K18])" office:value-type="float" office:value="151" calcext:value-type="float">
            <text:p>151</text:p>
          </table:table-cell>
          <table:table-cell table:style-name="ce57" table:formula="of:=IF([.B18]=&quot;Warlord&quot;;CEILING([.L18]/2);[.L18])" office:value-type="float" office:value="76" calcext:value-type="float">
            <text:p>76</text:p>
          </table:table-cell>
          <table:table-cell table:style-name="ce57"/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O18:.Q18])" office:value-type="float" office:value="18" calcext:value-type="float">
            <text:p>18</text:p>
          </table:table-cell>
          <table:table-cell table:style-name="ce55" office:value-type="string" calcext:value-type="string">
            <text:p>Jonathan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T18]);&quot;&quot;;IF([.T18]=[.R18];&quot;D&quot;;IF([.R18]&gt;[.T18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8]+[.V18]" office:value-type="float" office:value="23" calcext:value-type="float">
            <text:p>23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X18:.Z18])" office:value-type="float" office:value="14" calcext:value-type="float">
            <text:p>14</text:p>
          </table:table-cell>
          <table:table-cell table:style-name="ce55" office:value-type="string" calcext:value-type="string">
            <text:p>Greggles</text:p>
          </table:table-cell>
          <table:table-cell table:style-name="ce55" office:value-type="float" office:value="10" calcext:value-type="float">
            <text:p>10</text:p>
          </table:table-cell>
          <table:table-cell table:style-name="ce64" table:formula="of:=IF(ISBLANK([.AC18]);&quot;&quot;;IF([.AC18]=[.AA18];&quot;D&quot;;IF([.AA18]&gt;[.AC18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18]+[.AE18]" office:value-type="float" office:value="19" calcext:value-type="float">
            <text:p>19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G18:.AI18])" office:value-type="float" office:value="8" calcext:value-type="float">
            <text:p>8</text:p>
          </table:table-cell>
          <table:table-cell table:style-name="ce55" office:value-type="string" calcext:value-type="string">
            <text:p>Nathan</text:p>
          </table:table-cell>
          <table:table-cell table:style-name="ce55" office:value-type="float" office:value="7" calcext:value-type="float">
            <text:p>7</text:p>
          </table:table-cell>
          <table:table-cell table:style-name="ce64" table:formula="of:=IF(ISBLANK([.AL18]);&quot;&quot;;IF([.AL18]=[.AJ18];&quot;D&quot;;IF([.AJ18]&gt;[.AL18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18]+[.AN18]" office:value-type="float" office:value="13" calcext:value-type="float">
            <text:p>13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P18:.AR18])" office:value-type="float" office:value="18" calcext:value-type="float">
            <text:p>18</text:p>
          </table:table-cell>
          <table:table-cell table:style-name="ce55" office:value-type="string" calcext:value-type="string">
            <text:p>Pete</text:p>
          </table:table-cell>
          <table:table-cell table:style-name="ce55" office:value-type="float" office:value="8" calcext:value-type="float">
            <text:p>8</text:p>
          </table:table-cell>
          <table:table-cell table:style-name="ce64" table:formula="of:=IF(ISBLANK([.AU18]);&quot;&quot;;IF([.AU18]=[.AS18];&quot;D&quot;;IF([.AS18]&gt;[.AU18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18]+[.AW18]" office:value-type="float" office:value="23" calcext:value-type="float">
            <text:p>23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Y18:.BA18])" office:value-type="float" office:value="19" calcext:value-type="float">
            <text:p>19</text:p>
          </table:table-cell>
          <table:table-cell table:style-name="ce55" office:value-type="string" calcext:value-type="string">
            <text:p>Colin + Jason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BD18]);&quot;&quot;;IF([.BD18]=[.BB18];&quot;D&quot;;IF([.BB18]&gt;[.BD18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18]+[.BF18]" office:value-type="float" office:value="24" calcext:value-type="float">
            <text:p>24</text:p>
          </table:table-cell>
          <table:table-cell table:style-name="ce61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BH18:.BJ18])" office:value-type="float" office:value="16" calcext:value-type="float">
            <text:p>16</text:p>
          </table:table-cell>
          <table:table-cell table:style-name="ce55" office:value-type="string" calcext:value-type="string">
            <text:p>Greg</text:p>
          </table:table-cell>
          <table:table-cell table:style-name="ce55" office:value-type="float" office:value="8" calcext:value-type="float">
            <text:p>8</text:p>
          </table:table-cell>
          <table:table-cell table:style-name="ce64" table:formula="of:=IF(ISBLANK([.BM18]);&quot;&quot;;IF([.BM18]=[.BK18];&quot;D&quot;;IF([.BK18]&gt;[.BM18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18]+[.BO18]" office:value-type="float" office:value="21" calcext:value-type="float">
            <text:p>21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7" office:value-type="string" calcext:value-type="string">
            <text:p>Scott Horras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Humanity</text:p>
          </table:table-cell>
          <table:table-cell table:style-name="ce26" office:value-type="string" calcext:value-type="string">
            <text:p>Imperial Guard</text:p>
          </table:table-cell>
          <table:table-cell table:style-name="ce39" table:formula="of:=(IF([.$U19]=&quot;W&quot;;1;0))+(IF([.$AM19]=&quot;W&quot;;1;0))+(IF([.$BE19]=&quot;W&quot;;1;0))" office:value-type="float" office:value="2" calcext:value-type="float">
            <text:p>2</text:p>
          </table:table-cell>
          <table:table-cell table:style-name="ce39" table:formula="of:=(IF([.$U19]=&quot;W&quot;;1;0))+(IF([.$AD19]=&quot;W&quot;;1;0))+(IF([.$AM19]=&quot;W&quot;;1;0))+(IF([.$AV19]=&quot;W&quot;;1;0))+(IF([.$BE19]=&quot;W&quot;;1;0))+(IF([.$BN19]=&quot;W&quot;;1;0))" office:value-type="float" office:value="5" calcext:value-type="float">
            <text:p>5</text:p>
          </table:table-cell>
          <table:table-cell table:style-name="ce43" table:formula="of:=(IF([.$U19]=&quot;D&quot;;1;0))+(IF([.$AD19]=&quot;D&quot;;1;0))+(IF([.$AM19]=&quot;D&quot;;1;0))+(IF([.$AV19]=&quot;D&quot;;1;0))+(IF([.$BE19]=&quot;D&quot;;1;0))+(IF([.$BN19]=&quot;D&quot;;1;0))" office:value-type="float" office:value="0" calcext:value-type="float">
            <text:p>0</text:p>
          </table:table-cell>
          <table:table-cell table:style-name="ce43" table:formula="of:=(IF([.$U19]=&quot;L&quot;;1;0))+(IF([.$AD19]=&quot;L&quot;;1;0))+(IF([.$AM19]=&quot;L&quot;;1;0))+(IF([.$AV19]=&quot;L&quot;;1;0))+(IF([.$BE19]=&quot;L&quot;;1;0))+(IF([.$BN19]=&quot;L&quot;;1;0))" office:value-type="float" office:value="1" calcext:value-type="float">
            <text:p>1</text:p>
          </table:table-cell>
          <table:table-cell table:style-name="ce48" table:formula="of:=[.R19]+[.AA19]+[.AJ19]+[.AS19]+[.BB19]+[.BK19]" office:value-type="float" office:value="91" calcext:value-type="float">
            <text:p>91</text:p>
          </table:table-cell>
          <table:table-cell table:style-name="ce52" table:formula="of:=[.V19]+[.AE19]+[.AN19]+[.AW19]+[.BF19]+[.BO19]" office:value-type="float" office:value="30" calcext:value-type="float">
            <text:p>30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19:.K19])" office:value-type="float" office:value="138" calcext:value-type="float">
            <text:p>138</text:p>
          </table:table-cell>
          <table:table-cell table:style-name="ce57" table:formula="of:=IF([.B19]=&quot;Warlord&quot;;CEILING([.L19]/2);[.L19])" office:value-type="float" office:value="69" calcext:value-type="float">
            <text:p>69</text:p>
          </table:table-cell>
          <table:table-cell table:style-name="ce57"/>
          <table:table-cell table:style-name="ce61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O19:.Q19])" office:value-type="float" office:value="19" calcext:value-type="float">
            <text:p>19</text:p>
          </table:table-cell>
          <table:table-cell table:style-name="ce55" office:value-type="string" calcext:value-type="string">
            <text:p>Ian</text:p>
          </table:table-cell>
          <table:table-cell table:style-name="ce55" office:value-type="float" office:value="10" calcext:value-type="float">
            <text:p>10</text:p>
          </table:table-cell>
          <table:table-cell table:style-name="ce64" table:formula="of:=IF(ISBLANK([.T19]);&quot;&quot;;IF([.T19]=[.R19];&quot;D&quot;;IF([.R19]&gt;[.T19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19]+[.V19]" office:value-type="float" office:value="24" calcext:value-type="float">
            <text:p>24</text:p>
          </table:table-cell>
          <table:table-cell table:style-name="ce61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X19:.Z19])" office:value-type="float" office:value="16" calcext:value-type="float">
            <text:p>16</text:p>
          </table:table-cell>
          <table:table-cell table:style-name="ce55" office:value-type="string" calcext:value-type="string">
            <text:p>Peter G</text:p>
          </table:table-cell>
          <table:table-cell table:style-name="ce55" office:value-type="float" office:value="7" calcext:value-type="float">
            <text:p>7</text:p>
          </table:table-cell>
          <table:table-cell table:style-name="ce64" table:formula="of:=IF(ISBLANK([.AC19]);&quot;&quot;;IF([.AC19]=[.AA19];&quot;D&quot;;IF([.AA19]&gt;[.AC19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19]+[.AE19]" office:value-type="float" office:value="21" calcext:value-type="float">
            <text:p>21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G19:.AI19])" office:value-type="float" office:value="18" calcext:value-type="float">
            <text:p>18</text:p>
          </table:table-cell>
          <table:table-cell table:style-name="ce55" office:value-type="string" calcext:value-type="string">
            <text:p>Todd</text:p>
          </table:table-cell>
          <table:table-cell table:style-name="ce55" office:value-type="float" office:value="7" calcext:value-type="float">
            <text:p>7</text:p>
          </table:table-cell>
          <table:table-cell table:style-name="ce64" table:formula="of:=IF(ISBLANK([.AL19]);&quot;&quot;;IF([.AL19]=[.AJ19];&quot;D&quot;;IF([.AJ19]&gt;[.AL19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19]+[.AN19]" office:value-type="float" office:value="23" calcext:value-type="float">
            <text:p>23</text:p>
          </table:table-cell>
          <table:table-cell table:style-name="ce61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P19:.AR19])" office:value-type="float" office:value="11" calcext:value-type="float">
            <text:p>11</text:p>
          </table:table-cell>
          <table:table-cell table:style-name="ce55" office:value-type="string" calcext:value-type="string">
            <text:p>Nathan</text:p>
          </table:table-cell>
          <table:table-cell table:style-name="ce55" office:value-type="float" office:value="5" calcext:value-type="float">
            <text:p>5</text:p>
          </table:table-cell>
          <table:table-cell table:style-name="ce64" table:formula="of:=IF(ISBLANK([.AU19]);&quot;&quot;;IF([.AU19]=[.AS19];&quot;D&quot;;IF([.AS19]&gt;[.AU19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19]+[.AW19]" office:value-type="float" office:value="16" calcext:value-type="float">
            <text:p>16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Y19:.BA19])" office:value-type="float" office:value="9" calcext:value-type="float">
            <text:p>9</text:p>
          </table:table-cell>
          <table:table-cell table:style-name="ce55" office:value-type="string" calcext:value-type="string">
            <text:p>Todd + Ashley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BD19]);&quot;&quot;;IF([.BD19]=[.BB19];&quot;D&quot;;IF([.BB19]&gt;[.BD19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19]+[.BF19]" office:value-type="float" office:value="14" calcext:value-type="float">
            <text:p>14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BH19:.BJ19])" office:value-type="float" office:value="18" calcext:value-type="float">
            <text:p>18</text:p>
          </table:table-cell>
          <table:table-cell table:style-name="ce55" office:value-type="string" calcext:value-type="string">
            <text:p>Jon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BM19]);&quot;&quot;;IF([.BM19]=[.BK19];&quot;D&quot;;IF([.BK19]&gt;[.BM19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19]+[.BO19]" office:value-type="float" office:value="23" calcext:value-type="float">
            <text:p>23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Heather Hallmark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table:style-name="ce26" office:value-type="string" calcext:value-type="string">
            <text:p>Space Marines</text:p>
          </table:table-cell>
          <table:table-cell table:style-name="ce39" table:formula="of:=(IF([.$U20]=&quot;W&quot;;1;0))+(IF([.$AM20]=&quot;W&quot;;1;0))+(IF([.$BE20]=&quot;W&quot;;1;0))" office:value-type="float" office:value="1" calcext:value-type="float">
            <text:p>1</text:p>
          </table:table-cell>
          <table:table-cell table:style-name="ce39" table:formula="of:=(IF([.$U20]=&quot;W&quot;;1;0))+(IF([.$AD20]=&quot;W&quot;;1;0))+(IF([.$AM20]=&quot;W&quot;;1;0))+(IF([.$AV20]=&quot;W&quot;;1;0))+(IF([.$BE20]=&quot;W&quot;;1;0))+(IF([.$BN20]=&quot;W&quot;;1;0))" office:value-type="float" office:value="1" calcext:value-type="float">
            <text:p>1</text:p>
          </table:table-cell>
          <table:table-cell table:style-name="ce43" table:formula="of:=(IF([.$U20]=&quot;D&quot;;1;0))+(IF([.$AD20]=&quot;D&quot;;1;0))+(IF([.$AM20]=&quot;D&quot;;1;0))+(IF([.$AV20]=&quot;D&quot;;1;0))+(IF([.$BE20]=&quot;D&quot;;1;0))+(IF([.$BN20]=&quot;D&quot;;1;0))" office:value-type="float" office:value="0" calcext:value-type="float">
            <text:p>0</text:p>
          </table:table-cell>
          <table:table-cell table:style-name="ce43" table:formula="of:=(IF([.$U20]=&quot;L&quot;;1;0))+(IF([.$AD20]=&quot;L&quot;;1;0))+(IF([.$AM20]=&quot;L&quot;;1;0))+(IF([.$AV20]=&quot;L&quot;;1;0))+(IF([.$BE20]=&quot;L&quot;;1;0))+(IF([.$BN20]=&quot;L&quot;;1;0))" office:value-type="float" office:value="2" calcext:value-type="float">
            <text:p>2</text:p>
          </table:table-cell>
          <table:table-cell table:style-name="ce48" table:formula="of:=[.R20]+[.AA20]+[.AJ20]+[.AS20]+[.BB20]+[.BK20]" office:value-type="float" office:value="37" calcext:value-type="float">
            <text:p>37</text:p>
          </table:table-cell>
          <table:table-cell table:style-name="ce52" table:formula="of:=[.V20]+[.AE20]+[.AN20]+[.AW20]+[.BF20]+[.BO20]" office:value-type="float" office:value="15" calcext:value-type="float">
            <text:p>15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20:.K20])" office:value-type="float" office:value="69" calcext:value-type="float">
            <text:p>69</text:p>
          </table:table-cell>
          <table:table-cell table:style-name="ce57" table:formula="of:=IF([.B20]=&quot;Warlord&quot;;CEILING([.L20]/2);[.L20])" office:value-type="float" office:value="69" calcext:value-type="float">
            <text:p>69</text:p>
          </table:table-cell>
          <table:table-cell table:style-name="ce57"/>
          <table:table-cell table:style-name="ce61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O20:.Q20])" office:value-type="float" office:value="9" calcext:value-type="float">
            <text:p>9</text:p>
          </table:table-cell>
          <table:table-cell table:style-name="ce55" office:value-type="string" calcext:value-type="string">
            <text:p>Ron J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T20]);&quot;&quot;;IF([.T20]=[.R20];&quot;D&quot;;IF([.R20]&gt;[.T20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0]+[.V20]" office:value-type="float" office:value="14" calcext:value-type="float">
            <text:p>14</text:p>
          </table:table-cell>
          <table:table-cell table:style-name="ce61"/>
          <table:table-cell table:style-name="ce63" table:number-columns-repeated="2"/>
          <table:table-cell table:style-name="ce64" table:formula="of:=SUM([.X20:.Z20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20]);&quot;&quot;;IF([.AC20]=[.AA20];&quot;D&quot;;IF([.AA20]&gt;[.AC20];&quot;W&quot;;&quot;L&quot;)))">
            <text:p/>
          </table:table-cell>
          <table:table-cell table:style-name="ce63"/>
          <table:table-cell table:style-name="ce57" table:formula="of:=[.AA20]+[.AE20]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AG20:.AI20])" office:value-type="float" office:value="8" calcext:value-type="float">
            <text:p>8</text:p>
          </table:table-cell>
          <table:table-cell table:style-name="ce55" office:value-type="string" calcext:value-type="string">
            <text:p>Oty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AL20]);&quot;&quot;;IF([.AL20]=[.AJ20];&quot;D&quot;;IF([.AJ20]&gt;[.AL20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0]+[.AN20]" office:value-type="float" office:value="13" calcext:value-type="float">
            <text:p>13</text:p>
          </table:table-cell>
          <table:table-cell table:style-name="ce61"/>
          <table:table-cell table:style-name="ce63" table:number-columns-repeated="2"/>
          <table:table-cell table:style-name="ce64" table:formula="of:=SUM([.AP20:.AR20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20]);&quot;&quot;;IF([.AU20]=[.AS20];&quot;D&quot;;IF([.AS20]&gt;[.AU20];&quot;W&quot;;&quot;L&quot;)))">
            <text:p/>
          </table:table-cell>
          <table:table-cell table:style-name="ce63"/>
          <table:table-cell table:style-name="ce57" table:formula="of:=[.AS20]+[.AW20]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Y20:.BA20])" office:value-type="float" office:value="20" calcext:value-type="float">
            <text:p>20</text:p>
          </table:table-cell>
          <table:table-cell table:style-name="ce55" office:value-type="string" calcext:value-type="string">
            <text:p>Jason + Ian</text:p>
          </table:table-cell>
          <table:table-cell table:style-name="ce55" office:value-type="float" office:value="16" calcext:value-type="float">
            <text:p>16</text:p>
          </table:table-cell>
          <table:table-cell table:style-name="ce64" table:formula="of:=IF(ISBLANK([.BD20]);&quot;&quot;;IF([.BD20]=[.BB20];&quot;D&quot;;IF([.BB20]&gt;[.BD20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0]+[.BF20]" office:value-type="float" office:value="25" calcext:value-type="float">
            <text:p>25</text:p>
          </table:table-cell>
          <table:table-cell table:style-name="ce61"/>
          <table:table-cell table:style-name="ce63" table:number-columns-repeated="2"/>
          <table:table-cell table:style-name="ce64" table:formula="of:=SUM([.BH20:.BJ20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20]);&quot;&quot;;IF([.BM20]=[.BK20];&quot;D&quot;;IF([.BK20]&gt;[.BM20];&quot;W&quot;;&quot;L&quot;)))">
            <text:p/>
          </table:table-cell>
          <table:table-cell table:style-name="ce63"/>
          <table:table-cell table:style-name="ce57" table:formula="of:=[.BK20]+[.BO20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Charvel Tosov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 table:style-name="ce29" office:value-type="string" calcext:value-type="string">
            <text:p>Space Marines</text:p>
          </table:table-cell>
          <table:table-cell table:style-name="ce39" table:formula="of:=(IF([.$U21]=&quot;W&quot;;1;0))+(IF([.$AM21]=&quot;W&quot;;1;0))+(IF([.$BE21]=&quot;W&quot;;1;0))" office:value-type="float" office:value="3" calcext:value-type="float">
            <text:p>3</text:p>
          </table:table-cell>
          <table:table-cell table:style-name="ce39" table:formula="of:=(IF([.$U21]=&quot;W&quot;;1;0))+(IF([.$AD21]=&quot;W&quot;;1;0))+(IF([.$AM21]=&quot;W&quot;;1;0))+(IF([.$AV21]=&quot;W&quot;;1;0))+(IF([.$BE21]=&quot;W&quot;;1;0))+(IF([.$BN21]=&quot;W&quot;;1;0))" office:value-type="float" office:value="5" calcext:value-type="float">
            <text:p>5</text:p>
          </table:table-cell>
          <table:table-cell table:style-name="ce43" table:formula="of:=(IF([.$U21]=&quot;D&quot;;1;0))+(IF([.$AD21]=&quot;D&quot;;1;0))+(IF([.$AM21]=&quot;D&quot;;1;0))+(IF([.$AV21]=&quot;D&quot;;1;0))+(IF([.$BE21]=&quot;D&quot;;1;0))+(IF([.$BN21]=&quot;D&quot;;1;0))" office:value-type="float" office:value="0" calcext:value-type="float">
            <text:p>0</text:p>
          </table:table-cell>
          <table:table-cell table:style-name="ce43" table:formula="of:=(IF([.$U21]=&quot;L&quot;;1;0))+(IF([.$AD21]=&quot;L&quot;;1;0))+(IF([.$AM21]=&quot;L&quot;;1;0))+(IF([.$AV21]=&quot;L&quot;;1;0))+(IF([.$BE21]=&quot;L&quot;;1;0))+(IF([.$BN21]=&quot;L&quot;;1;0))" office:value-type="float" office:value="0" calcext:value-type="float">
            <text:p>0</text:p>
          </table:table-cell>
          <table:table-cell table:style-name="ce48" table:formula="of:=[.R21]+[.AA21]+[.AJ21]+[.AS21]+[.BB21]+[.BK21]" office:value-type="float" office:value="94" calcext:value-type="float">
            <text:p>94</text:p>
          </table:table-cell>
          <table:table-cell table:style-name="ce52" table:formula="of:=[.V21]+[.AE21]+[.AN21]+[.AW21]+[.BF21]+[.BO21]" office:value-type="float" office:value="25" calcext:value-type="float">
            <text:p>25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21:.K21])" office:value-type="float" office:value="136" calcext:value-type="float">
            <text:p>136</text:p>
          </table:table-cell>
          <table:table-cell table:style-name="ce57" table:formula="of:=IF([.B21]=&quot;Warlord&quot;;CEILING([.L21]/2);[.L21])" office:value-type="float" office:value="68" calcext:value-type="float">
            <text:p>68</text:p>
          </table:table-cell>
          <table:table-cell table:style-name="ce57"/>
          <table:table-cell table:style-name="ce61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O21:.Q21])" office:value-type="float" office:value="16" calcext:value-type="float">
            <text:p>16</text:p>
          </table:table-cell>
          <table:table-cell table:style-name="ce55" office:value-type="string" calcext:value-type="string">
            <text:p>Tim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T21]);&quot;&quot;;IF([.T21]=[.R21];&quot;D&quot;;IF([.R21]&gt;[.T21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1]+[.V21]" office:value-type="float" office:value="21" calcext:value-type="float">
            <text:p>21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X21:.Z21])" office:value-type="float" office:value="18" calcext:value-type="float">
            <text:p>18</text:p>
          </table:table-cell>
          <table:table-cell table:style-name="ce55" office:value-type="string" calcext:value-type="string">
            <text:p>Matt</text:p>
          </table:table-cell>
          <table:table-cell table:style-name="ce55" office:value-type="float" office:value="5" calcext:value-type="float">
            <text:p>5</text:p>
          </table:table-cell>
          <table:table-cell table:style-name="ce64" table:formula="of:=IF(ISBLANK([.AC21]);&quot;&quot;;IF([.AC21]=[.AA21];&quot;D&quot;;IF([.AA21]&gt;[.AC21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21]+[.AE21]" office:value-type="float" office:value="23" calcext:value-type="float">
            <text:p>23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G21:.AI21])" office:value-type="float" office:value="20" calcext:value-type="float">
            <text:p>20</text:p>
          </table:table-cell>
          <table:table-cell table:style-name="ce55" office:value-type="string" calcext:value-type="string">
            <text:p>Greg</text:p>
          </table:table-cell>
          <table:table-cell table:style-name="ce55" office:value-type="float" office:value="7" calcext:value-type="float">
            <text:p>7</text:p>
          </table:table-cell>
          <table:table-cell table:style-name="ce64" table:formula="of:=IF(ISBLANK([.AL21]);&quot;&quot;;IF([.AL21]=[.AJ21];&quot;D&quot;;IF([.AJ21]&gt;[.AL21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1]+[.AN21]" office:value-type="float" office:value="25" calcext:value-type="float">
            <text:p>25</text:p>
          </table:table-cell>
          <table:table-cell table:style-name="ce61"/>
          <table:table-cell table:style-name="ce63" table:number-columns-repeated="2"/>
          <table:table-cell table:style-name="ce64" table:formula="of:=SUM([.AP21:.AR21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21]);&quot;&quot;;IF([.AU21]=[.AS21];&quot;D&quot;;IF([.AS21]&gt;[.AU21];&quot;W&quot;;&quot;L&quot;)))">
            <text:p/>
          </table:table-cell>
          <table:table-cell table:style-name="ce63"/>
          <table:table-cell table:style-name="ce57" table:formula="of:=[.AS21]+[.AW21]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Y21:.BA21])" office:value-type="float" office:value="20" calcext:value-type="float">
            <text:p>20</text:p>
          </table:table-cell>
          <table:table-cell table:style-name="ce55" office:value-type="string" calcext:value-type="string">
            <text:p>Jason + Ian</text:p>
          </table:table-cell>
          <table:table-cell table:style-name="ce55" office:value-type="float" office:value="16" calcext:value-type="float">
            <text:p>16</text:p>
          </table:table-cell>
          <table:table-cell table:style-name="ce64" table:formula="of:=IF(ISBLANK([.BD21]);&quot;&quot;;IF([.BD21]=[.BB21];&quot;D&quot;;IF([.BB21]&gt;[.BD21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1]+[.BF21]" office:value-type="float" office:value="25" calcext:value-type="float">
            <text:p>25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BH21:.BJ21])" office:value-type="float" office:value="20" calcext:value-type="float">
            <text:p>20</text:p>
          </table:table-cell>
          <table:table-cell table:style-name="ce55" office:value-type="string" calcext:value-type="string">
            <text:p>Jason W</text:p>
          </table:table-cell>
          <table:table-cell table:style-name="ce55" office:value-type="float" office:value="8" calcext:value-type="float">
            <text:p>8</text:p>
          </table:table-cell>
          <table:table-cell table:style-name="ce64" table:formula="of:=IF(ISBLANK([.BM21]);&quot;&quot;;IF([.BM21]=[.BK21];&quot;D&quot;;IF([.BK21]&gt;[.BM21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21]+[.BO21]" office:value-type="float" office:value="25" calcext:value-type="float">
            <text:p>25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Mark Henry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 table:style-name="ce29" office:value-type="string" calcext:value-type="string">
            <text:p>Mechanicus</text:p>
          </table:table-cell>
          <table:table-cell table:style-name="ce39" table:formula="of:=(IF([.$U22]=&quot;W&quot;;1;0))+(IF([.$AM22]=&quot;W&quot;;1;0))+(IF([.$BE22]=&quot;W&quot;;1;0))" office:value-type="float" office:value="1" calcext:value-type="float">
            <text:p>1</text:p>
          </table:table-cell>
          <table:table-cell table:style-name="ce39" table:formula="of:=(IF([.$U22]=&quot;W&quot;;1;0))+(IF([.$AD22]=&quot;W&quot;;1;0))+(IF([.$AM22]=&quot;W&quot;;1;0))+(IF([.$AV22]=&quot;W&quot;;1;0))+(IF([.$BE22]=&quot;W&quot;;1;0))+(IF([.$BN22]=&quot;W&quot;;1;0))" office:value-type="float" office:value="4" calcext:value-type="float">
            <text:p>4</text:p>
          </table:table-cell>
          <table:table-cell table:style-name="ce43" table:formula="of:=(IF([.$U22]=&quot;D&quot;;1;0))+(IF([.$AD22]=&quot;D&quot;;1;0))+(IF([.$AM22]=&quot;D&quot;;1;0))+(IF([.$AV22]=&quot;D&quot;;1;0))+(IF([.$BE22]=&quot;D&quot;;1;0))+(IF([.$BN22]=&quot;D&quot;;1;0))" office:value-type="float" office:value="0" calcext:value-type="float">
            <text:p>0</text:p>
          </table:table-cell>
          <table:table-cell table:style-name="ce43" table:formula="of:=(IF([.$U22]=&quot;L&quot;;1;0))+(IF([.$AD22]=&quot;L&quot;;1;0))+(IF([.$AM22]=&quot;L&quot;;1;0))+(IF([.$AV22]=&quot;L&quot;;1;0))+(IF([.$BE22]=&quot;L&quot;;1;0))+(IF([.$BN22]=&quot;L&quot;;1;0))" office:value-type="float" office:value="2" calcext:value-type="float">
            <text:p>2</text:p>
          </table:table-cell>
          <table:table-cell table:style-name="ce48" table:formula="of:=[.R22]+[.AA22]+[.AJ22]+[.AS22]+[.BB22]+[.BK22]" office:value-type="float" office:value="89" calcext:value-type="float">
            <text:p>89</text:p>
          </table:table-cell>
          <table:table-cell table:style-name="ce52" table:formula="of:=[.V22]+[.AE22]+[.AN22]+[.AW22]+[.BF22]+[.BO22]" office:value-type="float" office:value="30" calcext:value-type="float">
            <text:p>30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22:.K22])" office:value-type="float" office:value="136" calcext:value-type="float">
            <text:p>136</text:p>
          </table:table-cell>
          <table:table-cell table:style-name="ce57" table:formula="of:=IF([.B22]=&quot;Warlord&quot;;CEILING([.L22]/2);[.L22])" office:value-type="float" office:value="68" calcext:value-type="float">
            <text:p>68</text:p>
          </table:table-cell>
          <table:table-cell table:style-name="ce57"/>
          <table:table-cell table:style-name="ce61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O22:.Q22])" office:value-type="float" office:value="6" calcext:value-type="float">
            <text:p>6</text:p>
          </table:table-cell>
          <table:table-cell table:style-name="ce55" office:value-type="string" calcext:value-type="string">
            <text:p>Todd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T22]);&quot;&quot;;IF([.T22]=[.R22];&quot;D&quot;;IF([.R22]&gt;[.T22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2]+[.V22]" office:value-type="float" office:value="11" calcext:value-type="float">
            <text:p>11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style-name="ce64" table:formula="of:=SUM([.X22:.Z22])" office:value-type="float" office:value="17" calcext:value-type="float">
            <text:p>17</text:p>
          </table:table-cell>
          <table:table-cell table:style-name="ce55" office:value-type="string" calcext:value-type="string">
            <text:p>Tim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AC22]);&quot;&quot;;IF([.AC22]=[.AA22];&quot;D&quot;;IF([.AA22]&gt;[.AC22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22]+[.AE22]" office:value-type="float" office:value="22" calcext:value-type="float">
            <text:p>22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AG22:.AI22])" office:value-type="float" office:value="19" calcext:value-type="float">
            <text:p>19</text:p>
          </table:table-cell>
          <table:table-cell table:style-name="ce55" office:value-type="string" calcext:value-type="string">
            <text:p>Jon</text:p>
          </table:table-cell>
          <table:table-cell table:style-name="ce55" office:value-type="float" office:value="14" calcext:value-type="float">
            <text:p>14</text:p>
          </table:table-cell>
          <table:table-cell table:style-name="ce64" table:formula="of:=IF(ISBLANK([.AL22]);&quot;&quot;;IF([.AL22]=[.AJ22];&quot;D&quot;;IF([.AJ22]&gt;[.AL22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2]+[.AN22]" office:value-type="float" office:value="24" calcext:value-type="float">
            <text:p>24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P22:.AR22])" office:value-type="float" office:value="19" calcext:value-type="float">
            <text:p>19</text:p>
          </table:table-cell>
          <table:table-cell table:style-name="ce55" office:value-type="string" calcext:value-type="string">
            <text:p>Greg</text:p>
          </table:table-cell>
          <table:table-cell table:style-name="ce55" office:value-type="float" office:value="16" calcext:value-type="float">
            <text:p>16</text:p>
          </table:table-cell>
          <table:table-cell table:style-name="ce64" table:formula="of:=IF(ISBLANK([.AU22]);&quot;&quot;;IF([.AU22]=[.AS22];&quot;D&quot;;IF([.AS22]&gt;[.AU22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22]+[.AW22]" office:value-type="float" office:value="24" calcext:value-type="float">
            <text:p>24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Y22:.BA22])" office:value-type="float" office:value="9" calcext:value-type="float">
            <text:p>9</text:p>
          </table:table-cell>
          <table:table-cell table:style-name="ce55" office:value-type="string" calcext:value-type="string">
            <text:p>Todd + Ashley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BD22]);&quot;&quot;;IF([.BD22]=[.BB22];&quot;D&quot;;IF([.BB22]&gt;[.BD22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2]+[.BF22]" office:value-type="float" office:value="14" calcext:value-type="float">
            <text:p>14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BH22:.BJ22])" office:value-type="float" office:value="19" calcext:value-type="float">
            <text:p>19</text:p>
          </table:table-cell>
          <table:table-cell table:style-name="ce55" office:value-type="string" calcext:value-type="string">
            <text:p>Ian</text:p>
          </table:table-cell>
          <table:table-cell table:style-name="ce55" office:value-type="float" office:value="3" calcext:value-type="float">
            <text:p>3</text:p>
          </table:table-cell>
          <table:table-cell table:style-name="ce64" table:formula="of:=IF(ISBLANK([.BM22]);&quot;&quot;;IF([.BM22]=[.BK22];&quot;D&quot;;IF([.BK22]&gt;[.BM22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22]+[.BO22]" office:value-type="float" office:value="24" calcext:value-type="float">
            <text:p>24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7" office:value-type="string" calcext:value-type="string">
            <text:p>Craig Sniffen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Humanity</text:p>
          </table:table-cell>
          <table:table-cell table:style-name="ce29" office:value-type="string" calcext:value-type="string">
            <text:p>Necrons</text:p>
          </table:table-cell>
          <table:table-cell table:style-name="ce39" table:formula="of:=(IF([.$U23]=&quot;W&quot;;1;0))+(IF([.$AM23]=&quot;W&quot;;1;0))+(IF([.$BE23]=&quot;W&quot;;1;0))" office:value-type="float" office:value="1" calcext:value-type="float">
            <text:p>1</text:p>
          </table:table-cell>
          <table:table-cell table:style-name="ce39" table:formula="of:=(IF([.$U23]=&quot;W&quot;;1;0))+(IF([.$AD23]=&quot;W&quot;;1;0))+(IF([.$AM23]=&quot;W&quot;;1;0))+(IF([.$AV23]=&quot;W&quot;;1;0))+(IF([.$BE23]=&quot;W&quot;;1;0))+(IF([.$BN23]=&quot;W&quot;;1;0))" office:value-type="float" office:value="3" calcext:value-type="float">
            <text:p>3</text:p>
          </table:table-cell>
          <table:table-cell table:style-name="ce43" table:formula="of:=(IF([.$U23]=&quot;D&quot;;1;0))+(IF([.$AD23]=&quot;D&quot;;1;0))+(IF([.$AM23]=&quot;D&quot;;1;0))+(IF([.$AV23]=&quot;D&quot;;1;0))+(IF([.$BE23]=&quot;D&quot;;1;0))+(IF([.$BN23]=&quot;D&quot;;1;0))" office:value-type="float" office:value="1" calcext:value-type="float">
            <text:p>1</text:p>
          </table:table-cell>
          <table:table-cell table:style-name="ce43" table:formula="of:=(IF([.$U23]=&quot;L&quot;;1;0))+(IF([.$AD23]=&quot;L&quot;;1;0))+(IF([.$AM23]=&quot;L&quot;;1;0))+(IF([.$AV23]=&quot;L&quot;;1;0))+(IF([.$BE23]=&quot;L&quot;;1;0))+(IF([.$BN23]=&quot;L&quot;;1;0))" office:value-type="float" office:value="2" calcext:value-type="float">
            <text:p>2</text:p>
          </table:table-cell>
          <table:table-cell table:style-name="ce48" table:formula="of:=[.R23]+[.AA23]+[.AJ23]+[.AS23]+[.BB23]+[.BK23]" office:value-type="float" office:value="87" calcext:value-type="float">
            <text:p>87</text:p>
          </table:table-cell>
          <table:table-cell table:style-name="ce52" table:formula="of:=[.V23]+[.AE23]+[.AN23]+[.AW23]+[.BF23]+[.BO23]" office:value-type="float" office:value="30" calcext:value-type="float">
            <text:p>30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23:.K23])" office:value-type="float" office:value="134" calcext:value-type="float">
            <text:p>134</text:p>
          </table:table-cell>
          <table:table-cell table:style-name="ce57" table:formula="of:=IF([.B23]=&quot;Warlord&quot;;CEILING([.L23]/2);[.L23])" office:value-type="float" office:value="67" calcext:value-type="float">
            <text:p>67</text:p>
          </table:table-cell>
          <table:table-cell table:style-name="ce57"/>
          <table:table-cell table:style-name="ce61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O23:.Q23])" office:value-type="float" office:value="14" calcext:value-type="float">
            <text:p>14</text:p>
          </table:table-cell>
          <table:table-cell table:style-name="ce55" office:value-type="string" calcext:value-type="string">
            <text:p>Nathan</text:p>
          </table:table-cell>
          <table:table-cell table:style-name="ce55" office:value-type="float" office:value="14" calcext:value-type="float">
            <text:p>14</text:p>
          </table:table-cell>
          <table:table-cell table:style-name="ce64" table:formula="of:=IF(ISBLANK([.T23]);&quot;&quot;;IF([.T23]=[.R23];&quot;D&quot;;IF([.R23]&gt;[.T23];&quot;W&quot;;&quot;L&quot;)))" office:value-type="string" office:string-value="D" calcext:value-type="string">
            <text:p>D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3]+[.V23]" office:value-type="float" office:value="19" calcext:value-type="float">
            <text:p>19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4" table:formula="of:=SUM([.X23:.Z23])" office:value-type="float" office:value="9" calcext:value-type="float">
            <text:p>9</text:p>
          </table:table-cell>
          <table:table-cell table:style-name="ce55" office:value-type="string" calcext:value-type="string">
            <text:p>Jonathan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AC23]);&quot;&quot;;IF([.AC23]=[.AA23];&quot;D&quot;;IF([.AA23]&gt;[.AC23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23]+[.AE23]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AG23:.AI23])" office:value-type="float" office:value="12" calcext:value-type="float">
            <text:p>12</text:p>
          </table:table-cell>
          <table:table-cell table:style-name="ce55" office:value-type="string" calcext:value-type="string">
            <text:p>Andy</text:p>
          </table:table-cell>
          <table:table-cell table:style-name="ce55" office:value-type="float" office:value="16" calcext:value-type="float">
            <text:p>16</text:p>
          </table:table-cell>
          <table:table-cell table:style-name="ce64" table:formula="of:=IF(ISBLANK([.AL23]);&quot;&quot;;IF([.AL23]=[.AJ23];&quot;D&quot;;IF([.AJ23]&gt;[.AL23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3]+[.AN23]" office:value-type="float" office:value="17" calcext:value-type="float">
            <text:p>17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P23:.AR23])" office:value-type="float" office:value="20" calcext:value-type="float">
            <text:p>20</text:p>
          </table:table-cell>
          <table:table-cell table:style-name="ce55" office:value-type="string" calcext:value-type="string">
            <text:p>Tim</text:p>
          </table:table-cell>
          <table:table-cell table:style-name="ce55" office:value-type="float" office:value="2" calcext:value-type="float">
            <text:p>2</text:p>
          </table:table-cell>
          <table:table-cell table:style-name="ce64" table:formula="of:=IF(ISBLANK([.AU23]);&quot;&quot;;IF([.AU23]=[.AS23];&quot;D&quot;;IF([.AS23]&gt;[.AU23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23]+[.AW23]" office:value-type="float" office:value="25" calcext:value-type="float">
            <text:p>25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4" table:formula="of:=SUM([.AY23:.BA23])" office:value-type="float" office:value="13" calcext:value-type="float">
            <text:p>13</text:p>
          </table:table-cell>
          <table:table-cell table:style-name="ce55" office:value-type="string" calcext:value-type="string">
            <text:p>Ron + Andy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BD23]);&quot;&quot;;IF([.BD23]=[.BB23];&quot;D&quot;;IF([.BB23]&gt;[.BD23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3]+[.BF23]" office:value-type="float" office:value="18" calcext:value-type="float">
            <text:p>18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BH23:.BJ23])" office:value-type="float" office:value="19" calcext:value-type="float">
            <text:p>19</text:p>
          </table:table-cell>
          <table:table-cell table:style-name="ce55" office:value-type="string" calcext:value-type="string">
            <text:p>Oty</text:p>
          </table:table-cell>
          <table:table-cell table:style-name="ce55" office:value-type="float" office:value="7" calcext:value-type="float">
            <text:p>7</text:p>
          </table:table-cell>
          <table:table-cell table:style-name="ce64" table:formula="of:=IF(ISBLANK([.BM23]);&quot;&quot;;IF([.BM23]=[.BK23];&quot;D&quot;;IF([.BK23]&gt;[.BM23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23]+[.BO23]" office:value-type="float" office:value="24" calcext:value-type="float">
            <text:p>24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Kramer Doyle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table:style-name="ce26" office:value-type="string" calcext:value-type="string">
            <text:p>Space Marines</text:p>
          </table:table-cell>
          <table:table-cell table:style-name="ce39" table:formula="of:=(IF([.$U24]=&quot;W&quot;;1;0))+(IF([.$AM24]=&quot;W&quot;;1;0))+(IF([.$BE24]=&quot;W&quot;;1;0))" office:value-type="float" office:value="1" calcext:value-type="float">
            <text:p>1</text:p>
          </table:table-cell>
          <table:table-cell table:style-name="ce39" table:formula="of:=(IF([.$U24]=&quot;W&quot;;1;0))+(IF([.$AD24]=&quot;W&quot;;1;0))+(IF([.$AM24]=&quot;W&quot;;1;0))+(IF([.$AV24]=&quot;W&quot;;1;0))+(IF([.$BE24]=&quot;W&quot;;1;0))+(IF([.$BN24]=&quot;W&quot;;1;0))" office:value-type="float" office:value="1" calcext:value-type="float">
            <text:p>1</text:p>
          </table:table-cell>
          <table:table-cell table:style-name="ce43" table:formula="of:=(IF([.$U24]=&quot;D&quot;;1;0))+(IF([.$AD24]=&quot;D&quot;;1;0))+(IF([.$AM24]=&quot;D&quot;;1;0))+(IF([.$AV24]=&quot;D&quot;;1;0))+(IF([.$BE24]=&quot;D&quot;;1;0))+(IF([.$BN24]=&quot;D&quot;;1;0))" office:value-type="float" office:value="0" calcext:value-type="float">
            <text:p>0</text:p>
          </table:table-cell>
          <table:table-cell table:style-name="ce43" table:formula="of:=(IF([.$U24]=&quot;L&quot;;1;0))+(IF([.$AD24]=&quot;L&quot;;1;0))+(IF([.$AM24]=&quot;L&quot;;1;0))+(IF([.$AV24]=&quot;L&quot;;1;0))+(IF([.$BE24]=&quot;L&quot;;1;0))+(IF([.$BN24]=&quot;L&quot;;1;0))" office:value-type="float" office:value="2" calcext:value-type="float">
            <text:p>2</text:p>
          </table:table-cell>
          <table:table-cell table:style-name="ce48" table:formula="of:=[.R24]+[.AA24]+[.AJ24]+[.AS24]+[.BB24]+[.BK24]" office:value-type="float" office:value="29" calcext:value-type="float">
            <text:p>29</text:p>
          </table:table-cell>
          <table:table-cell table:style-name="ce52" table:formula="of:=[.V24]+[.AE24]+[.AN24]+[.AW24]+[.BF24]+[.BO24]" office:value-type="float" office:value="15" calcext:value-type="float">
            <text:p>15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24:.K24])" office:value-type="float" office:value="61" calcext:value-type="float">
            <text:p>61</text:p>
          </table:table-cell>
          <table:table-cell table:style-name="ce57" table:formula="of:=IF([.B24]=&quot;Warlord&quot;;CEILING([.L24]/2);[.L24])" office:value-type="float" office:value="61" calcext:value-type="float">
            <text:p>61</text:p>
          </table:table-cell>
          <table:table-cell table:style-name="ce57"/>
          <table:table-cell table:style-name="ce61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O24:.Q24])" office:value-type="float" office:value="14" calcext:value-type="float">
            <text:p>14</text:p>
          </table:table-cell>
          <table:table-cell table:style-name="ce55" office:value-type="string" calcext:value-type="string">
            <text:p>Andy</text:p>
          </table:table-cell>
          <table:table-cell table:style-name="ce55" office:value-type="float" office:value="5" calcext:value-type="float">
            <text:p>5</text:p>
          </table:table-cell>
          <table:table-cell table:style-name="ce64" table:formula="of:=IF(ISBLANK([.T24]);&quot;&quot;;IF([.T24]=[.R24];&quot;D&quot;;IF([.R24]&gt;[.T24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4]+[.V24]" office:value-type="float" office:value="19" calcext:value-type="float">
            <text:p>19</text:p>
          </table:table-cell>
          <table:table-cell table:style-name="ce61"/>
          <table:table-cell table:style-name="ce63" table:number-columns-repeated="2"/>
          <table:table-cell table:style-name="ce64" table:formula="of:=SUM([.X24:.Z24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24]);&quot;&quot;;IF([.AC24]=[.AA24];&quot;D&quot;;IF([.AA24]&gt;[.AC24];&quot;W&quot;;&quot;L&quot;)))">
            <text:p/>
          </table:table-cell>
          <table:table-cell table:style-name="ce63"/>
          <table:table-cell table:style-name="ce57" table:formula="of:=[.AA24]+[.AE24]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AG24:.AI24])" office:value-type="float" office:value="8" calcext:value-type="float">
            <text:p>8</text:p>
          </table:table-cell>
          <table:table-cell table:style-name="ce55" office:value-type="string" calcext:value-type="string">
            <text:p>TJ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AL24]);&quot;&quot;;IF([.AL24]=[.AJ24];&quot;D&quot;;IF([.AJ24]&gt;[.AL24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4]+[.AN24]" office:value-type="float" office:value="13" calcext:value-type="float">
            <text:p>13</text:p>
          </table:table-cell>
          <table:table-cell table:style-name="ce61"/>
          <table:table-cell table:style-name="ce63" table:number-columns-repeated="2"/>
          <table:table-cell table:style-name="ce64" table:formula="of:=SUM([.AP24:.AR24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24]);&quot;&quot;;IF([.AU24]=[.AS24];&quot;D&quot;;IF([.AS24]&gt;[.AU24];&quot;W&quot;;&quot;L&quot;)))">
            <text:p/>
          </table:table-cell>
          <table:table-cell table:style-name="ce63"/>
          <table:table-cell table:style-name="ce57" table:formula="of:=[.AS24]+[.AW24]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AY24:.BA24])" office:value-type="float" office:value="7" calcext:value-type="float">
            <text:p>7</text:p>
          </table:table-cell>
          <table:table-cell table:style-name="ce55" office:value-type="string" calcext:value-type="string">
            <text:p>Nate + Pete</text:p>
          </table:table-cell>
          <table:table-cell table:style-name="ce55" office:value-type="float" office:value="14" calcext:value-type="float">
            <text:p>14</text:p>
          </table:table-cell>
          <table:table-cell table:style-name="ce64" table:formula="of:=IF(ISBLANK([.BD24]);&quot;&quot;;IF([.BD24]=[.BB24];&quot;D&quot;;IF([.BB24]&gt;[.BD24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4]+[.BF24]" office:value-type="float" office:value="12" calcext:value-type="float">
            <text:p>12</text:p>
          </table:table-cell>
          <table:table-cell table:style-name="ce61"/>
          <table:table-cell table:style-name="ce63" table:number-columns-repeated="2"/>
          <table:table-cell table:style-name="ce64" table:formula="of:=SUM([.BH24:.BJ24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24]);&quot;&quot;;IF([.BM24]=[.BK24];&quot;D&quot;;IF([.BK24]&gt;[.BM24];&quot;W&quot;;&quot;L&quot;)))">
            <text:p/>
          </table:table-cell>
          <table:table-cell table:style-name="ce63"/>
          <table:table-cell table:style-name="ce57" table:formula="of:=[.BK24]+[.BO24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Jason Sniffen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 table:style-name="ce29" office:value-type="string" calcext:value-type="string">
            <text:p>Daemonkin</text:p>
          </table:table-cell>
          <table:table-cell table:style-name="ce39" table:formula="of:=(IF([.$U25]=&quot;W&quot;;1;0))+(IF([.$AM25]=&quot;W&quot;;1;0))+(IF([.$BE25]=&quot;W&quot;;1;0))" office:value-type="float" office:value="3" calcext:value-type="float">
            <text:p>3</text:p>
          </table:table-cell>
          <table:table-cell table:style-name="ce39" table:formula="of:=(IF([.$U25]=&quot;W&quot;;1;0))+(IF([.$AD25]=&quot;W&quot;;1;0))+(IF([.$AM25]=&quot;W&quot;;1;0))+(IF([.$AV25]=&quot;W&quot;;1;0))+(IF([.$BE25]=&quot;W&quot;;1;0))+(IF([.$BN25]=&quot;W&quot;;1;0))" office:value-type="float" office:value="3" calcext:value-type="float">
            <text:p>3</text:p>
          </table:table-cell>
          <table:table-cell table:style-name="ce43" table:formula="of:=(IF([.$U25]=&quot;D&quot;;1;0))+(IF([.$AD25]=&quot;D&quot;;1;0))+(IF([.$AM25]=&quot;D&quot;;1;0))+(IF([.$AV25]=&quot;D&quot;;1;0))+(IF([.$BE25]=&quot;D&quot;;1;0))+(IF([.$BN25]=&quot;D&quot;;1;0))" office:value-type="float" office:value="0" calcext:value-type="float">
            <text:p>0</text:p>
          </table:table-cell>
          <table:table-cell table:style-name="ce43" table:formula="of:=(IF([.$U25]=&quot;L&quot;;1;0))+(IF([.$AD25]=&quot;L&quot;;1;0))+(IF([.$AM25]=&quot;L&quot;;1;0))+(IF([.$AV25]=&quot;L&quot;;1;0))+(IF([.$BE25]=&quot;L&quot;;1;0))+(IF([.$BN25]=&quot;L&quot;;1;0))" office:value-type="float" office:value="3" calcext:value-type="float">
            <text:p>3</text:p>
          </table:table-cell>
          <table:table-cell table:style-name="ce48" table:formula="of:=[.R25]+[.AA25]+[.AJ25]+[.AS25]+[.BB25]+[.BK25]" office:value-type="float" office:value="64" calcext:value-type="float">
            <text:p>64</text:p>
          </table:table-cell>
          <table:table-cell table:style-name="ce52" table:formula="of:=[.V25]+[.AE25]+[.AN25]+[.AW25]+[.BF25]+[.BO25]" office:value-type="float" office:value="30" calcext:value-type="float">
            <text:p>30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25:.K25])" office:value-type="float" office:value="111" calcext:value-type="float">
            <text:p>111</text:p>
          </table:table-cell>
          <table:table-cell table:style-name="ce57" table:formula="of:=IF([.B25]=&quot;Warlord&quot;;CEILING([.L25]/2);[.L25])" office:value-type="float" office:value="56" calcext:value-type="float">
            <text:p>56</text:p>
          </table:table-cell>
          <table:table-cell table:style-name="ce57"/>
          <table:table-cell table:style-name="ce61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O25:.Q25])" office:value-type="float" office:value="17" calcext:value-type="float">
            <text:p>17</text:p>
          </table:table-cell>
          <table:table-cell table:style-name="ce55" office:value-type="string" calcext:value-type="string">
            <text:p>Matt</text:p>
          </table:table-cell>
          <table:table-cell table:style-name="ce55" office:value-type="float" office:value="7" calcext:value-type="float">
            <text:p>7</text:p>
          </table:table-cell>
          <table:table-cell table:style-name="ce64" table:formula="of:=IF(ISBLANK([.T25]);&quot;&quot;;IF([.T25]=[.R25];&quot;D&quot;;IF([.R25]&gt;[.T25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5]+[.V25]" office:value-type="float" office:value="22" calcext:value-type="float">
            <text:p>22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X25:.Z25])" office:value-type="float" office:value="11" calcext:value-type="float">
            <text:p>11</text:p>
          </table:table-cell>
          <table:table-cell table:style-name="ce55" office:value-type="string" calcext:value-type="string">
            <text:p>Ian L</text:p>
          </table:table-cell>
          <table:table-cell table:style-name="ce55" office:value-type="float" office:value="12" calcext:value-type="float">
            <text:p>12</text:p>
          </table:table-cell>
          <table:table-cell table:style-name="ce64" table:formula="of:=IF(ISBLANK([.AC25]);&quot;&quot;;IF([.AC25]=[.AA25];&quot;D&quot;;IF([.AA25]&gt;[.AC25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25]+[.AE25]" office:value-type="float" office:value="16" calcext:value-type="float">
            <text:p>16</text:p>
          </table:table-cell>
          <table:table-cell table:style-name="ce61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G25:.AI25])" office:value-type="float" office:value="12" calcext:value-type="float">
            <text:p>12</text:p>
          </table:table-cell>
          <table:table-cell table:style-name="ce55" office:value-type="string" calcext:value-type="string">
            <text:p>Travis</text:p>
          </table:table-cell>
          <table:table-cell table:style-name="ce55" office:value-type="float" office:value="5" calcext:value-type="float">
            <text:p>5</text:p>
          </table:table-cell>
          <table:table-cell table:style-name="ce64" table:formula="of:=IF(ISBLANK([.AL25]);&quot;&quot;;IF([.AL25]=[.AJ25];&quot;D&quot;;IF([.AJ25]&gt;[.AL25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5]+[.AN25]" office:value-type="float" office:value="17" calcext:value-type="float">
            <text:p>17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AP25:.AR25])" office:value-type="float" office:value="10" calcext:value-type="float">
            <text:p>10</text:p>
          </table:table-cell>
          <table:table-cell table:style-name="ce55" office:value-type="string" calcext:value-type="string">
            <text:p>Jon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AU25]);&quot;&quot;;IF([.AU25]=[.AS25];&quot;D&quot;;IF([.AS25]&gt;[.AU25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25]+[.AW25]" office:value-type="float" office:value="15" calcext:value-type="float">
            <text:p>15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4" table:formula="of:=SUM([.AY25:.BA25])" office:value-type="float" office:value="13" calcext:value-type="float">
            <text:p>13</text:p>
          </table:table-cell>
          <table:table-cell table:style-name="ce55" office:value-type="string" calcext:value-type="string">
            <text:p>Ron + Andy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BD25]);&quot;&quot;;IF([.BD25]=[.BB25];&quot;D&quot;;IF([.BB25]&gt;[.BD25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5]+[.BF25]" office:value-type="float" office:value="18" calcext:value-type="float">
            <text:p>18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BH25:.BJ25])" office:value-type="float" office:value="1" calcext:value-type="float">
            <text:p>1</text:p>
          </table:table-cell>
          <table:table-cell table:style-name="ce55" office:value-type="string" calcext:value-type="string">
            <text:p>Nathan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BM25]);&quot;&quot;;IF([.BM25]=[.BK25];&quot;D&quot;;IF([.BK25]&gt;[.BM25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25]+[.BO25]" office:value-type="float" office:value="6" calcext:value-type="float">
            <text:p>6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Dan Boyd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 table:style-name="ce29" office:value-type="string" calcext:value-type="string">
            <text:p>Imperial Guard</text:p>
          </table:table-cell>
          <table:table-cell table:style-name="ce39" table:formula="of:=(IF([.$U26]=&quot;W&quot;;1;0))+(IF([.$AM26]=&quot;W&quot;;1;0))+(IF([.$BE26]=&quot;W&quot;;1;0))" office:value-type="float" office:value="1" calcext:value-type="float">
            <text:p>1</text:p>
          </table:table-cell>
          <table:table-cell table:style-name="ce39" table:formula="of:=(IF([.$U26]=&quot;W&quot;;1;0))+(IF([.$AD26]=&quot;W&quot;;1;0))+(IF([.$AM26]=&quot;W&quot;;1;0))+(IF([.$AV26]=&quot;W&quot;;1;0))+(IF([.$BE26]=&quot;W&quot;;1;0))+(IF([.$BN26]=&quot;W&quot;;1;0))" office:value-type="float" office:value="3" calcext:value-type="float">
            <text:p>3</text:p>
          </table:table-cell>
          <table:table-cell table:style-name="ce43" table:formula="of:=(IF([.$U26]=&quot;D&quot;;1;0))+(IF([.$AD26]=&quot;D&quot;;1;0))+(IF([.$AM26]=&quot;D&quot;;1;0))+(IF([.$AV26]=&quot;D&quot;;1;0))+(IF([.$BE26]=&quot;D&quot;;1;0))+(IF([.$BN26]=&quot;D&quot;;1;0))" office:value-type="float" office:value="0" calcext:value-type="float">
            <text:p>0</text:p>
          </table:table-cell>
          <table:table-cell table:style-name="ce43" table:formula="of:=(IF([.$U26]=&quot;L&quot;;1;0))+(IF([.$AD26]=&quot;L&quot;;1;0))+(IF([.$AM26]=&quot;L&quot;;1;0))+(IF([.$AV26]=&quot;L&quot;;1;0))+(IF([.$BE26]=&quot;L&quot;;1;0))+(IF([.$BN26]=&quot;L&quot;;1;0))" office:value-type="float" office:value="3" calcext:value-type="float">
            <text:p>3</text:p>
          </table:table-cell>
          <table:table-cell table:style-name="ce48" table:formula="of:=[.R26]+[.AA26]+[.AJ26]+[.AS26]+[.BB26]+[.BK26]" office:value-type="float" office:value="60" calcext:value-type="float">
            <text:p>60</text:p>
          </table:table-cell>
          <table:table-cell table:style-name="ce52" table:formula="of:=[.V26]+[.AE26]+[.AN26]+[.AW26]+[.BF26]+[.BO26]" office:value-type="float" office:value="30" calcext:value-type="float">
            <text:p>30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26:.K26])" office:value-type="float" office:value="107" calcext:value-type="float">
            <text:p>107</text:p>
          </table:table-cell>
          <table:table-cell table:style-name="ce57" table:formula="of:=IF([.B26]=&quot;Warlord&quot;;CEILING([.L26]/2);[.L26])" office:value-type="float" office:value="54" calcext:value-type="float">
            <text:p>54</text:p>
          </table:table-cell>
          <table:table-cell table:style-name="ce57"/>
          <table:table-cell table:style-name="ce61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O26:.Q26])" office:value-type="float" office:value="6" calcext:value-type="float">
            <text:p>6</text:p>
          </table:table-cell>
          <table:table-cell table:style-name="ce55" office:value-type="string" calcext:value-type="string">
            <text:p>Greggles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T26]);&quot;&quot;;IF([.T26]=[.R26];&quot;D&quot;;IF([.R26]&gt;[.T2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6]+[.V26]" office:value-type="float" office:value="11" calcext:value-type="float">
            <text:p>11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X26:.Z26])" office:value-type="float" office:value="20" calcext:value-type="float">
            <text:p>20</text:p>
          </table:table-cell>
          <table:table-cell table:style-name="ce55" office:value-type="string" calcext:value-type="string">
            <text:p>Nathan</text:p>
          </table:table-cell>
          <table:table-cell table:style-name="ce55" office:value-type="float" office:value="13" calcext:value-type="float">
            <text:p>13</text:p>
          </table:table-cell>
          <table:table-cell table:style-name="ce64" table:formula="of:=IF(ISBLANK([.AC26]);&quot;&quot;;IF([.AC26]=[.AA26];&quot;D&quot;;IF([.AA26]&gt;[.AC26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26]+[.AE26]" office:value-type="float" office:value="25" calcext:value-type="float">
            <text:p>25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G26:.AI26])" office:value-type="float" office:value="15" calcext:value-type="float">
            <text:p>15</text:p>
          </table:table-cell>
          <table:table-cell table:style-name="ce55" office:value-type="string" calcext:value-type="string">
            <text:p>Tim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AL26]);&quot;&quot;;IF([.AL26]=[.AJ26];&quot;D&quot;;IF([.AJ26]&gt;[.AL26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6]+[.AN26]" office:value-type="float" office:value="20" calcext:value-type="float">
            <text:p>20</text:p>
          </table:table-cell>
          <table:table-cell table:style-name="ce61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AP26:.AR26])" office:value-type="float" office:value="11" calcext:value-type="float">
            <text:p>11</text:p>
          </table:table-cell>
          <table:table-cell table:style-name="ce55" office:value-type="string" calcext:value-type="string">
            <text:p>Oty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AU26]);&quot;&quot;;IF([.AU26]=[.AS26];&quot;D&quot;;IF([.AS26]&gt;[.AU26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26]+[.AW26]" office:value-type="float" office:value="16" calcext:value-type="float">
            <text:p>16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AY26:.BA26])" office:value-type="float" office:value="7" calcext:value-type="float">
            <text:p>7</text:p>
          </table:table-cell>
          <table:table-cell table:style-name="ce55" office:value-type="string" calcext:value-type="string">
            <text:p>Nate + Pete</text:p>
          </table:table-cell>
          <table:table-cell table:style-name="ce55" office:value-type="float" office:value="14" calcext:value-type="float">
            <text:p>14</text:p>
          </table:table-cell>
          <table:table-cell table:style-name="ce64" table:formula="of:=IF(ISBLANK([.BD26]);&quot;&quot;;IF([.BD26]=[.BB26];&quot;D&quot;;IF([.BB26]&gt;[.BD2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6]+[.BF26]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4" table:formula="of:=SUM([.BH26:.BJ26])" office:value-type="float" office:value="1" calcext:value-type="float">
            <text:p>1</text:p>
          </table:table-cell>
          <table:table-cell table:style-name="ce55" office:value-type="string" calcext:value-type="string">
            <text:p>Todd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IF(ISBLANK([.BM26]);&quot;&quot;;IF([.BM26]=[.BK26];&quot;D&quot;;IF([.BK26]&gt;[.BM26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26]+[.BO26]" office:value-type="float" office:value="6" calcext:value-type="float">
            <text:p>6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Phil Hill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 table:style-name="ce29" office:value-type="string" calcext:value-type="string">
            <text:p>Grey Knights</text:p>
          </table:table-cell>
          <table:table-cell table:style-name="ce39" table:formula="of:=(IF([.$U27]=&quot;W&quot;;1;0))+(IF([.$AM27]=&quot;W&quot;;1;0))+(IF([.$BE27]=&quot;W&quot;;1;0))" office:value-type="float" office:value="2" calcext:value-type="float">
            <text:p>2</text:p>
          </table:table-cell>
          <table:table-cell table:style-name="ce39" table:formula="of:=(IF([.$U27]=&quot;W&quot;;1;0))+(IF([.$AD27]=&quot;W&quot;;1;0))+(IF([.$AM27]=&quot;W&quot;;1;0))+(IF([.$AV27]=&quot;W&quot;;1;0))+(IF([.$BE27]=&quot;W&quot;;1;0))+(IF([.$BN27]=&quot;W&quot;;1;0))" office:value-type="float" office:value="4" calcext:value-type="float">
            <text:p>4</text:p>
          </table:table-cell>
          <table:table-cell table:style-name="ce43" table:formula="of:=(IF([.$U27]=&quot;D&quot;;1;0))+(IF([.$AD27]=&quot;D&quot;;1;0))+(IF([.$AM27]=&quot;D&quot;;1;0))+(IF([.$AV27]=&quot;D&quot;;1;0))+(IF([.$BE27]=&quot;D&quot;;1;0))+(IF([.$BN27]=&quot;D&quot;;1;0))" office:value-type="float" office:value="0" calcext:value-type="float">
            <text:p>0</text:p>
          </table:table-cell>
          <table:table-cell table:style-name="ce43" table:formula="of:=(IF([.$U27]=&quot;L&quot;;1;0))+(IF([.$AD27]=&quot;L&quot;;1;0))+(IF([.$AM27]=&quot;L&quot;;1;0))+(IF([.$AV27]=&quot;L&quot;;1;0))+(IF([.$BE27]=&quot;L&quot;;1;0))+(IF([.$BN27]=&quot;L&quot;;1;0))" office:value-type="float" office:value="2" calcext:value-type="float">
            <text:p>2</text:p>
          </table:table-cell>
          <table:table-cell table:style-name="ce48" table:formula="of:=[.R27]+[.AA27]+[.AJ27]+[.AS27]+[.BB27]+[.BK27]" office:value-type="float" office:value="75" calcext:value-type="float">
            <text:p>75</text:p>
          </table:table-cell>
          <table:table-cell table:style-name="ce52" table:formula="of:=[.V27]+[.AE27]+[.AN27]+[.AW27]+[.BF27]+[.BO27]" office:value-type="float" office:value="30" calcext:value-type="float">
            <text:p>30</text:p>
          </table:table-cell>
          <table:table-cell table:style-name="ce55" office:value-type="float" office:value="0" calcext:value-type="float">
            <text:p>0</text:p>
          </table:table-cell>
          <table:table-cell table:style-name="ce57" table:formula="of:=SUM([.I27:.K27])" office:value-type="float" office:value="105" calcext:value-type="float">
            <text:p>105</text:p>
          </table:table-cell>
          <table:table-cell table:style-name="ce57" table:formula="of:=IF([.B27]=&quot;Warlord&quot;;CEILING([.L27]/2);[.L27])" office:value-type="float" office:value="53" calcext:value-type="float">
            <text:p>53</text:p>
          </table:table-cell>
          <table:table-cell table:style-name="ce57"/>
          <table:table-cell table:style-name="ce61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O27:.Q27])" office:value-type="float" office:value="17" calcext:value-type="float">
            <text:p>17</text:p>
          </table:table-cell>
          <table:table-cell table:style-name="ce55" office:value-type="string" calcext:value-type="string">
            <text:p>Peter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IF(ISBLANK([.T27]);&quot;&quot;;IF([.T27]=[.R27];&quot;D&quot;;IF([.R27]&gt;[.T27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7]+[.V27]" office:value-type="float" office:value="22" calcext:value-type="float">
            <text:p>22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X27:.Z27])" office:value-type="float" office:value="4" calcext:value-type="float">
            <text:p>4</text:p>
          </table:table-cell>
          <table:table-cell table:style-name="ce55" office:value-type="string" calcext:value-type="string">
            <text:p>Todd</text:p>
          </table:table-cell>
          <table:table-cell table:style-name="ce55" office:value-type="float" office:value="14" calcext:value-type="float">
            <text:p>14</text:p>
          </table:table-cell>
          <table:table-cell table:style-name="ce64" table:formula="of:=IF(ISBLANK([.AC27]);&quot;&quot;;IF([.AC27]=[.AA27];&quot;D&quot;;IF([.AA27]&gt;[.AC27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A27]+[.AE27]"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4" table:formula="of:=SUM([.AG27:.AI27])" office:value-type="float" office:value="19" calcext:value-type="float">
            <text:p>19</text:p>
          </table:table-cell>
          <table:table-cell table:style-name="ce55" office:value-type="string" calcext:value-type="string">
            <text:p>Jason C</text:p>
          </table:table-cell>
          <table:table-cell table:style-name="ce55" office:value-type="float" office:value="15" calcext:value-type="float">
            <text:p>15</text:p>
          </table:table-cell>
          <table:table-cell table:style-name="ce64" table:formula="of:=IF(ISBLANK([.AL27]);&quot;&quot;;IF([.AL27]=[.AJ27];&quot;D&quot;;IF([.AJ27]&gt;[.AL27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7]+[.AN27]" office:value-type="float" office:value="24" calcext:value-type="float">
            <text:p>24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AP27:.AR27])" office:value-type="float" office:value="13" calcext:value-type="float">
            <text:p>13</text:p>
          </table:table-cell>
          <table:table-cell table:style-name="ce55" office:value-type="string" calcext:value-type="string">
            <text:p>Ian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IF(ISBLANK([.AU27]);&quot;&quot;;IF([.AU27]=[.AS27];&quot;D&quot;;IF([.AS27]&gt;[.AU27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S27]+[.AW27]" office:value-type="float" office:value="18" calcext:value-type="float">
            <text:p>18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AY27:.BA27])" office:value-type="float" office:value="5" calcext:value-type="float">
            <text:p>5</text:p>
          </table:table-cell>
          <table:table-cell table:style-name="ce55" office:value-type="string" calcext:value-type="string">
            <text:p>TJ + Travis</text:p>
          </table:table-cell>
          <table:table-cell table:style-name="ce55" office:value-type="float" office:value="19" calcext:value-type="float">
            <text:p>19</text:p>
          </table:table-cell>
          <table:table-cell table:style-name="ce64" table:formula="of:=IF(ISBLANK([.BD27]);&quot;&quot;;IF([.BD27]=[.BB27];&quot;D&quot;;IF([.BB27]&gt;[.BD27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7]+[.BF27]" office:value-type="float" office:value="10" calcext:value-type="float">
            <text:p>10</text:p>
          </table:table-cell>
          <table:table-cell table:style-name="ce61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BH27:.BJ27])" office:value-type="float" office:value="17" calcext:value-type="float">
            <text:p>17</text:p>
          </table:table-cell>
          <table:table-cell table:style-name="ce55" office:value-type="string" calcext:value-type="string">
            <text:p>Pete</text:p>
          </table:table-cell>
          <table:table-cell table:style-name="ce55" office:value-type="float" office:value="8" calcext:value-type="float">
            <text:p>8</text:p>
          </table:table-cell>
          <table:table-cell table:style-name="ce64" table:formula="of:=IF(ISBLANK([.BM27]);&quot;&quot;;IF([.BM27]=[.BK27];&quot;D&quot;;IF([.BK27]&gt;[.BM27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K27]+[.BO27]" office:value-type="float" office:value="22" calcext:value-type="float">
            <text:p>22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Rad Perry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table:style-name="ce26" office:value-type="string" calcext:value-type="string">
            <text:p>Sisters of Battle</text:p>
          </table:table-cell>
          <table:table-cell table:style-name="ce39" table:formula="of:=(IF([.$U28]=&quot;W&quot;;1;0))+(IF([.$AM28]=&quot;W&quot;;1;0))+(IF([.$BE28]=&quot;W&quot;;1;0))" office:value-type="float" office:value="0" calcext:value-type="float">
            <text:p>0</text:p>
          </table:table-cell>
          <table:table-cell table:style-name="ce39" table:formula="of:=(IF([.$U28]=&quot;W&quot;;1;0))+(IF([.$AD28]=&quot;W&quot;;1;0))+(IF([.$AM28]=&quot;W&quot;;1;0))+(IF([.$AV28]=&quot;W&quot;;1;0))+(IF([.$BE28]=&quot;W&quot;;1;0))+(IF([.$BN28]=&quot;W&quot;;1;0))" office:value-type="float" office:value="0" calcext:value-type="float">
            <text:p>0</text:p>
          </table:table-cell>
          <table:table-cell table:style-name="ce43" table:formula="of:=(IF([.$U28]=&quot;D&quot;;1;0))+(IF([.$AD28]=&quot;D&quot;;1;0))+(IF([.$AM28]=&quot;D&quot;;1;0))+(IF([.$AV28]=&quot;D&quot;;1;0))+(IF([.$BE28]=&quot;D&quot;;1;0))+(IF([.$BN28]=&quot;D&quot;;1;0))" office:value-type="float" office:value="0" calcext:value-type="float">
            <text:p>0</text:p>
          </table:table-cell>
          <table:table-cell table:style-name="ce43" table:formula="of:=(IF([.$U28]=&quot;L&quot;;1;0))+(IF([.$AD28]=&quot;L&quot;;1;0))+(IF([.$AM28]=&quot;L&quot;;1;0))+(IF([.$AV28]=&quot;L&quot;;1;0))+(IF([.$BE28]=&quot;L&quot;;1;0))+(IF([.$BN28]=&quot;L&quot;;1;0))" office:value-type="float" office:value="3" calcext:value-type="float">
            <text:p>3</text:p>
          </table:table-cell>
          <table:table-cell table:style-name="ce48" table:formula="of:=[.R28]+[.AA28]+[.AJ28]+[.AS28]+[.BB28]+[.BK28]" office:value-type="float" office:value="21" calcext:value-type="float">
            <text:p>21</text:p>
          </table:table-cell>
          <table:table-cell table:style-name="ce52" table:formula="of:=[.V28]+[.AE28]+[.AN28]+[.AW28]+[.BF28]+[.BO28]" office:value-type="float" office:value="15" calcext:value-type="float">
            <text:p>15</text:p>
          </table:table-cell>
          <table:table-cell table:style-name="ce55" office:value-type="float" office:value="17" calcext:value-type="float">
            <text:p>17</text:p>
          </table:table-cell>
          <table:table-cell table:style-name="ce57" table:formula="of:=SUM([.I28:.K28])" office:value-type="float" office:value="53" calcext:value-type="float">
            <text:p>53</text:p>
          </table:table-cell>
          <table:table-cell table:style-name="ce57" table:formula="of:=IF([.B28]=&quot;Warlord&quot;;CEILING([.L28]/2);[.L28])" office:value-type="float" office:value="53" calcext:value-type="float">
            <text:p>53</text:p>
          </table:table-cell>
          <table:table-cell table:style-name="ce57"/>
          <table:table-cell table:style-name="ce61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4" table:formula="of:=SUM([.O28:.Q28])" office:value-type="float" office:value="10" calcext:value-type="float">
            <text:p>10</text:p>
          </table:table-cell>
          <table:table-cell table:style-name="ce55" office:value-type="string" calcext:value-type="string">
            <text:p>Jason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T28]);&quot;&quot;;IF([.T28]=[.R28];&quot;D&quot;;IF([.R28]&gt;[.T28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8]+[.V28]" office:value-type="float" office:value="15" calcext:value-type="float">
            <text:p>15</text:p>
          </table:table-cell>
          <table:table-cell table:style-name="ce61"/>
          <table:table-cell table:style-name="ce63" table:number-columns-repeated="2"/>
          <table:table-cell table:style-name="ce64" table:formula="of:=SUM([.X28:.Z28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28]);&quot;&quot;;IF([.AC28]=[.AA28];&quot;D&quot;;IF([.AA28]&gt;[.AC28];&quot;W&quot;;&quot;L&quot;)))">
            <text:p/>
          </table:table-cell>
          <table:table-cell table:style-name="ce63"/>
          <table:table-cell table:style-name="ce57" table:formula="of:=[.AA28]+[.AE28]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4" table:formula="of:=SUM([.AG28:.AI28])" office:value-type="float" office:value="6" calcext:value-type="float">
            <text:p>6</text:p>
          </table:table-cell>
          <table:table-cell table:style-name="ce55" office:value-type="string" calcext:value-type="string">
            <text:p>Pete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AL28]);&quot;&quot;;IF([.AL28]=[.AJ28];&quot;D&quot;;IF([.AJ28]&gt;[.AL28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8]+[.AN28]" office:value-type="float" office:value="11" calcext:value-type="float">
            <text:p>11</text:p>
          </table:table-cell>
          <table:table-cell table:style-name="ce61"/>
          <table:table-cell table:style-name="ce63" table:number-columns-repeated="2"/>
          <table:table-cell table:style-name="ce64" table:formula="of:=SUM([.AP28:.AR28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28]);&quot;&quot;;IF([.AU28]=[.AS28];&quot;D&quot;;IF([.AS28]&gt;[.AU28];&quot;W&quot;;&quot;L&quot;)))">
            <text:p/>
          </table:table-cell>
          <table:table-cell table:style-name="ce63"/>
          <table:table-cell table:style-name="ce57" table:formula="of:=[.AS28]+[.AW28]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AY28:.BA28])" office:value-type="float" office:value="5" calcext:value-type="float">
            <text:p>5</text:p>
          </table:table-cell>
          <table:table-cell table:style-name="ce55" office:value-type="string" calcext:value-type="string">
            <text:p>TJ + Travis</text:p>
          </table:table-cell>
          <table:table-cell table:style-name="ce55" office:value-type="float" office:value="19" calcext:value-type="float">
            <text:p>19</text:p>
          </table:table-cell>
          <table:table-cell table:style-name="ce64" table:formula="of:=IF(ISBLANK([.BD28]);&quot;&quot;;IF([.BD28]=[.BB28];&quot;D&quot;;IF([.BB28]&gt;[.BD28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8]+[.BF28]" office:value-type="float" office:value="10" calcext:value-type="float">
            <text:p>10</text:p>
          </table:table-cell>
          <table:table-cell table:style-name="ce61"/>
          <table:table-cell table:style-name="ce63" table:number-columns-repeated="2"/>
          <table:table-cell table:style-name="ce64" table:formula="of:=SUM([.BH28:.BJ28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28]);&quot;&quot;;IF([.BM28]=[.BK28];&quot;D&quot;;IF([.BK28]&gt;[.BM28];&quot;W&quot;;&quot;L&quot;)))">
            <text:p/>
          </table:table-cell>
          <table:table-cell table:style-name="ce63"/>
          <table:table-cell table:style-name="ce57" table:formula="of:=[.BK28]+[.BO28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Robert “Craig” Ashby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table:style-name="ce26" office:value-type="string" calcext:value-type="string">
            <text:p>Dark Angels</text:p>
          </table:table-cell>
          <table:table-cell table:style-name="ce39" table:formula="of:=(IF([.$U29]=&quot;W&quot;;1;0))+(IF([.$AM29]=&quot;W&quot;;1;0))+(IF([.$BE29]=&quot;W&quot;;1;0))" office:value-type="float" office:value="1" calcext:value-type="float">
            <text:p>1</text:p>
          </table:table-cell>
          <table:table-cell table:style-name="ce39" table:formula="of:=(IF([.$U29]=&quot;W&quot;;1;0))+(IF([.$AD29]=&quot;W&quot;;1;0))+(IF([.$AM29]=&quot;W&quot;;1;0))+(IF([.$AV29]=&quot;W&quot;;1;0))+(IF([.$BE29]=&quot;W&quot;;1;0))+(IF([.$BN29]=&quot;W&quot;;1;0))" office:value-type="float" office:value="1" calcext:value-type="float">
            <text:p>1</text:p>
          </table:table-cell>
          <table:table-cell table:style-name="ce43" table:formula="of:=(IF([.$U29]=&quot;D&quot;;1;0))+(IF([.$AD29]=&quot;D&quot;;1;0))+(IF([.$AM29]=&quot;D&quot;;1;0))+(IF([.$AV29]=&quot;D&quot;;1;0))+(IF([.$BE29]=&quot;D&quot;;1;0))+(IF([.$BN29]=&quot;D&quot;;1;0))" office:value-type="float" office:value="0" calcext:value-type="float">
            <text:p>0</text:p>
          </table:table-cell>
          <table:table-cell table:style-name="ce43" table:formula="of:=(IF([.$U29]=&quot;L&quot;;1;0))+(IF([.$AD29]=&quot;L&quot;;1;0))+(IF([.$AM29]=&quot;L&quot;;1;0))+(IF([.$AV29]=&quot;L&quot;;1;0))+(IF([.$BE29]=&quot;L&quot;;1;0))+(IF([.$BN29]=&quot;L&quot;;1;0))" office:value-type="float" office:value="2" calcext:value-type="float">
            <text:p>2</text:p>
          </table:table-cell>
          <table:table-cell table:style-name="ce48" table:formula="of:=[.R29]+[.AA29]+[.AJ29]+[.AS29]+[.BB29]+[.BK29]" office:value-type="float" office:value="24" calcext:value-type="float">
            <text:p>24</text:p>
          </table:table-cell>
          <table:table-cell table:style-name="ce52" table:formula="of:=[.V29]+[.AE29]+[.AN29]+[.AW29]+[.BF29]+[.BO29]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7" table:formula="of:=SUM([.I29:.K29])" office:value-type="float" office:value="39" calcext:value-type="float">
            <text:p>39</text:p>
          </table:table-cell>
          <table:table-cell table:style-name="ce57" table:formula="of:=IF([.B29]=&quot;Warlord&quot;;CEILING([.L29]/2);[.L29])" office:value-type="float" office:value="39" calcext:value-type="float">
            <text:p>39</text:p>
          </table:table-cell>
          <table:table-cell table:style-name="ce57"/>
          <table:table-cell table:style-name="ce61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4" table:formula="of:=SUM([.O29:.Q29])" office:value-type="float" office:value="0" calcext:value-type="float">
            <text:p>0</text:p>
          </table:table-cell>
          <table:table-cell table:style-name="ce55" office:value-type="string" calcext:value-type="string">
            <text:p>TJ</text:p>
          </table:table-cell>
          <table:table-cell table:style-name="ce55" office:value-type="float" office:value="20" calcext:value-type="float">
            <text:p>20</text:p>
          </table:table-cell>
          <table:table-cell table:style-name="ce64" table:formula="of:=IF(ISBLANK([.T29]);&quot;&quot;;IF([.T29]=[.R29];&quot;D&quot;;IF([.R29]&gt;[.T29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29]+[.V29]" office:value-type="float" office:value="5" calcext:value-type="float">
            <text:p>5</text:p>
          </table:table-cell>
          <table:table-cell table:style-name="ce61"/>
          <table:table-cell table:style-name="ce63" table:number-columns-repeated="2"/>
          <table:table-cell table:style-name="ce64" table:formula="of:=SUM([.X29:.Z29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29]);&quot;&quot;;IF([.AC29]=[.AA29];&quot;D&quot;;IF([.AA29]&gt;[.AC29];&quot;W&quot;;&quot;L&quot;)))">
            <text:p/>
          </table:table-cell>
          <table:table-cell table:style-name="ce63"/>
          <table:table-cell table:style-name="ce57" table:formula="of:=[.AA29]+[.AE29]" office:value-type="float" office:value="0" calcext:value-type="float">
            <text:p>0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style-name="ce64" table:formula="of:=SUM([.AG29:.AI29])" office:value-type="float" office:value="15" calcext:value-type="float">
            <text:p>15</text:p>
          </table:table-cell>
          <table:table-cell table:style-name="ce55" office:value-type="string" calcext:value-type="string">
            <text:p>Ashley</text:p>
          </table:table-cell>
          <table:table-cell table:style-name="ce55" office:value-type="float" office:value="2" calcext:value-type="float">
            <text:p>2</text:p>
          </table:table-cell>
          <table:table-cell table:style-name="ce64" table:formula="of:=IF(ISBLANK([.AL29]);&quot;&quot;;IF([.AL29]=[.AJ29];&quot;D&quot;;IF([.AJ29]&gt;[.AL29];&quot;W&quot;;&quot;L&quot;)))" office:value-type="string" office:string-value="W" calcext:value-type="string">
            <text:p>W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29]+[.AN29]" office:value-type="float" office:value="20" calcext:value-type="float">
            <text:p>20</text:p>
          </table:table-cell>
          <table:table-cell table:style-name="ce61"/>
          <table:table-cell table:style-name="ce63" table:number-columns-repeated="2"/>
          <table:table-cell table:style-name="ce64" table:formula="of:=SUM([.AP29:.AR29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29]);&quot;&quot;;IF([.AU29]=[.AS29];&quot;D&quot;;IF([.AS29]&gt;[.AU29];&quot;W&quot;;&quot;L&quot;)))">
            <text:p/>
          </table:table-cell>
          <table:table-cell table:style-name="ce63"/>
          <table:table-cell table:style-name="ce57" table:formula="of:=[.AS29]+[.AW29]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AY29:.BA29])" office:value-type="float" office:value="9" calcext:value-type="float">
            <text:p>9</text:p>
          </table:table-cell>
          <table:table-cell table:style-name="ce55" office:value-type="string" calcext:value-type="string">
            <text:p>Jon + Oty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BD29]);&quot;&quot;;IF([.BD29]=[.BB29];&quot;D&quot;;IF([.BB29]&gt;[.BD29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29]+[.BF29]" office:value-type="float" office:value="14" calcext:value-type="float">
            <text:p>14</text:p>
          </table:table-cell>
          <table:table-cell table:style-name="ce61"/>
          <table:table-cell table:style-name="ce63" table:number-columns-repeated="2"/>
          <table:table-cell table:style-name="ce64" table:formula="of:=SUM([.BH29:.BJ29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29]);&quot;&quot;;IF([.BM29]=[.BK29];&quot;D&quot;;IF([.BK29]&gt;[.BM29];&quot;W&quot;;&quot;L&quot;)))">
            <text:p/>
          </table:table-cell>
          <table:table-cell table:style-name="ce63"/>
          <table:table-cell table:style-name="ce57" table:formula="of:=[.BK29]+[.BO29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6" office:value-type="string" calcext:value-type="string">
            <text:p>Sean Ewing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table:style-name="ce26" office:value-type="string" calcext:value-type="string">
            <text:p>Space Wolves</text:p>
          </table:table-cell>
          <table:table-cell table:style-name="ce39" table:formula="of:=(IF([.$U30]=&quot;W&quot;;1;0))+(IF([.$AM30]=&quot;W&quot;;1;0))+(IF([.$BE30]=&quot;W&quot;;1;0))" office:value-type="float" office:value="0" calcext:value-type="float">
            <text:p>0</text:p>
          </table:table-cell>
          <table:table-cell table:style-name="ce39" table:formula="of:=(IF([.$U30]=&quot;W&quot;;1;0))+(IF([.$AD30]=&quot;W&quot;;1;0))+(IF([.$AM30]=&quot;W&quot;;1;0))+(IF([.$AV30]=&quot;W&quot;;1;0))+(IF([.$BE30]=&quot;W&quot;;1;0))+(IF([.$BN30]=&quot;W&quot;;1;0))" office:value-type="float" office:value="0" calcext:value-type="float">
            <text:p>0</text:p>
          </table:table-cell>
          <table:table-cell table:style-name="ce43" table:formula="of:=(IF([.$U30]=&quot;D&quot;;1;0))+(IF([.$AD30]=&quot;D&quot;;1;0))+(IF([.$AM30]=&quot;D&quot;;1;0))+(IF([.$AV30]=&quot;D&quot;;1;0))+(IF([.$BE30]=&quot;D&quot;;1;0))+(IF([.$BN30]=&quot;D&quot;;1;0))" office:value-type="float" office:value="0" calcext:value-type="float">
            <text:p>0</text:p>
          </table:table-cell>
          <table:table-cell table:style-name="ce43" table:formula="of:=(IF([.$U30]=&quot;L&quot;;1;0))+(IF([.$AD30]=&quot;L&quot;;1;0))+(IF([.$AM30]=&quot;L&quot;;1;0))+(IF([.$AV30]=&quot;L&quot;;1;0))+(IF([.$BE30]=&quot;L&quot;;1;0))+(IF([.$BN30]=&quot;L&quot;;1;0))" office:value-type="float" office:value="3" calcext:value-type="float">
            <text:p>3</text:p>
          </table:table-cell>
          <table:table-cell table:style-name="ce48" table:formula="of:=[.R30]+[.AA30]+[.AJ30]+[.AS30]+[.BB30]+[.BK30]" office:value-type="float" office:value="19" calcext:value-type="float">
            <text:p>19</text:p>
          </table:table-cell>
          <table:table-cell table:style-name="ce52" table:formula="of:=[.V30]+[.AE30]+[.AN30]+[.AW30]+[.BF30]+[.BO30]" office:value-type="float" office:value="15" calcext:value-type="float">
            <text:p>15</text:p>
          </table:table-cell>
          <table:table-cell table:style-name="ce55" office:value-type="float" office:value="0" calcext:value-type="float">
            <text:p>0</text:p>
          </table:table-cell>
          <table:table-cell table:style-name="ce57" table:formula="of:=SUM([.I30:.K30])" office:value-type="float" office:value="34" calcext:value-type="float">
            <text:p>34</text:p>
          </table:table-cell>
          <table:table-cell table:style-name="ce57" table:formula="of:=IF([.B30]=&quot;Warlord&quot;;CEILING([.L30]/2);[.L30])" office:value-type="float" office:value="34" calcext:value-type="float">
            <text:p>34</text:p>
          </table:table-cell>
          <table:table-cell table:style-name="ce57"/>
          <table:table-cell table:style-name="ce61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O30:.Q30])" office:value-type="float" office:value="6" calcext:value-type="float">
            <text:p>6</text:p>
          </table:table-cell>
          <table:table-cell table:style-name="ce55" office:value-type="string" calcext:value-type="string">
            <text:p>Travis</text:p>
          </table:table-cell>
          <table:table-cell table:style-name="ce55" office:value-type="float" office:value="13" calcext:value-type="float">
            <text:p>13</text:p>
          </table:table-cell>
          <table:table-cell table:style-name="ce64" table:formula="of:=IF(ISBLANK([.T30]);&quot;&quot;;IF([.T30]=[.R30];&quot;D&quot;;IF([.R30]&gt;[.T30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R30]+[.V30]" office:value-type="float" office:value="11" calcext:value-type="float">
            <text:p>11</text:p>
          </table:table-cell>
          <table:table-cell table:style-name="ce61"/>
          <table:table-cell table:style-name="ce63" table:number-columns-repeated="2"/>
          <table:table-cell table:style-name="ce64" table:formula="of:=SUM([.X30:.Z30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30]);&quot;&quot;;IF([.AC30]=[.AA30];&quot;D&quot;;IF([.AA30]&gt;[.AC30];&quot;W&quot;;&quot;L&quot;)))">
            <text:p/>
          </table:table-cell>
          <table:table-cell table:style-name="ce63"/>
          <table:table-cell table:style-name="ce57" table:formula="of:=[.AA30]+[.AE30]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AG30:.AI30])" office:value-type="float" office:value="4" calcext:value-type="float">
            <text:p>4</text:p>
          </table:table-cell>
          <table:table-cell table:style-name="ce55" office:value-type="string" calcext:value-type="string">
            <text:p>Ian</text:p>
          </table:table-cell>
          <table:table-cell table:style-name="ce55" office:value-type="float" office:value="16" calcext:value-type="float">
            <text:p>16</text:p>
          </table:table-cell>
          <table:table-cell table:style-name="ce64" table:formula="of:=IF(ISBLANK([.AL30]);&quot;&quot;;IF([.AL30]=[.AJ30];&quot;D&quot;;IF([.AJ30]&gt;[.AL30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AJ30]+[.AN30]" office:value-type="float" office:value="9" calcext:value-type="float">
            <text:p>9</text:p>
          </table:table-cell>
          <table:table-cell table:style-name="ce61"/>
          <table:table-cell table:style-name="ce63" table:number-columns-repeated="2"/>
          <table:table-cell table:style-name="ce64" table:formula="of:=SUM([.AP30:.AR30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30]);&quot;&quot;;IF([.AU30]=[.AS30];&quot;D&quot;;IF([.AS30]&gt;[.AU30];&quot;W&quot;;&quot;L&quot;)))">
            <text:p/>
          </table:table-cell>
          <table:table-cell table:style-name="ce63"/>
          <table:table-cell table:style-name="ce57" table:formula="of:=[.AS30]+[.AW30]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AY30:.BA30])" office:value-type="float" office:value="9" calcext:value-type="float">
            <text:p>9</text:p>
          </table:table-cell>
          <table:table-cell table:style-name="ce55" office:value-type="string" calcext:value-type="string">
            <text:p>Jon + Oty</text:p>
          </table:table-cell>
          <table:table-cell table:style-name="ce55" office:value-type="float" office:value="11" calcext:value-type="float">
            <text:p>11</text:p>
          </table:table-cell>
          <table:table-cell table:style-name="ce64" table:formula="of:=IF(ISBLANK([.BD30]);&quot;&quot;;IF([.BD30]=[.BB30];&quot;D&quot;;IF([.BB30]&gt;[.BD30];&quot;W&quot;;&quot;L&quot;)))" office:value-type="string" office:string-value="L" calcext:value-type="string">
            <text:p>L</text:p>
          </table:table-cell>
          <table:table-cell table:style-name="ce63" office:value-type="float" office:value="5" calcext:value-type="float">
            <text:p>5</text:p>
          </table:table-cell>
          <table:table-cell table:style-name="ce57" table:formula="of:=[.BB30]+[.BF30]" office:value-type="float" office:value="14" calcext:value-type="float">
            <text:p>14</text:p>
          </table:table-cell>
          <table:table-cell table:style-name="ce61"/>
          <table:table-cell table:style-name="ce63" table:number-columns-repeated="2"/>
          <table:table-cell table:style-name="ce64" table:formula="of:=SUM([.BH30:.BJ30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30]);&quot;&quot;;IF([.BM30]=[.BK30];&quot;D&quot;;IF([.BK30]&gt;[.BM30];&quot;W&quot;;&quot;L&quot;)))">
            <text:p/>
          </table:table-cell>
          <table:table-cell table:style-name="ce63"/>
          <table:table-cell table:style-name="ce57" table:formula="of:=[.BK30]+[.BO30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9"/>
          <table:table-cell table:style-name="ce34" table:number-columns-repeated="2"/>
          <table:table-cell table:style-name="ce29"/>
          <table:table-cell table:style-name="ce39" table:formula="of:=(IF([.$U31]=&quot;W&quot;;1;0))+(IF([.$AM31]=&quot;W&quot;;1;0))+(IF([.$BE31]=&quot;W&quot;;1;0))" office:value-type="float" office:value="0" calcext:value-type="float">
            <text:p>0</text:p>
          </table:table-cell>
          <table:table-cell table:style-name="ce39" table:formula="of:=(IF([.$U31]=&quot;W&quot;;1;0))+(IF([.$AD31]=&quot;W&quot;;1;0))+(IF([.$AM31]=&quot;W&quot;;1;0))+(IF([.$AV31]=&quot;W&quot;;1;0))+(IF([.$BE31]=&quot;W&quot;;1;0))+(IF([.$BN31]=&quot;W&quot;;1;0))" office:value-type="float" office:value="0" calcext:value-type="float">
            <text:p>0</text:p>
          </table:table-cell>
          <table:table-cell table:style-name="ce43" table:formula="of:=(IF([.$U31]=&quot;D&quot;;1;0))+(IF([.$AD31]=&quot;D&quot;;1;0))+(IF([.$AM31]=&quot;D&quot;;1;0))+(IF([.$AV31]=&quot;D&quot;;1;0))+(IF([.$BE31]=&quot;D&quot;;1;0))+(IF([.$BN31]=&quot;D&quot;;1;0))" office:value-type="float" office:value="0" calcext:value-type="float">
            <text:p>0</text:p>
          </table:table-cell>
          <table:table-cell table:style-name="ce43" table:formula="of:=(IF([.$U31]=&quot;L&quot;;1;0))+(IF([.$AD31]=&quot;L&quot;;1;0))+(IF([.$AM31]=&quot;L&quot;;1;0))+(IF([.$AV31]=&quot;L&quot;;1;0))+(IF([.$BE31]=&quot;L&quot;;1;0))+(IF([.$BN31]=&quot;L&quot;;1;0))" office:value-type="float" office:value="0" calcext:value-type="float">
            <text:p>0</text:p>
          </table:table-cell>
          <table:table-cell table:style-name="ce48" table:formula="of:=[.R31]+[.AA31]+[.AJ31]+[.AS31]+[.BB31]+[.BK31]" office:value-type="float" office:value="0" calcext:value-type="float">
            <text:p>0</text:p>
          </table:table-cell>
          <table:table-cell table:style-name="ce52" table:formula="of:=[.V31]+[.AE31]+[.AN31]+[.AW31]+[.BF31]+[.BO31]" office:value-type="float" office:value="0" calcext:value-type="float">
            <text:p>0</text:p>
          </table:table-cell>
          <table:table-cell table:style-name="ce55"/>
          <table:table-cell table:style-name="ce57" table:formula="of:=SUM([.I31:.K31])" office:value-type="float" office:value="0" calcext:value-type="float">
            <text:p>0</text:p>
          </table:table-cell>
          <table:table-cell table:style-name="ce57" table:formula="of:=IF([.B31]=&quot;Warlord&quot;;CEILING([.L31]/2);[.L31])" office:value-type="float" office:value="0" calcext:value-type="float">
            <text:p>0</text:p>
          </table:table-cell>
          <table:table-cell table:style-name="ce57"/>
          <table:table-cell table:style-name="ce61"/>
          <table:table-cell table:style-name="ce63" table:number-columns-repeated="2"/>
          <table:table-cell table:style-name="ce64" table:formula="of:=SUM([.O31:.Q31])" office:value-type="float" office:value="0" calcext:value-type="float">
            <text:p>0</text:p>
          </table:table-cell>
          <table:table-cell table:style-name="ce55" table:number-columns-repeated="2"/>
          <table:table-cell table:style-name="ce64"/>
          <table:table-cell table:style-name="ce63"/>
          <table:table-cell table:style-name="ce57" table:formula="of:=[.R31]+[.V31]" office:value-type="float" office:value="0" calcext:value-type="float">
            <text:p>0</text:p>
          </table:table-cell>
          <table:table-cell table:style-name="ce61"/>
          <table:table-cell table:style-name="ce63" table:number-columns-repeated="2"/>
          <table:table-cell table:style-name="ce64" table:formula="of:=SUM([.X31:.Z31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C31]);&quot;&quot;;IF([.AC31]=[.AA31];&quot;D&quot;;IF([.AA31]&gt;[.AC31];&quot;W&quot;;&quot;L&quot;)))">
            <text:p/>
          </table:table-cell>
          <table:table-cell table:style-name="ce63"/>
          <table:table-cell table:style-name="ce57" table:formula="of:=[.AA31]+[.AE31]" office:value-type="float" office:value="0" calcext:value-type="float">
            <text:p>0</text:p>
          </table:table-cell>
          <table:table-cell table:style-name="ce61"/>
          <table:table-cell table:style-name="ce63" table:number-columns-repeated="2"/>
          <table:table-cell table:style-name="ce64" table:formula="of:=SUM([.AG31:.AI31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L31]);&quot;&quot;;IF([.AL31]=[.AJ31];&quot;D&quot;;IF([.AJ31]&gt;[.AL31];&quot;W&quot;;&quot;L&quot;)))">
            <text:p/>
          </table:table-cell>
          <table:table-cell table:style-name="ce63"/>
          <table:table-cell table:style-name="ce57" table:formula="of:=[.AJ31]+[.AN31]" office:value-type="float" office:value="0" calcext:value-type="float">
            <text:p>0</text:p>
          </table:table-cell>
          <table:table-cell table:style-name="ce61"/>
          <table:table-cell table:style-name="ce63" table:number-columns-repeated="2"/>
          <table:table-cell table:style-name="ce64" table:formula="of:=SUM([.AP31:.AR31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AU31]);&quot;&quot;;IF([.AU31]=[.AS31];&quot;D&quot;;IF([.AS31]&gt;[.AU31];&quot;W&quot;;&quot;L&quot;)))">
            <text:p/>
          </table:table-cell>
          <table:table-cell table:style-name="ce63"/>
          <table:table-cell table:style-name="ce57" table:formula="of:=[.AS31]+[.AW31]" office:value-type="float" office:value="0" calcext:value-type="float">
            <text:p>0</text:p>
          </table:table-cell>
          <table:table-cell table:style-name="ce61"/>
          <table:table-cell table:style-name="ce63" table:number-columns-repeated="2"/>
          <table:table-cell table:style-name="ce64" table:formula="of:=SUM([.AY31:.BA31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D31]);&quot;&quot;;IF([.BD31]=[.BB31];&quot;D&quot;;IF([.BB31]&gt;[.BD31];&quot;W&quot;;&quot;L&quot;)))">
            <text:p/>
          </table:table-cell>
          <table:table-cell table:style-name="ce63"/>
          <table:table-cell table:style-name="ce57" table:formula="of:=[.BB31]+[.BF31]" office:value-type="float" office:value="0" calcext:value-type="float">
            <text:p>0</text:p>
          </table:table-cell>
          <table:table-cell table:style-name="ce61"/>
          <table:table-cell table:style-name="ce63" table:number-columns-repeated="2"/>
          <table:table-cell table:style-name="ce64" table:formula="of:=SUM([.BH31:.BJ31])" office:value-type="float" office:value="0" calcext:value-type="float">
            <text:p>0</text:p>
          </table:table-cell>
          <table:table-cell table:style-name="ce55" table:number-columns-repeated="2"/>
          <table:table-cell table:style-name="ce64" table:formula="of:=IF(ISBLANK([.BM31]);&quot;&quot;;IF([.BM31]=[.BK31];&quot;D&quot;;IF([.BK31]&gt;[.BM31];&quot;W&quot;;&quot;L&quot;)))">
            <text:p/>
          </table:table-cell>
          <table:table-cell table:style-name="ce63"/>
          <table:table-cell table:style-name="ce57" table:formula="of:=[.BK31]+[.BO31]" office:value-type="float" office:value="0" calcext:value-type="float">
            <text:p>0</text:p>
          </table:table-cell>
          <table:table-cell table:style-name="ce69"/>
          <table:table-cell table:number-columns-repeated="955"/>
        </table:table-row>
        <table:table-row table:style-name="ro4">
          <table:table-cell table:style-name="ce29" office:value-type="float" office:value="28" calcext:value-type="float">
            <text:p>28</text:p>
          </table:table-cell>
          <table:table-cell table:style-name="ce16" table:number-columns-repeated="2"/>
          <table:table-cell table:style-name="ce36"/>
          <table:table-cell table:style-name="ce16" table:formula="of:=SUM([.E3:.E31])" office:value-type="float" office:value="41" calcext:value-type="float">
            <text:p>41</text:p>
          </table:table-cell>
          <table:table-cell table:style-name="ce16" table:formula="of:=SUM([.F3:.F31])" office:value-type="float" office:value="64" calcext:value-type="float">
            <text:p>64</text:p>
          </table:table-cell>
          <table:table-cell table:style-name="ce16" table:formula="of:=SUM([.G3:.G31])" office:value-type="float" office:value="2" calcext:value-type="float">
            <text:p>2</text:p>
          </table:table-cell>
          <table:table-cell table:style-name="ce16" table:formula="of:=SUM([.H3:.H31])" office:value-type="float" office:value="61" calcext:value-type="float">
            <text:p>61</text:p>
          </table:table-cell>
          <table:table-cell table:style-name="ce36" table:number-columns-repeated="10"/>
          <table:table-cell table:style-name="ce36" office:value-type="string" calcext:value-type="string">
            <text:p>Wins</text:p>
          </table:table-cell>
          <table:table-cell table:style-name="ce36"/>
          <table:table-cell table:style-name="ce36" table:formula="of:=COUNTIF([.U$3:.U$31];&quot;W&quot;)" office:value-type="float" office:value="13" calcext:value-type="float">
            <text:p>13</text:p>
          </table:table-cell>
          <table:table-cell table:style-name="ce36" table:number-columns-repeated="6"/>
          <table:table-cell table:style-name="ce36" office:value-type="string" calcext:value-type="string">
            <text:p>Wins</text:p>
          </table:table-cell>
          <table:table-cell table:style-name="ce36"/>
          <table:table-cell table:style-name="ce36" table:formula="of:=COUNTIF([.AD$3:.AD$31];&quot;W&quot;)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Wins</text:p>
          </table:table-cell>
          <table:table-cell table:style-name="ce36"/>
          <table:table-cell table:style-name="ce36" table:formula="of:=COUNTIF([.AM$3:.AM$31];&quot;W&quot;)" office:value-type="float" office:value="14" calcext:value-type="float">
            <text:p>14</text:p>
          </table:table-cell>
          <table:table-cell table:style-name="ce36" table:number-columns-repeated="6"/>
          <table:table-cell table:style-name="ce36" office:value-type="string" calcext:value-type="string">
            <text:p>Wins</text:p>
          </table:table-cell>
          <table:table-cell table:style-name="ce36"/>
          <table:table-cell table:style-name="ce36" table:formula="of:=COUNTIF([.AV$3:.AV$31];&quot;W&quot;)" office:value-type="float" office:value="7" calcext:value-type="float">
            <text:p>7</text:p>
          </table:table-cell>
          <table:table-cell table:style-name="ce36" table:number-columns-repeated="6"/>
          <table:table-cell table:style-name="ce36" office:value-type="string" calcext:value-type="string">
            <text:p>Wins</text:p>
          </table:table-cell>
          <table:table-cell table:style-name="ce36"/>
          <table:table-cell table:style-name="ce36" table:formula="of:=COUNTIF([.BE$3:.BE$31];&quot;W&quot;)" office:value-type="float" office:value="14" calcext:value-type="float">
            <text:p>14</text:p>
          </table:table-cell>
          <table:table-cell table:style-name="ce36" table:number-columns-repeated="6"/>
          <table:table-cell table:style-name="ce36" office:value-type="string" calcext:value-type="string">
            <text:p>Wins</text:p>
          </table:table-cell>
          <table:table-cell table:style-name="ce36"/>
          <table:table-cell table:style-name="ce36" table:formula="of:=COUNTIF([.BN$3:.BN$31];&quot;W&quot;)" office:value-type="float" office:value="8" calcext:value-type="float">
            <text:p>8</text:p>
          </table:table-cell>
          <table:table-cell table:style-name="ce36" table:number-columns-repeated="937"/>
          <table:table-cell table:number-columns-repeated="21"/>
        </table:table-row>
        <table:table-row table:style-name="ro4">
          <table:table-cell table:style-name="ce2"/>
          <table:table-cell table:style-name="ce6" table:number-columns-repeated="2"/>
          <table:table-cell table:style-name="ce2" table:number-columns-repeated="4"/>
          <table:table-cell table:style-name="ce45" table:formula="of:=IF([.F32]&lt;&gt;[.H32];&quot;MISMATCHED RESULTS&quot;;&quot;No Mismatch&quot;)" office:value-type="string" office:string-value="MISMATCHED RESULTS" calcext:value-type="string">
            <text:p>MISMATCHED RESULTS</text:p>
          </table:table-cell>
          <table:table-cell table:style-name="ce2" table:number-columns-repeated="10"/>
          <table:table-cell table:style-name="ce2" office:value-type="string" calcext:value-type="string">
            <text:p>Losses</text:p>
          </table:table-cell>
          <table:table-cell table:style-name="ce2"/>
          <table:table-cell table:style-name="ce2" table:formula="of:=COUNTIF([.U$3:.U$31];&quot;L&quot;)" office:value-type="float" office:value="13" calcext:value-type="float">
            <text:p>13</text:p>
          </table:table-cell>
          <table:table-cell table:style-name="ce2" table:number-columns-repeated="6"/>
          <table:table-cell table:style-name="ce2" office:value-type="string" calcext:value-type="string">
            <text:p>Losses</text:p>
          </table:table-cell>
          <table:table-cell table:style-name="ce2"/>
          <table:table-cell table:style-name="ce2" table:formula="of:=COUNTIF([.AD$3:.AD$31];&quot;L&quot;)" office:value-type="float" office:value="8" calcext:value-type="float">
            <text:p>8</text:p>
          </table:table-cell>
          <table:table-cell table:style-name="ce2" table:number-columns-repeated="6"/>
          <table:table-cell table:style-name="ce2" office:value-type="string" calcext:value-type="string">
            <text:p>Losses</text:p>
          </table:table-cell>
          <table:table-cell table:style-name="ce2"/>
          <table:table-cell table:style-name="ce2" table:formula="of:=COUNTIF([.AM$3:.AM$31];&quot;L&quot;)" office:value-type="float" office:value="14" calcext:value-type="float">
            <text:p>14</text:p>
          </table:table-cell>
          <table:table-cell table:style-name="ce2" table:number-columns-repeated="6"/>
          <table:table-cell table:style-name="ce2" office:value-type="string" calcext:value-type="string">
            <text:p>Losses</text:p>
          </table:table-cell>
          <table:table-cell table:style-name="ce2"/>
          <table:table-cell table:style-name="ce2" table:formula="of:=COUNTIF([.AV$3:.AV$31];&quot;L&quot;)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string" calcext:value-type="string">
            <text:p>Losses</text:p>
          </table:table-cell>
          <table:table-cell table:style-name="ce2"/>
          <table:table-cell table:style-name="ce2" table:formula="of:=COUNTIF([.BE$3:.BE$31];&quot;L&quot;)" office:value-type="float" office:value="12" calcext:value-type="float">
            <text:p>12</text:p>
          </table:table-cell>
          <table:table-cell table:style-name="ce2" table:number-columns-repeated="6"/>
          <table:table-cell table:style-name="ce2" office:value-type="string" calcext:value-type="string">
            <text:p>Losses</text:p>
          </table:table-cell>
          <table:table-cell table:style-name="ce2"/>
          <table:table-cell table:style-name="ce2" table:formula="of:=COUNTIF([.BN$3:.BN$31];&quot;L&quot;)" office:value-type="float" office:value="7" calcext:value-type="float">
            <text:p>7</text:p>
          </table:table-cell>
          <table:table-cell table:style-name="ce2" table:number-columns-repeated="144"/>
          <table:table-cell table:number-columns-repeated="814"/>
        </table:table-row>
        <table:table-row table:style-name="ro4">
          <table:table-cell table:style-name="ce2"/>
          <table:table-cell table:style-name="ce6" table:number-columns-repeated="2"/>
          <table:table-cell table:style-name="ce2" table:number-columns-repeated="15"/>
          <table:table-cell table:style-name="ce2" office:value-type="string" calcext:value-type="string">
            <text:p>Draws</text:p>
          </table:table-cell>
          <table:table-cell table:style-name="ce2"/>
          <table:table-cell table:style-name="ce2" table:formula="of:=COUNTIF([.U$3:.U$31];&quot;D&quot;)" office:value-type="float" office:value="2" calcext:value-type="float">
            <text:p>2</text:p>
          </table:table-cell>
          <table:table-cell table:style-name="ce2" table:number-columns-repeated="6"/>
          <table:table-cell table:style-name="ce2" office:value-type="string" calcext:value-type="string">
            <text:p>Draws</text:p>
          </table:table-cell>
          <table:table-cell table:style-name="ce2"/>
          <table:table-cell table:style-name="ce2" table:formula="of:=COUNTIF([.AD$3:.AD$31];&quot;D&quot;)" office:value-type="float" office:value="0" calcext:value-type="float">
            <text:p>0</text:p>
          </table:table-cell>
          <table:table-cell table:style-name="ce2" table:number-columns-repeated="6"/>
          <table:table-cell table:style-name="ce2" office:value-type="string" calcext:value-type="string">
            <text:p>Draws</text:p>
          </table:table-cell>
          <table:table-cell table:style-name="ce2"/>
          <table:table-cell table:style-name="ce2" table:formula="of:=COUNTIF([.AM$3:.AM$31];&quot;D&quot;)" office:value-type="float" office:value="0" calcext:value-type="float">
            <text:p>0</text:p>
          </table:table-cell>
          <table:table-cell table:style-name="ce2" table:number-columns-repeated="6"/>
          <table:table-cell table:style-name="ce2" office:value-type="string" calcext:value-type="string">
            <text:p>Draws</text:p>
          </table:table-cell>
          <table:table-cell table:style-name="ce2"/>
          <table:table-cell table:style-name="ce2" table:formula="of:=COUNTIF([.AV$3:.AV$31];&quot;D&quot;)" office:value-type="float" office:value="0" calcext:value-type="float">
            <text:p>0</text:p>
          </table:table-cell>
          <table:table-cell table:style-name="ce2" table:number-columns-repeated="6"/>
          <table:table-cell table:style-name="ce2" office:value-type="string" calcext:value-type="string">
            <text:p>Draws</text:p>
          </table:table-cell>
          <table:table-cell table:style-name="ce2"/>
          <table:table-cell table:style-name="ce2" table:formula="of:=COUNTIF([.BE$3:.BE$31];&quot;D&quot;)" office:value-type="float" office:value="0" calcext:value-type="float">
            <text:p>0</text:p>
          </table:table-cell>
          <table:table-cell table:style-name="ce2" table:number-columns-repeated="6"/>
          <table:table-cell table:style-name="ce2" office:value-type="string" calcext:value-type="string">
            <text:p>Draws</text:p>
          </table:table-cell>
          <table:table-cell table:style-name="ce2"/>
          <table:table-cell table:style-name="ce2" table:formula="of:=COUNTIF([.BN$3:.BN$31];&quot;D&quot;)" office:value-type="float" office:value="0" calcext:value-type="float">
            <text:p>0</text:p>
          </table:table-cell>
          <table:table-cell table:style-name="ce2" table:number-columns-repeated="144"/>
          <table:table-cell table:number-columns-repeated="814"/>
        </table:table-row>
        <table:table-row table:style-name="ro4">
          <table:table-cell table:number-columns-repeated="18"/>
          <table:table-cell table:style-name="ce65" table:number-columns-repeated="2"/>
          <table:table-cell table:style-name="ce67" table:formula="of:=IF(COUNTA([.U3:.U31])&lt;&gt;[.$A32]; &quot;Missing games&quot;; &quot;Complete&quot;)" office:value-type="string" office:string-value="Complete" calcext:value-type="string">
            <text:p>Complete</text:p>
          </table:table-cell>
          <table:table-cell table:number-columns-repeated="6"/>
          <table:table-cell table:style-name="ce65" table:number-columns-repeated="2"/>
          <table:table-cell table:style-name="ce67" table:formula="of:=IF(COUNTA([.AD3:.AD31])&lt;&gt;[.$A32]; &quot;Missing games&quot;; &quot;Complete&quot;)" office:value-type="string" office:string-value="Missing games" calcext:value-type="string">
            <text:p>Missing games</text:p>
          </table:table-cell>
          <table:table-cell table:number-columns-repeated="6"/>
          <table:table-cell table:style-name="ce65" table:number-columns-repeated="2"/>
          <table:table-cell table:style-name="ce67" table:formula="of:=IF(COUNTA([.AM3:.AM31])&lt;&gt;[.$A32]; &quot;Missing games&quot;; &quot;Complete&quot;)" office:value-type="string" office:string-value="Missing games" calcext:value-type="string">
            <text:p>Missing games</text:p>
          </table:table-cell>
          <table:table-cell table:number-columns-repeated="6"/>
          <table:table-cell table:style-name="ce65" table:number-columns-repeated="2"/>
          <table:table-cell table:style-name="ce67" table:formula="of:=IF(COUNTA([.AV3:.AV31])&lt;&gt;[.$A32]; &quot;Missing games&quot;; &quot;Complete&quot;)" office:value-type="string" office:string-value="Missing games" calcext:value-type="string">
            <text:p>Missing games</text:p>
          </table:table-cell>
          <table:table-cell table:number-columns-repeated="6"/>
          <table:table-cell table:style-name="ce65" table:number-columns-repeated="2"/>
          <table:table-cell table:style-name="ce67" table:formula="of:=IF(COUNTA([.BE3:.BE31])&lt;&gt;[.$A32]; &quot;Missing games&quot;; &quot;Complete&quot;)" office:value-type="string" office:string-value="Missing games" calcext:value-type="string">
            <text:p>Missing games</text:p>
          </table:table-cell>
          <table:table-cell table:number-columns-repeated="6"/>
          <table:table-cell table:style-name="ce65" table:number-columns-repeated="2"/>
          <table:table-cell table:style-name="ce67" table:formula="of:=IF(COUNTA([.BN3:.BN31])&lt;&gt;[.$A32]; &quot;Missing games&quot;; &quot;Complete&quot;)" office:value-type="string" office:string-value="Missing games" calcext:value-type="string">
            <text:p>Missing games</text:p>
          </table:table-cell>
          <table:table-cell table:number-columns-repeated="958"/>
        </table:table-row>
        <table:table-row table:style-name="ro4">
          <table:table-cell table:number-columns-repeated="20"/>
          <table:table-cell table:style-name="ce68" table:formula="of:=IF([.U32]&lt;&gt;[.U33];&quot;Mismatched Results&quot;;&quot;No Mismatch&quot;)" office:value-type="string" office:string-value="No Mismatch" calcext:value-type="string">
            <text:p>No Mismatch</text:p>
          </table:table-cell>
          <table:table-cell table:number-columns-repeated="8"/>
          <table:table-cell table:style-name="ce68" table:formula="of:=IF([.AD32]&lt;&gt;[.AD33];&quot;Mismatched Results&quot;;&quot;No Mismatch&quot;)" office:value-type="string" office:string-value="No Mismatch" calcext:value-type="string">
            <text:p>No Mismatch</text:p>
          </table:table-cell>
          <table:table-cell table:number-columns-repeated="8"/>
          <table:table-cell table:style-name="ce68" table:formula="of:=IF([.AM32]&lt;&gt;[.AM33];&quot;Mismatched Results&quot;;&quot;No Mismatch&quot;)" office:value-type="string" office:string-value="No Mismatch" calcext:value-type="string">
            <text:p>No Mismatch</text:p>
          </table:table-cell>
          <table:table-cell table:number-columns-repeated="8"/>
          <table:table-cell table:style-name="ce68" table:formula="of:=IF([.AV32]&lt;&gt;[.AV33];&quot;Mismatched Results&quot;;&quot;No Mismatch&quot;)" office:value-type="string" office:string-value="No Mismatch" calcext:value-type="string">
            <text:p>No Mismatch</text:p>
          </table:table-cell>
          <table:table-cell table:number-columns-repeated="8"/>
          <table:table-cell table:style-name="ce68" table:formula="of:=IF([.BE32]&lt;&gt;[.BE33];&quot;Mismatched Results&quot;;&quot;No Mismatch&quot;)" office:value-type="string" office:string-value="Mismatched Results" calcext:value-type="string">
            <text:p>Mismatched Results</text:p>
          </table:table-cell>
          <table:table-cell table:number-columns-repeated="8"/>
          <table:table-cell table:style-name="ce68" table:formula="of:=IF([.BN32]&lt;&gt;[.BN33];&quot;Mismatched Results&quot;;&quot;No Mismatch&quot;)" office:value-type="string" office:string-value="Mismatched Results" calcext:value-type="string">
            <text:p>Mismatched Results</text:p>
          </table:table-cell>
          <table:table-cell table:number-columns-repeated="95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me" table:style-name="ta1">
        <office:forms form:automatic-focus="false" form:apply-design-mode="false"/>
        <table:table-column table:style-name="co6" table:default-cell-style-name="ce2"/>
        <table:table-column table:style-name="co1" table:number-columns-repeated="2" table:default-cell-style-name="ce6"/>
        <table:table-column table:style-name="co20" table:number-columns-repeated="24" table:default-cell-style-name="ce6"/>
        <table:table-column table:style-name="co21" table:default-cell-style-name="ce6"/>
        <table:table-column table:style-name="co22" table:number-columns-repeated="4" table:default-cell-style-name="ce6"/>
        <table:table-column table:style-name="co4" table:number-columns-repeated="992" table:default-cell-style-name="ce2"/>
        <table:table-row table:style-name="ro5">
          <table:table-cell table:style-name="ce70" office:value-type="string" calcext:value-type="string">
            <text:p>NOVA 2016 40k Narrative: The Virtue of Freedom</text:p>
          </table:table-cell>
          <table:table-cell table:style-name="ce71" table:number-columns-repeated="27"/>
          <table:table-cell table:style-name="ce75"/>
          <table:table-cell table:style-name="ce79"/>
          <table:table-cell table:style-name="ce75"/>
          <table:table-cell table:style-name="ce79"/>
          <table:table-cell table:style-name="ce82" table:number-columns-repeated="992"/>
        </table:table-row>
        <table:table-row table:style-name="ro1">
          <table:table-cell table:number-columns-repeated="28"/>
          <table:table-cell table:style-name="ce76"/>
          <table:table-cell table:style-name="ce33"/>
          <table:table-cell table:style-name="ce76"/>
          <table:table-cell table:style-name="ce33"/>
          <table:table-cell table:number-columns-repeated="992"/>
        </table:table-row>
        <table:table-row table:style-name="ro4">
          <table:table-cell table:number-columns-repeated="3"/>
          <table:table-cell table:style-name="ce72" office:value-type="string" calcext:value-type="string">
            <text:p>Round 1</text:p>
          </table:table-cell>
          <table:table-cell table:number-columns-repeated="3"/>
          <table:table-cell table:style-name="ce72" office:value-type="string" calcext:value-type="string">
            <text:p>Round 2</text:p>
          </table:table-cell>
          <table:table-cell table:number-columns-repeated="3"/>
          <table:table-cell table:style-name="ce72" office:value-type="string" calcext:value-type="string">
            <text:p>Round 3</text:p>
          </table:table-cell>
          <table:table-cell table:number-columns-repeated="3"/>
          <table:table-cell table:style-name="ce72" office:value-type="string" calcext:value-type="string">
            <text:p>Round 4</text:p>
          </table:table-cell>
          <table:table-cell table:number-columns-repeated="3"/>
          <table:table-cell table:style-name="ce72" office:value-type="string" calcext:value-type="string">
            <text:p>Round 5</text:p>
          </table:table-cell>
          <table:table-cell table:number-columns-repeated="3"/>
          <table:table-cell table:style-name="ce72" office:value-type="string" calcext:value-type="string">
            <text:p>Round 6</text:p>
          </table:table-cell>
          <table:table-cell table:number-columns-repeated="4"/>
          <table:table-cell table:style-name="ce77" office:value-type="string" calcext:value-type="string" table:number-columns-spanned="2" table:number-rows-spanned="1">
            <text:p>Sum</text:p>
          </table:table-cell>
          <table:covered-table-cell table:style-name="ce74"/>
          <table:table-cell table:style-name="ce80" office:value-type="string" calcext:value-type="string" table:number-columns-spanned="2" table:number-rows-spanned="1">
            <text:p>Final</text:p>
          </table:table-cell>
          <table:covered-table-cell table:style-name="ce20"/>
          <table:table-cell table:number-columns-repeated="992"/>
        </table:table-row>
        <table:table-row table:style-name="ro4">
          <table:table-cell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</text:p>
          </table:table-cell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</text:p>
          </table:table-cell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</text:p>
          </table:table-cell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</text:p>
          </table:table-cell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</text:p>
          </table:table-cell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</text:p>
          </table:table-cell>
          <table:table-cell table:style-name="ce17" table:number-columns-repeated="3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I</text:p>
          </table:table-cell>
          <table:table-cell table:style-name="ce81" office:value-type="string" calcext:value-type="string">
            <text:p>F</text:p>
          </table:table-cell>
          <table:table-cell table:style-name="ce81" office:value-type="string" calcext:value-type="string">
            <text:p>I</text:p>
          </table:table-cell>
          <table:table-cell table:number-columns-repeated="992"/>
        </table:table-row>
        <table:table-row table:style-name="ro4">
          <table:table-cell table:style-name="ce25" office:value-type="string" calcext:value-type="string">
            <text:p>TJ Lanigan</text:p>
          </table:table-cell>
          <table:table-cell table:style-name="ce31" office:value-type="string" calcext:value-type="string">
            <text:p>Nightfighter</text:p>
          </table:table-cell>
          <table:table-cell table:style-name="ce31" office:value-type="string" calcext:value-type="string">
            <text:p>Virtue</text:p>
          </table:table-cell>
          <table:table-cell table:style-name="ce73" office:value-type="float" office:value="20" calcext:value-type="float">
            <text:p>20</text:p>
          </table:table-cell>
          <table:table-cell table:style-name="ce73"/>
          <table:table-cell table:style-name="ce73" table:formula="of:=IF([.D5]&gt;[.E5];[.D5]-[.E5];0)" office:value-type="float" office:value="20" calcext:value-type="float">
            <text:p>20</text:p>
          </table:table-cell>
          <table:table-cell table:style-name="ce73" table:formula="of:=IF([.E5]&gt;[.D5];[.E5]-[.D5];0)" office:value-type="float" office:value="0" calcext:value-type="float">
            <text:p>0</text:p>
          </table:table-cell>
          <table:table-cell table:style-name="ce73" table:number-columns-repeated="2"/>
          <table:table-cell table:style-name="ce73" table:formula="of:=IF([.H5]&gt;[.I5];[.H5]-[.I5];0)" office:value-type="float" office:value="0" calcext:value-type="float">
            <text:p>0</text:p>
          </table:table-cell>
          <table:table-cell table:style-name="ce73" table:formula="of:=IF([.I5]&gt;[.H5];[.I5]-[.H5];0)" office:value-type="float" office:value="0" calcext:value-type="float">
            <text:p>0</text:p>
          </table:table-cell>
          <table:table-cell table:style-name="ce73" office:value-type="float" office:value="24" calcext:value-type="float">
            <text:p>24</text:p>
          </table:table-cell>
          <table:table-cell table:style-name="ce73"/>
          <table:table-cell table:style-name="ce73" table:formula="of:=IF([.L5]&gt;[.M5];[.L5]-[.M5];0)" office:value-type="float" office:value="24" calcext:value-type="float">
            <text:p>24</text:p>
          </table:table-cell>
          <table:table-cell table:style-name="ce73" table:formula="of:=IF([.M5]&gt;[.L5];[.M5]-[.L5];0)" office:value-type="float" office:value="0" calcext:value-type="float">
            <text:p>0</text:p>
          </table:table-cell>
          <table:table-cell table:style-name="ce73" table:number-columns-repeated="2"/>
          <table:table-cell table:style-name="ce73" table:formula="of:=IF([.P5]&gt;[.Q5];[.P5]-[.Q5];0)" office:value-type="float" office:value="0" calcext:value-type="float">
            <text:p>0</text:p>
          </table:table-cell>
          <table:table-cell table:style-name="ce73" table:formula="of:=IF([.Q5]&gt;[.P5];[.Q5]-[.P5];0)" office:value-type="float" office:value="0" calcext:value-type="float">
            <text:p>0</text:p>
          </table:table-cell>
          <table:table-cell table:style-name="ce73" office:value-type="float" office:value="24" calcext:value-type="float">
            <text:p>24</text:p>
          </table:table-cell>
          <table:table-cell table:style-name="ce73"/>
          <table:table-cell table:style-name="ce73" table:formula="of:=IF([.T5]&gt;[.U5];[.T5]-[.U5];0)" office:value-type="float" office:value="24" calcext:value-type="float">
            <text:p>24</text:p>
          </table:table-cell>
          <table:table-cell table:style-name="ce73" table:formula="of:=IF([.U5]&gt;[.T5];[.U5]-[.T5];0)" office:value-type="float" office:value="0" calcext:value-type="float">
            <text:p>0</text:p>
          </table:table-cell>
          <table:table-cell table:style-name="ce73" table:number-columns-repeated="2"/>
          <table:table-cell table:style-name="ce73" table:formula="of:=IF([.X5]&gt;[.Y5];[.X5]-[.Y5];0)" office:value-type="float" office:value="0" calcext:value-type="float">
            <text:p>0</text:p>
          </table:table-cell>
          <table:table-cell table:style-name="ce73" table:formula="of:=IF([.Y5]&gt;[.X5];[.Y5]-[.X5];0)" office:value-type="float" office:value="0" calcext:value-type="float">
            <text:p>0</text:p>
          </table:table-cell>
          <table:table-cell table:style-name="ce73"/>
          <table:table-cell table:style-name="ce73" table:formula="of:=[.F5]+[.J5]+[.N5]+[.R5]+[.V5]+[.Z5]" office:value-type="float" office:value="68" calcext:value-type="float">
            <text:p>68</text:p>
          </table:table-cell>
          <table:table-cell table:style-name="ce73" table:formula="of:=[.G5]+[.K5]+[.O5]+[.S5]+[.W5]+[.AA5]" office:value-type="float" office:value="0" calcext:value-type="float">
            <text:p>0</text:p>
          </table:table-cell>
          <table:table-cell table:style-name="ce73" table:formula="of:=IF([.$B5]=&quot;Warlord&quot;;CEILING([.AC5]/2);[.AC5])" office:value-type="float" office:value="68" calcext:value-type="float">
            <text:p>68</text:p>
          </table:table-cell>
          <table:table-cell table:style-name="ce73" table:formula="of:=IF([.$B5]=&quot;Warlord&quot;;CEILING([.AD5]/2);[.AD5])" office:value-type="float" office:value="0" calcext:value-type="float">
            <text:p>0</text:p>
          </table:table-cell>
          <table:table-cell table:style-name="ce1" office:value-type="string" calcext:value-type="string">
            <text:p>Fame</text:p>
          </table:table-cell>
          <table:table-cell table:number-columns-repeated="991"/>
        </table:table-row>
        <table:table-row table:style-name="ro4">
          <table:table-cell table:style-name="ce29" office:value-type="string" calcext:value-type="string">
            <text:p>Charvel Tosov</text:p>
          </table:table-cell>
          <table:table-cell table:style-name="ce34" office:value-type="string" calcext:value-type="string">
            <text:p>Warlord</text:p>
          </table:table-cell>
          <table:table-cell table:style-name="ce34" office:value-type="string" calcext:value-type="string">
            <text:p>Humanity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4" table:formula="of:=IF([.D6]&gt;[.E6];[.D6]-[.E6];0)" office:value-type="float" office:value="20" calcext:value-type="float">
            <text:p>20</text:p>
          </table:table-cell>
          <table:table-cell table:style-name="ce74" table:formula="of:=IF([.E6]&gt;[.D6];[.E6]-[.D6]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4" table:formula="of:=IF([.H6]&gt;[.I6];[.H6]-[.I6];0)" office:value-type="float" office:value="24" calcext:value-type="float">
            <text:p>24</text:p>
          </table:table-cell>
          <table:table-cell table:style-name="ce74" table:formula="of:=IF([.I6]&gt;[.H6];[.I6]-[.H6];0)" office:value-type="float" office:value="0" calcext:value-type="float">
            <text:p>0</text:p>
          </table:table-cell>
          <table:table-cell table:number-columns-repeated="2"/>
          <table:table-cell table:style-name="ce74" table:formula="of:=IF([.L6]&gt;[.M6];[.L6]-[.M6];0)" office:value-type="float" office:value="0" calcext:value-type="float">
            <text:p>0</text:p>
          </table:table-cell>
          <table:table-cell table:style-name="ce74" table:formula="of:=IF([.M6]&gt;[.L6];[.M6]-[.L6];0)" office:value-type="float" office:value="0" calcext:value-type="float">
            <text:p>0</text:p>
          </table:table-cell>
          <table:table-cell table:number-columns-repeated="2"/>
          <table:table-cell table:style-name="ce74" table:formula="of:=IF([.P6]&gt;[.Q6];[.P6]-[.Q6];0)" office:value-type="float" office:value="0" calcext:value-type="float">
            <text:p>0</text:p>
          </table:table-cell>
          <table:table-cell table:style-name="ce74" table:formula="of:=IF([.Q6]&gt;[.P6];[.Q6]-[.P6]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4" table:formula="of:=IF([.T6]&gt;[.U6];[.T6]-[.U6];0)" office:value-type="float" office:value="12" calcext:value-type="float">
            <text:p>12</text:p>
          </table:table-cell>
          <table:table-cell table:style-name="ce74" table:formula="of:=IF([.U6]&gt;[.T6];[.U6]-[.T6];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4" table:formula="of:=IF([.X6]&gt;[.Y6];[.X6]-[.Y6];0)" office:value-type="float" office:value="20" calcext:value-type="float">
            <text:p>20</text:p>
          </table:table-cell>
          <table:table-cell table:style-name="ce74" table:formula="of:=IF([.Y6]&gt;[.X6];[.Y6]-[.X6];0)" office:value-type="float" office:value="0" calcext:value-type="float">
            <text:p>0</text:p>
          </table:table-cell>
          <table:table-cell/>
          <table:table-cell table:style-name="ce74" table:formula="of:=[.F6]+[.J6]+[.N6]+[.R6]+[.V6]+[.Z6]" office:value-type="float" office:value="76" calcext:value-type="float">
            <text:p>76</text:p>
          </table:table-cell>
          <table:table-cell table:style-name="ce74" table:formula="of:=[.G6]+[.K6]+[.O6]+[.S6]+[.W6]+[.AA6]" office:value-type="float" office:value="0" calcext:value-type="float">
            <text:p>0</text:p>
          </table:table-cell>
          <table:table-cell table:style-name="ce20" table:formula="of:=IF([.$B6]=&quot;Warlord&quot;;CEILING([.AC6]/2);[.AC6])" office:value-type="float" office:value="38" calcext:value-type="float">
            <text:p>38</text:p>
          </table:table-cell>
          <table:table-cell table:style-name="ce20" table:formula="of:=IF([.$B6]=&quot;Warlord&quot;;CEILING([.AD6]/2);[.AD6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table:style-name="ce26" office:value-type="string" calcext:value-type="string">
            <text:p>Heather Hallmark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office:value-type="float" office:value="8" calcext:value-type="float">
            <text:p>8</text:p>
          </table:table-cell>
          <table:table-cell/>
          <table:table-cell table:style-name="ce74" table:formula="of:=IF([.D7]&gt;[.E7];[.D7]-[.E7];0)" office:value-type="float" office:value="8" calcext:value-type="float">
            <text:p>8</text:p>
          </table:table-cell>
          <table:table-cell table:style-name="ce74" table:formula="of:=IF([.E7]&gt;[.D7];[.E7]-[.D7];0)" office:value-type="float" office:value="0" calcext:value-type="float">
            <text:p>0</text:p>
          </table:table-cell>
          <table:table-cell table:number-columns-repeated="2"/>
          <table:table-cell table:style-name="ce74" table:formula="of:=IF([.H7]&gt;[.I7];[.H7]-[.I7];0)" office:value-type="float" office:value="0" calcext:value-type="float">
            <text:p>0</text:p>
          </table:table-cell>
          <table:table-cell table:style-name="ce74" table:formula="of:=IF([.I7]&gt;[.H7];[.I7]-[.H7]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4" table:formula="of:=IF([.L7]&gt;[.M7];[.L7]-[.M7];0)" office:value-type="float" office:value="12" calcext:value-type="float">
            <text:p>12</text:p>
          </table:table-cell>
          <table:table-cell table:style-name="ce74" table:formula="of:=IF([.M7]&gt;[.L7];[.M7]-[.L7];0)" office:value-type="float" office:value="0" calcext:value-type="float">
            <text:p>0</text:p>
          </table:table-cell>
          <table:table-cell table:number-columns-repeated="2"/>
          <table:table-cell table:style-name="ce74" table:formula="of:=IF([.P7]&gt;[.Q7];[.P7]-[.Q7];0)" office:value-type="float" office:value="0" calcext:value-type="float">
            <text:p>0</text:p>
          </table:table-cell>
          <table:table-cell table:style-name="ce74" table:formula="of:=IF([.Q7]&gt;[.P7];[.Q7]-[.P7]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4" table:formula="of:=IF([.T7]&gt;[.U7];[.T7]-[.U7];0)" office:value-type="float" office:value="7" calcext:value-type="float">
            <text:p>7</text:p>
          </table:table-cell>
          <table:table-cell table:style-name="ce74" table:formula="of:=IF([.U7]&gt;[.T7];[.U7]-[.T7];0)" office:value-type="float" office:value="0" calcext:value-type="float">
            <text:p>0</text:p>
          </table:table-cell>
          <table:table-cell table:number-columns-repeated="2"/>
          <table:table-cell table:style-name="ce74" table:formula="of:=IF([.X7]&gt;[.Y7];[.X7]-[.Y7];0)" office:value-type="float" office:value="0" calcext:value-type="float">
            <text:p>0</text:p>
          </table:table-cell>
          <table:table-cell table:style-name="ce74" table:formula="of:=IF([.Y7]&gt;[.X7];[.Y7]-[.X7];0)" office:value-type="float" office:value="0" calcext:value-type="float">
            <text:p>0</text:p>
          </table:table-cell>
          <table:table-cell/>
          <table:table-cell table:style-name="ce74" table:formula="of:=[.F7]+[.J7]+[.N7]+[.R7]+[.V7]+[.Z7]" office:value-type="float" office:value="27" calcext:value-type="float">
            <text:p>27</text:p>
          </table:table-cell>
          <table:table-cell table:style-name="ce74" table:formula="of:=[.G7]+[.K7]+[.O7]+[.S7]+[.W7]+[.AA7]" office:value-type="float" office:value="0" calcext:value-type="float">
            <text:p>0</text:p>
          </table:table-cell>
          <table:table-cell table:style-name="ce20" table:formula="of:=IF([.$B7]=&quot;Warlord&quot;;CEILING([.AC7]/2);[.AC7])" office:value-type="float" office:value="27" calcext:value-type="float">
            <text:p>27</text:p>
          </table:table-cell>
          <table:table-cell table:style-name="ce20" table:formula="of:=IF([.$B7]=&quot;Warlord&quot;;CEILING([.AD7]/2);[.AD7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table:style-name="ce26" office:value-type="string" calcext:value-type="string">
            <text:p>Campbell McLaughlin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office:value-type="float" office:value="8" calcext:value-type="float">
            <text:p>8</text:p>
          </table:table-cell>
          <table:table-cell/>
          <table:table-cell table:style-name="ce74" table:formula="of:=IF([.D8]&gt;[.E8];[.D8]-[.E8];0)" office:value-type="float" office:value="8" calcext:value-type="float">
            <text:p>8</text:p>
          </table:table-cell>
          <table:table-cell table:style-name="ce74" table:formula="of:=IF([.E8]&gt;[.D8];[.E8]-[.D8];0)" office:value-type="float" office:value="0" calcext:value-type="float">
            <text:p>0</text:p>
          </table:table-cell>
          <table:table-cell table:number-columns-repeated="2"/>
          <table:table-cell table:style-name="ce74" table:formula="of:=IF([.H8]&gt;[.I8];[.H8]-[.I8];0)" office:value-type="float" office:value="0" calcext:value-type="float">
            <text:p>0</text:p>
          </table:table-cell>
          <table:table-cell table:style-name="ce74" table:formula="of:=IF([.I8]&gt;[.H8];[.I8]-[.H8]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4" table:formula="of:=IF([.L8]&gt;[.M8];[.L8]-[.M8];0)" office:value-type="float" office:value="12" calcext:value-type="float">
            <text:p>12</text:p>
          </table:table-cell>
          <table:table-cell table:style-name="ce74" table:formula="of:=IF([.M8]&gt;[.L8];[.M8]-[.L8];0)" office:value-type="float" office:value="0" calcext:value-type="float">
            <text:p>0</text:p>
          </table:table-cell>
          <table:table-cell table:number-columns-repeated="2"/>
          <table:table-cell table:style-name="ce74" table:formula="of:=IF([.P8]&gt;[.Q8];[.P8]-[.Q8];0)" office:value-type="float" office:value="0" calcext:value-type="float">
            <text:p>0</text:p>
          </table:table-cell>
          <table:table-cell table:style-name="ce74" table:formula="of:=IF([.Q8]&gt;[.P8];[.Q8]-[.P8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4" table:formula="of:=IF([.T8]&gt;[.U8];[.T8]-[.U8];0)" office:value-type="float" office:value="4" calcext:value-type="float">
            <text:p>4</text:p>
          </table:table-cell>
          <table:table-cell table:style-name="ce74" table:formula="of:=IF([.U8]&gt;[.T8];[.U8]-[.T8];0)" office:value-type="float" office:value="0" calcext:value-type="float">
            <text:p>0</text:p>
          </table:table-cell>
          <table:table-cell table:number-columns-repeated="2"/>
          <table:table-cell table:style-name="ce74" table:formula="of:=IF([.X8]&gt;[.Y8];[.X8]-[.Y8];0)" office:value-type="float" office:value="0" calcext:value-type="float">
            <text:p>0</text:p>
          </table:table-cell>
          <table:table-cell table:style-name="ce74" table:formula="of:=IF([.Y8]&gt;[.X8];[.Y8]-[.X8];0)" office:value-type="float" office:value="0" calcext:value-type="float">
            <text:p>0</text:p>
          </table:table-cell>
          <table:table-cell/>
          <table:table-cell table:style-name="ce74" table:formula="of:=[.F8]+[.J8]+[.N8]+[.R8]+[.V8]+[.Z8]" office:value-type="float" office:value="24" calcext:value-type="float">
            <text:p>24</text:p>
          </table:table-cell>
          <table:table-cell table:style-name="ce74" table:formula="of:=[.G8]+[.K8]+[.O8]+[.S8]+[.W8]+[.AA8]" office:value-type="float" office:value="0" calcext:value-type="float">
            <text:p>0</text:p>
          </table:table-cell>
          <table:table-cell table:style-name="ce20" table:formula="of:=IF([.$B8]=&quot;Warlord&quot;;CEILING([.AC8]/2);[.AC8])" office:value-type="float" office:value="24" calcext:value-type="float">
            <text:p>24</text:p>
          </table:table-cell>
          <table:table-cell table:style-name="ce20" table:formula="of:=IF([.$B8]=&quot;Warlord&quot;;CEILING([.AD8]/2);[.AD8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table:style-name="ce26" office:value-type="string" calcext:value-type="string">
            <text:p>Kramer Doyle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4" table:formula="of:=IF([.D9]&gt;[.E9];[.D9]-[.E9];0)" office:value-type="float" office:value="20" calcext:value-type="float">
            <text:p>20</text:p>
          </table:table-cell>
          <table:table-cell table:style-name="ce74" table:formula="of:=IF([.E9]&gt;[.D9];[.E9]-[.D9];0)" office:value-type="float" office:value="0" calcext:value-type="float">
            <text:p>0</text:p>
          </table:table-cell>
          <table:table-cell table:number-columns-repeated="2"/>
          <table:table-cell table:style-name="ce74" table:formula="of:=IF([.H9]&gt;[.I9];[.H9]-[.I9];0)" office:value-type="float" office:value="0" calcext:value-type="float">
            <text:p>0</text:p>
          </table:table-cell>
          <table:table-cell table:style-name="ce74" table:formula="of:=IF([.I9]&gt;[.H9];[.I9]-[.H9];0)" office:value-type="float" office:value="0" calcext:value-type="float">
            <text:p>0</text:p>
          </table:table-cell>
          <table:table-cell table:number-columns-repeated="2"/>
          <table:table-cell table:style-name="ce74" table:formula="of:=IF([.L9]&gt;[.M9];[.L9]-[.M9];0)" office:value-type="float" office:value="0" calcext:value-type="float">
            <text:p>0</text:p>
          </table:table-cell>
          <table:table-cell table:style-name="ce74" table:formula="of:=IF([.M9]&gt;[.L9];[.M9]-[.L9];0)" office:value-type="float" office:value="0" calcext:value-type="float">
            <text:p>0</text:p>
          </table:table-cell>
          <table:table-cell table:number-columns-repeated="2"/>
          <table:table-cell table:style-name="ce74" table:formula="of:=IF([.P9]&gt;[.Q9];[.P9]-[.Q9];0)" office:value-type="float" office:value="0" calcext:value-type="float">
            <text:p>0</text:p>
          </table:table-cell>
          <table:table-cell table:style-name="ce74" table:formula="of:=IF([.Q9]&gt;[.P9];[.Q9]-[.P9];0)" office:value-type="float" office:value="0" calcext:value-type="float">
            <text:p>0</text:p>
          </table:table-cell>
          <table:table-cell table:number-columns-repeated="2"/>
          <table:table-cell table:style-name="ce74" table:formula="of:=IF([.T9]&gt;[.U9];[.T9]-[.U9];0)" office:value-type="float" office:value="0" calcext:value-type="float">
            <text:p>0</text:p>
          </table:table-cell>
          <table:table-cell table:style-name="ce74" table:formula="of:=IF([.U9]&gt;[.T9];[.U9]-[.T9];0)" office:value-type="float" office:value="0" calcext:value-type="float">
            <text:p>0</text:p>
          </table:table-cell>
          <table:table-cell table:number-columns-repeated="2"/>
          <table:table-cell table:style-name="ce74" table:formula="of:=IF([.X9]&gt;[.Y9];[.X9]-[.Y9];0)" office:value-type="float" office:value="0" calcext:value-type="float">
            <text:p>0</text:p>
          </table:table-cell>
          <table:table-cell table:style-name="ce74" table:formula="of:=IF([.Y9]&gt;[.X9];[.Y9]-[.X9];0)" office:value-type="float" office:value="0" calcext:value-type="float">
            <text:p>0</text:p>
          </table:table-cell>
          <table:table-cell/>
          <table:table-cell table:style-name="ce74" table:formula="of:=[.F9]+[.J9]+[.N9]+[.R9]+[.V9]+[.Z9]" office:value-type="float" office:value="20" calcext:value-type="float">
            <text:p>20</text:p>
          </table:table-cell>
          <table:table-cell table:style-name="ce74" table:formula="of:=[.G9]+[.K9]+[.O9]+[.S9]+[.W9]+[.AA9]" office:value-type="float" office:value="0" calcext:value-type="float">
            <text:p>0</text:p>
          </table:table-cell>
          <table:table-cell table:style-name="ce20" table:formula="of:=IF([.$B9]=&quot;Warlord&quot;;CEILING([.AC9]/2);[.AC9])" office:value-type="float" office:value="20" calcext:value-type="float">
            <text:p>20</text:p>
          </table:table-cell>
          <table:table-cell table:style-name="ce20" table:formula="of:=IF([.$B9]=&quot;Warlord&quot;;CEILING([.AD9]/2);[.AD9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Scott Horras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Humanity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formula="of:=IF([.D10]&gt;[.E10];[.D10]-[.E10];0)" office:value-type="float" office:value="0" calcext:value-type="float">
            <text:p>0</text:p>
          </table:table-cell>
          <table:table-cell table:style-name="ce74" table:formula="of:=IF([.E10]&gt;[.D10];[.E10]-[.D10]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4" table:formula="of:=IF([.H10]&gt;[.I10];[.H10]-[.I10];0)" office:value-type="float" office:value="14" calcext:value-type="float">
            <text:p>14</text:p>
          </table:table-cell>
          <table:table-cell table:style-name="ce74" table:formula="of:=IF([.I10]&gt;[.H10];[.I10]-[.H10];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4" table:formula="of:=IF([.L10]&gt;[.M10];[.L10]-[.M10];0)" office:value-type="float" office:value="20" calcext:value-type="float">
            <text:p>20</text:p>
          </table:table-cell>
          <table:table-cell table:style-name="ce74" table:formula="of:=IF([.M10]&gt;[.L10];[.M10]-[.L10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4" table:formula="of:=IF([.P10]&gt;[.Q10];[.P10]-[.Q10];0)" office:value-type="float" office:value="2" calcext:value-type="float">
            <text:p>2</text:p>
          </table:table-cell>
          <table:table-cell table:style-name="ce74" table:formula="of:=IF([.Q10]&gt;[.P10];[.Q10]-[.P10];0)" office:value-type="float" office:value="0" calcext:value-type="float">
            <text:p>0</text:p>
          </table:table-cell>
          <table:table-cell table:number-columns-repeated="2"/>
          <table:table-cell table:style-name="ce74" table:formula="of:=IF([.T10]&gt;[.U10];[.T10]-[.U10];0)" office:value-type="float" office:value="0" calcext:value-type="float">
            <text:p>0</text:p>
          </table:table-cell>
          <table:table-cell table:style-name="ce74" table:formula="of:=IF([.U10]&gt;[.T10];[.U10]-[.T10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4" table:formula="of:=IF([.X10]&gt;[.Y10];[.X10]-[.Y10];0)" office:value-type="float" office:value="4" calcext:value-type="float">
            <text:p>4</text:p>
          </table:table-cell>
          <table:table-cell table:style-name="ce74" table:formula="of:=IF([.Y10]&gt;[.X10];[.Y10]-[.X10];0)" office:value-type="float" office:value="0" calcext:value-type="float">
            <text:p>0</text:p>
          </table:table-cell>
          <table:table-cell/>
          <table:table-cell table:style-name="ce74" table:formula="of:=[.F10]+[.J10]+[.N10]+[.R10]+[.V10]+[.Z10]" office:value-type="float" office:value="40" calcext:value-type="float">
            <text:p>40</text:p>
          </table:table-cell>
          <table:table-cell table:style-name="ce74" table:formula="of:=[.G10]+[.K10]+[.O10]+[.S10]+[.W10]+[.AA10]" office:value-type="float" office:value="0" calcext:value-type="float">
            <text:p>0</text:p>
          </table:table-cell>
          <table:table-cell table:style-name="ce20" table:formula="of:=IF([.$B10]=&quot;Warlord&quot;;CEILING([.AC10]/2);[.AC10])" office:value-type="float" office:value="20" calcext:value-type="float">
            <text:p>20</text:p>
          </table:table-cell>
          <table:table-cell table:style-name="ce20" table:formula="of:=IF([.$B10]=&quot;Warlord&quot;;CEILING([.AD10]/2);[.AD10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table:style-name="ce26" office:value-type="string" calcext:value-type="string">
            <text:p>Ron Jorgensen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4" table:formula="of:=IF([.D11]&gt;[.E11];[.D11]-[.E11];0)" office:value-type="float" office:value="12" calcext:value-type="float">
            <text:p>12</text:p>
          </table:table-cell>
          <table:table-cell table:style-name="ce74" table:formula="of:=IF([.E11]&gt;[.D11];[.E11]-[.D11];0)" office:value-type="float" office:value="0" calcext:value-type="float">
            <text:p>0</text:p>
          </table:table-cell>
          <table:table-cell table:number-columns-repeated="2"/>
          <table:table-cell table:style-name="ce74" table:formula="of:=IF([.H11]&gt;[.I11];[.H11]-[.I11];0)" office:value-type="float" office:value="0" calcext:value-type="float">
            <text:p>0</text:p>
          </table:table-cell>
          <table:table-cell table:style-name="ce74" table:formula="of:=IF([.I11]&gt;[.H11];[.I11]-[.H11]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74" table:formula="of:=IF([.L11]&gt;[.M11];[.L11]-[.M11];0)" office:value-type="float" office:value="6" calcext:value-type="float">
            <text:p>6</text:p>
          </table:table-cell>
          <table:table-cell table:style-name="ce74" table:formula="of:=IF([.M11]&gt;[.L11];[.M11]-[.L11];0)" office:value-type="float" office:value="0" calcext:value-type="float">
            <text:p>0</text:p>
          </table:table-cell>
          <table:table-cell table:number-columns-repeated="2"/>
          <table:table-cell table:style-name="ce74" table:formula="of:=IF([.P11]&gt;[.Q11];[.P11]-[.Q11];0)" office:value-type="float" office:value="0" calcext:value-type="float">
            <text:p>0</text:p>
          </table:table-cell>
          <table:table-cell table:style-name="ce74" table:formula="of:=IF([.Q11]&gt;[.P11];[.Q11]-[.P11];0)" office:value-type="float" office:value="0" calcext:value-type="float">
            <text:p>0</text:p>
          </table:table-cell>
          <table:table-cell table:number-columns-repeated="2"/>
          <table:table-cell table:style-name="ce74" table:formula="of:=IF([.T11]&gt;[.U11];[.T11]-[.U11];0)" office:value-type="float" office:value="0" calcext:value-type="float">
            <text:p>0</text:p>
          </table:table-cell>
          <table:table-cell table:style-name="ce74" table:formula="of:=IF([.U11]&gt;[.T11];[.U11]-[.T11];0)" office:value-type="float" office:value="0" calcext:value-type="float">
            <text:p>0</text:p>
          </table:table-cell>
          <table:table-cell table:number-columns-repeated="2"/>
          <table:table-cell table:style-name="ce74" table:formula="of:=IF([.X11]&gt;[.Y11];[.X11]-[.Y11];0)" office:value-type="float" office:value="0" calcext:value-type="float">
            <text:p>0</text:p>
          </table:table-cell>
          <table:table-cell table:style-name="ce74" table:formula="of:=IF([.Y11]&gt;[.X11];[.Y11]-[.X11];0)" office:value-type="float" office:value="0" calcext:value-type="float">
            <text:p>0</text:p>
          </table:table-cell>
          <table:table-cell/>
          <table:table-cell table:style-name="ce74" table:formula="of:=[.F11]+[.J11]+[.N11]+[.R11]+[.V11]+[.Z11]" office:value-type="float" office:value="18" calcext:value-type="float">
            <text:p>18</text:p>
          </table:table-cell>
          <table:table-cell table:style-name="ce74" table:formula="of:=[.G11]+[.K11]+[.O11]+[.S11]+[.W11]+[.AA11]" office:value-type="float" office:value="0" calcext:value-type="float">
            <text:p>0</text:p>
          </table:table-cell>
          <table:table-cell table:style-name="ce20" table:formula="of:=IF([.$B11]=&quot;Warlord&quot;;CEILING([.AC11]/2);[.AC11])" office:value-type="float" office:value="18" calcext:value-type="float">
            <text:p>18</text:p>
          </table:table-cell>
          <table:table-cell table:style-name="ce20" table:formula="of:=IF([.$B11]=&quot;Warlord&quot;;CEILING([.AD11]/2);[.AD11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table:style-name="ce26" office:value-type="string" calcext:value-type="string">
            <text:p>Rad Perry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4" table:formula="of:=IF([.D12]&gt;[.E12];[.D12]-[.E12];0)" office:value-type="float" office:value="12" calcext:value-type="float">
            <text:p>12</text:p>
          </table:table-cell>
          <table:table-cell table:style-name="ce74" table:formula="of:=IF([.E12]&gt;[.D12];[.E12]-[.D12];0)" office:value-type="float" office:value="0" calcext:value-type="float">
            <text:p>0</text:p>
          </table:table-cell>
          <table:table-cell table:number-columns-repeated="2"/>
          <table:table-cell table:style-name="ce74" table:formula="of:=IF([.H12]&gt;[.I12];[.H12]-[.I12];0)" office:value-type="float" office:value="0" calcext:value-type="float">
            <text:p>0</text:p>
          </table:table-cell>
          <table:table-cell table:style-name="ce74" table:formula="of:=IF([.I12]&gt;[.H12];[.I12]-[.H12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4" table:formula="of:=IF([.L12]&gt;[.M12];[.L12]-[.M12];0)" office:value-type="float" office:value="3" calcext:value-type="float">
            <text:p>3</text:p>
          </table:table-cell>
          <table:table-cell table:style-name="ce74" table:formula="of:=IF([.M12]&gt;[.L12];[.M12]-[.L12];0)" office:value-type="float" office:value="0" calcext:value-type="float">
            <text:p>0</text:p>
          </table:table-cell>
          <table:table-cell table:number-columns-repeated="2"/>
          <table:table-cell table:style-name="ce74" table:formula="of:=IF([.P12]&gt;[.Q12];[.P12]-[.Q12];0)" office:value-type="float" office:value="0" calcext:value-type="float">
            <text:p>0</text:p>
          </table:table-cell>
          <table:table-cell table:style-name="ce74" table:formula="of:=IF([.Q12]&gt;[.P12];[.Q12]-[.P12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4" table:formula="of:=IF([.T12]&gt;[.U12];[.T12]-[.U12];0)" office:value-type="float" office:value="3" calcext:value-type="float">
            <text:p>3</text:p>
          </table:table-cell>
          <table:table-cell table:style-name="ce74" table:formula="of:=IF([.U12]&gt;[.T12];[.U12]-[.T12];0)" office:value-type="float" office:value="0" calcext:value-type="float">
            <text:p>0</text:p>
          </table:table-cell>
          <table:table-cell table:number-columns-repeated="2"/>
          <table:table-cell table:style-name="ce74" table:formula="of:=IF([.X12]&gt;[.Y12];[.X12]-[.Y12];0)" office:value-type="float" office:value="0" calcext:value-type="float">
            <text:p>0</text:p>
          </table:table-cell>
          <table:table-cell table:style-name="ce74" table:formula="of:=IF([.Y12]&gt;[.X12];[.Y12]-[.X12];0)" office:value-type="float" office:value="0" calcext:value-type="float">
            <text:p>0</text:p>
          </table:table-cell>
          <table:table-cell/>
          <table:table-cell table:style-name="ce74" table:formula="of:=[.F12]+[.J12]+[.N12]+[.R12]+[.V12]+[.Z12]" office:value-type="float" office:value="18" calcext:value-type="float">
            <text:p>18</text:p>
          </table:table-cell>
          <table:table-cell table:style-name="ce74" table:formula="of:=[.G12]+[.K12]+[.O12]+[.S12]+[.W12]+[.AA12]" office:value-type="float" office:value="0" calcext:value-type="float">
            <text:p>0</text:p>
          </table:table-cell>
          <table:table-cell table:style-name="ce20" table:formula="of:=IF([.$B12]=&quot;Warlord&quot;;CEILING([.AC12]/2);[.AC12])" office:value-type="float" office:value="18" calcext:value-type="float">
            <text:p>18</text:p>
          </table:table-cell>
          <table:table-cell table:style-name="ce20" table:formula="of:=IF([.$B12]=&quot;Warlord&quot;;CEILING([.AD12]/2);[.AD12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table:style-name="ce26" office:value-type="string" calcext:value-type="string">
            <text:p>Travis Hallmark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4" table:formula="of:=IF([.D13]&gt;[.E13];[.D13]-[.E13];0)" office:value-type="float" office:value="16" calcext:value-type="float">
            <text:p>16</text:p>
          </table:table-cell>
          <table:table-cell table:style-name="ce74" table:formula="of:=IF([.E13]&gt;[.D13];[.E13]-[.D13];0)" office:value-type="float" office:value="0" calcext:value-type="float">
            <text:p>0</text:p>
          </table:table-cell>
          <table:table-cell table:number-columns-repeated="2"/>
          <table:table-cell table:style-name="ce74" table:formula="of:=IF([.H13]&gt;[.I13];[.H13]-[.I13];0)" office:value-type="float" office:value="0" calcext:value-type="float">
            <text:p>0</text:p>
          </table:table-cell>
          <table:table-cell table:style-name="ce74" table:formula="of:=IF([.I13]&gt;[.H13];[.I13]-[.H13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L13]&gt;[.M13];[.L13]-[.M13];0)" office:value-type="float" office:value="0" calcext:value-type="float">
            <text:p>0</text:p>
          </table:table-cell>
          <table:table-cell table:style-name="ce74" table:formula="of:=IF([.M13]&gt;[.L13];[.M13]-[.L13];0)" office:value-type="float" office:value="2" calcext:value-type="float">
            <text:p>2</text:p>
          </table:table-cell>
          <table:table-cell table:number-columns-repeated="2"/>
          <table:table-cell table:style-name="ce74" table:formula="of:=IF([.P13]&gt;[.Q13];[.P13]-[.Q13];0)" office:value-type="float" office:value="0" calcext:value-type="float">
            <text:p>0</text:p>
          </table:table-cell>
          <table:table-cell table:style-name="ce74" table:formula="of:=IF([.Q13]&gt;[.P13];[.Q13]-[.P13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74" table:formula="of:=IF([.T13]&gt;[.U13];[.T13]-[.U13];0)" office:value-type="float" office:value="0" calcext:value-type="float">
            <text:p>0</text:p>
          </table:table-cell>
          <table:table-cell table:style-name="ce74" table:formula="of:=IF([.U13]&gt;[.T13];[.U13]-[.T13];0)" office:value-type="float" office:value="4" calcext:value-type="float">
            <text:p>4</text:p>
          </table:table-cell>
          <table:table-cell table:number-columns-repeated="2"/>
          <table:table-cell table:style-name="ce74" table:formula="of:=IF([.X13]&gt;[.Y13];[.X13]-[.Y13];0)" office:value-type="float" office:value="0" calcext:value-type="float">
            <text:p>0</text:p>
          </table:table-cell>
          <table:table-cell table:style-name="ce74" table:formula="of:=IF([.Y13]&gt;[.X13];[.Y13]-[.X13];0)" office:value-type="float" office:value="0" calcext:value-type="float">
            <text:p>0</text:p>
          </table:table-cell>
          <table:table-cell/>
          <table:table-cell table:style-name="ce74" table:formula="of:=[.F13]+[.J13]+[.N13]+[.R13]+[.V13]+[.Z13]" office:value-type="float" office:value="16" calcext:value-type="float">
            <text:p>16</text:p>
          </table:table-cell>
          <table:table-cell table:style-name="ce74" table:formula="of:=[.G13]+[.K13]+[.O13]+[.S13]+[.W13]+[.AA13]" office:value-type="float" office:value="6" calcext:value-type="float">
            <text:p>6</text:p>
          </table:table-cell>
          <table:table-cell table:style-name="ce20" table:formula="of:=IF([.$B13]=&quot;Warlord&quot;;CEILING([.AC13]/2);[.AC13])" office:value-type="float" office:value="16" calcext:value-type="float">
            <text:p>16</text:p>
          </table:table-cell>
          <table:table-cell table:style-name="ce20" table:formula="of:=IF([.$B13]=&quot;Warlord&quot;;CEILING([.AD13]/2);[.AD13])" office:value-type="float" office:value="6" calcext:value-type="float">
            <text:p>6</text:p>
          </table:table-cell>
          <table:table-cell table:number-columns-repeated="992"/>
        </table:table-row>
        <table:table-row table:style-name="ro4">
          <table:table-cell table:style-name="ce29" office:value-type="string" calcext:value-type="string">
            <text:p>Jason Sniffen</text:p>
          </table:table-cell>
          <table:table-cell table:style-name="ce34" office:value-type="string" calcext:value-type="string">
            <text:p>Warlord</text:p>
          </table:table-cell>
          <table:table-cell table:style-name="ce34" office:value-type="string" calcext:value-type="string">
            <text:p>Humanity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4" table:formula="of:=IF([.D14]&gt;[.E14];[.D14]-[.E14];0)" office:value-type="float" office:value="16" calcext:value-type="float">
            <text:p>16</text:p>
          </table:table-cell>
          <table:table-cell table:style-name="ce74" table:formula="of:=IF([.E14]&gt;[.D14];[.E14]-[.D14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4" table:formula="of:=IF([.H14]&gt;[.I14];[.H14]-[.I14];0)" office:value-type="float" office:value="4" calcext:value-type="float">
            <text:p>4</text:p>
          </table:table-cell>
          <table:table-cell table:style-name="ce74" table:formula="of:=IF([.I14]&gt;[.H14];[.I14]-[.H14]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74" table:formula="of:=IF([.L14]&gt;[.M14];[.L14]-[.M14];0)" office:value-type="float" office:value="8" calcext:value-type="float">
            <text:p>8</text:p>
          </table:table-cell>
          <table:table-cell table:style-name="ce74" table:formula="of:=IF([.M14]&gt;[.L14];[.M14]-[.L14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4" table:formula="of:=IF([.P14]&gt;[.Q14];[.P14]-[.Q14];0)" office:value-type="float" office:value="0" calcext:value-type="float">
            <text:p>0</text:p>
          </table:table-cell>
          <table:table-cell table:style-name="ce74" table:formula="of:=IF([.Q14]&gt;[.P14];[.Q14]-[.P14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table:formula="of:=IF([.T14]&gt;[.U14];[.T14]-[.U14];0)" office:value-type="float" office:value="1" calcext:value-type="float">
            <text:p>1</text:p>
          </table:table-cell>
          <table:table-cell table:style-name="ce74" table:formula="of:=IF([.U14]&gt;[.T14];[.U14]-[.T14];0)" office:value-type="float" office:value="0" calcext:value-type="float">
            <text:p>0</text:p>
          </table:table-cell>
          <table:table-cell table:number-columns-repeated="2"/>
          <table:table-cell table:style-name="ce74" table:formula="of:=IF([.X14]&gt;[.Y14];[.X14]-[.Y14];0)" office:value-type="float" office:value="0" calcext:value-type="float">
            <text:p>0</text:p>
          </table:table-cell>
          <table:table-cell table:style-name="ce74" table:formula="of:=IF([.Y14]&gt;[.X14];[.Y14]-[.X14];0)" office:value-type="float" office:value="0" calcext:value-type="float">
            <text:p>0</text:p>
          </table:table-cell>
          <table:table-cell/>
          <table:table-cell table:style-name="ce74" table:formula="of:=[.F14]+[.J14]+[.N14]+[.R14]+[.V14]+[.Z14]" office:value-type="float" office:value="29" calcext:value-type="float">
            <text:p>29</text:p>
          </table:table-cell>
          <table:table-cell table:style-name="ce74" table:formula="of:=[.G14]+[.K14]+[.O14]+[.S14]+[.W14]+[.AA14]" office:value-type="float" office:value="1" calcext:value-type="float">
            <text:p>1</text:p>
          </table:table-cell>
          <table:table-cell table:style-name="ce20" table:formula="of:=IF([.$B14]=&quot;Warlord&quot;;CEILING([.AC14]/2);[.AC14])" office:value-type="float" office:value="15" calcext:value-type="float">
            <text:p>15</text:p>
          </table:table-cell>
          <table:table-cell table:style-name="ce20" table:formula="of:=IF([.$B14]=&quot;Warlord&quot;;CEILING([.AD14]/2);[.AD14])" office:value-type="float" office:value="1" calcext:value-type="float">
            <text:p>1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Craig Sniffen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Humanit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74" table:formula="of:=IF([.D15]&gt;[.E15];[.D15]-[.E15];0)" office:value-type="float" office:value="8" calcext:value-type="float">
            <text:p>8</text:p>
          </table:table-cell>
          <table:table-cell table:style-name="ce74" table:formula="of:=IF([.E15]&gt;[.D15];[.E15]-[.D15];0)" office:value-type="float" office:value="0" calcext:value-type="float">
            <text:p>0</text:p>
          </table:table-cell>
          <table:table-cell table:number-columns-repeated="2"/>
          <table:table-cell table:style-name="ce74" table:formula="of:=IF([.H15]&gt;[.I15];[.H15]-[.I15];0)" office:value-type="float" office:value="0" calcext:value-type="float">
            <text:p>0</text:p>
          </table:table-cell>
          <table:table-cell table:style-name="ce74" table:formula="of:=IF([.I15]&gt;[.H15];[.I15]-[.H15];0)" office:value-type="float" office:value="0" calcext:value-type="float">
            <text:p>0</text:p>
          </table:table-cell>
          <table:table-cell table:number-columns-repeated="2"/>
          <table:table-cell table:style-name="ce74" table:formula="of:=IF([.L15]&gt;[.M15];[.L15]-[.M15];0)" office:value-type="float" office:value="0" calcext:value-type="float">
            <text:p>0</text:p>
          </table:table-cell>
          <table:table-cell table:style-name="ce74" table:formula="of:=IF([.M15]&gt;[.L15];[.M15]-[.L15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4" table:formula="of:=IF([.P15]&gt;[.Q15];[.P15]-[.Q15];0)" office:value-type="float" office:value="2" calcext:value-type="float">
            <text:p>2</text:p>
          </table:table-cell>
          <table:table-cell table:style-name="ce74" table:formula="of:=IF([.Q15]&gt;[.P15];[.Q15]-[.P15]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74" table:formula="of:=IF([.T15]&gt;[.U15];[.T15]-[.U15];0)" office:value-type="float" office:value="8" calcext:value-type="float">
            <text:p>8</text:p>
          </table:table-cell>
          <table:table-cell table:style-name="ce74" table:formula="of:=IF([.U15]&gt;[.T15];[.U15]-[.T15];0)" office:value-type="float" office:value="0" calcext:value-type="float">
            <text:p>0</text:p>
          </table:table-cell>
          <table:table-cell table:number-columns-repeated="2"/>
          <table:table-cell table:style-name="ce74" table:formula="of:=IF([.X15]&gt;[.Y15];[.X15]-[.Y15];0)" office:value-type="float" office:value="0" calcext:value-type="float">
            <text:p>0</text:p>
          </table:table-cell>
          <table:table-cell table:style-name="ce74" table:formula="of:=IF([.Y15]&gt;[.X15];[.Y15]-[.X15];0)" office:value-type="float" office:value="0" calcext:value-type="float">
            <text:p>0</text:p>
          </table:table-cell>
          <table:table-cell/>
          <table:table-cell table:style-name="ce74" table:formula="of:=[.F15]+[.J15]+[.N15]+[.R15]+[.V15]+[.Z15]" office:value-type="float" office:value="18" calcext:value-type="float">
            <text:p>18</text:p>
          </table:table-cell>
          <table:table-cell table:style-name="ce74" table:formula="of:=[.G15]+[.K15]+[.O15]+[.S15]+[.W15]+[.AA15]" office:value-type="float" office:value="0" calcext:value-type="float">
            <text:p>0</text:p>
          </table:table-cell>
          <table:table-cell table:style-name="ce20" table:formula="of:=IF([.$B15]=&quot;Warlord&quot;;CEILING([.AC15]/2);[.AC15])" office:value-type="float" office:value="9" calcext:value-type="float">
            <text:p>9</text:p>
          </table:table-cell>
          <table:table-cell table:style-name="ce20" table:formula="of:=IF([.$B15]=&quot;Warlord&quot;;CEILING([.AD15]/2);[.AD15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table:style-name="ce29" office:value-type="string" calcext:value-type="string">
            <text:p>Peter Gibfried</text:p>
          </table:table-cell>
          <table:table-cell table:style-name="ce34" office:value-type="string" calcext:value-type="string">
            <text:p>Warlord</text:p>
          </table:table-cell>
          <table:table-cell table:style-name="ce34" office:value-type="string" calcext:value-type="string">
            <text:p>Virt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formula="of:=IF([.D16]&gt;[.E16];[.D16]-[.E16];0)" office:value-type="float" office:value="0" calcext:value-type="float">
            <text:p>0</text:p>
          </table:table-cell>
          <table:table-cell table:style-name="ce74" table:formula="of:=IF([.E16]&gt;[.D16];[.E16]-[.D16]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74" table:formula="of:=IF([.H16]&gt;[.I16];[.H16]-[.I16];0)" office:value-type="float" office:value="7" calcext:value-type="float">
            <text:p>7</text:p>
          </table:table-cell>
          <table:table-cell table:style-name="ce74" table:formula="of:=IF([.I16]&gt;[.H16];[.I16]-[.H16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4" table:formula="of:=IF([.L16]&gt;[.M16];[.L16]-[.M16];0)" office:value-type="float" office:value="4" calcext:value-type="float">
            <text:p>4</text:p>
          </table:table-cell>
          <table:table-cell table:style-name="ce74" table:formula="of:=IF([.M16]&gt;[.L16];[.M16]-[.L16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P16]&gt;[.Q16];[.P16]-[.Q16];0)" office:value-type="float" office:value="0" calcext:value-type="float">
            <text:p>0</text:p>
          </table:table-cell>
          <table:table-cell table:style-name="ce74" table:formula="of:=IF([.Q16]&gt;[.P16];[.Q16]-[.P16]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4" table:formula="of:=IF([.T16]&gt;[.U16];[.T16]-[.U16];0)" office:value-type="float" office:value="2" calcext:value-type="float">
            <text:p>2</text:p>
          </table:table-cell>
          <table:table-cell table:style-name="ce74" table:formula="of:=IF([.U16]&gt;[.T16];[.U16]-[.T16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74" table:formula="of:=IF([.X16]&gt;[.Y16];[.X16]-[.Y16];0)" office:value-type="float" office:value="0" calcext:value-type="float">
            <text:p>0</text:p>
          </table:table-cell>
          <table:table-cell table:style-name="ce74" table:formula="of:=IF([.Y16]&gt;[.X16];[.Y16]-[.X16];0)" office:value-type="float" office:value="4" calcext:value-type="float">
            <text:p>4</text:p>
          </table:table-cell>
          <table:table-cell/>
          <table:table-cell table:style-name="ce74" table:formula="of:=[.F16]+[.J16]+[.N16]+[.R16]+[.V16]+[.Z16]" office:value-type="float" office:value="13" calcext:value-type="float">
            <text:p>13</text:p>
          </table:table-cell>
          <table:table-cell table:style-name="ce74" table:formula="of:=[.G16]+[.K16]+[.O16]+[.S16]+[.W16]+[.AA16]" office:value-type="float" office:value="6" calcext:value-type="float">
            <text:p>6</text:p>
          </table:table-cell>
          <table:table-cell table:style-name="ce20" table:formula="of:=IF([.$B16]=&quot;Warlord&quot;;CEILING([.AC16]/2);[.AC16])" office:value-type="float" office:value="7" calcext:value-type="float">
            <text:p>7</text:p>
          </table:table-cell>
          <table:table-cell table:style-name="ce20" table:formula="of:=IF([.$B16]=&quot;Warlord&quot;;CEILING([.AD16]/2);[.AD16])" office:value-type="float" office:value="3" calcext:value-type="float">
            <text:p>3</text:p>
          </table:table-cell>
          <table:table-cell table:number-columns-repeated="992"/>
        </table:table-row>
        <table:table-row table:style-name="ro4">
          <table:table-cell table:style-name="ce26" office:value-type="string" calcext:value-type="string">
            <text:p>Ashley Eaton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4" table:formula="of:=IF([.D17]&gt;[.E17];[.D17]-[.E17];0)" office:value-type="float" office:value="4" calcext:value-type="float">
            <text:p>4</text:p>
          </table:table-cell>
          <table:table-cell table:style-name="ce74" table:formula="of:=IF([.E17]&gt;[.D17];[.E17]-[.D17];0)" office:value-type="float" office:value="0" calcext:value-type="float">
            <text:p>0</text:p>
          </table:table-cell>
          <table:table-cell table:number-columns-repeated="2"/>
          <table:table-cell table:style-name="ce74" table:formula="of:=IF([.H17]&gt;[.I17];[.H17]-[.I17];0)" office:value-type="float" office:value="0" calcext:value-type="float">
            <text:p>0</text:p>
          </table:table-cell>
          <table:table-cell table:style-name="ce74" table:formula="of:=IF([.I17]&gt;[.H17];[.I17]-[.H17];0)" office:value-type="float" office:value="0" calcext:value-type="float">
            <text:p>0</text:p>
          </table:table-cell>
          <table:table-cell table:number-columns-repeated="2"/>
          <table:table-cell table:style-name="ce74" table:formula="of:=IF([.L17]&gt;[.M17];[.L17]-[.M17];0)" office:value-type="float" office:value="0" calcext:value-type="float">
            <text:p>0</text:p>
          </table:table-cell>
          <table:table-cell table:style-name="ce74" table:formula="of:=IF([.M17]&gt;[.L17];[.M17]-[.L17];0)" office:value-type="float" office:value="0" calcext:value-type="float">
            <text:p>0</text:p>
          </table:table-cell>
          <table:table-cell table:number-columns-repeated="2"/>
          <table:table-cell table:style-name="ce74" table:formula="of:=IF([.P17]&gt;[.Q17];[.P17]-[.Q17];0)" office:value-type="float" office:value="0" calcext:value-type="float">
            <text:p>0</text:p>
          </table:table-cell>
          <table:table-cell table:style-name="ce74" table:formula="of:=IF([.Q17]&gt;[.P17];[.Q17]-[.P17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4" table:formula="of:=IF([.T17]&gt;[.U17];[.T17]-[.U17];0)" office:value-type="float" office:value="2" calcext:value-type="float">
            <text:p>2</text:p>
          </table:table-cell>
          <table:table-cell table:style-name="ce74" table:formula="of:=IF([.U17]&gt;[.T17];[.U17]-[.T17];0)" office:value-type="float" office:value="0" calcext:value-type="float">
            <text:p>0</text:p>
          </table:table-cell>
          <table:table-cell table:number-columns-repeated="2"/>
          <table:table-cell table:style-name="ce74" table:formula="of:=IF([.X17]&gt;[.Y17];[.X17]-[.Y17];0)" office:value-type="float" office:value="0" calcext:value-type="float">
            <text:p>0</text:p>
          </table:table-cell>
          <table:table-cell table:style-name="ce74" table:formula="of:=IF([.Y17]&gt;[.X17];[.Y17]-[.X17];0)" office:value-type="float" office:value="0" calcext:value-type="float">
            <text:p>0</text:p>
          </table:table-cell>
          <table:table-cell/>
          <table:table-cell table:style-name="ce74" table:formula="of:=[.F17]+[.J17]+[.N17]+[.R17]+[.V17]+[.Z17]" office:value-type="float" office:value="6" calcext:value-type="float">
            <text:p>6</text:p>
          </table:table-cell>
          <table:table-cell table:style-name="ce74" table:formula="of:=[.G17]+[.K17]+[.O17]+[.S17]+[.W17]+[.AA17]" office:value-type="float" office:value="0" calcext:value-type="float">
            <text:p>0</text:p>
          </table:table-cell>
          <table:table-cell table:style-name="ce20" table:formula="of:=IF([.$B17]=&quot;Warlord&quot;;CEILING([.AC17]/2);[.AC17])" office:value-type="float" office:value="6" calcext:value-type="float">
            <text:p>6</text:p>
          </table:table-cell>
          <table:table-cell table:style-name="ce20" table:formula="of:=IF([.$B17]=&quot;Warlord&quot;;CEILING([.AD17]/2);[.AD17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table:style-name="ce29" office:value-type="string" calcext:value-type="string">
            <text:p>Todd Sherman</text:p>
          </table:table-cell>
          <table:table-cell table:style-name="ce34" office:value-type="string" calcext:value-type="string">
            <text:p>Warlord</text:p>
          </table:table-cell>
          <table:table-cell table:style-name="ce34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D18]&gt;[.E18];[.D18]-[.E18];0)" office:value-type="float" office:value="0" calcext:value-type="float">
            <text:p>0</text:p>
          </table:table-cell>
          <table:table-cell table:style-name="ce74" table:formula="of:=IF([.E18]&gt;[.D18];[.E18]-[.D18];0)" office:value-type="float" office:value="2" calcext:value-type="float">
            <text:p>2</text:p>
          </table:table-cell>
          <table:table-cell table:number-columns-repeated="2"/>
          <table:table-cell table:style-name="ce74" table:formula="of:=IF([.H18]&gt;[.I18];[.H18]-[.I18];0)" office:value-type="float" office:value="0" calcext:value-type="float">
            <text:p>0</text:p>
          </table:table-cell>
          <table:table-cell table:style-name="ce74" table:formula="of:=IF([.I18]&gt;[.H18];[.I18]-[.H18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L18]&gt;[.M18];[.L18]-[.M18];0)" office:value-type="float" office:value="0" calcext:value-type="float">
            <text:p>0</text:p>
          </table:table-cell>
          <table:table-cell table:style-name="ce74" table:formula="of:=IF([.M18]&gt;[.L18];[.M18]-[.L18];0)" office:value-type="float" office:value="2" calcext:value-type="float">
            <text:p>2</text:p>
          </table:table-cell>
          <table:table-cell table:number-columns-repeated="2"/>
          <table:table-cell table:style-name="ce74" table:formula="of:=IF([.P18]&gt;[.Q18];[.P18]-[.Q18];0)" office:value-type="float" office:value="0" calcext:value-type="float">
            <text:p>0</text:p>
          </table:table-cell>
          <table:table-cell table:style-name="ce74" table:formula="of:=IF([.Q18]&gt;[.P18];[.Q18]-[.P18]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74" table:formula="of:=IF([.T18]&gt;[.U18];[.T18]-[.U18];0)" office:value-type="float" office:value="8" calcext:value-type="float">
            <text:p>8</text:p>
          </table:table-cell>
          <table:table-cell table:style-name="ce74" table:formula="of:=IF([.U18]&gt;[.T18];[.U18]-[.T18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X18]&gt;[.Y18];[.X18]-[.Y18];0)" office:value-type="float" office:value="0" calcext:value-type="float">
            <text:p>0</text:p>
          </table:table-cell>
          <table:table-cell table:style-name="ce74" table:formula="of:=IF([.Y18]&gt;[.X18];[.Y18]-[.X18];0)" office:value-type="float" office:value="2" calcext:value-type="float">
            <text:p>2</text:p>
          </table:table-cell>
          <table:table-cell/>
          <table:table-cell table:style-name="ce74" table:formula="of:=[.F18]+[.J18]+[.N18]+[.R18]+[.V18]+[.Z18]" office:value-type="float" office:value="8" calcext:value-type="float">
            <text:p>8</text:p>
          </table:table-cell>
          <table:table-cell table:style-name="ce74" table:formula="of:=[.G18]+[.K18]+[.O18]+[.S18]+[.W18]+[.AA18]" office:value-type="float" office:value="6" calcext:value-type="float">
            <text:p>6</text:p>
          </table:table-cell>
          <table:table-cell table:style-name="ce20" table:formula="of:=IF([.$B18]=&quot;Warlord&quot;;CEILING([.AC18]/2);[.AC18])" office:value-type="float" office:value="4" calcext:value-type="float">
            <text:p>4</text:p>
          </table:table-cell>
          <table:table-cell table:style-name="ce20" table:formula="of:=IF([.$B18]=&quot;Warlord&quot;;CEILING([.AD18]/2);[.AD18])" office:value-type="float" office:value="3" calcext:value-type="float">
            <text:p>3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Nathan Volpi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Virtue</text:p>
          </table:table-cell>
          <table:table-cell/>
          <table:table-cell office:value-type="float" office:value="8" calcext:value-type="float">
            <text:p>8</text:p>
          </table:table-cell>
          <table:table-cell table:style-name="ce74" table:formula="of:=IF([.D19]&gt;[.E19];[.D19]-[.E19];0)" office:value-type="float" office:value="0" calcext:value-type="float">
            <text:p>0</text:p>
          </table:table-cell>
          <table:table-cell table:style-name="ce74" table:formula="of:=IF([.E19]&gt;[.D19];[.E19]-[.D19];0)" office:value-type="float" office:value="8" calcext:value-type="float">
            <text:p>8</text:p>
          </table:table-cell>
          <table:table-cell table:number-columns-repeated="2"/>
          <table:table-cell table:style-name="ce74" table:formula="of:=IF([.H19]&gt;[.I19];[.H19]-[.I19];0)" office:value-type="float" office:value="0" calcext:value-type="float">
            <text:p>0</text:p>
          </table:table-cell>
          <table:table-cell table:style-name="ce74" table:formula="of:=IF([.I19]&gt;[.H19];[.I19]-[.H19]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4" table:formula="of:=IF([.L19]&gt;[.M19];[.L19]-[.M19];0)" office:value-type="float" office:value="0" calcext:value-type="float">
            <text:p>0</text:p>
          </table:table-cell>
          <table:table-cell table:style-name="ce74" table:formula="of:=IF([.M19]&gt;[.L19];[.M19]-[.L19];0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4" table:formula="of:=IF([.P19]&gt;[.Q19];[.P19]-[.Q19];0)" office:value-type="float" office:value="2" calcext:value-type="float">
            <text:p>2</text:p>
          </table:table-cell>
          <table:table-cell table:style-name="ce74" table:formula="of:=IF([.Q19]&gt;[.P19];[.Q19]-[.P19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4" table:formula="of:=IF([.T19]&gt;[.U19];[.T19]-[.U19];0)" office:value-type="float" office:value="4" calcext:value-type="float">
            <text:p>4</text:p>
          </table:table-cell>
          <table:table-cell table:style-name="ce74" table:formula="of:=IF([.U19]&gt;[.T19];[.U19]-[.T19];0)" office:value-type="float" office:value="0" calcext:value-type="float">
            <text:p>0</text:p>
          </table:table-cell>
          <table:table-cell table:number-columns-repeated="2"/>
          <table:table-cell table:style-name="ce74" table:formula="of:=IF([.X19]&gt;[.Y19];[.X19]-[.Y19];0)" office:value-type="float" office:value="0" calcext:value-type="float">
            <text:p>0</text:p>
          </table:table-cell>
          <table:table-cell table:style-name="ce74" table:formula="of:=IF([.Y19]&gt;[.X19];[.Y19]-[.X19];0)" office:value-type="float" office:value="0" calcext:value-type="float">
            <text:p>0</text:p>
          </table:table-cell>
          <table:table-cell/>
          <table:table-cell table:style-name="ce74" table:formula="of:=[.F19]+[.J19]+[.N19]+[.R19]+[.V19]+[.Z19]" office:value-type="float" office:value="6" calcext:value-type="float">
            <text:p>6</text:p>
          </table:table-cell>
          <table:table-cell table:style-name="ce74" table:formula="of:=[.G19]+[.K19]+[.O19]+[.S19]+[.W19]+[.AA19]" office:value-type="float" office:value="14" calcext:value-type="float">
            <text:p>14</text:p>
          </table:table-cell>
          <table:table-cell table:style-name="ce20" table:formula="of:=IF([.$B19]=&quot;Warlord&quot;;CEILING([.AC19]/2);[.AC19])" office:value-type="float" office:value="3" calcext:value-type="float">
            <text:p>3</text:p>
          </table:table-cell>
          <table:table-cell table:style-name="ce20" table:formula="of:=IF([.$B19]=&quot;Warlord&quot;;CEILING([.AD19]/2);[.AD19])" office:value-type="float" office:value="7" calcext:value-type="float">
            <text:p>7</text:p>
          </table:table-cell>
          <table:table-cell table:number-columns-repeated="992"/>
        </table:table-row>
        <table:table-row table:style-name="ro4">
          <table:table-cell table:style-name="ce29" office:value-type="string" calcext:value-type="string">
            <text:p>David Robertson</text:p>
          </table:table-cell>
          <table:table-cell table:style-name="ce34" office:value-type="string" calcext:value-type="string">
            <text:p>Warlord</text:p>
          </table:table-cell>
          <table:table-cell table:style-name="ce34" office:value-type="string" calcext:value-type="string">
            <text:p>Humanit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4" table:formula="of:=IF([.D20]&gt;[.E20];[.D20]-[.E20];0)" office:value-type="float" office:value="0" calcext:value-type="float">
            <text:p>0</text:p>
          </table:table-cell>
          <table:table-cell table:style-name="ce74" table:formula="of:=IF([.E20]&gt;[.D20];[.E20]-[.D20];0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H20]&gt;[.I20];[.H20]-[.I20];0)" office:value-type="float" office:value="0" calcext:value-type="float">
            <text:p>0</text:p>
          </table:table-cell>
          <table:table-cell table:style-name="ce74" table:formula="of:=IF([.I20]&gt;[.H20];[.I20]-[.H20];0)" office:value-type="float" office:value="2" calcext:value-type="float">
            <text:p>2</text:p>
          </table:table-cell>
          <table:table-cell table:number-columns-repeated="2"/>
          <table:table-cell table:style-name="ce74" table:formula="of:=IF([.L20]&gt;[.M20];[.L20]-[.M20];0)" office:value-type="float" office:value="0" calcext:value-type="float">
            <text:p>0</text:p>
          </table:table-cell>
          <table:table-cell table:style-name="ce74" table:formula="of:=IF([.M20]&gt;[.L20];[.M20]-[.L20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P20]&gt;[.Q20];[.P20]-[.Q20];0)" office:value-type="float" office:value="0" calcext:value-type="float">
            <text:p>0</text:p>
          </table:table-cell>
          <table:table-cell table:style-name="ce74" table:formula="of:=IF([.Q20]&gt;[.P20];[.Q20]-[.P20]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74" table:formula="of:=IF([.T20]&gt;[.U20];[.T20]-[.U20];0)" office:value-type="float" office:value="4" calcext:value-type="float">
            <text:p>4</text:p>
          </table:table-cell>
          <table:table-cell table:style-name="ce74" table:formula="of:=IF([.U20]&gt;[.T20];[.U20]-[.T20];0)" office:value-type="float" office:value="0" calcext:value-type="float">
            <text:p>0</text:p>
          </table:table-cell>
          <table:table-cell table:number-columns-repeated="2"/>
          <table:table-cell table:style-name="ce74" table:formula="of:=IF([.X20]&gt;[.Y20];[.X20]-[.Y20];0)" office:value-type="float" office:value="0" calcext:value-type="float">
            <text:p>0</text:p>
          </table:table-cell>
          <table:table-cell table:style-name="ce74" table:formula="of:=IF([.Y20]&gt;[.X20];[.Y20]-[.X20];0)" office:value-type="float" office:value="0" calcext:value-type="float">
            <text:p>0</text:p>
          </table:table-cell>
          <table:table-cell/>
          <table:table-cell table:style-name="ce74" table:formula="of:=[.F20]+[.J20]+[.N20]+[.R20]+[.V20]+[.Z20]" office:value-type="float" office:value="4" calcext:value-type="float">
            <text:p>4</text:p>
          </table:table-cell>
          <table:table-cell table:style-name="ce74" table:formula="of:=[.G20]+[.K20]+[.O20]+[.S20]+[.W20]+[.AA20]" office:value-type="float" office:value="5" calcext:value-type="float">
            <text:p>5</text:p>
          </table:table-cell>
          <table:table-cell table:style-name="ce20" table:formula="of:=IF([.$B20]=&quot;Warlord&quot;;CEILING([.AC20]/2);[.AC20])" office:value-type="float" office:value="2" calcext:value-type="float">
            <text:p>2</text:p>
          </table:table-cell>
          <table:table-cell table:style-name="ce20" table:formula="of:=IF([.$B20]=&quot;Warlord&quot;;CEILING([.AD20]/2);[.AD20])" office:value-type="float" office:value="3" calcext:value-type="float">
            <text:p>3</text:p>
          </table:table-cell>
          <table:table-cell table:style-name="ce1"/>
          <table:table-cell table:number-columns-repeated="991"/>
        </table:table-row>
        <table:table-row table:style-name="ro4">
          <table:table-cell table:style-name="ce26" office:value-type="string" calcext:value-type="string">
            <text:p>Andy Bednara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D21]&gt;[.E21];[.D21]-[.E21];0)" office:value-type="float" office:value="0" calcext:value-type="float">
            <text:p>0</text:p>
          </table:table-cell>
          <table:table-cell table:style-name="ce74" table:formula="of:=IF([.E21]&gt;[.D21];[.E21]-[.D21];0)" office:value-type="float" office:value="2" calcext:value-type="float">
            <text:p>2</text:p>
          </table:table-cell>
          <table:table-cell table:number-columns-repeated="2"/>
          <table:table-cell table:style-name="ce74" table:formula="of:=IF([.H21]&gt;[.I21];[.H21]-[.I21];0)" office:value-type="float" office:value="0" calcext:value-type="float">
            <text:p>0</text:p>
          </table:table-cell>
          <table:table-cell table:style-name="ce74" table:formula="of:=IF([.I21]&gt;[.H21];[.I21]-[.H21];0)" office:value-type="float" office:value="0" calcext:value-type="float">
            <text:p>0</text:p>
          </table:table-cell>
          <table:table-cell table:number-columns-repeated="2"/>
          <table:table-cell table:style-name="ce74" table:formula="of:=IF([.L21]&gt;[.M21];[.L21]-[.M21];0)" office:value-type="float" office:value="0" calcext:value-type="float">
            <text:p>0</text:p>
          </table:table-cell>
          <table:table-cell table:style-name="ce74" table:formula="of:=IF([.M21]&gt;[.L21];[.M21]-[.L21];0)" office:value-type="float" office:value="0" calcext:value-type="float">
            <text:p>0</text:p>
          </table:table-cell>
          <table:table-cell table:number-columns-repeated="2"/>
          <table:table-cell table:style-name="ce74" table:formula="of:=IF([.P21]&gt;[.Q21];[.P21]-[.Q21];0)" office:value-type="float" office:value="0" calcext:value-type="float">
            <text:p>0</text:p>
          </table:table-cell>
          <table:table-cell table:style-name="ce74" table:formula="of:=IF([.Q21]&gt;[.P21];[.Q21]-[.P21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4" table:formula="of:=IF([.T21]&gt;[.U21];[.T21]-[.U21];0)" office:value-type="float" office:value="2" calcext:value-type="float">
            <text:p>2</text:p>
          </table:table-cell>
          <table:table-cell table:style-name="ce74" table:formula="of:=IF([.U21]&gt;[.T21];[.U21]-[.T21];0)" office:value-type="float" office:value="0" calcext:value-type="float">
            <text:p>0</text:p>
          </table:table-cell>
          <table:table-cell table:number-columns-repeated="2"/>
          <table:table-cell table:style-name="ce74" table:formula="of:=IF([.X21]&gt;[.Y21];[.X21]-[.Y21];0)" office:value-type="float" office:value="0" calcext:value-type="float">
            <text:p>0</text:p>
          </table:table-cell>
          <table:table-cell table:style-name="ce74" table:formula="of:=IF([.Y21]&gt;[.X21];[.Y21]-[.X21];0)" office:value-type="float" office:value="0" calcext:value-type="float">
            <text:p>0</text:p>
          </table:table-cell>
          <table:table-cell/>
          <table:table-cell table:style-name="ce74" table:formula="of:=[.F21]+[.J21]+[.N21]+[.R21]+[.V21]+[.Z21]" office:value-type="float" office:value="2" calcext:value-type="float">
            <text:p>2</text:p>
          </table:table-cell>
          <table:table-cell table:style-name="ce74" table:formula="of:=[.G21]+[.K21]+[.O21]+[.S21]+[.W21]+[.AA21]" office:value-type="float" office:value="2" calcext:value-type="float">
            <text:p>2</text:p>
          </table:table-cell>
          <table:table-cell table:style-name="ce20" table:formula="of:=IF([.$B21]=&quot;Warlord&quot;;CEILING([.AC21]/2);[.AC21])" office:value-type="float" office:value="2" calcext:value-type="float">
            <text:p>2</text:p>
          </table:table-cell>
          <table:table-cell table:style-name="ce20" table:formula="of:=IF([.$B21]=&quot;Warlord&quot;;CEILING([.AD21]/2);[.AD21])" office:value-type="float" office:value="2" calcext:value-type="float">
            <text:p>2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Matt Oty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Virtu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4" table:formula="of:=IF([.D22]&gt;[.E22];[.D22]-[.E22];0)" office:value-type="float" office:value="2" calcext:value-type="float">
            <text:p>2</text:p>
          </table:table-cell>
          <table:table-cell table:style-name="ce74" table:formula="of:=IF([.E22]&gt;[.D22];[.E22]-[.D22];0)" office:value-type="float" office:value="0" calcext:value-type="float">
            <text:p>0</text:p>
          </table:table-cell>
          <table:table-cell table:number-columns-repeated="2"/>
          <table:table-cell table:style-name="ce74" table:formula="of:=IF([.H22]&gt;[.I22];[.H22]-[.I22];0)" office:value-type="float" office:value="0" calcext:value-type="float">
            <text:p>0</text:p>
          </table:table-cell>
          <table:table-cell table:style-name="ce74" table:formula="of:=IF([.I22]&gt;[.H22];[.I22]-[.H22];0)" office:value-type="float" office:value="0" calcext:value-type="float">
            <text:p>0</text:p>
          </table:table-cell>
          <table:table-cell table:number-columns-repeated="2"/>
          <table:table-cell table:style-name="ce74" table:formula="of:=IF([.L22]&gt;[.M22];[.L22]-[.M22];0)" office:value-type="float" office:value="0" calcext:value-type="float">
            <text:p>0</text:p>
          </table:table-cell>
          <table:table-cell table:style-name="ce74" table:formula="of:=IF([.M22]&gt;[.L22];[.M22]-[.L22];0)" office:value-type="float" office:value="0" calcext:value-type="float">
            <text:p>0</text:p>
          </table:table-cell>
          <table:table-cell table:number-columns-repeated="2"/>
          <table:table-cell table:style-name="ce74" table:formula="of:=IF([.P22]&gt;[.Q22];[.P22]-[.Q22];0)" office:value-type="float" office:value="0" calcext:value-type="float">
            <text:p>0</text:p>
          </table:table-cell>
          <table:table-cell table:style-name="ce74" table:formula="of:=IF([.Q22]&gt;[.P22];[.Q22]-[.P22];0)" office:value-type="float" office:value="0" calcext:value-type="float">
            <text:p>0</text:p>
          </table:table-cell>
          <table:table-cell table:number-columns-repeated="2"/>
          <table:table-cell table:style-name="ce74" table:formula="of:=IF([.T22]&gt;[.U22];[.T22]-[.U22];0)" office:value-type="float" office:value="0" calcext:value-type="float">
            <text:p>0</text:p>
          </table:table-cell>
          <table:table-cell table:style-name="ce74" table:formula="of:=IF([.U22]&gt;[.T22];[.U22]-[.T22];0)" office:value-type="float" office:value="0" calcext:value-type="float">
            <text:p>0</text:p>
          </table:table-cell>
          <table:table-cell table:number-columns-repeated="2"/>
          <table:table-cell table:style-name="ce74" table:formula="of:=IF([.X22]&gt;[.Y22];[.X22]-[.Y22];0)" office:value-type="float" office:value="0" calcext:value-type="float">
            <text:p>0</text:p>
          </table:table-cell>
          <table:table-cell table:style-name="ce74" table:formula="of:=IF([.Y22]&gt;[.X22];[.Y22]-[.X22];0)" office:value-type="float" office:value="0" calcext:value-type="float">
            <text:p>0</text:p>
          </table:table-cell>
          <table:table-cell/>
          <table:table-cell table:style-name="ce74" table:formula="of:=[.F22]+[.J22]+[.N22]+[.R22]+[.V22]+[.Z22]" office:value-type="float" office:value="2" calcext:value-type="float">
            <text:p>2</text:p>
          </table:table-cell>
          <table:table-cell table:style-name="ce74" table:formula="of:=[.G22]+[.K22]+[.O22]+[.S22]+[.W22]+[.AA22]" office:value-type="float" office:value="0" calcext:value-type="float">
            <text:p>0</text:p>
          </table:table-cell>
          <table:table-cell table:style-name="ce20" table:formula="of:=IF([.$B22]=&quot;Warlord&quot;;CEILING([.AC22]/2);[.AC22])" office:value-type="float" office:value="1" calcext:value-type="float">
            <text:p>1</text:p>
          </table:table-cell>
          <table:table-cell table:style-name="ce20" table:formula="of:=IF([.$B22]=&quot;Warlord&quot;;CEILING([.AD22]/2);[.AD22])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table:style-name="ce25" office:value-type="string" calcext:value-type="string">
            <text:p>Dan Boyd</text:p>
          </table:table-cell>
          <table:table-cell table:style-name="ce31" office:value-type="string" calcext:value-type="string">
            <text:p>Warlord</text:p>
          </table:table-cell>
          <table:table-cell table:style-name="ce31" office:value-type="string" calcext:value-type="string">
            <text:p>Humanity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D23]&gt;[.E23];[.D23]-[.E23];0)" office:value-type="float" office:value="0" calcext:value-type="float">
            <text:p>0</text:p>
          </table:table-cell>
          <table:table-cell table:style-name="ce73" table:formula="of:=IF([.E23]&gt;[.D23];[.E23]-[.D23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H23]&gt;[.I23];[.H23]-[.I23];0)" office:value-type="float" office:value="0" calcext:value-type="float">
            <text:p>0</text:p>
          </table:table-cell>
          <table:table-cell table:style-name="ce73" table:formula="of:=IF([.I23]&gt;[.H23];[.I23]-[.H23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L23]&gt;[.M23];[.L23]-[.M23];0)" office:value-type="float" office:value="0" calcext:value-type="float">
            <text:p>0</text:p>
          </table:table-cell>
          <table:table-cell table:style-name="ce73" table:formula="of:=IF([.M23]&gt;[.L23];[.M23]-[.L23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P23]&gt;[.Q23];[.P23]-[.Q23];0)" office:value-type="float" office:value="0" calcext:value-type="float">
            <text:p>0</text:p>
          </table:table-cell>
          <table:table-cell table:style-name="ce73" table:formula="of:=IF([.Q23]&gt;[.P23];[.Q23]-[.P23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T23]&gt;[.U23];[.T23]-[.U23];0)" office:value-type="float" office:value="0" calcext:value-type="float">
            <text:p>0</text:p>
          </table:table-cell>
          <table:table-cell table:style-name="ce73" table:formula="of:=IF([.U23]&gt;[.T23];[.U23]-[.T23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 table:formula="of:=IF([.X23]&gt;[.Y23];[.X23]-[.Y23];0)" office:value-type="float" office:value="0" calcext:value-type="float">
            <text:p>0</text:p>
          </table:table-cell>
          <table:table-cell table:style-name="ce73" table:formula="of:=IF([.Y23]&gt;[.X23];[.Y23]-[.X23];0)" office:value-type="float" office:value="10" calcext:value-type="float">
            <text:p>10</text:p>
          </table:table-cell>
          <table:table-cell table:style-name="ce73"/>
          <table:table-cell table:style-name="ce73" table:formula="of:=[.F23]+[.J23]+[.N23]+[.R23]+[.V23]+[.Z23]" office:value-type="float" office:value="0" calcext:value-type="float">
            <text:p>0</text:p>
          </table:table-cell>
          <table:table-cell table:style-name="ce73" table:formula="of:=[.G23]+[.K23]+[.O23]+[.S23]+[.W23]+[.AA23]" office:value-type="float" office:value="70" calcext:value-type="float">
            <text:p>70</text:p>
          </table:table-cell>
          <table:table-cell table:style-name="ce73" table:formula="of:=IF([.$B23]=&quot;Warlord&quot;;CEILING([.AC23]/2);[.AC23])" office:value-type="float" office:value="0" calcext:value-type="float">
            <text:p>0</text:p>
          </table:table-cell>
          <table:table-cell table:style-name="ce73" table:formula="of:=IF([.$B23]=&quot;Warlord&quot;;CEILING([.AD23]/2);[.AD23])" office:value-type="float" office:value="35" calcext:value-type="float">
            <text:p>35</text:p>
          </table:table-cell>
          <table:table-cell table:style-name="ce1" office:value-type="string" calcext:value-type="string">
            <text:p>Infamy</text:p>
          </table:table-cell>
          <table:table-cell office:value-type="string" calcext:value-type="string">
            <text:p>(tiebreaker is sportsmanship then overall points)</text:p>
          </table:table-cell>
          <table:table-cell table:number-columns-repeated="990"/>
        </table:table-row>
        <table:table-row table:style-name="ro4">
          <table:table-cell table:style-name="ce25" office:value-type="string" calcext:value-type="string">
            <text:p>Jonathan Schoenheir</text:p>
          </table:table-cell>
          <table:table-cell table:style-name="ce31" office:value-type="string" calcext:value-type="string">
            <text:p>Warlord</text:p>
          </table:table-cell>
          <table:table-cell table:style-name="ce31" office:value-type="string" calcext:value-type="string">
            <text:p>Virtue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D24]&gt;[.E24];[.D24]-[.E24];0)" office:value-type="float" office:value="0" calcext:value-type="float">
            <text:p>0</text:p>
          </table:table-cell>
          <table:table-cell table:style-name="ce73" table:formula="of:=IF([.E24]&gt;[.D24];[.E24]-[.D24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H24]&gt;[.I24];[.H24]-[.I24];0)" office:value-type="float" office:value="0" calcext:value-type="float">
            <text:p>0</text:p>
          </table:table-cell>
          <table:table-cell table:style-name="ce73" table:formula="of:=IF([.I24]&gt;[.H24];[.I24]-[.H24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L24]&gt;[.M24];[.L24]-[.M24];0)" office:value-type="float" office:value="0" calcext:value-type="float">
            <text:p>0</text:p>
          </table:table-cell>
          <table:table-cell table:style-name="ce73" table:formula="of:=IF([.M24]&gt;[.L24];[.M24]-[.L24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P24]&gt;[.Q24];[.P24]-[.Q24];0)" office:value-type="float" office:value="0" calcext:value-type="float">
            <text:p>0</text:p>
          </table:table-cell>
          <table:table-cell table:style-name="ce73" table:formula="of:=IF([.Q24]&gt;[.P24];[.Q24]-[.P24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formula="of:=IF([.T24]&gt;[.U24];[.T24]-[.U24];0)" office:value-type="float" office:value="0" calcext:value-type="float">
            <text:p>0</text:p>
          </table:table-cell>
          <table:table-cell table:style-name="ce73" table:formula="of:=IF([.U24]&gt;[.T24];[.U24]-[.T24];0)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 table:formula="of:=IF([.X24]&gt;[.Y24];[.X24]-[.Y24];0)" office:value-type="float" office:value="0" calcext:value-type="float">
            <text:p>0</text:p>
          </table:table-cell>
          <table:table-cell table:style-name="ce73" table:formula="of:=IF([.Y24]&gt;[.X24];[.Y24]-[.X24];0)" office:value-type="float" office:value="10" calcext:value-type="float">
            <text:p>10</text:p>
          </table:table-cell>
          <table:table-cell table:style-name="ce73"/>
          <table:table-cell table:style-name="ce73" table:formula="of:=[.F24]+[.J24]+[.N24]+[.R24]+[.V24]+[.Z24]" office:value-type="float" office:value="0" calcext:value-type="float">
            <text:p>0</text:p>
          </table:table-cell>
          <table:table-cell table:style-name="ce73" table:formula="of:=[.G24]+[.K24]+[.O24]+[.S24]+[.W24]+[.AA24]" office:value-type="float" office:value="70" calcext:value-type="float">
            <text:p>70</text:p>
          </table:table-cell>
          <table:table-cell table:style-name="ce73" table:formula="of:=IF([.$B24]=&quot;Warlord&quot;;CEILING([.AC24]/2);[.AC24])" office:value-type="float" office:value="0" calcext:value-type="float">
            <text:p>0</text:p>
          </table:table-cell>
          <table:table-cell table:style-name="ce73" table:formula="of:=IF([.$B24]=&quot;Warlord&quot;;CEILING([.AD24]/2);[.AD24])" office:value-type="float" office:value="35" calcext:value-type="float">
            <text:p>35</text:p>
          </table:table-cell>
          <table:table-cell table:number-columns-repeated="992"/>
        </table:table-row>
        <table:table-row table:style-name="ro4">
          <table:table-cell table:style-name="ce29" office:value-type="string" calcext:value-type="string">
            <text:p>Phil Hill</text:p>
          </table:table-cell>
          <table:table-cell table:style-name="ce34" office:value-type="string" calcext:value-type="string">
            <text:p>Warlord</text:p>
          </table:table-cell>
          <table:table-cell table:style-name="ce34" office:value-type="string" calcext:value-type="string">
            <text:p>Humanity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4" table:formula="of:=IF([.D25]&gt;[.E25];[.D25]-[.E25];0)" office:value-type="float" office:value="0" calcext:value-type="float">
            <text:p>0</text:p>
          </table:table-cell>
          <table:table-cell table:style-name="ce74" table:formula="of:=IF([.E25]&gt;[.D25];[.E25]-[.D25];0)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4" table:formula="of:=IF([.H25]&gt;[.I25];[.H25]-[.I25];0)" office:value-type="float" office:value="0" calcext:value-type="float">
            <text:p>0</text:p>
          </table:table-cell>
          <table:table-cell table:style-name="ce74" table:formula="of:=IF([.I25]&gt;[.H25];[.I25]-[.H25];0)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style-name="ce74" table:formula="of:=IF([.L25]&gt;[.M25];[.L25]-[.M25];0)" office:value-type="float" office:value="0" calcext:value-type="float">
            <text:p>0</text:p>
          </table:table-cell>
          <table:table-cell table:style-name="ce74" table:formula="of:=IF([.M25]&gt;[.L25];[.M25]-[.L25];0)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style-name="ce74" table:formula="of:=IF([.P25]&gt;[.Q25];[.P25]-[.Q25];0)" office:value-type="float" office:value="0" calcext:value-type="float">
            <text:p>0</text:p>
          </table:table-cell>
          <table:table-cell table:style-name="ce74" table:formula="of:=IF([.Q25]&gt;[.P25];[.Q25]-[.P25];0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74" table:formula="of:=IF([.T25]&gt;[.U25];[.T25]-[.U25];0)" office:value-type="float" office:value="0" calcext:value-type="float">
            <text:p>0</text:p>
          </table:table-cell>
          <table:table-cell table:style-name="ce74" table:formula="of:=IF([.U25]&gt;[.T25];[.U25]-[.T25];0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74" table:formula="of:=IF([.X25]&gt;[.Y25];[.X25]-[.Y25];0)" office:value-type="float" office:value="0" calcext:value-type="float">
            <text:p>0</text:p>
          </table:table-cell>
          <table:table-cell table:style-name="ce74" table:formula="of:=IF([.Y25]&gt;[.X25];[.Y25]-[.X25];0)" office:value-type="float" office:value="8" calcext:value-type="float">
            <text:p>8</text:p>
          </table:table-cell>
          <table:table-cell/>
          <table:table-cell table:style-name="ce74" table:formula="of:=[.F25]+[.J25]+[.N25]+[.R25]+[.V25]+[.Z25]" office:value-type="float" office:value="0" calcext:value-type="float">
            <text:p>0</text:p>
          </table:table-cell>
          <table:table-cell table:style-name="ce74" table:formula="of:=[.G25]+[.K25]+[.O25]+[.S25]+[.W25]+[.AA25]" office:value-type="float" office:value="47" calcext:value-type="float">
            <text:p>47</text:p>
          </table:table-cell>
          <table:table-cell table:style-name="ce20" table:formula="of:=IF([.$B25]=&quot;Warlord&quot;;CEILING([.AC25]/2);[.AC25])" office:value-type="float" office:value="0" calcext:value-type="float">
            <text:p>0</text:p>
          </table:table-cell>
          <table:table-cell table:style-name="ce20" table:formula="of:=IF([.$B25]=&quot;Warlord&quot;;CEILING([.AD25]/2);[.AD25])" office:value-type="float" office:value="24" calcext:value-type="float">
            <text:p>24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Ian Logsdon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Virtue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4" table:formula="of:=IF([.D26]&gt;[.E26];[.D26]-[.E26];0)" office:value-type="float" office:value="0" calcext:value-type="float">
            <text:p>0</text:p>
          </table:table-cell>
          <table:table-cell table:style-name="ce74" table:formula="of:=IF([.E26]&gt;[.D26];[.E26]-[.D26];0)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style-name="ce74" table:formula="of:=IF([.H26]&gt;[.I26];[.H26]-[.I26];0)" office:value-type="float" office:value="0" calcext:value-type="float">
            <text:p>0</text:p>
          </table:table-cell>
          <table:table-cell table:style-name="ce74" table:formula="of:=IF([.I26]&gt;[.H26];[.I26]-[.H26];0)"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4" table:formula="of:=IF([.L26]&gt;[.M26];[.L26]-[.M26];0)" office:value-type="float" office:value="0" calcext:value-type="float">
            <text:p>0</text:p>
          </table:table-cell>
          <table:table-cell table:style-name="ce74" table:formula="of:=IF([.M26]&gt;[.L26];[.M26]-[.L26];0)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style-name="ce74" table:formula="of:=IF([.P26]&gt;[.Q26];[.P26]-[.Q26];0)" office:value-type="float" office:value="0" calcext:value-type="float">
            <text:p>0</text:p>
          </table:table-cell>
          <table:table-cell table:style-name="ce74" table:formula="of:=IF([.Q26]&gt;[.P26];[.Q26]-[.P26];0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ce74" table:formula="of:=IF([.T26]&gt;[.U26];[.T26]-[.U26];0)" office:value-type="float" office:value="0" calcext:value-type="float">
            <text:p>0</text:p>
          </table:table-cell>
          <table:table-cell table:style-name="ce74" table:formula="of:=IF([.U26]&gt;[.T26];[.U26]-[.T26];0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style-name="ce74" table:formula="of:=IF([.X26]&gt;[.Y26];[.X26]-[.Y26];0)" office:value-type="float" office:value="0" calcext:value-type="float">
            <text:p>0</text:p>
          </table:table-cell>
          <table:table-cell table:style-name="ce74" table:formula="of:=IF([.Y26]&gt;[.X26];[.Y26]-[.X26];0)" office:value-type="float" office:value="8" calcext:value-type="float">
            <text:p>8</text:p>
          </table:table-cell>
          <table:table-cell/>
          <table:table-cell table:style-name="ce74" table:formula="of:=[.F26]+[.J26]+[.N26]+[.R26]+[.V26]+[.Z26]" office:value-type="float" office:value="0" calcext:value-type="float">
            <text:p>0</text:p>
          </table:table-cell>
          <table:table-cell table:style-name="ce74" table:formula="of:=[.G26]+[.K26]+[.O26]+[.S26]+[.W26]+[.AA26]" office:value-type="float" office:value="45" calcext:value-type="float">
            <text:p>45</text:p>
          </table:table-cell>
          <table:table-cell table:style-name="ce20" table:formula="of:=IF([.$B26]=&quot;Warlord&quot;;CEILING([.AC26]/2);[.AC26])" office:value-type="float" office:value="0" calcext:value-type="float">
            <text:p>0</text:p>
          </table:table-cell>
          <table:table-cell table:style-name="ce20" table:formula="of:=IF([.$B26]=&quot;Warlord&quot;;CEILING([.AD26]/2);[.AD26])" office:value-type="float" office:value="23" calcext:value-type="float">
            <text:p>23</text:p>
          </table:table-cell>
          <table:table-cell table:number-columns-repeated="992"/>
        </table:table-row>
        <table:table-row table:style-name="ro4">
          <table:table-cell table:style-name="ce29" office:value-type="string" calcext:value-type="string">
            <text:p>Jason Chang</text:p>
          </table:table-cell>
          <table:table-cell table:style-name="ce34" office:value-type="string" calcext:value-type="string">
            <text:p>Nightfighter</text:p>
          </table:table-cell>
          <table:table-cell table:style-name="ce34" office:value-type="string" calcext:value-type="string">
            <text:p>Virtue</text:p>
          </table:table-cell>
          <table:table-cell/>
          <table:table-cell office:value-type="float" office:value="6" calcext:value-type="float">
            <text:p>6</text:p>
          </table:table-cell>
          <table:table-cell table:style-name="ce74" table:formula="of:=IF([.D27]&gt;[.E27];[.D27]-[.E27];0)" office:value-type="float" office:value="0" calcext:value-type="float">
            <text:p>0</text:p>
          </table:table-cell>
          <table:table-cell table:style-name="ce74" table:formula="of:=IF([.E27]&gt;[.D27];[.E27]-[.D27];0)" office:value-type="float" office:value="6" calcext:value-type="float">
            <text:p>6</text:p>
          </table:table-cell>
          <table:table-cell table:number-columns-repeated="2"/>
          <table:table-cell table:style-name="ce74" table:formula="of:=IF([.H27]&gt;[.I27];[.H27]-[.I27];0)" office:value-type="float" office:value="0" calcext:value-type="float">
            <text:p>0</text:p>
          </table:table-cell>
          <table:table-cell table:style-name="ce74" table:formula="of:=IF([.I27]&gt;[.H27];[.I27]-[.H27]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4" table:formula="of:=IF([.L27]&gt;[.M27];[.L27]-[.M27];0)" office:value-type="float" office:value="0" calcext:value-type="float">
            <text:p>0</text:p>
          </table:table-cell>
          <table:table-cell table:style-name="ce74" table:formula="of:=IF([.M27]&gt;[.L27];[.M27]-[.L27];0)" office:value-type="float" office:value="6" calcext:value-type="float">
            <text:p>6</text:p>
          </table:table-cell>
          <table:table-cell table:number-columns-repeated="2"/>
          <table:table-cell table:style-name="ce74" table:formula="of:=IF([.P27]&gt;[.Q27];[.P27]-[.Q27];0)" office:value-type="float" office:value="0" calcext:value-type="float">
            <text:p>0</text:p>
          </table:table-cell>
          <table:table-cell table:style-name="ce74" table:formula="of:=IF([.Q27]&gt;[.P27];[.Q27]-[.P27]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4" table:formula="of:=IF([.T27]&gt;[.U27];[.T27]-[.U27];0)" office:value-type="float" office:value="0" calcext:value-type="float">
            <text:p>0</text:p>
          </table:table-cell>
          <table:table-cell table:style-name="ce74" table:formula="of:=IF([.U27]&gt;[.T27];[.U27]-[.T27];0)" office:value-type="float" office:value="3" calcext:value-type="float">
            <text:p>3</text:p>
          </table:table-cell>
          <table:table-cell table:number-columns-repeated="2"/>
          <table:table-cell table:style-name="ce74" table:formula="of:=IF([.X27]&gt;[.Y27];[.X27]-[.Y27];0)" office:value-type="float" office:value="0" calcext:value-type="float">
            <text:p>0</text:p>
          </table:table-cell>
          <table:table-cell table:style-name="ce74" table:formula="of:=IF([.Y27]&gt;[.X27];[.Y27]-[.X27];0)" office:value-type="float" office:value="0" calcext:value-type="float">
            <text:p>0</text:p>
          </table:table-cell>
          <table:table-cell/>
          <table:table-cell table:style-name="ce74" table:formula="of:=[.F27]+[.J27]+[.N27]+[.R27]+[.V27]+[.Z27]" office:value-type="float" office:value="0" calcext:value-type="float">
            <text:p>0</text:p>
          </table:table-cell>
          <table:table-cell table:style-name="ce74" table:formula="of:=[.G27]+[.K27]+[.O27]+[.S27]+[.W27]+[.AA27]" office:value-type="float" office:value="15" calcext:value-type="float">
            <text:p>15</text:p>
          </table:table-cell>
          <table:table-cell table:style-name="ce20" table:formula="of:=IF([.$B27]=&quot;Warlord&quot;;CEILING([.AC27]/2);[.AC27])" office:value-type="float" office:value="0" calcext:value-type="float">
            <text:p>0</text:p>
          </table:table-cell>
          <table:table-cell table:style-name="ce20" table:formula="of:=IF([.$B27]=&quot;Warlord&quot;;CEILING([.AD27]/2);[.AD27])" office:value-type="float" office:value="15" calcext:value-type="float">
            <text:p>15</text:p>
          </table:table-cell>
          <table:table-cell table:number-columns-repeated="992"/>
        </table:table-row>
        <table:table-row table:style-name="ro4">
          <table:table-cell table:style-name="ce26" office:value-type="string" calcext:value-type="string">
            <text:p>Robert “Craig” Ashby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D28]&gt;[.E28];[.D28]-[.E28];0)" office:value-type="float" office:value="0" calcext:value-type="float">
            <text:p>0</text:p>
          </table:table-cell>
          <table:table-cell table:style-name="ce74" table:formula="of:=IF([.E28]&gt;[.D28];[.E28]-[.D28];0)" office:value-type="float" office:value="2" calcext:value-type="float">
            <text:p>2</text:p>
          </table:table-cell>
          <table:table-cell table:number-columns-repeated="2"/>
          <table:table-cell table:style-name="ce74" table:formula="of:=IF([.H28]&gt;[.I28];[.H28]-[.I28];0)" office:value-type="float" office:value="0" calcext:value-type="float">
            <text:p>0</text:p>
          </table:table-cell>
          <table:table-cell table:style-name="ce74" table:formula="of:=IF([.I28]&gt;[.H28];[.I28]-[.H28]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74" table:formula="of:=IF([.L28]&gt;[.M28];[.L28]-[.M28];0)" office:value-type="float" office:value="0" calcext:value-type="float">
            <text:p>0</text:p>
          </table:table-cell>
          <table:table-cell table:style-name="ce74" table:formula="of:=IF([.M28]&gt;[.L28];[.M28]-[.L28];0)" office:value-type="float" office:value="8" calcext:value-type="float">
            <text:p>8</text:p>
          </table:table-cell>
          <table:table-cell table:number-columns-repeated="2"/>
          <table:table-cell table:style-name="ce74" table:formula="of:=IF([.P28]&gt;[.Q28];[.P28]-[.Q28];0)" office:value-type="float" office:value="0" calcext:value-type="float">
            <text:p>0</text:p>
          </table:table-cell>
          <table:table-cell table:style-name="ce74" table:formula="of:=IF([.Q28]&gt;[.P28];[.Q28]-[.P28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4" table:formula="of:=IF([.T28]&gt;[.U28];[.T28]-[.U28];0)" office:value-type="float" office:value="0" calcext:value-type="float">
            <text:p>0</text:p>
          </table:table-cell>
          <table:table-cell table:style-name="ce74" table:formula="of:=IF([.U28]&gt;[.T28];[.U28]-[.T28];0)" office:value-type="float" office:value="1" calcext:value-type="float">
            <text:p>1</text:p>
          </table:table-cell>
          <table:table-cell table:number-columns-repeated="2"/>
          <table:table-cell table:style-name="ce74" table:formula="of:=IF([.X28]&gt;[.Y28];[.X28]-[.Y28];0)" office:value-type="float" office:value="0" calcext:value-type="float">
            <text:p>0</text:p>
          </table:table-cell>
          <table:table-cell table:style-name="ce74" table:formula="of:=IF([.Y28]&gt;[.X28];[.Y28]-[.X28];0)" office:value-type="float" office:value="0" calcext:value-type="float">
            <text:p>0</text:p>
          </table:table-cell>
          <table:table-cell/>
          <table:table-cell table:style-name="ce74" table:formula="of:=[.F28]+[.J28]+[.N28]+[.R28]+[.V28]+[.Z28]" office:value-type="float" office:value="0" calcext:value-type="float">
            <text:p>0</text:p>
          </table:table-cell>
          <table:table-cell table:style-name="ce74" table:formula="of:=[.G28]+[.K28]+[.O28]+[.S28]+[.W28]+[.AA28]" office:value-type="float" office:value="11" calcext:value-type="float">
            <text:p>11</text:p>
          </table:table-cell>
          <table:table-cell table:style-name="ce20" table:formula="of:=IF([.$B28]=&quot;Warlord&quot;;CEILING([.AC28]/2);[.AC28])" office:value-type="float" office:value="0" calcext:value-type="float">
            <text:p>0</text:p>
          </table:table-cell>
          <table:table-cell table:style-name="ce20" table:formula="of:=IF([.$B28]=&quot;Warlord&quot;;CEILING([.AD28]/2);[.AD28])" office:value-type="float" office:value="11" calcext:value-type="float">
            <text:p>11</text:p>
          </table:table-cell>
          <table:table-cell table:number-columns-repeated="992"/>
        </table:table-row>
        <table:table-row table:style-name="ro4">
          <table:table-cell table:style-name="ce29" office:value-type="string" calcext:value-type="string">
            <text:p>Timothy Day</text:p>
          </table:table-cell>
          <table:table-cell table:style-name="ce34" office:value-type="string" calcext:value-type="string">
            <text:p>Warlord</text:p>
          </table:table-cell>
          <table:table-cell table:style-name="ce34" office:value-type="string" calcext:value-type="string">
            <text:p>Virt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formula="of:=IF([.D29]&gt;[.E29];[.D29]-[.E29];0)" office:value-type="float" office:value="0" calcext:value-type="float">
            <text:p>0</text:p>
          </table:table-cell>
          <table:table-cell table:style-name="ce74" table:formula="of:=IF([.E29]&gt;[.D29];[.E29]-[.D29]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4" table:formula="of:=IF([.H29]&gt;[.I29];[.H29]-[.I29];0)" office:value-type="float" office:value="0" calcext:value-type="float">
            <text:p>0</text:p>
          </table:table-cell>
          <table:table-cell table:style-name="ce74" table:formula="of:=IF([.I29]&gt;[.H29];[.I29]-[.H29];0)" office:value-type="float" office:value="6" calcext:value-type="float">
            <text:p>6</text:p>
          </table:table-cell>
          <table:table-cell table:number-columns-repeated="2"/>
          <table:table-cell table:style-name="ce74" table:formula="of:=IF([.L29]&gt;[.M29];[.L29]-[.M29];0)" office:value-type="float" office:value="0" calcext:value-type="float">
            <text:p>0</text:p>
          </table:table-cell>
          <table:table-cell table:style-name="ce74" table:formula="of:=IF([.M29]&gt;[.L29];[.M29]-[.L29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4" table:formula="of:=IF([.P29]&gt;[.Q29];[.P29]-[.Q29];0)" office:value-type="float" office:value="0" calcext:value-type="float">
            <text:p>0</text:p>
          </table:table-cell>
          <table:table-cell table:style-name="ce74" table:formula="of:=IF([.Q29]&gt;[.P29];[.Q29]-[.P29];0)" office:value-type="float" office:value="2" calcext:value-type="float">
            <text:p>2</text:p>
          </table:table-cell>
          <table:table-cell table:number-columns-repeated="2"/>
          <table:table-cell table:style-name="ce74" table:formula="of:=IF([.T29]&gt;[.U29];[.T29]-[.U29];0)" office:value-type="float" office:value="0" calcext:value-type="float">
            <text:p>0</text:p>
          </table:table-cell>
          <table:table-cell table:style-name="ce74" table:formula="of:=IF([.U29]&gt;[.T29];[.U29]-[.T29];0)" office:value-type="float" office:value="0" calcext:value-type="float">
            <text:p>0</text:p>
          </table:table-cell>
          <table:table-cell table:number-columns-repeated="2"/>
          <table:table-cell table:style-name="ce74" table:formula="of:=IF([.X29]&gt;[.Y29];[.X29]-[.Y29];0)" office:value-type="float" office:value="0" calcext:value-type="float">
            <text:p>0</text:p>
          </table:table-cell>
          <table:table-cell table:style-name="ce74" table:formula="of:=IF([.Y29]&gt;[.X29];[.Y29]-[.X29];0)" office:value-type="float" office:value="0" calcext:value-type="float">
            <text:p>0</text:p>
          </table:table-cell>
          <table:table-cell/>
          <table:table-cell table:style-name="ce74" table:formula="of:=[.F29]+[.J29]+[.N29]+[.R29]+[.V29]+[.Z29]" office:value-type="float" office:value="0" calcext:value-type="float">
            <text:p>0</text:p>
          </table:table-cell>
          <table:table-cell table:style-name="ce74" table:formula="of:=[.G29]+[.K29]+[.O29]+[.S29]+[.W29]+[.AA29]" office:value-type="float" office:value="8" calcext:value-type="float">
            <text:p>8</text:p>
          </table:table-cell>
          <table:table-cell table:style-name="ce20" table:formula="of:=IF([.$B29]=&quot;Warlord&quot;;CEILING([.AC29]/2);[.AC29])" office:value-type="float" office:value="0" calcext:value-type="float">
            <text:p>0</text:p>
          </table:table-cell>
          <table:table-cell table:style-name="ce20" table:formula="of:=IF([.$B29]=&quot;Warlord&quot;;CEILING([.AD29]/2);[.AD29])" office:value-type="float" office:value="4" calcext:value-type="float">
            <text:p>4</text:p>
          </table:table-cell>
          <table:table-cell table:number-columns-repeated="992"/>
        </table:table-row>
        <table:table-row table:style-name="ro4">
          <table:table-cell table:style-name="ce29" office:value-type="string" calcext:value-type="string">
            <text:p>Greggles</text:p>
          </table:table-cell>
          <table:table-cell table:style-name="ce34" office:value-type="string" calcext:value-type="string">
            <text:p>Warlord</text:p>
          </table:table-cell>
          <table:table-cell table:style-name="ce34" office:value-type="string" calcext:value-type="string">
            <text:p>Virt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formula="of:=IF([.D30]&gt;[.E30];[.D30]-[.E30];0)" office:value-type="float" office:value="0" calcext:value-type="float">
            <text:p>0</text:p>
          </table:table-cell>
          <table:table-cell table:style-name="ce74" table:formula="of:=IF([.E30]&gt;[.D30];[.E30]-[.D30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74" table:formula="of:=IF([.H30]&gt;[.I30];[.H30]-[.I30];0)" office:value-type="float" office:value="0" calcext:value-type="float">
            <text:p>0</text:p>
          </table:table-cell>
          <table:table-cell table:style-name="ce74" table:formula="of:=IF([.I30]&gt;[.H30];[.I30]-[.H30];0)" office:value-type="float" office:value="4" calcext:value-type="float">
            <text:p>4</text:p>
          </table:table-cell>
          <table:table-cell table:number-columns-repeated="2"/>
          <table:table-cell table:style-name="ce74" table:formula="of:=IF([.L30]&gt;[.M30];[.L30]-[.M30];0)" office:value-type="float" office:value="0" calcext:value-type="float">
            <text:p>0</text:p>
          </table:table-cell>
          <table:table-cell table:style-name="ce74" table:formula="of:=IF([.M30]&gt;[.L30];[.M30]-[.L30];0)" office:value-type="float" office:value="0" calcext:value-type="float">
            <text:p>0</text:p>
          </table:table-cell>
          <table:table-cell table:number-columns-repeated="2"/>
          <table:table-cell table:style-name="ce74" table:formula="of:=IF([.P30]&gt;[.Q30];[.P30]-[.Q30];0)" office:value-type="float" office:value="0" calcext:value-type="float">
            <text:p>0</text:p>
          </table:table-cell>
          <table:table-cell table:style-name="ce74" table:formula="of:=IF([.Q30]&gt;[.P30];[.Q30]-[.P30];0)" office:value-type="float" office:value="0" calcext:value-type="float">
            <text:p>0</text:p>
          </table:table-cell>
          <table:table-cell table:number-columns-repeated="2"/>
          <table:table-cell table:style-name="ce74" table:formula="of:=IF([.T30]&gt;[.U30];[.T30]-[.U30];0)" office:value-type="float" office:value="0" calcext:value-type="float">
            <text:p>0</text:p>
          </table:table-cell>
          <table:table-cell table:style-name="ce74" table:formula="of:=IF([.U30]&gt;[.T30];[.U30]-[.T30];0)" office:value-type="float" office:value="0" calcext:value-type="float">
            <text:p>0</text:p>
          </table:table-cell>
          <table:table-cell table:number-columns-repeated="2"/>
          <table:table-cell table:style-name="ce74" table:formula="of:=IF([.X30]&gt;[.Y30];[.X30]-[.Y30];0)" office:value-type="float" office:value="0" calcext:value-type="float">
            <text:p>0</text:p>
          </table:table-cell>
          <table:table-cell table:style-name="ce74" table:formula="of:=IF([.Y30]&gt;[.X30];[.Y30]-[.X30];0)" office:value-type="float" office:value="0" calcext:value-type="float">
            <text:p>0</text:p>
          </table:table-cell>
          <table:table-cell/>
          <table:table-cell table:style-name="ce74" table:formula="of:=[.F30]+[.J30]+[.N30]+[.R30]+[.V30]+[.Z30]" office:value-type="float" office:value="0" calcext:value-type="float">
            <text:p>0</text:p>
          </table:table-cell>
          <table:table-cell table:style-name="ce74" table:formula="of:=[.G30]+[.K30]+[.O30]+[.S30]+[.W30]+[.AA30]" office:value-type="float" office:value="4" calcext:value-type="float">
            <text:p>4</text:p>
          </table:table-cell>
          <table:table-cell table:style-name="ce20" table:formula="of:=IF([.$B30]=&quot;Warlord&quot;;CEILING([.AC30]/2);[.AC30])" office:value-type="float" office:value="0" calcext:value-type="float">
            <text:p>0</text:p>
          </table:table-cell>
          <table:table-cell table:style-name="ce20" table:formula="of:=IF([.$B30]=&quot;Warlord&quot;;CEILING([.AD30]/2);[.AD30])" office:value-type="float" office:value="2" calcext:value-type="float">
            <text:p>2</text:p>
          </table:table-cell>
          <table:table-cell table:number-columns-repeated="992"/>
        </table:table-row>
        <table:table-row table:style-name="ro4">
          <table:table-cell table:style-name="ce26" office:value-type="string" calcext:value-type="string">
            <text:p>Sean Evan</text:p>
          </table:table-cell>
          <table:table-cell table:style-name="ce34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formula="of:=IF([.D31]&gt;[.E31];[.D31]-[.E31];0)" office:value-type="float" office:value="0" calcext:value-type="float">
            <text:p>0</text:p>
          </table:table-cell>
          <table:table-cell table:style-name="ce74" table:formula="of:=IF([.E31]&gt;[.D31];[.E31]-[.D31];0)" office:value-type="float" office:value="0" calcext:value-type="float">
            <text:p>0</text:p>
          </table:table-cell>
          <table:table-cell table:number-columns-repeated="2"/>
          <table:table-cell table:style-name="ce74" table:formula="of:=IF([.H31]&gt;[.I31];[.H31]-[.I31];0)" office:value-type="float" office:value="0" calcext:value-type="float">
            <text:p>0</text:p>
          </table:table-cell>
          <table:table-cell table:style-name="ce74" table:formula="of:=IF([.I31]&gt;[.H31];[.I31]-[.H31];0)" office:value-type="float" office:value="0" calcext:value-type="float">
            <text:p>0</text:p>
          </table:table-cell>
          <table:table-cell table:number-columns-repeated="2"/>
          <table:table-cell table:style-name="ce74" table:formula="of:=IF([.L31]&gt;[.M31];[.L31]-[.M31];0)" office:value-type="float" office:value="0" calcext:value-type="float">
            <text:p>0</text:p>
          </table:table-cell>
          <table:table-cell table:style-name="ce74" table:formula="of:=IF([.M31]&gt;[.L31];[.M31]-[.L31];0)" office:value-type="float" office:value="0" calcext:value-type="float">
            <text:p>0</text:p>
          </table:table-cell>
          <table:table-cell table:number-columns-repeated="2"/>
          <table:table-cell table:style-name="ce74" table:formula="of:=IF([.P31]&gt;[.Q31];[.P31]-[.Q31];0)" office:value-type="float" office:value="0" calcext:value-type="float">
            <text:p>0</text:p>
          </table:table-cell>
          <table:table-cell table:style-name="ce74" table:formula="of:=IF([.Q31]&gt;[.P31];[.Q31]-[.P31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4" table:formula="of:=IF([.T31]&gt;[.U31];[.T31]-[.U31];0)" office:value-type="float" office:value="0" calcext:value-type="float">
            <text:p>0</text:p>
          </table:table-cell>
          <table:table-cell table:style-name="ce74" table:formula="of:=IF([.U31]&gt;[.T31];[.U31]-[.T31];0)" office:value-type="float" office:value="1" calcext:value-type="float">
            <text:p>1</text:p>
          </table:table-cell>
          <table:table-cell table:number-columns-repeated="2"/>
          <table:table-cell table:style-name="ce74" table:formula="of:=IF([.X31]&gt;[.Y31];[.X31]-[.Y31];0)" office:value-type="float" office:value="0" calcext:value-type="float">
            <text:p>0</text:p>
          </table:table-cell>
          <table:table-cell table:style-name="ce74" table:formula="of:=IF([.Y31]&gt;[.X31];[.Y31]-[.X31];0)" office:value-type="float" office:value="0" calcext:value-type="float">
            <text:p>0</text:p>
          </table:table-cell>
          <table:table-cell/>
          <table:table-cell table:style-name="ce74" table:formula="of:=[.F31]+[.J31]+[.N31]+[.R31]+[.V31]+[.Z31]" office:value-type="float" office:value="0" calcext:value-type="float">
            <text:p>0</text:p>
          </table:table-cell>
          <table:table-cell table:style-name="ce74" table:formula="of:=[.G31]+[.K31]+[.O31]+[.S31]+[.W31]+[.AA31]" office:value-type="float" office:value="1" calcext:value-type="float">
            <text:p>1</text:p>
          </table:table-cell>
          <table:table-cell table:style-name="ce20" table:formula="of:=IF([.$B31]=&quot;Warlord&quot;;CEILING([.AC31]/2);[.AC31])" office:value-type="float" office:value="0" calcext:value-type="float">
            <text:p>0</text:p>
          </table:table-cell>
          <table:table-cell table:style-name="ce20" table:formula="of:=IF([.$B31]=&quot;Warlord&quot;;CEILING([.AD31]/2);[.AD31])" office:value-type="float" office:value="1" calcext:value-type="float">
            <text:p>1</text:p>
          </table:table-cell>
          <table:table-cell table:number-columns-repeated="992"/>
        </table:table-row>
        <table:table-row table:style-name="ro4">
          <table:table-cell table:style-name="ce29" office:value-type="string" calcext:value-type="string">
            <text:p>Mark Henry</text:p>
          </table:table-cell>
          <table:table-cell table:style-name="ce34" office:value-type="string" calcext:value-type="string">
            <text:p>Warlord</text:p>
          </table:table-cell>
          <table:table-cell table:style-name="ce34" office:value-type="string" calcext:value-type="string">
            <text:p>Humanity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formula="of:=IF([.D32]&gt;[.E32];[.D32]-[.E32];0)" office:value-type="float" office:value="0" calcext:value-type="float">
            <text:p>0</text:p>
          </table:table-cell>
          <table:table-cell table:style-name="ce74" table:formula="of:=IF([.E32]&gt;[.D32];[.E32]-[.D32];0)" office:value-type="float" office:value="0" calcext:value-type="float">
            <text:p>0</text:p>
          </table:table-cell>
          <table:table-cell table:number-columns-repeated="2"/>
          <table:table-cell table:style-name="ce74" table:formula="of:=IF([.H32]&gt;[.I32];[.H32]-[.I32];0)" office:value-type="float" office:value="0" calcext:value-type="float">
            <text:p>0</text:p>
          </table:table-cell>
          <table:table-cell table:style-name="ce74" table:formula="of:=IF([.I32]&gt;[.H32];[.I32]-[.H32];0)" office:value-type="float" office:value="0" calcext:value-type="float">
            <text:p>0</text:p>
          </table:table-cell>
          <table:table-cell table:number-columns-repeated="2"/>
          <table:table-cell table:style-name="ce74" table:formula="of:=IF([.L32]&gt;[.M32];[.L32]-[.M32];0)" office:value-type="float" office:value="0" calcext:value-type="float">
            <text:p>0</text:p>
          </table:table-cell>
          <table:table-cell table:style-name="ce74" table:formula="of:=IF([.M32]&gt;[.L32];[.M32]-[.L32];0)" office:value-type="float" office:value="0" calcext:value-type="float">
            <text:p>0</text:p>
          </table:table-cell>
          <table:table-cell table:number-columns-repeated="2"/>
          <table:table-cell table:style-name="ce74" table:formula="of:=IF([.P32]&gt;[.Q32];[.P32]-[.Q32];0)" office:value-type="float" office:value="0" calcext:value-type="float">
            <text:p>0</text:p>
          </table:table-cell>
          <table:table-cell table:style-name="ce74" table:formula="of:=IF([.Q32]&gt;[.P32];[.Q32]-[.P32];0)" office:value-type="float" office:value="0" calcext:value-type="float">
            <text:p>0</text:p>
          </table:table-cell>
          <table:table-cell table:number-columns-repeated="2"/>
          <table:table-cell table:style-name="ce74" table:formula="of:=IF([.T32]&gt;[.U32];[.T32]-[.U32];0)" office:value-type="float" office:value="0" calcext:value-type="float">
            <text:p>0</text:p>
          </table:table-cell>
          <table:table-cell table:style-name="ce74" table:formula="of:=IF([.U32]&gt;[.T32];[.U32]-[.T32];0)" office:value-type="float" office:value="0" calcext:value-type="float">
            <text:p>0</text:p>
          </table:table-cell>
          <table:table-cell table:number-columns-repeated="2"/>
          <table:table-cell table:style-name="ce74" table:formula="of:=IF([.X32]&gt;[.Y32];[.X32]-[.Y32];0)" office:value-type="float" office:value="0" calcext:value-type="float">
            <text:p>0</text:p>
          </table:table-cell>
          <table:table-cell table:style-name="ce74" table:formula="of:=IF([.Y32]&gt;[.X32];[.Y32]-[.X32];0)" office:value-type="float" office:value="0" calcext:value-type="float">
            <text:p>0</text:p>
          </table:table-cell>
          <table:table-cell/>
          <table:table-cell table:style-name="ce74" table:formula="of:=[.F32]+[.J32]+[.N32]+[.R32]+[.V32]+[.Z32]" office:value-type="float" office:value="0" calcext:value-type="float">
            <text:p>0</text:p>
          </table:table-cell>
          <table:table-cell table:style-name="ce74" table:formula="of:=[.G32]+[.K32]+[.O32]+[.S32]+[.W32]+[.AA32]" office:value-type="float" office:value="0" calcext:value-type="float">
            <text:p>0</text:p>
          </table:table-cell>
          <table:table-cell table:style-name="ce20" table:formula="of:=IF([.$B32]=&quot;Warlord&quot;;CEILING([.AC32]/2);[.AC32])" office:value-type="float" office:value="0" calcext:value-type="float">
            <text:p>0</text:p>
          </table:table-cell>
          <table:table-cell table:style-name="ce20" table:formula="of:=IF([.$B32]=&quot;Warlord&quot;;CEILING([.AD32]/2);[.AD32])" office:value-type="float" office:value="0" calcext:value-type="float">
            <text:p>0</text:p>
          </table:table-cell>
          <table:table-cell table:number-columns-repeated="992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con 1" table:style-name="ta1">
        <office:forms form:automatic-focus="false" form:apply-design-mode="false"/>
        <table:table-column table:style-name="co6" table:default-cell-style-name="ce2"/>
        <table:table-column table:style-name="co4" table:number-columns-repeated="6" table:default-cell-style-name="ce6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Recon Squad 1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83" office:value-type="string" calcext:value-type="string">
            <text:p>Player</text:p>
          </table:table-cell>
          <table:table-cell table:style-name="ce17" office:value-type="string" calcext:value-type="string">
            <text:p>Alliance</text:p>
          </table:table-cell>
          <table:table-cell table:style-name="ce17" office:value-type="string" calcext:value-type="string">
            <text:p>Major</text:p>
          </table:table-cell>
          <table:table-cell table:style-name="ce17" office:value-type="string" calcext:value-type="string">
            <text:p>Minor</text:p>
          </table:table-cell>
          <table:table-cell table:style-name="ce17" office:value-type="string" calcext:value-type="string">
            <text:p>Draw</text:p>
          </table:table-cell>
          <table:table-cell table:style-name="ce17" office:value-type="string" calcext:value-type="string">
            <text:p>BP1</text:p>
          </table:table-cell>
          <table:table-cell table:style-name="ce17" office:value-type="string" calcext:value-type="string">
            <text:p>BP2</text:p>
          </table:table-cell>
          <table:table-cell table:style-name="ce17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tt Horras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4]=&quot;W&quot;;10;IF([.C4]=&quot;L&quot;;0))+IF([.D4]=&quot;W&quot;;7;IF([.D4]=&quot;L&quot;;3))+IF([.E4]=&quot;D&quot;;5)+[.F4]+[.G4]" office:value-type="float" office:value="11" calcext:value-type="float">
            <text:p>11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Peter Gibfried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5]=&quot;W&quot;;10;IF([.C5]=&quot;L&quot;;0))+IF([.D5]=&quot;W&quot;;7;IF([.D5]=&quot;L&quot;;3))+IF([.E5]=&quot;D&quot;;5)+[.F5]+[.G5]" office:value-type="float" office:value="11" calcext:value-type="float">
            <text:p>11</text:p>
          </table:table-cell>
          <table:table-cell office:value-type="string" calcext:value-type="string">
            <text:p>Winner! (random tie breaker)</text:p>
          </table:table-cell>
          <table:table-cell table:number-columns-repeated="2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Matthew S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6]=&quot;W&quot;;10;IF([.C6]=&quot;L&quot;;0))+IF([.D6]=&quot;W&quot;;7;IF([.D6]=&quot;L&quot;;3))+IF([.E6]=&quot;D&quot;;5)+[.F6]+[.G6]" office:value-type="float" office:value="11" calcext:value-type="float">
            <text:p>11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Scott A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7]=&quot;W&quot;;10;IF([.C7]=&quot;L&quot;;0))+IF([.D7]=&quot;W&quot;;7;IF([.D7]=&quot;L&quot;;3))+IF([.E7]=&quot;D&quot;;5)+[.F7]+[.G7]" office:value-type="float" office:value="11" calcext:value-type="float">
            <text:p>11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Mathias B</text:p>
          </table:table-cell>
          <table:table-cell office:value-type="string" calcext:value-type="string">
            <text:p>Human</text:p>
          </table:table-cell>
          <table:table-cell table:style-name="ce84"/>
          <table:table-cell table:style-name="ce84" office:value-type="string" calcext:value-type="string">
            <text:p>W</text:p>
          </table:table-cell>
          <table:table-cell table:style-name="ce84" table:number-columns-repeated="3"/>
          <table:table-cell table:style-name="ce85" table:formula="of:=IF([.C8]=&quot;W&quot;;10;IF([.C8]=&quot;L&quot;;0))+IF([.D8]=&quot;W&quot;;7;IF([.D8]=&quot;L&quot;;3))+IF([.E8]=&quot;D&quot;;5)+[.F8]+[.G8]" office:value-type="float" office:value="7" calcext:value-type="float">
            <text:p>7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Ted W</text:p>
          </table:table-cell>
          <table:table-cell office:value-type="string" calcext:value-type="string">
            <text:p>Virtue</text:p>
          </table:table-cell>
          <table:table-cell table:style-name="ce84"/>
          <table:table-cell table:style-name="ce84" office:value-type="string" calcext:value-type="string">
            <text:p>L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9]=&quot;W&quot;;10;IF([.C9]=&quot;L&quot;;0))+IF([.D9]=&quot;W&quot;;7;IF([.D9]=&quot;L&quot;;3))+IF([.E9]=&quot;D&quot;;5)+[.F9]+[.G9]" office:value-type="float" office:value="4" calcext:value-type="float">
            <text:p>4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Carlo I</text:p>
          </table:table-cell>
          <table:table-cell office:value-type="string" calcext:value-type="string">
            <text:p>Human</text:p>
          </table:table-cell>
          <table:table-cell table:style-name="ce84" table:number-columns-repeated="3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10]=&quot;W&quot;;10;IF([.C10]=&quot;L&quot;;0))+IF([.D10]=&quot;W&quot;;7;IF([.D10]=&quot;L&quot;;3))+IF([.E10]=&quot;D&quot;;5)+[.F10]+[.G10]" office:value-type="float" office:value="1" calcext:value-type="float">
            <text:p>1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Roz Mario</text:p>
          </table:table-cell>
          <table:table-cell office:value-type="string" calcext:value-type="string">
            <text:p>Virtue</text:p>
          </table:table-cell>
          <table:table-cell table:style-name="ce84" table:number-columns-repeated="5"/>
          <table:table-cell table:style-name="ce85" table:formula="of:=IF([.C11]=&quot;W&quot;;10;IF([.C11]=&quot;L&quot;;0))+IF([.D11]=&quot;W&quot;;7;IF([.D11]=&quot;L&quot;;3))+IF([.E11]=&quot;D&quot;;5)+[.F11]+[.G11]" office:value-type="float" office:value="0" calcext:value-type="float">
            <text:p>0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Nathan Volpi</text:p>
          </table:table-cell>
          <table:table-cell office:value-type="string" calcext:value-type="string">
            <text:p>Virtue</text:p>
          </table:table-cell>
          <table:table-cell table:style-name="ce84" table:number-columns-repeated="5"/>
          <table:table-cell table:style-name="ce85" table:formula="of:=IF([.C12]=&quot;W&quot;;10;IF([.C12]=&quot;L&quot;;0))+IF([.D12]=&quot;W&quot;;7;IF([.D12]=&quot;L&quot;;3))+IF([.E12]=&quot;D&quot;;5)+[.F12]+[.G12]" office:value-type="float" office:value="0" calcext:value-type="float">
            <text:p>0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Michael T</text:p>
          </table:table-cell>
          <table:table-cell office:value-type="string" calcext:value-type="string">
            <text:p>Human</text:p>
          </table:table-cell>
          <table:table-cell table:style-name="ce84" table:number-columns-repeated="5"/>
          <table:table-cell table:style-name="ce85" table:formula="of:=IF([.C13]=&quot;W&quot;;10;IF([.C13]=&quot;L&quot;;0))+IF([.D13]=&quot;W&quot;;7;IF([.D13]=&quot;L&quot;;3))+IF([.E13]=&quot;D&quot;;5)+[.F13]+[.G13]" office:value-type="float" office:value="0" calcext:value-type="float">
            <text:p>0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office:value-type="string" calcext:value-type="string">
            <text:p>Charvel</text:p>
          </table:table-cell>
          <table:table-cell office:value-type="string" calcext:value-type="string">
            <text:p>Human</text:p>
          </table:table-cell>
          <table:table-cell table:style-name="ce84" table:number-columns-repeated="5"/>
          <table:table-cell table:style-name="ce85" table:formula="of:=IF([.C14]=&quot;W&quot;;10;IF([.C14]=&quot;L&quot;;0))+IF([.D14]=&quot;W&quot;;7;IF([.D14]=&quot;L&quot;;3))+IF([.E14]=&quot;D&quot;;5)+[.F14]+[.G14]" office:value-type="float" office:value="0" calcext:value-type="float">
            <text:p>0</text:p>
          </table:table-cell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table:formula="of:=COUNTA([.A4:.A14])" office:value-type="float" office:value="11" calcext:value-type="float">
            <text:p>11</text:p>
          </table:table-cell>
          <table:table-cell/>
          <table:table-cell table:style-name="ce84" table:number-columns-repeated="5"/>
          <table:table-cell table:style-name="ce85"/>
          <table:table-cell table:number-columns-repeated="3"/>
          <table:table-cell table:style-name="ce85"/>
          <table:table-cell table:number-columns-repeated="1012"/>
        </table:table-row>
        <table:table-row table:style-name="ro1" table:number-rows-repeated="8">
          <table:table-cell table:number-columns-repeated="2"/>
          <table:table-cell table:style-name="ce84" table:number-columns-repeated="5"/>
          <table:table-cell table:style-name="ce85"/>
          <table:table-cell table:number-columns-repeated="3"/>
          <table:table-cell table:style-name="ce8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1" office:value-type="string" calcext:value-type="string">
            <text:p>Judge's Discretion Prize</text:p>
          </table:table-cell>
          <table:table-cell table:style-name="ce5" office:value-type="string" calcext:value-type="string">
            <text:p>Mathias B for his great Sentinel model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n 2" table:style-name="ta1">
        <table:table-column table:style-name="co6" table:default-cell-style-name="ce2"/>
        <table:table-column table:style-name="co4" table:number-columns-repeated="6" table:default-cell-style-name="ce6"/>
        <table:table-column table:style-name="co4" table:number-columns-repeated="2" table:default-cell-style-name="ce2"/>
        <table:table-column table:style-name="co4" table:default-cell-style-name="ce6"/>
        <table:table-column table:style-name="co23" table:number-columns-repeated="2" table:default-cell-style-name="ce6"/>
        <table:table-column table:style-name="co3" table:number-columns-repeated="2" table:default-cell-style-name="ce2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Recon Squad 2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8"/>
          <table:table-cell table:style-name="ce86" office:value-type="string" calcext:value-type="string" table:number-columns-spanned="1" table:number-rows-spanned="2">
            <text:p>Attacker Alliance</text:p>
          </table:table-cell>
          <table:table-cell table:style-name="ce15" table:number-columns-repeated="2"/>
          <table:table-cell table:style-name="ce15" office:value-type="string" calcext:value-type="string" table:number-columns-spanned="2" table:number-rows-spanned="1">
            <text:p>Players</text:p>
          </table:table-cell>
          <table:covered-table-cell table:style-name="ce15"/>
          <table:table-cell table:number-columns-repeated="1009"/>
        </table:table-row>
        <table:table-row table:style-name="ro1">
          <table:table-cell table:style-name="ce83" office:value-type="string" calcext:value-type="string">
            <text:p>Player</text:p>
          </table:table-cell>
          <table:table-cell table:style-name="ce17" office:value-type="string" calcext:value-type="string">
            <text:p>Alliance</text:p>
          </table:table-cell>
          <table:table-cell table:style-name="ce17" office:value-type="string" calcext:value-type="string">
            <text:p>Major</text:p>
          </table:table-cell>
          <table:table-cell table:style-name="ce17" office:value-type="string" calcext:value-type="string">
            <text:p>Minor</text:p>
          </table:table-cell>
          <table:table-cell table:style-name="ce17" office:value-type="string" calcext:value-type="string">
            <text:p>Draw</text:p>
          </table:table-cell>
          <table:table-cell table:style-name="ce17" office:value-type="string" calcext:value-type="string">
            <text:p>BP1</text:p>
          </table:table-cell>
          <table:table-cell table:style-name="ce17" office:value-type="string" calcext:value-type="string">
            <text:p>BP2</text:p>
          </table:table-cell>
          <table:table-cell table:style-name="ce17" office:value-type="string" calcext:value-type="string">
            <text:p>Total</text:p>
          </table:table-cell>
          <table:table-cell/>
          <table:covered-table-cell table:style-name="ce17" office:value-type="string" calcext:value-type="string">
            <text:p>Attacker Alliance</text:p>
          </table:covered-table-cell>
          <table:table-cell table:style-name="ce17" office:value-type="string" calcext:value-type="string">
            <text:p>Mission</text:p>
          </table:table-cell>
          <table:table-cell table:style-name="ce17" office:value-type="string" calcext:value-type="string">
            <text:p>Resource</text:p>
          </table:table-cell>
          <table:table-cell table:style-name="ce17" office:value-type="string" calcext:value-type="string">
            <text:p>Attacker</text:p>
          </table:table-cell>
          <table:table-cell table:style-name="ce17" office:value-type="string" calcext:value-type="string">
            <text:p>Defender</text:p>
          </table:table-cell>
          <table:table-cell table:style-name="ce17" office:value-type="string" calcext:value-type="string">
            <text:p>Winn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chael Travers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number-columns-repeated="2" table:style-name="ce84" office:value-type="float" office:value="1" calcext:value-type="float">
            <text:p>1</text:p>
          </table:table-cell>
          <table:table-cell table:style-name="ce85" table:formula="of:=IF([.C4]=&quot;W&quot;;10;IF([.C4]=&quot;L&quot;;0))+IF([.D4]=&quot;W&quot;;7;IF([.D4]=&quot;L&quot;;3))+IF([.E4]=&quot;D&quot;;5)+[.F4]+[.G4]" office:value-type="float" office:value="12" calcext:value-type="float">
            <text:p>12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Battlefield</text:p>
          </table:table-cell>
          <table:table-cell table:style-name="ce84" office:value-type="string" calcext:value-type="string">
            <text:p>AM Rounds</text:p>
          </table:table-cell>
          <table:table-cell office:value-type="string" calcext:value-type="string">
            <text:p>Roz Mario</text:p>
          </table:table-cell>
          <table:table-cell office:value-type="string" calcext:value-type="string">
            <text:p>Carlo Iacono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hil Hill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number-columns-repeated="2" table:style-name="ce84" office:value-type="float" office:value="1" calcext:value-type="float">
            <text:p>1</text:p>
          </table:table-cell>
          <table:table-cell table:style-name="ce85" table:formula="of:=IF([.C5]=&quot;W&quot;;10;IF([.C5]=&quot;L&quot;;0))+IF([.D5]=&quot;W&quot;;7;IF([.D5]=&quot;L&quot;;3))+IF([.E5]=&quot;D&quot;;5)+[.F5]+[.G5]" office:value-type="float" office:value="12" calcext:value-type="float">
            <text:p>12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Excavation</text:p>
          </table:table-cell>
          <table:table-cell table:style-name="ce84" office:value-type="string" calcext:value-type="string">
            <text:p>Shield Gen</text:p>
          </table:table-cell>
          <table:table-cell office:value-type="string" calcext:value-type="string">
            <text:p>Scott Horras</text:p>
          </table:table-cell>
          <table:table-cell office:value-type="string" calcext:value-type="string">
            <text:p>Ted Wysocki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z Mario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number-columns-repeated="2" table:style-name="ce84" office:value-type="float" office:value="1" calcext:value-type="float">
            <text:p>1</text:p>
          </table:table-cell>
          <table:table-cell table:style-name="ce85" table:formula="of:=IF([.C6]=&quot;W&quot;;10;IF([.C6]=&quot;L&quot;;0))+IF([.D6]=&quot;W&quot;;7;IF([.D6]=&quot;L&quot;;3))+IF([.E6]=&quot;D&quot;;5)+[.F6]+[.G6]" office:value-type="float" office:value="12" calcext:value-type="float">
            <text:p>12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Encircle</text:p>
          </table:table-cell>
          <table:table-cell table:style-name="ce84" office:value-type="string" calcext:value-type="string">
            <text:p>Artillery</text:p>
          </table:table-cell>
          <table:table-cell office:value-type="string" calcext:value-type="string">
            <text:p>Nathan Volpi</text:p>
          </table:table-cell>
          <table:table-cell office:value-type="string" calcext:value-type="string">
            <text:p>Mathias Bar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ott Horras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7]=&quot;W&quot;;10;IF([.C7]=&quot;L&quot;;0))+IF([.D7]=&quot;W&quot;;7;IF([.D7]=&quot;L&quot;;3))+IF([.E7]=&quot;D&quot;;5)+[.F7]+[.G7]" office:value-type="float" office:value="11" calcext:value-type="float">
            <text:p>11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Assassination</text:p>
          </table:table-cell>
          <table:table-cell table:style-name="ce84" office:value-type="string" calcext:value-type="string">
            <text:p>HUMINT</text:p>
          </table:table-cell>
          <table:table-cell office:value-type="string" calcext:value-type="string">
            <text:p>Michael Travers</text:p>
          </table:table-cell>
          <table:table-cell office:value-type="string" calcext:value-type="string">
            <text:p>Scott Antos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vel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4"/>
          <table:table-cell table:style-name="ce85" table:formula="of:=IF([.C8]=&quot;W&quot;;10;IF([.C8]=&quot;L&quot;;0))+IF([.D8]=&quot;W&quot;;7;IF([.D8]=&quot;L&quot;;3))+IF([.E8]=&quot;D&quot;;5)+[.F8]+[.G8]" office:value-type="float" office:value="10" calcext:value-type="float">
            <text:p>10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Excavation</text:p>
          </table:table-cell>
          <table:table-cell table:style-name="ce84" office:value-type="string" calcext:value-type="string">
            <text:p>Shield Gen</text:p>
          </table:table-cell>
          <table:table-cell office:value-type="string" calcext:value-type="string">
            <text:p>Matthew Schlosser</text:p>
          </table:table-cell>
          <table:table-cell office:value-type="string" calcext:value-type="string">
            <text:p>Peter Gibfried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than Volpi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4"/>
          <table:table-cell table:style-name="ce85" table:formula="of:=IF([.C9]=&quot;W&quot;;10;IF([.C9]=&quot;L&quot;;0))+IF([.D9]=&quot;W&quot;;7;IF([.D9]=&quot;L&quot;;3))+IF([.E9]=&quot;D&quot;;5)+[.F9]+[.G9]" office:value-type="float" office:value="10" calcext:value-type="float">
            <text:p>10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Battlefield</text:p>
          </table:table-cell>
          <table:table-cell table:style-name="ce84" office:value-type="string" calcext:value-type="string">
            <text:p>AM Rounds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Mark D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tthew Schlosser</text:p>
          </table:table-cell>
          <table:table-cell office:value-type="string" calcext:value-type="string">
            <text:p>Human</text:p>
          </table:table-cell>
          <table:table-cell table:style-name="ce84"/>
          <table:table-cell table:style-name="ce84" office:value-type="string" calcext:value-type="string">
            <text:p>W</text:p>
          </table:table-cell>
          <table:table-cell table:style-name="ce84" table:number-columns-repeated="3"/>
          <table:table-cell table:style-name="ce85" table:formula="of:=IF([.C10]=&quot;W&quot;;10;IF([.C10]=&quot;L&quot;;0))+IF([.D10]=&quot;W&quot;;7;IF([.D10]=&quot;L&quot;;3))+IF([.E10]=&quot;D&quot;;5)+[.F10]+[.G10]" office:value-type="float" office:value="7" calcext:value-type="float">
            <text:p>7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Skirmish</text:p>
          </table:table-cell>
          <table:table-cell table:style-name="ce84" office:value-type="string" calcext:value-type="string">
            <text:p>Precisio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Charvel</text:p>
          </table:table-cell>
          <table:table-cell office:value-type="string" calcext:value-type="string">
            <text:p>Defend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ter Gibfried</text:p>
          </table:table-cell>
          <table:table-cell office:value-type="string" calcext:value-type="string">
            <text:p>Virtue</text:p>
          </table:table-cell>
          <table:table-cell table:style-name="ce84"/>
          <table:table-cell table:style-name="ce84" office:value-type="string" calcext:value-type="string">
            <text:p>L</text:p>
          </table:table-cell>
          <table:table-cell table:style-name="ce84" table:number-columns-repeated="3"/>
          <table:table-cell table:style-name="ce85" table:formula="of:=IF([.C11]=&quot;W&quot;;10;IF([.C11]=&quot;L&quot;;0))+IF([.D11]=&quot;W&quot;;7;IF([.D11]=&quot;L&quot;;3))+IF([.E11]=&quot;D&quot;;5)+[.F11]+[.G11]" office:value-type="float" office:value="3" calcext:value-type="float">
            <text:p>3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Encircle</text:p>
          </table:table-cell>
          <table:table-cell table:style-name="ce84" office:value-type="string" calcext:value-type="string">
            <text:p>Artillery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efend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rk Donelson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12]=&quot;W&quot;;10;IF([.C12]=&quot;L&quot;;0))+IF([.D12]=&quot;W&quot;;7;IF([.D12]=&quot;L&quot;;3))+IF([.E12]=&quot;D&quot;;5)+[.F12]+[.G12]" office:value-type="float" office:value="1" calcext:value-type="float">
            <text:p>1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arlo Iacono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3]=&quot;W&quot;;10;IF([.C13]=&quot;L&quot;;0))+IF([.D13]=&quot;W&quot;;7;IF([.D13]=&quot;L&quot;;3))+IF([.E13]=&quot;D&quot;;5)+[.F13]+[.G13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Rad Perry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4]=&quot;W&quot;;10;IF([.C14]=&quot;L&quot;;0))+IF([.D14]=&quot;W&quot;;7;IF([.D14]=&quot;L&quot;;3))+IF([.E14]=&quot;D&quot;;5)+[.F14]+[.G14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Mathias Bar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5]=&quot;W&quot;;10;IF([.C15]=&quot;L&quot;;0))+IF([.D15]=&quot;W&quot;;7;IF([.D15]=&quot;L&quot;;3))+IF([.E15]=&quot;D&quot;;5)+[.F15]+[.G15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Ted Wysocki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6]=&quot;W&quot;;10;IF([.C16]=&quot;L&quot;;0))+IF([.D16]=&quot;W&quot;;7;IF([.D16]=&quot;L&quot;;3))+IF([.E16]=&quot;D&quot;;5)+[.F16]+[.G16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cott Antos</text:p>
          </table:table-cell>
          <table:table-cell office:value-type="string" calcext:value-type="string">
            <text:p>Virtue</text:p>
          </table:table-cell>
          <table:table-cell table:style-name="ce84" table:number-columns-repeated="5"/>
          <table:table-cell table:style-name="ce85" table:formula="of:=IF([.C17]=&quot;W&quot;;10;IF([.C17]=&quot;L&quot;;0))+IF([.D17]=&quot;W&quot;;7;IF([.D17]=&quot;L&quot;;3))+IF([.E17]=&quot;D&quot;;5)+[.F17]+[.G17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Ian Logsdon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8]=&quot;W&quot;;10;IF([.C18]=&quot;L&quot;;0))+IF([.D18]=&quot;W&quot;;7;IF([.D18]=&quot;L&quot;;3))+IF([.E18]=&quot;D&quot;;5)+[.F18]+[.G18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formula="of:=COUNTA([.A4:.A18])" office:value-type="float" office:value="15" calcext:value-type="float">
            <text:p>15</text:p>
          </table:table-cell>
          <table:table-cell/>
          <table:table-cell table:style-name="ce84" table:number-columns-repeated="5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 table:number-rows-repeated="4">
          <table:table-cell table:number-columns-repeated="2"/>
          <table:table-cell table:style-name="ce84" table:number-columns-repeated="5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1" office:value-type="string" calcext:value-type="string">
            <text:p>Judge's Discretion Prize</text:p>
          </table:table-cell>
          <table:table-cell table:style-name="ce5" office:value-type="string" calcext:value-type="string">
            <text:p>Carlo Iacono for entering his first event, and building a display board at the morning's seminar and using it the rest of NOVA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con 3" table:style-name="ta1">
        <table:table-column table:style-name="co6" table:default-cell-style-name="ce2"/>
        <table:table-column table:style-name="co4" table:number-columns-repeated="6" table:default-cell-style-name="ce6"/>
        <table:table-column table:style-name="co4" table:number-columns-repeated="2" table:default-cell-style-name="ce2"/>
        <table:table-column table:style-name="co4" table:default-cell-style-name="ce6"/>
        <table:table-column table:style-name="co23" table:number-columns-repeated="2" table:default-cell-style-name="ce6"/>
        <table:table-column table:style-name="co3" table:number-columns-repeated="2" table:default-cell-style-name="ce2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Recon Squad 3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8"/>
          <table:table-cell table:style-name="ce86" office:value-type="string" calcext:value-type="string" table:number-columns-spanned="1" table:number-rows-spanned="2">
            <text:p>Attacker Alliance</text:p>
          </table:table-cell>
          <table:table-cell table:style-name="ce15" table:number-columns-repeated="2"/>
          <table:table-cell table:style-name="ce15" office:value-type="string" calcext:value-type="string" table:number-columns-spanned="2" table:number-rows-spanned="1">
            <text:p>Players</text:p>
          </table:table-cell>
          <table:covered-table-cell table:style-name="ce15"/>
          <table:table-cell table:number-columns-repeated="1009"/>
        </table:table-row>
        <table:table-row table:style-name="ro1">
          <table:table-cell table:style-name="ce83" office:value-type="string" calcext:value-type="string">
            <text:p>Player</text:p>
          </table:table-cell>
          <table:table-cell table:style-name="ce17" office:value-type="string" calcext:value-type="string">
            <text:p>Alliance</text:p>
          </table:table-cell>
          <table:table-cell table:style-name="ce17" office:value-type="string" calcext:value-type="string">
            <text:p>Major</text:p>
          </table:table-cell>
          <table:table-cell table:style-name="ce17" office:value-type="string" calcext:value-type="string">
            <text:p>Minor</text:p>
          </table:table-cell>
          <table:table-cell table:style-name="ce17" office:value-type="string" calcext:value-type="string">
            <text:p>Draw</text:p>
          </table:table-cell>
          <table:table-cell table:style-name="ce17" office:value-type="string" calcext:value-type="string">
            <text:p>BP1</text:p>
          </table:table-cell>
          <table:table-cell table:style-name="ce17" office:value-type="string" calcext:value-type="string">
            <text:p>BP2</text:p>
          </table:table-cell>
          <table:table-cell table:style-name="ce17" office:value-type="string" calcext:value-type="string">
            <text:p>Total</text:p>
          </table:table-cell>
          <table:table-cell/>
          <table:covered-table-cell table:style-name="ce17" office:value-type="string" calcext:value-type="string">
            <text:p>Attacker Alliance</text:p>
          </table:covered-table-cell>
          <table:table-cell table:style-name="ce17" office:value-type="string" calcext:value-type="string">
            <text:p>Mission</text:p>
          </table:table-cell>
          <table:table-cell table:style-name="ce17" office:value-type="string" calcext:value-type="string">
            <text:p>Resource</text:p>
          </table:table-cell>
          <table:table-cell table:style-name="ce17" office:value-type="string" calcext:value-type="string">
            <text:p>Attacker</text:p>
          </table:table-cell>
          <table:table-cell table:style-name="ce17" office:value-type="string" calcext:value-type="string">
            <text:p>Defender</text:p>
          </table:table-cell>
          <table:table-cell table:style-name="ce17" office:value-type="string" calcext:value-type="string">
            <text:p>Winner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Chris Colgan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number-columns-repeated="2" table:style-name="ce84" office:value-type="float" office:value="1" calcext:value-type="float">
            <text:p>1</text:p>
          </table:table-cell>
          <table:table-cell table:style-name="ce85" table:formula="of:=IF([.C4]=&quot;W&quot;;10;IF([.C4]=&quot;L&quot;;0))+IF([.D4]=&quot;W&quot;;7;IF([.D4]=&quot;L&quot;;3))+IF([.E4]=&quot;D&quot;;5)+[.F4]+[.G4]" office:value-type="float" office:value="12" calcext:value-type="float">
            <text:p>12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Battlefield</text:p>
          </table:table-cell>
          <table:table-cell table:style-name="ce84" office:value-type="string" calcext:value-type="string">
            <text:p>AM Rounds</text:p>
          </table:table-cell>
          <table:table-cell office:value-type="string" calcext:value-type="string">
            <text:p>Roz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ve Law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</text:p>
          </table:table-cell>
          <table:table-cell table:style-name="ce84" table:number-columns-repeated="2"/>
          <table:table-cell table:number-columns-repeated="2" table:style-name="ce84" office:value-type="float" office:value="1" calcext:value-type="float">
            <text:p>1</text:p>
          </table:table-cell>
          <table:table-cell table:style-name="ce85" table:formula="of:=IF([.C5]=&quot;W&quot;;10;IF([.C5]=&quot;L&quot;;0))+IF([.D5]=&quot;W&quot;;7;IF([.D5]=&quot;L&quot;;3))+IF([.E5]=&quot;D&quot;;5)+[.F5]+[.G5]" office:value-type="float" office:value="12" calcext:value-type="float">
            <text:p>12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Encircle</text:p>
          </table:table-cell>
          <table:table-cell table:style-name="ce84" office:value-type="string" calcext:value-type="string">
            <text:p>Artillery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Campbell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6]=&quot;W&quot;;10;IF([.C6]=&quot;L&quot;;0))+IF([.D6]=&quot;W&quot;;7;IF([.D6]=&quot;L&quot;;3))+IF([.E6]=&quot;D&quot;;5)+[.F6]+[.G6]" office:value-type="float" office:value="11" calcext:value-type="float">
            <text:p>11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Encircle</text:p>
          </table:table-cell>
          <table:table-cell table:style-name="ce84" office:value-type="string" calcext:value-type="string">
            <text:p>Artillery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cott H</text:p>
          </table:table-cell>
          <table:table-cell office:value-type="string" calcext:value-type="string">
            <text:p>Draw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Michael Travers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7]=&quot;W&quot;;10;IF([.C7]=&quot;L&quot;;0))+IF([.D7]=&quot;W&quot;;7;IF([.D7]=&quot;L&quot;;3))+IF([.E7]=&quot;D&quot;;5)+[.F7]+[.G7]" office:value-type="float" office:value="11" calcext:value-type="float">
            <text:p>11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Breakthrough</text:p>
          </table:table-cell>
          <table:table-cell table:style-name="ce84" office:value-type="string" calcext:value-type="string">
            <text:p>Anti-Air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Defender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Travis Hallmark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4"/>
          <table:table-cell table:style-name="ce85" table:formula="of:=IF([.C8]=&quot;W&quot;;10;IF([.C8]=&quot;L&quot;;0))+IF([.D8]=&quot;W&quot;;7;IF([.D8]=&quot;L&quot;;3))+IF([.E8]=&quot;D&quot;;5)+[.F8]+[.G8]" office:value-type="float" office:value="10" calcext:value-type="float">
            <text:p>10</text:p>
          </table:table-cell>
          <table:table-cell office:value-type="string" calcext:value-type="string">
            <text:p>Winner by virtue of everyone else leaving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Excavation</text:p>
          </table:table-cell>
          <table:table-cell table:style-name="ce84" office:value-type="string" calcext:value-type="string">
            <text:p>Shield Gen</text:p>
          </table:table-cell>
          <table:table-cell office:value-type="string" calcext:value-type="string">
            <text:p>Dewey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Defend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wey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2"/>
          <table:table-cell table:number-columns-repeated="2" table:style-name="ce84" office:value-type="float" office:value="1" calcext:value-type="float">
            <text:p>1</text:p>
          </table:table-cell>
          <table:table-cell table:style-name="ce85" table:formula="of:=IF([.C9]=&quot;W&quot;;10;IF([.C9]=&quot;L&quot;;0))+IF([.D9]=&quot;W&quot;;7;IF([.D9]=&quot;L&quot;;3))+IF([.E9]=&quot;D&quot;;5)+[.F9]+[.G9]" office:value-type="float" office:value="2" calcext:value-type="float">
            <text:p>2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Battlefield</text:p>
          </table:table-cell>
          <table:table-cell table:style-name="ce84" office:value-type="string" calcext:value-type="string">
            <text:p>AM Rounds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ark D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Roz Mario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3"/>
          <table:table-cell table:style-name="ce84" office:value-type="float" office:value="1" calcext:value-type="float">
            <text:p>1</text:p>
          </table:table-cell>
          <table:table-cell table:style-name="ce85" table:formula="of:=IF([.C10]=&quot;W&quot;;10;IF([.C10]=&quot;L&quot;;0))+IF([.D10]=&quot;W&quot;;7;IF([.D10]=&quot;L&quot;;3))+IF([.E10]=&quot;D&quot;;5)+[.F10]+[.G10]" office:value-type="float" office:value="1" calcext:value-type="float">
            <text:p>1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Skirmish</text:p>
          </table:table-cell>
          <table:table-cell table:style-name="ce84" office:value-type="string" calcext:value-type="string">
            <text:p>Precision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Scott Horras</text:p>
          </table:table-cell>
          <table:table-cell office:value-type="string" calcext:value-type="string">
            <text:p>Human</text:p>
          </table:table-cell>
          <table:table-cell table:style-name="ce84" table:number-columns-repeated="2"/>
          <table:table-cell table:style-name="ce84" office:value-type="string" calcext:value-type="string">
            <text:p>D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11]=&quot;W&quot;;10;IF([.C11]=&quot;L&quot;;0))+IF([.D11]=&quot;W&quot;;7;IF([.D11]=&quot;L&quot;;3))+IF([.E11]=&quot;D&quot;;5)+[.F11]+[.G11]" office:value-type="float" office:value="6" calcext:value-type="float">
            <text:p>6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Excavation</text:p>
          </table:table-cell>
          <table:table-cell table:style-name="ce84" office:value-type="string" calcext:value-type="string">
            <text:p>Shield Gen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Heather Hallmark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2]=&quot;W&quot;;10;IF([.C12]=&quot;L&quot;;0))+IF([.D12]=&quot;W&quot;;7;IF([.D12]=&quot;L&quot;;3))+IF([.E12]=&quot;D&quot;;5)+[.F12]+[.G12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ce27" office:value-type="string" calcext:value-type="string">
            <text:p>Nathan Volpi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3]=&quot;W&quot;;10;IF([.C13]=&quot;L&quot;;0))+IF([.D13]=&quot;W&quot;;7;IF([.D13]=&quot;L&quot;;3))+IF([.E13]=&quot;D&quot;;5)+[.F13]+[.G13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ce27" office:value-type="string" calcext:value-type="string">
            <text:p>Peter Gibfried</text:p>
          </table:table-cell>
          <table:table-cell office:value-type="string" calcext:value-type="string">
            <text:p>Virtue</text:p>
          </table:table-cell>
          <table:table-cell table:style-name="ce84" table:number-columns-repeated="2"/>
          <table:table-cell table:style-name="ce84" office:value-type="string" calcext:value-type="string">
            <text:p>D</text:p>
          </table:table-cell>
          <table:table-cell table:style-name="ce84" table:number-columns-repeated="2"/>
          <table:table-cell table:style-name="ce85" table:formula="of:=IF([.C14]=&quot;W&quot;;10;IF([.C14]=&quot;L&quot;;0))+IF([.D14]=&quot;W&quot;;7;IF([.D14]=&quot;L&quot;;3))+IF([.E14]=&quot;D&quot;;5)+[.F14]+[.G14]" office:value-type="float" office:value="5" calcext:value-type="float">
            <text:p>5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Mark Donelson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5]=&quot;W&quot;;10;IF([.C15]=&quot;L&quot;;0))+IF([.D15]=&quot;W&quot;;7;IF([.D15]=&quot;L&quot;;3))+IF([.E15]=&quot;D&quot;;5)+[.F15]+[.G15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formula="of:=COUNTA([.A4:.A15])" office:value-type="float" office:value="12" calcext:value-type="float">
            <text:p>12</text:p>
          </table:table-cell>
          <table:table-cell/>
          <table:table-cell table:style-name="ce84" table:number-columns-repeated="5"/>
          <table:table-cell table:style-name="ce85" table:formula="of:=IF([.C16]=&quot;W&quot;;10;IF([.C16]=&quot;L&quot;;0))+IF([.D16]=&quot;W&quot;;7;IF([.D16]=&quot;L&quot;;3))+IF([.E16]=&quot;D&quot;;5)+[.F16]+[.G16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84" table:number-columns-repeated="5"/>
          <table:table-cell table:style-name="ce85" table:formula="of:=IF([.C17]=&quot;W&quot;;10;IF([.C17]=&quot;L&quot;;0))+IF([.D17]=&quot;W&quot;;7;IF([.D17]=&quot;L&quot;;3))+IF([.E17]=&quot;D&quot;;5)+[.F17]+[.G17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84" table:number-columns-repeated="5"/>
          <table:table-cell table:style-name="ce85" table:formula="of:=IF([.C18]=&quot;W&quot;;10;IF([.C18]=&quot;L&quot;;0))+IF([.D18]=&quot;W&quot;;7;IF([.D18]=&quot;L&quot;;3))+IF([.E18]=&quot;D&quot;;5)+[.F18]+[.G18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84" table:number-columns-repeated="5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84" table:number-columns-repeated="4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84" table:number-columns-repeated="5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84" table:number-columns-repeated="5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84"/>
          <table:table-cell table:number-columns-repeated="1020"/>
        </table:table-row>
        <table:table-row table:style-name="ro1">
          <table:table-cell table:style-name="ce21" office:value-type="string" calcext:value-type="string">
            <text:p>Judge's Discretion Prize</text:p>
          </table:table-cell>
          <table:table-cell table:style-name="ce5" office:value-type="string" calcext:value-type="string">
            <text:p>Heather, for facing down Wraiths---one of the very strongest Recon Squad lists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con 4" table:style-name="ta1">
        <office:forms form:automatic-focus="false" form:apply-design-mode="false"/>
        <table:table-column table:style-name="co6" table:default-cell-style-name="ce2"/>
        <table:table-column table:style-name="co4" table:number-columns-repeated="6" table:default-cell-style-name="ce6"/>
        <table:table-column table:style-name="co4" table:number-columns-repeated="2" table:default-cell-style-name="ce2"/>
        <table:table-column table:style-name="co4" table:default-cell-style-name="ce6"/>
        <table:table-column table:style-name="co23" table:number-columns-repeated="2" table:default-cell-style-name="ce6"/>
        <table:table-column table:style-name="co3" table:number-columns-repeated="2" table:default-cell-style-name="ce2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Recon Squad 4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8"/>
          <table:table-cell table:style-name="ce86" office:value-type="string" calcext:value-type="string" table:number-columns-spanned="1" table:number-rows-spanned="2">
            <text:p>Attacker Alliance</text:p>
          </table:table-cell>
          <table:table-cell table:style-name="ce15" table:number-columns-repeated="2"/>
          <table:table-cell table:style-name="ce15" office:value-type="string" calcext:value-type="string" table:number-columns-spanned="2" table:number-rows-spanned="1">
            <text:p>Players</text:p>
          </table:table-cell>
          <table:covered-table-cell table:style-name="ce15"/>
          <table:table-cell table:number-columns-repeated="1009"/>
        </table:table-row>
        <table:table-row table:style-name="ro1">
          <table:table-cell table:style-name="ce83" office:value-type="string" calcext:value-type="string">
            <text:p>Player</text:p>
          </table:table-cell>
          <table:table-cell table:style-name="ce17" office:value-type="string" calcext:value-type="string">
            <text:p>Alliance</text:p>
          </table:table-cell>
          <table:table-cell table:style-name="ce17" office:value-type="string" calcext:value-type="string">
            <text:p>Major</text:p>
          </table:table-cell>
          <table:table-cell table:style-name="ce17" office:value-type="string" calcext:value-type="string">
            <text:p>Minor</text:p>
          </table:table-cell>
          <table:table-cell table:style-name="ce17" office:value-type="string" calcext:value-type="string">
            <text:p>Draw</text:p>
          </table:table-cell>
          <table:table-cell table:style-name="ce17" office:value-type="string" calcext:value-type="string">
            <text:p>BP1</text:p>
          </table:table-cell>
          <table:table-cell table:style-name="ce17" office:value-type="string" calcext:value-type="string">
            <text:p>BP2</text:p>
          </table:table-cell>
          <table:table-cell table:style-name="ce17" office:value-type="string" calcext:value-type="string">
            <text:p>Total</text:p>
          </table:table-cell>
          <table:table-cell/>
          <table:covered-table-cell table:style-name="ce17" office:value-type="string" calcext:value-type="string">
            <text:p>Attacker Alliance</text:p>
          </table:covered-table-cell>
          <table:table-cell table:style-name="ce17" office:value-type="string" calcext:value-type="string">
            <text:p>Mission</text:p>
          </table:table-cell>
          <table:table-cell table:style-name="ce17" office:value-type="string" calcext:value-type="string">
            <text:p>Resource</text:p>
          </table:table-cell>
          <table:table-cell table:style-name="ce17" office:value-type="string" calcext:value-type="string">
            <text:p>Attacker</text:p>
          </table:table-cell>
          <table:table-cell table:style-name="ce17" office:value-type="string" calcext:value-type="string">
            <text:p>Defender</text:p>
          </table:table-cell>
          <table:table-cell table:style-name="ce17" office:value-type="string" calcext:value-type="string">
            <text:p>Winn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vel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number-columns-repeated="2" table:style-name="ce84" office:value-type="float" office:value="1" calcext:value-type="float">
            <text:p>1</text:p>
          </table:table-cell>
          <table:table-cell table:style-name="ce85" table:formula="of:=IF([.C4]=&quot;W&quot;;10;IF([.C4]=&quot;L&quot;;0))+IF([.D4]=&quot;W&quot;;7;IF([.D4]=&quot;L&quot;;3))+IF([.E4]=&quot;D&quot;;5)+[.F4]+[.G4]" office:value-type="float" office:value="12" calcext:value-type="float">
            <text:p>12</text:p>
          </table:table-cell>
          <table:table-cell office:value-type="string" calcext:value-type="string">
            <text:p>Winner, by virtue of Mark D leaving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Battlefield</text:p>
          </table:table-cell>
          <table:table-cell table:style-name="ce84" office:value-type="string" calcext:value-type="string">
            <text:p>AM Rounds</text:p>
          </table:table-cell>
          <table:table-cell office:value-type="string" calcext:value-type="string">
            <text:p>Roz</text:p>
          </table:table-cell>
          <table:table-cell office:value-type="string" calcext:value-type="string">
            <text:p>Charvel</text:p>
          </table:table-cell>
          <table:table-cell office:value-type="string" calcext:value-type="string">
            <text:p>Defend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rk Donelson</text:p>
          </table:table-cell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number-columns-repeated="2" table:style-name="ce84" office:value-type="float" office:value="1" calcext:value-type="float">
            <text:p>1</text:p>
          </table:table-cell>
          <table:table-cell table:style-name="ce85" table:formula="of:=IF([.C5]=&quot;W&quot;;10;IF([.C5]=&quot;L&quot;;0))+IF([.D5]=&quot;W&quot;;7;IF([.D5]=&quot;L&quot;;3))+IF([.E5]=&quot;D&quot;;5)+[.F5]+[.G5]" office:value-type="float" office:value="12" calcext:value-type="float">
            <text:p>12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Encircle</text:p>
          </table:table-cell>
          <table:table-cell table:style-name="ce84" office:value-type="string" calcext:value-type="string">
            <text:p>Artillery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cott H</text:p>
          </table:table-cell>
          <table:table-cell office:value-type="string" calcext:value-type="string">
            <text:p>Defender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Scott Horras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3"/>
          <table:table-cell table:style-name="ce84" office:value-type="float" office:value="1" calcext:value-type="float">
            <text:p>1</text:p>
          </table:table-cell>
          <table:table-cell table:style-name="ce85" table:formula="of:=IF([.C6]=&quot;W&quot;;10;IF([.C6]=&quot;L&quot;;0))+IF([.D6]=&quot;W&quot;;7;IF([.D6]=&quot;L&quot;;3))+IF([.E6]=&quot;D&quot;;5)+[.F6]+[.G6]" office:value-type="float" office:value="11" calcext:value-type="float">
            <text:p>11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Encircle</text:p>
          </table:table-cell>
          <table:table-cell table:style-name="ce84" office:value-type="string" calcext:value-type="string">
            <text:p>Artillery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Dra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W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7]=&quot;W&quot;;10;IF([.C7]=&quot;L&quot;;0))+IF([.D7]=&quot;W&quot;;7;IF([.D7]=&quot;L&quot;;3))+IF([.E7]=&quot;D&quot;;5)+[.F7]+[.G7]" office:value-type="float" office:value="11" calcext:value-type="float">
            <text:p>11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Breakthrough</text:p>
          </table:table-cell>
          <table:table-cell table:style-name="ce84" office:value-type="string" calcext:value-type="string">
            <text:p>Anti-Air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Ian</text:p>
          </table:table-cell>
          <table:table-cell table:style-name="ce33" office:value-type="string" calcext:value-type="string">
            <text:p>Virtue</text:p>
          </table:table-cell>
          <table:table-cell table:style-name="ce87" office:value-type="string" calcext:value-type="string">
            <text:p>W</text:p>
          </table:table-cell>
          <table:table-cell table:style-name="ce84" table:number-columns-repeated="4"/>
          <table:table-cell table:style-name="ce85" table:formula="of:=IF([.C8]=&quot;W&quot;;10;IF([.C8]=&quot;L&quot;;0))+IF([.D8]=&quot;W&quot;;7;IF([.D8]=&quot;L&quot;;3))+IF([.E8]=&quot;D&quot;;5)+[.F8]+[.G8]" office:value-type="float" office:value="10" calcext:value-type="float">
            <text:p>10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Excavation</text:p>
          </table:table-cell>
          <table:table-cell table:style-name="ce84" office:value-type="string" calcext:value-type="string">
            <text:p>Shield Ge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Mark H</text:p>
          </table:table-cell>
          <table:table-cell office:value-type="string" calcext:value-type="string">
            <text:p>Attacker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eter Gibfried</text:p>
          </table:table-cell>
          <table:table-cell table:style-name="ce33" office:value-type="string" calcext:value-type="string">
            <text:p>Virtue</text:p>
          </table:table-cell>
          <table:table-cell table:style-name="ce87"/>
          <table:table-cell table:style-name="ce84"/>
          <table:table-cell table:style-name="ce84" office:value-type="string" calcext:value-type="string">
            <text:p>D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5" table:formula="of:=IF([.C9]=&quot;W&quot;;10;IF([.C9]=&quot;L&quot;;0))+IF([.D9]=&quot;W&quot;;7;IF([.D9]=&quot;L&quot;;3))+IF([.E9]=&quot;D&quot;;5)+[.F9]+[.G9]" office:value-type="float" office:value="6" calcext:value-type="float">
            <text:p>6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Battlefield</text:p>
          </table:table-cell>
          <table:table-cell table:style-name="ce84" office:value-type="string" calcext:value-type="string">
            <text:p>AM Rounds</text:p>
          </table:table-cell>
          <table:table-cell office:value-type="string" calcext:value-type="string">
            <text:p>Dewey</text:p>
          </table:table-cell>
          <table:table-cell office:value-type="string" calcext:value-type="string">
            <text:p>Mark D</text:p>
          </table:table-cell>
          <table:table-cell office:value-type="string" calcext:value-type="string">
            <text:p>Defender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Campbell</text:p>
          </table:table-cell>
          <table:table-cell office:value-type="string" calcext:value-type="string">
            <text:p>Human</text:p>
          </table:table-cell>
          <table:table-cell table:style-name="ce84" table:number-columns-repeated="2"/>
          <table:table-cell table:style-name="ce84" office:value-type="string" calcext:value-type="string">
            <text:p>D</text:p>
          </table:table-cell>
          <table:table-cell table:style-name="ce84" table:number-columns-repeated="2"/>
          <table:table-cell table:style-name="ce85" table:formula="of:=IF([.C10]=&quot;W&quot;;10;IF([.C10]=&quot;L&quot;;0))+IF([.D10]=&quot;W&quot;;7;IF([.D10]=&quot;L&quot;;3))+IF([.E10]=&quot;D&quot;;5)+[.F10]+[.G10]" office:value-type="float" office:value="5" calcext:value-type="float">
            <text:p>5</text:p>
          </table:table-cell>
          <table:table-cell/>
          <table:table-cell office:value-type="string" calcext:value-type="string">
            <text:p>Virtue</text:p>
          </table:table-cell>
          <table:table-cell table:style-name="ce84" office:value-type="string" calcext:value-type="string">
            <text:p>Skirmish</text:p>
          </table:table-cell>
          <table:table-cell table:style-name="ce84" office:value-type="string" calcext:value-type="string">
            <text:p>Precision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7" office:value-type="string" calcext:value-type="string">
            <text:p>Michael Travers</text:p>
          </table:table-cell>
          <table:table-cell table:style-name="ce33" office:value-type="string" calcext:value-type="string">
            <text:p>Virtue</text:p>
          </table:table-cell>
          <table:table-cell table:style-name="ce87"/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 table:formula="of:=IF([.C11]=&quot;W&quot;;10;IF([.C11]=&quot;L&quot;;0))+IF([.D11]=&quot;W&quot;;7;IF([.D11]=&quot;L&quot;;3))+IF([.E11]=&quot;D&quot;;5)+[.F11]+[.G11]" office:value-type="float" office:value="1" calcext:value-type="float">
            <text:p>1</text:p>
          </table:table-cell>
          <table:table-cell/>
          <table:table-cell office:value-type="string" calcext:value-type="string">
            <text:p>Human</text:p>
          </table:table-cell>
          <table:table-cell table:style-name="ce84" office:value-type="string" calcext:value-type="string">
            <text:p>Excavation</text:p>
          </table:table-cell>
          <table:table-cell table:style-name="ce84" office:value-type="string" calcext:value-type="string">
            <text:p>Shield Gen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Mark Henry</text:p>
          </table:table-cell>
          <table:table-cell table:style-name="ce33" office:value-type="string" calcext:value-type="string">
            <text:p>Human</text:p>
          </table:table-cell>
          <table:table-cell table:style-name="ce87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2]=&quot;W&quot;;10;IF([.C12]=&quot;L&quot;;0))+IF([.D12]=&quot;W&quot;;7;IF([.D12]=&quot;L&quot;;3))+IF([.E12]=&quot;D&quot;;5)+[.F12]+[.G12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ce27" office:value-type="string" calcext:value-type="string">
            <text:p>Roz Mario</text:p>
          </table:table-cell>
          <table:table-cell table:style-name="ce33" office:value-type="string" calcext:value-type="string">
            <text:p>Virtue</text:p>
          </table:table-cell>
          <table:table-cell table:style-name="ce87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3]=&quot;W&quot;;10;IF([.C13]=&quot;L&quot;;0))+IF([.D13]=&quot;W&quot;;7;IF([.D13]=&quot;L&quot;;3))+IF([.E13]=&quot;D&quot;;5)+[.F13]+[.G13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ce27" office:value-type="string" calcext:value-type="string">
            <text:p>Nathan Volpi</text:p>
          </table:table-cell>
          <table:table-cell table:style-name="ce33" office:value-type="string" calcext:value-type="string">
            <text:p>Virtue</text:p>
          </table:table-cell>
          <table:table-cell table:style-name="ce87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4]=&quot;W&quot;;10;IF([.C14]=&quot;L&quot;;0))+IF([.D14]=&quot;W&quot;;7;IF([.D14]=&quot;L&quot;;3))+IF([.E14]=&quot;D&quot;;5)+[.F14]+[.G14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ce27" office:value-type="string" calcext:value-type="string">
            <text:p>Chris Colgan</text:p>
          </table:table-cell>
          <table:table-cell table:style-name="ce33" office:value-type="string" calcext:value-type="string">
            <text:p>Human</text:p>
          </table:table-cell>
          <table:table-cell table:style-name="ce87"/>
          <table:table-cell table:style-name="ce84" table:number-columns-repeated="4"/>
          <table:table-cell table:style-name="ce85" table:formula="of:=IF([.C15]=&quot;W&quot;;10;IF([.C15]=&quot;L&quot;;0))+IF([.D15]=&quot;W&quot;;7;IF([.D15]=&quot;L&quot;;3))+IF([.E15]=&quot;D&quot;;5)+[.F15]+[.G15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teve Law</text:p>
          </table:table-cell>
          <table:table-cell office:value-type="string" calcext:value-type="string">
            <text:p>Human</text:p>
          </table:table-cell>
          <table:table-cell/>
          <table:table-cell table:style-name="ce84" table:number-columns-repeated="4"/>
          <table:table-cell table:style-name="ce85" table:formula="of:=IF([.C16]=&quot;W&quot;;10;IF([.C16]=&quot;L&quot;;0))+IF([.D16]=&quot;W&quot;;7;IF([.D16]=&quot;L&quot;;3))+IF([.E16]=&quot;D&quot;;5)+[.F16]+[.G16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ce27" office:value-type="string" calcext:value-type="string">
            <text:p>Heather Hallmark</text:p>
          </table:table-cell>
          <table:table-cell office:value-type="string" calcext:value-type="string">
            <text:p>Human</text:p>
          </table:table-cell>
          <table:table-cell table:style-name="ce84" table:number-columns-repeated="5"/>
          <table:table-cell table:style-name="ce85" table:formula="of:=IF([.C17]=&quot;W&quot;;10;IF([.C17]=&quot;L&quot;;0))+IF([.D17]=&quot;W&quot;;7;IF([.D17]=&quot;L&quot;;3))+IF([.E17]=&quot;D&quot;;5)+[.F17]+[.G17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ce27" office:value-type="string" calcext:value-type="string">
            <text:p>Travis Hallmark</text:p>
          </table:table-cell>
          <table:table-cell office:value-type="string" calcext:value-type="string">
            <text:p>Virtue</text:p>
          </table:table-cell>
          <table:table-cell table:style-name="ce84" table:number-columns-repeated="5"/>
          <table:table-cell table:style-name="ce85" table:formula="of:=IF([.C18]=&quot;W&quot;;10;IF([.C18]=&quot;L&quot;;0))+IF([.D18]=&quot;W&quot;;7;IF([.D18]=&quot;L&quot;;3))+IF([.E18]=&quot;D&quot;;5)+[.F18]+[.G18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wey</text:p>
          </table:table-cell>
          <table:table-cell office:value-type="string" calcext:value-type="string">
            <text:p>Human</text:p>
          </table:table-cell>
          <table:table-cell table:style-name="ce84" office:value-type="string" calcext:value-type="string">
            <text:p>L</text:p>
          </table:table-cell>
          <table:table-cell table:style-name="ce84" table:number-columns-repeated="4"/>
          <table:table-cell table:style-name="ce85" table:formula="of:=IF([.C19]=&quot;W&quot;;10;IF([.C19]=&quot;L&quot;;0))+IF([.D19]=&quot;W&quot;;7;IF([.D19]=&quot;L&quot;;3))+IF([.E19]=&quot;D&quot;;5)+[.F19]+[.G19]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ce84" table:formula="of:=COUNTA([.A4:.A19])" office:value-type="float" office:value="16" calcext:value-type="float">
            <text:p>16</text:p>
          </table:table-cell>
          <table:table-cell/>
          <table:table-cell table:style-name="ce84" table:number-columns-repeated="5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84" table:number-columns-repeated="4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84" table:number-columns-repeated="5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84" table:number-columns-repeated="5"/>
          <table:table-cell table:style-name="ce85"/>
          <table:table-cell table:number-columns-repeated="2"/>
          <table:table-cell table:style-name="ce84" table:number-columns-repeated="2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84"/>
          <table:table-cell table:number-columns-repeated="1020"/>
        </table:table-row>
        <table:table-row table:style-name="ro1">
          <table:table-cell table:style-name="ce21" office:value-type="string" calcext:value-type="string">
            <text:p>Judge's Discretion Prize</text:p>
          </table:table-cell>
          <table:table-cell table:style-name="ce5" office:value-type="string" calcext:value-type="string">
            <text:p>Rad, for his excellent purity seals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inting" table:style-name="ta1">
        <office:forms form:automatic-focus="false" form:apply-design-mode="false"/>
        <table:table-column table:style-name="co6" table:default-cell-style-name="ce2"/>
        <table:table-column table:style-name="co1" table:default-cell-style-name="ce2"/>
        <table:table-column table:style-name="co4" table:number-columns-repeated="1022" table:default-cell-style-name="ce2"/>
        <table:table-row table:style-name="ro1">
          <table:table-cell table:number-columns-repeated="4"/>
          <table:table-cell table:style-name="ce88" office:value-type="string" calcext:value-type="string">
            <text:p>Tier</text:p>
          </table:table-cell>
          <table:table-cell table:style-name="ce88" office:value-type="string" calcext:value-type="string">
            <text:p>T1 TACI</text:p>
          </table:table-cell>
          <table:table-cell table:number-columns-repeated="1018"/>
        </table:table-row>
        <table:table-row table:style-name="ro1">
          <table:table-cell table:style-name="ce25" office:value-type="string" calcext:value-type="string">
            <text:p>TJ Lanigan</text:p>
          </table:table-cell>
          <table:table-cell table:style-name="ce31" office:value-type="string" calcext:value-type="string">
            <text:p>Nightfighter</text:p>
          </table:table-cell>
          <table:table-cell table:style-name="ce31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2]=1;24+CEILING([.F2]/2);0)+IF([.E2]=2;17;0)+IF([.E2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Jason Chang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E3]=1;24+CEILING([.F3]/2);0)+IF([.E3]=2;17;0)+IF([.E3]=3;9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Travis Hallmark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 table:number-columns-repeated="3"/>
          <table:table-cell table:formula="of:=IF([.E4]=1;24+CEILING([.F4]/2);0)+IF([.E4]=2;17;0)+IF([.E4]=3;9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Todd Sherman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[.E5]=1;24+CEILING([.F5]/2);0)+IF([.E5]=2;17;0)+IF([.E5]=3;9;0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Ian Logsdon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6]=1;24+CEILING([.F6]/2);0)+IF([.E6]=2;17;0)+IF([.E6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Jonathan Schoenheir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[.E7]=1;24+CEILING([.F7]/2);0)+IF([.E7]=2;17;0)+IF([.E7]=3;9;0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Andy Bednara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8]=1;24+CEILING([.F8]/2);0)+IF([.E8]=2;17;0)+IF([.E8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Peter Gibfried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E9]=1;24+CEILING([.F9]/2);0)+IF([.E9]=2;17;0)+IF([.E9]=3;9;0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Nathan Volpi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Virtue</text:p>
          </table:table-cell>
          <table:table-cell table:number-columns-repeated="3"/>
          <table:table-cell table:formula="of:=IF([.E10]=1;24+CEILING([.F10]/2);0)+IF([.E10]=2;17;0)+IF([.E10]=3;9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Ashley Eaton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11]=1;24+CEILING([.F11]/2);0)+IF([.E11]=2;17;0)+IF([.E11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Greggles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12]=1;24+CEILING([.F12]/2);0)+IF([.E12]=2;17;0)+IF([.E12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Matt Oty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13]=1;24+CEILING([.F13]/2);0)+IF([.E13]=2;17;0)+IF([.E13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Ron Jorgensen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14]=1;24+CEILING([.F14]/2);0)+IF([.E14]=2;17;0)+IF([.E14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Timothy Day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Virtu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15]=1;24+CEILING([.F15]/2);0)+IF([.E15]=2;17;0)+IF([.E15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David Robertson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[.E16]=1;24+CEILING([.F16]/2);0)+IF([.E16]=2;17;0)+IF([.E16]=3;9;0)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ampbell McLaughlin</text:p>
          </table:table-cell>
          <table:table-cell table:style-name="ce31" office:value-type="string" calcext:value-type="string">
            <text:p>Nightfighter</text:p>
          </table:table-cell>
          <table:table-cell table:style-name="ce31" office:value-type="string" calcext:value-type="string">
            <text:p>Human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[.E17]=1;24+CEILING([.F17]/2);0)+IF([.E17]=2;17;0)+IF([.E17]=3;9;0)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raig Sniffen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18]=1;24+CEILING([.F18]/2);0)+IF([.E18]=2;17;0)+IF([.E18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Scott Horras</text:p>
          </table:table-cell>
          <table:table-cell table:style-name="ce33" office:value-type="string" calcext:value-type="string">
            <text:p>Warlord</text:p>
          </table:table-cell>
          <table:table-cell table:style-name="ce33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19]=1;24+CEILING([.F19]/2);0)+IF([.E19]=2;17;0)+IF([.E19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Heather Hallmark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20]=1;24+CEILING([.F20]/2);0)+IF([.E20]=2;17;0)+IF([.E20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Charvel Tosov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21]=1;24+CEILING([.F21]/2);0)+IF([.E21]=2;17;0)+IF([.E21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Mark Henry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22]=1;24+CEILING([.F22]/2);0)+IF([.E22]=2;17;0)+IF([.E22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Jason Sniffen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23]=1;24+CEILING([.F23]/2);0)+IF([.E23]=2;17;0)+IF([.E23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Dan Boyd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24]=1;24+CEILING([.F24]/2);0)+IF([.E24]=2;17;0)+IF([.E24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Phil Hill</text:p>
          </table:table-cell>
          <table:table-cell table:style-name="ce32" office:value-type="string" calcext:value-type="string">
            <text:p>Warlord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E25]=1;24+CEILING([.F25]/2);0)+IF([.E25]=2;17;0)+IF([.E25]=3;9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Kramer Doyle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26]=1;24+CEILING([.F26]/2);0)+IF([.E26]=2;17;0)+IF([.E26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Robert “Craig” Ashby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E27]=1;24+CEILING([.F27]/2);0)+IF([.E27]=2;17;0)+IF([.E27]=3;9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Rad Perry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E28]=1;24+CEILING([.F28]/2);0)+IF([.E28]=2;17;0)+IF([.E28]=3;9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ean Ewing</text:p>
          </table:table-cell>
          <table:table-cell table:style-name="ce32" office:value-type="string" calcext:value-type="string">
            <text:p>Nightfighter</text:p>
          </table:table-cell>
          <table:table-cell table:style-name="ce32" office:value-type="string" calcext:value-type="string">
            <text:p>Humanity</text:p>
          </table:table-cell>
          <table:table-cell table:number-columns-repeated="3"/>
          <table:table-cell table:formula="of:=IF([.E29]=1;24+CEILING([.F29]/2);0)+IF([.E29]=2;17;0)+IF([.E29]=3;9;0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Overall.A3:Overall.AMJ30" table:contains-header="false">
          <table:sort>
            <table:sort-by table:field-number="2" table:order="descending" table:data-type="automatic"/>
            <table:sort-by table:field-number="12" table:order="descending" table:data-type="automatic"/>
            <table:sort-by table:field-number="8" table:order="descending" table:data-type="automatic"/>
          </table:sort>
        </table:database-range>
        <table:database-range table:name="__Anonymous_Sheet_DB__2" table:target-range-address="Fame.A5:Fame.AF32" table:contains-header="false">
          <table:sort>
            <table:sort-by table:field-number="30" table:order="descending" table:data-type="automatic"/>
            <table:sort-by table:field-number="31" table:order="descending" table:data-type="automatic"/>
          </table:sort>
        </table:database-range>
        <table:database-range table:name="__Anonymous_Sheet_DB__3" table:target-range-address="'Recon 1'.A4:'Recon 1'.AMJ1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Recon 2'.A4:'Recon 2'.H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Recon 3'.A4:'Recon 3'.H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Recon 4'.A4:'Recon 4'.H19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style:first-page-number="continue" loext:scale-to-X="1" loext:scale-to-Y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loext:scale-to-X="1" loext:scale-to-Y="1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12:51:20.207464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rlords" style:display-name="PageStyle_Warlord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" style:display-name="PageStyle_Over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inting_20_Scores" style:display-name="PageStyle_Painting Scores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Painting_20_Votes" style:display-name="PageStyle_Painting Vot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k</meta:initial-creator>
    <meta:creation-date>2014-11-11T20:51:11</meta:creation-date>
    <dc:date>2016-09-04T17:31:11.932357779</dc:date>
    <meta:editing-cycles>1327</meta:editing-cycles>
    <meta:editing-duration>P17DT18H31M49S</meta:editing-duration>
    <meta:generator>LibreOffice/5.1.5.2$Linux_X86_64 LibreOffice_project/10m0$Build-2</meta:generator>
    <meta:print-date>2016-09-04T10:07:56.823250938</meta:print-date>
    <meta:document-statistic meta:table-count="8" meta:cell-count="3860" meta:object-count="0"/>
  </office:meta>
</office:document-meta>
</file>